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ta-3" style:family="table" style:master-page-name="ta-mp-3">
      <style:table-properties table:display="true" style:writing-mode="lr-tb"/>
    </style:style>
    <style:style style:name="ta-4" style:family="table" style:master-page-name="ta-mp-4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6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Droid Sans Fallback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Droid Sans Fallback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18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20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ND-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ND-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25" style:family="table-cell" style:data-style-name="ND-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ND-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ND-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2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0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31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2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3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4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35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6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7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8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none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Droid Sans Fallback"/>
    </style:style>
    <style:style style:name="ACE-40" style:family="table-cell" style:data-style-name="ND-4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41" style:family="table-cell" style:data-style-name="ND-4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2" style:family="table-cell" style:data-style-name="ND-4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4pt" fo:color="#000000" fo:font-family="Sans"/>
    </style:style>
    <style:style style:name="ACE-4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7" style:family="table-cell" style:data-style-name="ND-5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8" style:family="table-cell" style:data-style-name="ND-5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9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0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1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65.6506849315069pt" style:use-optimal-column-width="true"/>
    </style:style>
    <style:style style:name="ACOL-2" style:family="table-column">
      <style:table-column-properties style:column-width="61.37671232876713pt" style:use-optimal-column-width="true"/>
    </style:style>
    <style:style style:name="ACOL-3" style:family="table-column">
      <style:table-column-properties style:column-width="157.5pt" style:use-optimal-column-width="true"/>
    </style:style>
    <style:style style:name="ACOL-4" style:family="table-column">
      <style:table-column-properties style:column-width="111pt" style:use-optimal-column-width="true"/>
    </style:style>
    <style:style style:name="ACOL-5" style:family="table-column">
      <style:table-column-properties style:column-width="108.8pt" style:use-optimal-column-width="true"/>
    </style:style>
    <style:style style:name="ACOL-6" style:family="table-column">
      <style:table-column-properties style:column-width="105pt" style:use-optimal-column-width="true"/>
    </style:style>
    <style:style style:name="ACOL-7" style:family="table-column">
      <style:table-column-properties style:column-width="78.75pt" style:use-optimal-column-width="true"/>
    </style:style>
    <style:style style:name="ACOL-8" style:family="table-column">
      <style:table-column-properties style:column-width="90.74pt" style:use-optimal-column-width="true"/>
    </style:style>
    <style:style style:name="ACOL-9" style:family="table-column">
      <style:table-column-properties style:column-width="168pt" style:use-optimal-column-width="false"/>
    </style:style>
    <style:style style:name="ACOL-10" style:family="table-column">
      <style:table-column-properties style:column-width="102.8pt" style:use-optimal-column-width="false"/>
    </style:style>
    <style:style style:name="ACOL-11" style:family="table-column">
      <style:table-column-properties style:column-width="47.99pt" style:use-optimal-column-width="true"/>
    </style:style>
    <style:style style:name="ACOL-12" style:family="table-column">
      <style:table-column-properties style:column-width="59.24pt" style:use-optimal-column-width="true"/>
    </style:style>
    <style:style style:name="ACOL-13" style:family="table-column">
      <style:table-column-properties style:column-width="57.75pt" style:use-optimal-column-width="false"/>
    </style:style>
    <style:style style:name="ACOL-14" style:family="table-column">
      <style:table-column-properties style:column-width="65.25pt" style:use-optimal-column-width="true"/>
    </style:style>
    <style:style style:name="ACOL-15" style:family="table-column">
      <style:table-column-properties style:column-width="48pt" style:use-optimal-column-width="true"/>
    </style:style>
    <style:style style:name="ACOL-16" style:family="table-column">
      <style:table-column-properties style:column-width="66.96575342465752pt" style:use-optimal-column-width="true"/>
    </style:style>
    <style:style style:name="ACOL-17" style:family="table-column">
      <style:table-column-properties style:column-width="43.582191780821915pt" style:use-optimal-column-width="true"/>
    </style:style>
    <style:style style:name="ACOL-18" style:family="table-column">
      <style:table-column-properties style:column-width="102.49315068493149pt" style:use-optimal-column-width="true"/>
    </style:style>
    <style:style style:name="ACOL-19" style:family="table-column">
      <style:table-column-properties style:column-width="95.36301369863014pt" style:use-optimal-column-width="true"/>
    </style:style>
    <style:style style:name="ACOL-20" style:family="table-column">
      <style:table-column-properties style:column-width="151.02739726027397pt" style:use-optimal-column-width="true"/>
    </style:style>
    <style:style style:name="ACOL-21" style:family="table-column">
      <style:table-column-properties style:column-width="61.04651162790697pt" style:use-optimal-column-width="false"/>
    </style:style>
    <style:style style:name="ACOL-22" style:family="table-column">
      <style:table-column-properties style:column-width="72.38372093023256pt" style:use-optimal-column-width="false"/>
    </style:style>
    <style:style style:name="ACOL-23" style:family="table-column">
      <style:table-column-properties style:column-width="42.71917808219178pt" style:use-optimal-column-width="true"/>
    </style:style>
    <style:style style:name="ACOL-24" style:family="table-column">
      <style:table-column-properties style:column-width="71.46575342465752pt" style:use-optimal-column-width="true"/>
    </style:style>
    <style:style style:name="ACOL-25" style:family="table-column">
      <style:table-column-properties style:column-width="29.465753424657535pt" style:use-optimal-column-width="true"/>
    </style:style>
    <style:style style:name="ACOL-26" style:family="table-column">
      <style:table-column-properties style:column-width="46.64383561643836pt" style:use-optimal-column-width="true"/>
    </style:style>
    <style:style style:name="ACOL-27" style:family="table-column">
      <style:table-column-properties style:column-width="37.56164383561644pt" style:use-optimal-column-width="true"/>
    </style:style>
    <style:style style:name="ACOL-28" style:family="table-column">
      <style:table-column-properties style:column-width="30.575342465753423pt" style:use-optimal-column-width="true"/>
    </style:style>
    <style:style style:name="ACOL-29" style:family="table-column">
      <style:table-column-properties style:column-width="23.691780821917806pt" style:use-optimal-column-width="true"/>
    </style:style>
    <style:style style:name="ACOL-30" style:family="table-column">
      <style:table-column-properties style:column-width="30.71917808219178pt" style:use-optimal-column-width="true"/>
    </style:style>
    <style:style style:name="ACOL-31" style:family="table-column">
      <style:table-column-properties style:column-width="47.73287671232877pt" style:use-optimal-column-width="true"/>
    </style:style>
    <style:style style:name="ACOL-32" style:family="table-column">
      <style:table-column-properties style:column-width="34.10958904109589pt" style:use-optimal-column-width="true"/>
    </style:style>
    <style:style style:name="ACOL-33" style:family="table-column">
      <style:table-column-properties style:column-width="32.917808219178085pt" style:use-optimal-column-width="true"/>
    </style:style>
    <style:style style:name="ACOL-34" style:family="table-column">
      <style:table-column-properties style:column-width="28.232876712328764pt" style:use-optimal-column-width="true"/>
    </style:style>
    <style:style style:name="ACOL-35" style:family="table-column">
      <style:table-column-properties style:column-width="30.945205479452056pt" style:use-optimal-column-width="true"/>
    </style:style>
    <style:style style:name="ACOL-36" style:family="table-column">
      <style:table-column-properties style:column-width="31.376712328767127pt" style:use-optimal-column-width="true"/>
    </style:style>
    <style:style style:name="ACOL-37" style:family="table-column">
      <style:table-column-properties style:column-width="22.582191780821915pt" style:use-optimal-column-width="true"/>
    </style:style>
    <style:style style:name="ACOL-38" style:family="table-column">
      <style:table-column-properties style:column-width="20.342465753424655pt" style:use-optimal-column-width="true"/>
    </style:style>
    <style:style style:name="ACOL-39" style:family="table-column">
      <style:table-column-properties style:column-width="31.623287671232873pt" style:use-optimal-column-width="true"/>
    </style:style>
    <style:style style:name="ACOL-40" style:family="table-column">
      <style:table-column-properties style:column-width="48.78082191780822pt" style:use-optimal-column-width="true"/>
    </style:style>
    <style:style style:name="ACOL-41" style:family="table-column">
      <style:table-column-properties style:column-width="55.97260273972603pt" style:use-optimal-column-width="true"/>
    </style:style>
    <style:style style:name="ACOL-42" style:family="table-column">
      <style:table-column-properties style:column-width="217.64383561643837pt" style:use-optimal-column-width="true"/>
    </style:style>
    <style:style style:name="ACOL-43" style:family="table-column">
      <style:table-column-properties style:column-width="335.6095890410959pt" style:use-optimal-column-width="true"/>
    </style:style>
    <style:style style:name="ACOL-44" style:family="table-column">
      <style:table-column-properties style:column-width="47.07534246575342pt" style:use-optimal-column-width="true"/>
    </style:style>
    <style:style style:name="ACOL-45" style:family="table-column">
      <style:table-column-properties style:column-width="54pt" style:use-optimal-column-width="true"/>
    </style:style>
    <style:style style:name="ACOL-46" style:family="table-column">
      <style:table-column-properties style:column-width="53.136986301369866pt" style:use-optimal-column-width="true"/>
    </style:style>
    <style:style style:name="ACOL-47" style:family="table-column">
      <style:table-column-properties style:column-width="112.04794520547946pt" style:use-optimal-column-width="true"/>
    </style:style>
    <style:style style:name="ACOL-48" style:family="table-column">
      <style:table-column-properties style:column-width="377.2808219178082pt" style:use-optimal-column-width="true"/>
    </style:style>
    <style:style style:name="ACOL-49" style:family="table-column">
      <style:table-column-properties style:column-width="90.49315068493152pt" style:use-optimal-column-width="true"/>
    </style:style>
    <style:style style:name="ACOL-50" style:family="table-column">
      <style:table-column-properties style:column-width="39.657534246575345pt" style:use-optimal-column-width="true"/>
    </style:style>
    <style:style style:name="ACOL-51" style:family="table-column">
      <style:table-column-properties style:column-width="28.705479452054796pt" style:use-optimal-column-width="true"/>
    </style:style>
    <style:style style:name="ACOL-52" style:family="table-column">
      <style:table-column-properties style:column-width="158.63013698630138pt" style:use-optimal-column-width="true"/>
    </style:style>
    <style:style style:name="ACOL-53" style:family="table-column">
      <style:table-column-properties style:column-width="72.65753424657535pt" style:use-optimal-column-width="true"/>
    </style:style>
    <style:style style:name="ACOL-54" style:family="table-column">
      <style:table-column-properties style:column-width="80.91780821917808pt" style:use-optimal-column-width="true"/>
    </style:style>
    <style:style style:name="ACOL-55" style:family="table-column">
      <style:table-column-properties style:column-width="95.03424657534248pt" style:use-optimal-column-width="true"/>
    </style:style>
    <style:style style:name="AROW-1" style:family="table-row">
      <style:table-row-properties style:row-height="71.15pt" style:use-optimal-row-height="false"/>
    </style:style>
    <style:style style:name="AROW-2" style:family="table-row"/>
    <style:style style:name="AROW-3" style:family="table-row">
      <style:table-row-properties style:row-height="13.5pt" style:use-optimal-row-height="true"/>
    </style:style>
    <style:style style:name="AROW-4" style:family="table-row">
      <style:table-row-properties style:row-height="12.75pt" style:use-optimal-row-height="false"/>
    </style:style>
    <style:style style:name="AROW-5" style:family="table-row">
      <style:table-row-properties style:row-height="12.8pt" style:use-optimal-row-height="true"/>
    </style:style>
    <style:style style:name="AROW-6" style:family="table-row">
      <style:table-row-properties style:row-height="12.65pt" style:use-optimal-row-height="false"/>
    </style:style>
    <style:style style:name="AROW-7" style:family="table-row">
      <style:table-row-properties style:row-height="12.100000000000001pt" style:use-optimal-row-height="false"/>
    </style:style>
    <style:style style:name="AROW-8" style:family="table-row">
      <style:table-row-properties style:row-height="35.050000000000004pt" style:use-optimal-row-height="false"/>
    </style:style>
    <style:style style:name="AROW-9" style:family="table-row">
      <style:table-row-properties style:row-height="44.150000000000006pt" style:use-optimal-row-height="false"/>
    </style:style>
    <style:style style:name="AROW-10" style:family="table-row">
      <style:table-row-properties style:row-height="14.700000000000001pt" style:use-optimal-row-height="false"/>
    </style:style>
    <style:style style:name="AROW-11" style:family="table-row">
      <style:table-row-properties style:row-height="12.100000000000001pt" style:use-optimal-row-height="true"/>
    </style:style>
    <style:style style:name="AROW-12" style:family="table-row">
      <style:table-row-properties style:row-height="23.85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isclaimer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 table:number-columns-repeated="255"/>
        <table:table-row table:style-name="AROW-1">
          <table:table-cell table:style-name="ACE-0" office:value-type="string">
            <text:p>DISCLAIMER: Whilst we have made every effort to ensure that the data contained within this database are correct, we cannot guarantee that all entries are error-free. The user is therefore advised to consult with the source publications associated with any of the data they choose to employ. A full set of references are available here. If you notice any errors, please email the authors.</text:p>
          </table:table-cell>
          <table:table-cell table:number-columns-repeated="255" table:style-name="ACE-1"/>
        </table:table-row>
        <table:table-row table:style-name="AROW-0" table:number-rows-repeated="65535">
          <table:table-cell table:number-columns-repeated="256"/>
        </table:table-row>
        <table:named-expressions>
          <table:named-expression table:name="Sheet_Title" table:expression="of:=&quot;disclaimer&quot;" table:base-cell-address="$'disclaimer'.$A$1"/>
          <table:named-expression table:name="Print_Area" table:expression="of:=#REF!" table:base-cell-address="$'disclaimer'.$A$1"/>
        </table:named-express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 table:number-columns-repeated="2"/>
        <table:table-column table:default-cell-style-name="ACE-3" table:style-name="ACOL-6"/>
        <table:table-column table:default-cell-style-name="ACE-3" table:style-name="ACOL-7"/>
        <table:table-column table:default-cell-style-name="ACE-3" table:style-name="ACOL-8"/>
        <table:table-column table:default-cell-style-name="ACE-3" table:style-name="ACOL-9"/>
        <table:table-column table:default-cell-style-name="ACE-3" table:style-name="ACOL-10"/>
        <table:table-column table:default-cell-style-name="ACE-3" table:style-name="ACOL-11"/>
        <table:table-column table:default-cell-style-name="ACE-3" table:style-name="ACOL-12"/>
        <table:table-column table:default-cell-style-name="ACE-3" table:style-name="ACOL-11" table:number-columns-repeated="2"/>
        <table:table-column table:default-cell-style-name="ACE-3" table:style-name="ACOL-4"/>
        <table:table-column table:default-cell-style-name="ACE-3" table:style-name="ACOL-13"/>
        <table:table-column table:default-cell-style-name="ACE-3" table:style-name="ACOL-5"/>
        <table:table-column table:default-cell-style-name="ACE-3" table:style-name="ACOL-14"/>
        <table:table-column table:default-cell-style-name="ACE-3" table:style-name="ACOL-15" table:number-columns-repeated="239"/>
        <table:table-row table:style-name="AROW-3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3" office:value-type="string">
            <text:p>Latitude</text:p>
          </table:table-cell>
          <table:table-cell table:style-name="ACE-3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4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notes</text:p>
          </table:table-cell>
          <table:table-cell table:number-columns-repeated="239" table:style-name="ACE-3"/>
        </table:table-row>
        <table:table-row table:style-name="AROW-3">
          <table:table-cell table:style-name="ACE-3" office:value-type="string">
            <text:p>Vestfold_Hills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Organic_Lml</text:p>
          </table:table-cell>
          <table:table-cell table:style-name="ACE-3" office:value-type="float" office:value="-68.459999999999994">
            <text:p>−68.46</text:p>
          </table:table-cell>
          <table:table-cell table:style-name="ACE-3" office:value-type="float" office:value="78.189999999999998">
            <text:p>78.19</text:p>
          </table:table-cell>
          <table:table-cell table:style-name="ACE-3" office:value-type="float" office:value="2895">
            <text:p>2895</text:p>
          </table:table-cell>
          <table:table-cell table:style-name="ACE-3" office:value-type="float" office:value="165">
            <text:p>165</text:p>
          </table:table-cell>
          <table:table-cell table:style-name="ACE-3" office:value-type="string">
            <text:p>Marine to lacustrine</text:p>
          </table:table-cell>
          <table:table-cell table:style-name="ACE-3" office:value-type="string">
            <text:p>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3.5">
            <text:p>3.5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string">
            <text:p>BriggsTarasov2013,ZwartzEtal1998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Vestfold_Hills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watts_Lml</text:p>
          </table:table-cell>
          <table:table-cell table:style-name="ACE-3" office:value-type="float" office:value="-68.599999999999994">
            <text:p>−68.6</text:p>
          </table:table-cell>
          <table:table-cell table:style-name="ACE-3" office:value-type="float" office:value="78.219999999999999">
            <text:p>78.22</text:p>
          </table:table-cell>
          <table:table-cell table:style-name="ACE-3" office:value-type="float" office:value="3630">
            <text:p>3630</text:p>
          </table:table-cell>
          <table:table-cell table:style-name="ACE-3" office:value-type="float" office:value="200">
            <text:p>200</text:p>
          </table:table-cell>
          <table:table-cell table:style-name="ACE-3" office:value-type="string">
            <text:p>Marine to lacustrine</text:p>
          </table:table-cell>
          <table:table-cell table:style-name="ACE-3" office:value-type="string">
            <text:p>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4.2999999999999998">
            <text:p>4.3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string">
            <text:p>BriggsTarasov2013,ZwartzEtal1998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Vestfold_Hills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highway_Mml</text:p>
          </table:table-cell>
          <table:table-cell table:style-name="ACE-3" office:value-type="float" office:value="-68.459999999999994">
            <text:p>−68.46</text:p>
          </table:table-cell>
          <table:table-cell table:style-name="ACE-3" office:value-type="float" office:value="78.219999999999999">
            <text:p>78.22</text:p>
          </table:table-cell>
          <table:table-cell table:style-name="ACE-3" office:value-type="float" office:value="4755">
            <text:p>4755</text:p>
          </table:table-cell>
          <table:table-cell table:style-name="ACE-3" office:value-type="float" office:value="435">
            <text:p>435</text:p>
          </table:table-cell>
          <table:table-cell table:style-name="ACE-3" office:value-type="string">
            <text:p>Marine to lacustri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7.7000000000000002">
            <text:p>7.7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string">
            <text:p>BriggsTarasov2013,ZwartzEtal1998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Vestfold_Hills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druzhby_Lml</text:p>
          </table:table-cell>
          <table:table-cell table:style-name="ACE-3" office:value-type="float" office:value="-68.590000000000003">
            <text:p>−68.59</text:p>
          </table:table-cell>
          <table:table-cell table:style-name="ACE-3" office:value-type="float" office:value="78.299999999999997">
            <text:p>78.3</text:p>
          </table:table-cell>
          <table:table-cell table:style-name="ACE-3" office:value-type="float" office:value="5720">
            <text:p>5720</text:p>
          </table:table-cell>
          <table:table-cell table:style-name="ACE-3" office:value-type="float" office:value="220">
            <text:p>220</text:p>
          </table:table-cell>
          <table:table-cell table:style-name="ACE-3" office:value-type="string">
            <text:p>Marine to lacustrine</text:p>
          </table:table-cell>
          <table:table-cell table:style-name="ACE-3" office:value-type="string">
            <text:p>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string">
            <text:p>BriggsTarasov2013,ZwartzEtal1998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Vestfold_Hills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nderson_Llm</text:p>
          </table:table-cell>
          <table:table-cell table:style-name="ACE-3" office:value-type="float" office:value="-68.609999999999999">
            <text:p>−68.61</text:p>
          </table:table-cell>
          <table:table-cell table:style-name="ACE-3" office:value-type="float" office:value="78.180000000000007">
            <text:p>78.18</text:p>
          </table:table-cell>
          <table:table-cell table:style-name="ACE-3" office:value-type="float" office:value="6440">
            <text:p>6440</text:p>
          </table:table-cell>
          <table:table-cell table:style-name="ACE-3" office:value-type="float" office:value="420">
            <text:p>420</text:p>
          </table:table-cell>
          <table:table-cell table:style-name="ACE-3" office:value-type="string">
            <text:p>Lacustrine to marine sediment</text:p>
          </table:table-cell>
          <table:table-cell table:style-name="ACE-3" office:value-type="string">
            <text:p>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8.4000000000000004">
            <text:p>8.4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string">
            <text:p>BriggsTarasov2013,ZwartzEtal1998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Vestfold_Hills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nderson_Mml</text:p>
          </table:table-cell>
          <table:table-cell table:style-name="ACE-3" office:value-type="float" office:value="-68.609999999999999">
            <text:p>−68.61</text:p>
          </table:table-cell>
          <table:table-cell table:style-name="ACE-3" office:value-type="float" office:value="78.180000000000007">
            <text:p>78.18</text:p>
          </table:table-cell>
          <table:table-cell table:style-name="ACE-3" office:value-type="float" office:value="5505">
            <text:p>5505</text:p>
          </table:table-cell>
          <table:table-cell table:style-name="ACE-3" office:value-type="float" office:value="415">
            <text:p>415</text:p>
          </table:table-cell>
          <table:table-cell table:style-name="ACE-3" office:value-type="string">
            <text:p>Marine to lacustri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8.4000000000000004">
            <text:p>8.4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string">
            <text:p>BriggsTarasov2013,ZwartzEtal1998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Vestfold_Hills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ce_Llm</text:p>
          </table:table-cell>
          <table:table-cell table:style-name="ACE-3" office:value-type="float" office:value="-68.469999999999999">
            <text:p>−68.47</text:p>
          </table:table-cell>
          <table:table-cell table:style-name="ACE-3" office:value-type="float" office:value="78.189999999999998">
            <text:p>78.19</text:p>
          </table:table-cell>
          <table:table-cell table:style-name="ACE-3" office:value-type="float" office:value="6605">
            <text:p>6605</text:p>
          </table:table-cell>
          <table:table-cell table:style-name="ACE-3" office:value-type="float" office:value="255">
            <text:p>255</text:p>
          </table:table-cell>
          <table:table-cell table:style-name="ACE-3" office:value-type="string">
            <text:p>Lacustrine to marine sediment</text:p>
          </table:table-cell>
          <table:table-cell table:style-name="ACE-3" office:value-type="string">
            <text:p>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8.8000000000000007">
            <text:p>8.8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string">
            <text:p>BriggsTarasov2013,ZwartzEtal1998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Vestfold_Hills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ce_Lml</text:p>
          </table:table-cell>
          <table:table-cell table:style-name="ACE-3" office:value-type="float" office:value="-68.469999999999999">
            <text:p>−68.47</text:p>
          </table:table-cell>
          <table:table-cell table:style-name="ACE-3" office:value-type="float" office:value="78.189999999999998">
            <text:p>78.19</text:p>
          </table:table-cell>
          <table:table-cell table:style-name="ACE-3" office:value-type="float" office:value="5935">
            <text:p>5935</text:p>
          </table:table-cell>
          <table:table-cell table:style-name="ACE-3" office:value-type="float" office:value="935">
            <text:p>935</text:p>
          </table:table-cell>
          <table:table-cell table:style-name="ACE-3" office:value-type="string">
            <text:p>Marine to lacustrine</text:p>
          </table:table-cell>
          <table:table-cell table:style-name="ACE-3" office:value-type="string">
            <text:p>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8.8000000000000007">
            <text:p>8.8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float" office:value="0.10000000000000001">
            <text:p>0.1</text:p>
          </table:table-cell>
          <table:table-cell table:style-name="ACE-3" office:value-type="string">
            <text:p>BriggsTarasov2013,ZwartzEtal1998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Vestfold_Hills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ZDL69</text:p>
          </table:table-cell>
          <table:table-cell table:style-name="ACE-3" office:value-type="float" office:value="-68.650000000000006">
            <text:p>−68.65</text:p>
          </table:table-cell>
          <table:table-cell table:style-name="ACE-3" office:value-type="float" office:value="77.939999999999998">
            <text:p>77.94</text:p>
          </table:table-cell>
          <table:table-cell table:style-name="ACE-3" office:value-type="float" office:value="3500">
            <text:p>3500</text:p>
          </table:table-cell>
          <table:table-cell table:style-name="ACE-3" office:value-type="float" office:value="86">
            <text:p>86</text:p>
          </table:table-cell>
          <table:table-cell table:style-name="ACE-3" office:value-type="string">
            <text:p>Shell in-situ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-1">
            <text:p>−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iggsTarasov2013,ZwartzEtal1998,ZhangPeterson198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Vestfold_Hills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ZDL66</text:p>
          </table:table-cell>
          <table:table-cell table:style-name="ACE-3" office:value-type="float" office:value="-68.650000000000006">
            <text:p>−68.65</text:p>
          </table:table-cell>
          <table:table-cell table:style-name="ACE-3" office:value-type="float" office:value="77.939999999999998">
            <text:p>77.94</text:p>
          </table:table-cell>
          <table:table-cell table:style-name="ACE-3" office:value-type="float" office:value="3325">
            <text:p>3325</text:p>
          </table:table-cell>
          <table:table-cell table:style-name="ACE-3" office:value-type="float" office:value="103">
            <text:p>103</text:p>
          </table:table-cell>
          <table:table-cell table:style-name="ACE-3" office:value-type="string">
            <text:p>Shell in-situ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-1">
            <text:p>−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iggsTarasov2013,ZwartzEtal1998,ZhangPeterson198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Vestfold_Hills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ZDL79</text:p>
          </table:table-cell>
          <table:table-cell table:style-name="ACE-3" office:value-type="float" office:value="-68.560000000000002">
            <text:p>−68.56</text:p>
          </table:table-cell>
          <table:table-cell table:style-name="ACE-3" office:value-type="float" office:value="78.049999999999997">
            <text:p>78.05</text:p>
          </table:table-cell>
          <table:table-cell table:style-name="ACE-3" office:value-type="float" office:value="5600">
            <text:p>5600</text:p>
          </table:table-cell>
          <table:table-cell table:style-name="ACE-3" office:value-type="float" office:value="77">
            <text:p>77</text:p>
          </table:table-cell>
          <table:table-cell table:style-name="ACE-3" office:value-type="string">
            <text:p>Shell in-situ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iggsTarasov2013,ZwartzEtal1998,ZhangPeterson198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Vestfold_Hills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ZDL80</text:p>
          </table:table-cell>
          <table:table-cell table:style-name="ACE-3" office:value-type="float" office:value="-68.549999999999997">
            <text:p>−68.55</text:p>
          </table:table-cell>
          <table:table-cell table:style-name="ACE-3" office:value-type="float" office:value="78.170000000000002">
            <text:p>78.17</text:p>
          </table:table-cell>
          <table:table-cell table:style-name="ACE-3" office:value-type="float" office:value="6632">
            <text:p>6632</text:p>
          </table:table-cell>
          <table:table-cell table:style-name="ACE-3" office:value-type="float" office:value="118">
            <text:p>118</text:p>
          </table:table-cell>
          <table:table-cell table:style-name="ACE-3" office:value-type="string">
            <text:p>Shell in-situ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iggsTarasov2013,ZwartzEtal1998,ZhangPeterson198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Vestfold_Hills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ZDL78</text:p>
          </table:table-cell>
          <table:table-cell table:style-name="ACE-3" office:value-type="float" office:value="-68.530000000000001">
            <text:p>−68.53</text:p>
          </table:table-cell>
          <table:table-cell table:style-name="ACE-3" office:value-type="float" office:value="78.219999999999999">
            <text:p>78.22</text:p>
          </table:table-cell>
          <table:table-cell table:style-name="ACE-3" office:value-type="float" office:value="6141">
            <text:p>6141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Shell in-situ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iggsTarasov2013,ZwartzEtal1998,ZhangPeterson198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Windmill_Islands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NU6401</text:p>
          </table:table-cell>
          <table:table-cell table:style-name="ACE-3" office:value-type="float" office:value="-66.400000000000006">
            <text:p>−66.4</text:p>
          </table:table-cell>
          <table:table-cell table:style-name="ACE-3" office:value-type="float" office:value="110.40000000000001">
            <text:p>110.4</text:p>
          </table:table-cell>
          <table:table-cell table:style-name="ACE-3" office:value-type="float" office:value="8160">
            <text:p>8160</text:p>
          </table:table-cell>
          <table:table-cell table:style-name="ACE-3" office:value-type="float" office:value="300">
            <text:p>300</text:p>
          </table:table-cell>
          <table:table-cell table:style-name="ACE-3" office:value-type="string">
            <text:p>Marine to lacustrine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31.5">
            <text:p>31.5</text:p>
          </table:table-cell>
          <table:table-cell table:style-name="ACE-3" office:value-type="float" office:value="1.5">
            <text:p>1.5</text:p>
          </table:table-cell>
          <table:table-cell table:style-name="ACE-3" office:value-type="float" office:value="1.5">
            <text:p>1.5</text:p>
          </table:table-cell>
          <table:table-cell table:style-name="ACE-3" office:value-type="string">
            <text:p>BriggsTarasov2013,GoodwinZweck2000,Goodwin1993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Windmill_Islands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NU6401</text:p>
          </table:table-cell>
          <table:table-cell table:style-name="ACE-3" office:value-type="float" office:value="-66.400000000000006">
            <text:p>−66.4</text:p>
          </table:table-cell>
          <table:table-cell table:style-name="ACE-3" office:value-type="float" office:value="110.40000000000001">
            <text:p>110.4</text:p>
          </table:table-cell>
          <table:table-cell table:style-name="ACE-3" office:value-type="float" office:value="8160">
            <text:p>8160</text:p>
          </table:table-cell>
          <table:table-cell table:style-name="ACE-3" office:value-type="float" office:value="300">
            <text:p>300</text:p>
          </table:table-cell>
          <table:table-cell table:style-name="ACE-3" office:value-type="string">
            <text:p>Lacustrine sediment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31.5">
            <text:p>31.5</text:p>
          </table:table-cell>
          <table:table-cell table:style-name="ACE-3" office:value-type="float" office:value="1.5">
            <text:p>1.5</text:p>
          </table:table-cell>
          <table:table-cell table:style-name="ACE-3" office:value-type="float" office:value="1.5">
            <text:p>1.5</text:p>
          </table:table-cell>
          <table:table-cell table:style-name="ACE-3" office:value-type="string">
            <text:p>BriggsTarasov2013,GoodwinZweck2000,Goodwin1993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Windmill_Islands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NU6507</text:p>
          </table:table-cell>
          <table:table-cell table:style-name="ACE-3" office:value-type="float" office:value="-66.409999999999997">
            <text:p>−66.41</text:p>
          </table:table-cell>
          <table:table-cell table:style-name="ACE-3" office:value-type="float" office:value="110.42">
            <text:p>110.42</text:p>
          </table:table-cell>
          <table:table-cell table:style-name="ACE-3" office:value-type="float" office:value="6000">
            <text:p>6000</text:p>
          </table:table-cell>
          <table:table-cell table:style-name="ACE-3" office:value-type="float" office:value="260">
            <text:p>260</text:p>
          </table:table-cell>
          <table:table-cell table:style-name="ACE-3" office:value-type="string">
            <text:p>Lacustrine sediment</text:p>
          </table:table-cell>
          <table:table-cell table:style-name="ACE-3" office:value-type="string">
            <text:p>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31.5">
            <text:p>31.5</text:p>
          </table:table-cell>
          <table:table-cell table:style-name="ACE-3" office:value-type="float" office:value="1.5">
            <text:p>1.5</text:p>
          </table:table-cell>
          <table:table-cell table:style-name="ACE-3" office:value-type="float" office:value="1.5">
            <text:p>1.5</text:p>
          </table:table-cell>
          <table:table-cell table:style-name="ACE-3" office:value-type="string">
            <text:p>BriggsTarasov2013,GoodwinZweck2000,Goodwin1993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Windmill_Islands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NU6399</text:p>
          </table:table-cell>
          <table:table-cell table:style-name="ACE-3" office:value-type="float" office:value="-66.280000000000001">
            <text:p>−66.28</text:p>
          </table:table-cell>
          <table:table-cell table:style-name="ACE-3" office:value-type="float" office:value="110.63">
            <text:p>110.63</text:p>
          </table:table-cell>
          <table:table-cell table:style-name="ACE-3" office:value-type="float" office:value="5930">
            <text:p>593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Lacustrine sediment</text:p>
          </table:table-cell>
          <table:table-cell table:style-name="ACE-3" office:value-type="string">
            <text:p>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.5">
            <text:p>1.5</text:p>
          </table:table-cell>
          <table:table-cell table:style-name="ACE-3" office:value-type="float" office:value="1.5">
            <text:p>1.5</text:p>
          </table:table-cell>
          <table:table-cell table:style-name="ACE-3" office:value-type="string">
            <text:p>BriggsTarasov2013,GoodwinZweck2000,Goodwin1993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Windmill_Islands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NU6402</text:p>
          </table:table-cell>
          <table:table-cell table:style-name="ACE-3" office:value-type="float" office:value="-66.280000000000001">
            <text:p>−66.28</text:p>
          </table:table-cell>
          <table:table-cell table:style-name="ACE-3" office:value-type="float" office:value="110.52">
            <text:p>110.52</text:p>
          </table:table-cell>
          <table:table-cell table:style-name="ACE-3" office:value-type="float" office:value="4980">
            <text:p>498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Lacustrine sediment</text:p>
          </table:table-cell>
          <table:table-cell table:style-name="ACE-3" office:value-type="string">
            <text:p>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.5">
            <text:p>1.5</text:p>
          </table:table-cell>
          <table:table-cell table:style-name="ACE-3" office:value-type="float" office:value="1.5">
            <text:p>1.5</text:p>
          </table:table-cell>
          <table:table-cell table:style-name="ACE-3" office:value-type="string">
            <text:p>BriggsTarasov2013,GoodwinZweck2000,Goodwin1993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Terra_Nova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O-4959(4)</text:p>
          </table:table-cell>
          <table:table-cell table:style-name="ACE-3" office:value-type="float" office:value="-74.879999999999995">
            <text:p>−74.88</text:p>
          </table:table-cell>
          <table:table-cell table:style-name="ACE-3" office:value-type="float" office:value="163.75">
            <text:p>163.75</text:p>
          </table:table-cell>
          <table:table-cell table:style-name="ACE-3" office:value-type="float" office:value="3890">
            <text:p>389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4.2000000000000002">
            <text:p>4.2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1.3">
            <text:p>1.3</text:p>
          </table:table-cell>
          <table:table-cell table:style-name="ACE-3" office:value-type="string">
            <text:p>BriggsTarasov2013,BaroniHal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Terra_Nova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X-13612(2)</text:p>
          </table:table-cell>
          <table:table-cell table:style-name="ACE-3" office:value-type="float" office:value="-74.879999999999995">
            <text:p>−74.88</text:p>
          </table:table-cell>
          <table:table-cell table:style-name="ACE-3" office:value-type="float" office:value="163.75">
            <text:p>163.75</text:p>
          </table:table-cell>
          <table:table-cell table:style-name="ACE-3" office:value-type="float" office:value="6235">
            <text:p>623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17.5">
            <text:p>17.5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1.3">
            <text:p>1.3</text:p>
          </table:table-cell>
          <table:table-cell table:style-name="ACE-3" office:value-type="string">
            <text:p>BriggsTarasov2013,BaroniHal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Terra_Nova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OS-36631</text:p>
          </table:table-cell>
          <table:table-cell table:style-name="ACE-3" office:value-type="float" office:value="-74.900000000000006">
            <text:p>−74.9</text:p>
          </table:table-cell>
          <table:table-cell table:style-name="ACE-3" office:value-type="float" office:value="163.72999999999999">
            <text:p>163.73</text:p>
          </table:table-cell>
          <table:table-cell table:style-name="ACE-3" office:value-type="float" office:value="6270">
            <text:p>627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28">
            <text:p>28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1.3">
            <text:p>1.3</text:p>
          </table:table-cell>
          <table:table-cell table:style-name="ACE-3" office:value-type="string">
            <text:p>BriggsTarasov2013,BaroniHal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Terra_Nova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X-13615(2)</text:p>
          </table:table-cell>
          <table:table-cell table:style-name="ACE-3" office:value-type="float" office:value="-74.879999999999995">
            <text:p>−74.88</text:p>
          </table:table-cell>
          <table:table-cell table:style-name="ACE-3" office:value-type="float" office:value="163.75">
            <text:p>163.75</text:p>
          </table:table-cell>
          <table:table-cell table:style-name="ACE-3" office:value-type="float" office:value="6335">
            <text:p>6335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18.5">
            <text:p>18.5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1.3">
            <text:p>1.3</text:p>
          </table:table-cell>
          <table:table-cell table:style-name="ACE-3" office:value-type="string">
            <text:p>BriggsTarasov2013,BaroniHal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Terra_Nova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A-48524</text:p>
          </table:table-cell>
          <table:table-cell table:style-name="ACE-3" office:value-type="float" office:value="-74.879999999999995">
            <text:p>−74.88</text:p>
          </table:table-cell>
          <table:table-cell table:style-name="ACE-3" office:value-type="float" office:value="163.75">
            <text:p>163.75</text:p>
          </table:table-cell>
          <table:table-cell table:style-name="ACE-3" office:value-type="float" office:value="6085">
            <text:p>6085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Shell in-situ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1.3">
            <text:p>1.3</text:p>
          </table:table-cell>
          <table:table-cell table:style-name="ACE-3" office:value-type="string">
            <text:p>BriggsTarasov2013,BaroniHal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Terra_Nova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O-7713</text:p>
          </table:table-cell>
          <table:table-cell table:style-name="ACE-3" office:value-type="float" office:value="-74.879999999999995">
            <text:p>−74.88</text:p>
          </table:table-cell>
          <table:table-cell table:style-name="ACE-3" office:value-type="float" office:value="163.90000000000001">
            <text:p>163.9</text:p>
          </table:table-cell>
          <table:table-cell table:style-name="ACE-3" office:value-type="float" office:value="6260">
            <text:p>626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Shell in-situ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-1">
            <text:p>−1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1.3">
            <text:p>1.3</text:p>
          </table:table-cell>
          <table:table-cell table:style-name="ACE-3" office:value-type="string">
            <text:p>BriggsTarasov2013,BaroniHal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Terra_Nova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O-6648</text:p>
          </table:table-cell>
          <table:table-cell table:style-name="ACE-3" office:value-type="float" office:value="-74.879999999999995">
            <text:p>−74.88</text:p>
          </table:table-cell>
          <table:table-cell table:style-name="ACE-3" office:value-type="float" office:value="163.90000000000001">
            <text:p>163.9</text:p>
          </table:table-cell>
          <table:table-cell table:style-name="ACE-3" office:value-type="float" office:value="6500">
            <text:p>650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Shell in-situ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-1">
            <text:p>−1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1.3">
            <text:p>1.3</text:p>
          </table:table-cell>
          <table:table-cell table:style-name="ACE-3" office:value-type="string">
            <text:p>BriggsTarasov2013,BaroniHal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Terra_Nova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TO-6649</text:p>
          </table:table-cell>
          <table:table-cell table:style-name="ACE-3" office:value-type="float" office:value="-74.879999999999995">
            <text:p>−74.88</text:p>
          </table:table-cell>
          <table:table-cell table:style-name="ACE-3" office:value-type="float" office:value="163.90000000000001">
            <text:p>163.9</text:p>
          </table:table-cell>
          <table:table-cell table:style-name="ACE-3" office:value-type="float" office:value="6570">
            <text:p>657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Shell in-situ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-1">
            <text:p>−1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1.3">
            <text:p>1.3</text:p>
          </table:table-cell>
          <table:table-cell table:style-name="ACE-3" office:value-type="string">
            <text:p>BriggsTarasov2013,BaroniHal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Terra_Nova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A-48531</text:p>
          </table:table-cell>
          <table:table-cell table:style-name="ACE-3" office:value-type="float" office:value="-74.900000000000006">
            <text:p>−74.9</text:p>
          </table:table-cell>
          <table:table-cell table:style-name="ACE-3" office:value-type="float" office:value="163.72999999999999">
            <text:p>163.73</text:p>
          </table:table-cell>
          <table:table-cell table:style-name="ACE-3" office:value-type="float" office:value="4817">
            <text:p>4817</text:p>
          </table:table-cell>
          <table:table-cell table:style-name="ACE-3" office:value-type="float" office:value="43">
            <text:p>43</text:p>
          </table:table-cell>
          <table:table-cell table:style-name="ACE-3" office:value-type="string">
            <text:p>Seal remains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1274">
            <text:p>1274</text:p>
          </table:table-cell>
          <table:table-cell table:style-name="ACE-3" office:value-type="float" office:value="200">
            <text:p>20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9.5">
            <text:p>9.5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1.3">
            <text:p>1.3</text:p>
          </table:table-cell>
          <table:table-cell table:style-name="ACE-3" office:value-type="string">
            <text:p>BriggsTarasov2013,BaroniHal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Terra_Nova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A-42242</text:p>
          </table:table-cell>
          <table:table-cell table:style-name="ACE-3" office:value-type="float" office:value="-74.879999999999995">
            <text:p>−74.88</text:p>
          </table:table-cell>
          <table:table-cell table:style-name="ACE-3" office:value-type="float" office:value="163.75">
            <text:p>163.75</text:p>
          </table:table-cell>
          <table:table-cell table:style-name="ACE-3" office:value-type="float" office:value="6740">
            <text:p>6740</text:p>
          </table:table-cell>
          <table:table-cell table:style-name="ACE-3" office:value-type="float" office:value="59">
            <text:p>59</text:p>
          </table:table-cell>
          <table:table-cell table:style-name="ACE-3" office:value-type="string">
            <text:p>Seal remains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1274">
            <text:p>1274</text:p>
          </table:table-cell>
          <table:table-cell table:style-name="ACE-3" office:value-type="float" office:value="200">
            <text:p>20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1.3">
            <text:p>1.3</text:p>
          </table:table-cell>
          <table:table-cell table:style-name="ACE-3" office:value-type="string">
            <text:p>BriggsTarasov2013,BaroniHal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Terra_Nova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A-48536</text:p>
          </table:table-cell>
          <table:table-cell table:style-name="ACE-3" office:value-type="float" office:value="-74.879999999999995">
            <text:p>−74.88</text:p>
          </table:table-cell>
          <table:table-cell table:style-name="ACE-3" office:value-type="float" office:value="163.75">
            <text:p>163.75</text:p>
          </table:table-cell>
          <table:table-cell table:style-name="ACE-3" office:value-type="float" office:value="6883">
            <text:p>6883</text:p>
          </table:table-cell>
          <table:table-cell table:style-name="ACE-3" office:value-type="float" office:value="52">
            <text:p>52</text:p>
          </table:table-cell>
          <table:table-cell table:style-name="ACE-3" office:value-type="string">
            <text:p>Seal remains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1274">
            <text:p>1274</text:p>
          </table:table-cell>
          <table:table-cell table:style-name="ACE-3" office:value-type="float" office:value="200">
            <text:p>20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1.3">
            <text:p>1.3</text:p>
          </table:table-cell>
          <table:table-cell table:style-name="ACE-3" office:value-type="string">
            <text:p>BriggsTarasov2013,BaroniHal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Terra_Nova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A-52677</text:p>
          </table:table-cell>
          <table:table-cell table:style-name="ACE-3" office:value-type="float" office:value="-74.900000000000006">
            <text:p>−74.9</text:p>
          </table:table-cell>
          <table:table-cell table:style-name="ACE-3" office:value-type="float" office:value="163.72999999999999">
            <text:p>163.73</text:p>
          </table:table-cell>
          <table:table-cell table:style-name="ACE-3" office:value-type="float" office:value="6923">
            <text:p>6923</text:p>
          </table:table-cell>
          <table:table-cell table:style-name="ACE-3" office:value-type="float" office:value="73">
            <text:p>73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1.3">
            <text:p>1.3</text:p>
          </table:table-cell>
          <table:table-cell table:style-name="ACE-3" office:value-type="string">
            <text:p>BriggsTarasov2013,BaroniHal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Terra_Nova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A-48518</text:p>
          </table:table-cell>
          <table:table-cell table:style-name="ACE-3" office:value-type="float" office:value="-74.900000000000006">
            <text:p>−74.9</text:p>
          </table:table-cell>
          <table:table-cell table:style-name="ACE-3" office:value-type="float" office:value="163.72999999999999">
            <text:p>163.73</text:p>
          </table:table-cell>
          <table:table-cell table:style-name="ACE-3" office:value-type="float" office:value="7365">
            <text:p>736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28">
            <text:p>28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1.3">
            <text:p>1.3</text:p>
          </table:table-cell>
          <table:table-cell table:style-name="ACE-3" office:value-type="string">
            <text:p>BriggsTarasov2013,BaroniHal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Southern_Scott_Coast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A-18215</text:p>
          </table:table-cell>
          <table:table-cell table:style-name="ACE-3" office:value-type="float" office:value="-77.082999999999998">
            <text:p>−77.083</text:p>
          </table:table-cell>
          <table:table-cell table:style-name="ACE-3" office:value-type="float" office:value="163.333">
            <text:p>163.333</text:p>
          </table:table-cell>
          <table:table-cell table:style-name="ACE-3" office:value-type="float" office:value="4569">
            <text:p>4569</text:p>
          </table:table-cell>
          <table:table-cell table:style-name="ACE-3" office:value-type="float" office:value="57">
            <text:p>57</text:p>
          </table:table-cell>
          <table:table-cell table:style-name="ACE-3" office:value-type="string">
            <text:p>Seal remains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1274">
            <text:p>1274</text:p>
          </table:table-cell>
          <table:table-cell table:style-name="ACE-3" office:value-type="float" office:value="200">
            <text:p>20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6.5">
            <text:p>6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iggsTarasov2013,HallEta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Southern_Scott_Coast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A-17345</text:p>
          </table:table-cell>
          <table:table-cell table:style-name="ACE-3" office:value-type="float" office:value="-77.25">
            <text:p>−77.25</text:p>
          </table:table-cell>
          <table:table-cell table:style-name="ACE-3" office:value-type="float" office:value="163.5">
            <text:p>163.5</text:p>
          </table:table-cell>
          <table:table-cell table:style-name="ACE-3" office:value-type="float" office:value="5649">
            <text:p>5649</text:p>
          </table:table-cell>
          <table:table-cell table:style-name="ACE-3" office:value-type="float" office:value="59">
            <text:p>59</text:p>
          </table:table-cell>
          <table:table-cell table:style-name="ACE-3" office:value-type="string">
            <text:p>Shell fragment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BriggsTarasov2013,HallEta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Southern_Scott_Coast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A-26515</text:p>
          </table:table-cell>
          <table:table-cell table:style-name="ACE-3" office:value-type="float" office:value="-77.332999999999998">
            <text:p>−77.333</text:p>
          </table:table-cell>
          <table:table-cell table:style-name="ACE-3" office:value-type="float" office:value="163.5">
            <text:p>163.5</text:p>
          </table:table-cell>
          <table:table-cell table:style-name="ACE-3" office:value-type="float" office:value="6840">
            <text:p>684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Shell in-situ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-1">
            <text:p>−1</text:p>
          </table:table-cell>
          <table:table-cell table:style-name="ACE-3" office:value-type="float" office:value="14.5">
            <text:p>14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iggsTarasov2013,HallEta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Southern_Scott_Coast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A-26510</text:p>
          </table:table-cell>
          <table:table-cell table:style-name="ACE-3" office:value-type="float" office:value="-77.332999999999998">
            <text:p>−77.333</text:p>
          </table:table-cell>
          <table:table-cell table:style-name="ACE-3" office:value-type="float" office:value="163.667">
            <text:p>163.667</text:p>
          </table:table-cell>
          <table:table-cell table:style-name="ACE-3" office:value-type="float" office:value="6520">
            <text:p>652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Shell fragment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18.5">
            <text:p>18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iggsTarasov2013,HallEta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Southern_Scott_Coast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A-26512</text:p>
          </table:table-cell>
          <table:table-cell table:style-name="ACE-3" office:value-type="float" office:value="-77.332999999999998">
            <text:p>−77.333</text:p>
          </table:table-cell>
          <table:table-cell table:style-name="ACE-3" office:value-type="float" office:value="163.667">
            <text:p>163.667</text:p>
          </table:table-cell>
          <table:table-cell table:style-name="ACE-3" office:value-type="float" office:value="6430">
            <text:p>643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Shell fragment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16.5">
            <text:p>16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iggsTarasov2013,HallEta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Southern_Scott_Coast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A-18912</text:p>
          </table:table-cell>
          <table:table-cell table:style-name="ACE-3" office:value-type="float" office:value="-77.417000000000002">
            <text:p>−77.417</text:p>
          </table:table-cell>
          <table:table-cell table:style-name="ACE-3" office:value-type="float" office:value="163.75">
            <text:p>163.75</text:p>
          </table:table-cell>
          <table:table-cell table:style-name="ACE-3" office:value-type="float" office:value="6780">
            <text:p>6780</text:p>
          </table:table-cell>
          <table:table-cell table:style-name="ACE-3" office:value-type="float" office:value="56">
            <text:p>56</text:p>
          </table:table-cell>
          <table:table-cell table:style-name="ACE-3" office:value-type="string">
            <text:p>Shell fragment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iggsTarasov2013,HallEta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Southern_Scott_Coast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A-26505</text:p>
          </table:table-cell>
          <table:table-cell table:style-name="ACE-3" office:value-type="float" office:value="-77.417000000000002">
            <text:p>−77.417</text:p>
          </table:table-cell>
          <table:table-cell table:style-name="ACE-3" office:value-type="float" office:value="163.75">
            <text:p>163.75</text:p>
          </table:table-cell>
          <table:table-cell table:style-name="ACE-3" office:value-type="float" office:value="4345">
            <text:p>4345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Shell fragment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8.5">
            <text:p>8.5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BriggsTarasov2013,HallEta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Southern_Scott_Coast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A-14040</text:p>
          </table:table-cell>
          <table:table-cell table:style-name="ACE-3" office:value-type="float" office:value="-77.417000000000002">
            <text:p>−77.417</text:p>
          </table:table-cell>
          <table:table-cell table:style-name="ACE-3" office:value-type="float" office:value="163.75">
            <text:p>163.75</text:p>
          </table:table-cell>
          <table:table-cell table:style-name="ACE-3" office:value-type="float" office:value="5864">
            <text:p>5864</text:p>
          </table:table-cell>
          <table:table-cell table:style-name="ACE-3" office:value-type="float" office:value="96">
            <text:p>96</text:p>
          </table:table-cell>
          <table:table-cell table:style-name="ACE-3" office:value-type="string">
            <text:p>Shell fragments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14.5">
            <text:p>14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BriggsTarasov2013,HallEtal2004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Marguerite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Beta-144171</text:p>
          </table:table-cell>
          <table:table-cell table:style-name="ACE-3" office:value-type="float" office:value="-67.75">
            <text:p>−67.75</text:p>
          </table:table-cell>
          <table:table-cell table:style-name="ACE-3" office:value-type="float" office:value="-67.582999999999998">
            <text:p>−67.583</text:p>
          </table:table-cell>
          <table:table-cell table:style-name="ACE-3" office:value-type="float" office:value="3130">
            <text:p>313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1.2">
            <text:p>1.2</text:p>
          </table:table-cell>
          <table:table-cell table:style-name="ACE-3" office:value-type="string">
            <text:p>BriggsTarasov2013,BentleyEtal2005,EmslieMcDaniel2002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Marguerite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Beta-141908</text:p>
          </table:table-cell>
          <table:table-cell table:style-name="ACE-3" office:value-type="float" office:value="-67.599999999999994">
            <text:p>−67.6</text:p>
          </table:table-cell>
          <table:table-cell table:style-name="ACE-3" office:value-type="float" office:value="-67.349999999999994">
            <text:p>−67.35</text:p>
          </table:table-cell>
          <table:table-cell table:style-name="ACE-3" office:value-type="float" office:value="4440">
            <text:p>444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7.1099999999999994">
            <text:p>7.11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1.2">
            <text:p>1.2</text:p>
          </table:table-cell>
          <table:table-cell table:style-name="ACE-3" office:value-type="string">
            <text:p>BriggsTarasov2013,BentleyEtal2005,EmslieMcDaniel2002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Marguerite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Beta-141909</text:p>
          </table:table-cell>
          <table:table-cell table:style-name="ACE-3" office:value-type="float" office:value="-67.599999999999994">
            <text:p>−67.6</text:p>
          </table:table-cell>
          <table:table-cell table:style-name="ACE-3" office:value-type="float" office:value="-67.349999999999994">
            <text:p>−67.35</text:p>
          </table:table-cell>
          <table:table-cell table:style-name="ACE-3" office:value-type="float" office:value="4390">
            <text:p>439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7.0600000000000005">
            <text:p>7.06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1.2">
            <text:p>1.2</text:p>
          </table:table-cell>
          <table:table-cell table:style-name="ACE-3" office:value-type="string">
            <text:p>BriggsTarasov2013,BentleyEtal2005,EmslieMcDaniel2002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Marguerite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Beta-141910</text:p>
          </table:table-cell>
          <table:table-cell table:style-name="ACE-3" office:value-type="float" office:value="-67.599999999999994">
            <text:p>−67.6</text:p>
          </table:table-cell>
          <table:table-cell table:style-name="ACE-3" office:value-type="float" office:value="-67.349999999999994">
            <text:p>−67.35</text:p>
          </table:table-cell>
          <table:table-cell table:style-name="ACE-3" office:value-type="float" office:value="4550">
            <text:p>455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7.1600000000000001">
            <text:p>7.16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1.2">
            <text:p>1.2</text:p>
          </table:table-cell>
          <table:table-cell table:style-name="ACE-3" office:value-type="string">
            <text:p>BriggsTarasov2013,BentleyEtal2005,EmslieMcDaniel2002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Marguerite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Beta-141911</text:p>
          </table:table-cell>
          <table:table-cell table:style-name="ACE-3" office:value-type="float" office:value="-67.599999999999994">
            <text:p>−67.6</text:p>
          </table:table-cell>
          <table:table-cell table:style-name="ACE-3" office:value-type="float" office:value="-67.349999999999994">
            <text:p>−67.35</text:p>
          </table:table-cell>
          <table:table-cell table:style-name="ACE-3" office:value-type="float" office:value="4240">
            <text:p>424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6.9600000000000009">
            <text:p>6.96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1.2">
            <text:p>1.2</text:p>
          </table:table-cell>
          <table:table-cell table:style-name="ACE-3" office:value-type="string">
            <text:p>BriggsTarasov2013,BentleyEtal2005,EmslieMcDaniel2002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Marguerite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Beta-141914</text:p>
          </table:table-cell>
          <table:table-cell table:style-name="ACE-3" office:value-type="float" office:value="-67.599999999999994">
            <text:p>−67.6</text:p>
          </table:table-cell>
          <table:table-cell table:style-name="ACE-3" office:value-type="float" office:value="-67.349999999999994">
            <text:p>−67.35</text:p>
          </table:table-cell>
          <table:table-cell table:style-name="ACE-3" office:value-type="float" office:value="5610">
            <text:p>561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15.07">
            <text:p>15.07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1.2">
            <text:p>1.2</text:p>
          </table:table-cell>
          <table:table-cell table:style-name="ACE-3" office:value-type="string">
            <text:p>BriggsTarasov2013,BentleyEtal2005,EmslieMcDaniel2002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Marguerite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Beta-141915</text:p>
          </table:table-cell>
          <table:table-cell table:style-name="ACE-3" office:value-type="float" office:value="-67.599999999999994">
            <text:p>−67.6</text:p>
          </table:table-cell>
          <table:table-cell table:style-name="ACE-3" office:value-type="float" office:value="-67.349999999999994">
            <text:p>−67.35</text:p>
          </table:table-cell>
          <table:table-cell table:style-name="ACE-3" office:value-type="float" office:value="5920">
            <text:p>592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15.02">
            <text:p>15.02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1.2">
            <text:p>1.2</text:p>
          </table:table-cell>
          <table:table-cell table:style-name="ACE-3" office:value-type="string">
            <text:p>BriggsTarasov2013,BentleyEtal2005,EmslieMcDaniel2002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Marguerite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Beta-141916</text:p>
          </table:table-cell>
          <table:table-cell table:style-name="ACE-3" office:value-type="float" office:value="-67.599999999999994">
            <text:p>−67.6</text:p>
          </table:table-cell>
          <table:table-cell table:style-name="ACE-3" office:value-type="float" office:value="-67.349999999999994">
            <text:p>−67.35</text:p>
          </table:table-cell>
          <table:table-cell table:style-name="ACE-3" office:value-type="float" office:value="6080">
            <text:p>608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15.02">
            <text:p>15.02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1.2">
            <text:p>1.2</text:p>
          </table:table-cell>
          <table:table-cell table:style-name="ACE-3" office:value-type="string">
            <text:p>BriggsTarasov2013,BentleyEtal2005,EmslieMcDaniel2002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Marguerite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Lu-3143</text:p>
          </table:table-cell>
          <table:table-cell table:style-name="ACE-3" office:value-type="float" office:value="-67.832999999999998">
            <text:p>−67.833</text:p>
          </table:table-cell>
          <table:table-cell table:style-name="ACE-3" office:value-type="float" office:value="-67.167000000000002">
            <text:p>−67.167</text:p>
          </table:table-cell>
          <table:table-cell table:style-name="ACE-3" office:value-type="float" office:value="1440">
            <text:p>144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custrine sediment</text:p>
          </table:table-cell>
          <table:table-cell table:style-name="ACE-3" office:value-type="string">
            <text:p>corr_terrestrial_sh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45">
            <text:p>45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3.5">
            <text:p>3.5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string">
            <text:p>BriggsTarasov2013,BentleyEtal2005,WasellHakansson1992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Marguerite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Lu-3099</text:p>
          </table:table-cell>
          <table:table-cell table:style-name="ACE-3" office:value-type="float" office:value="-67.832999999999998">
            <text:p>−67.833</text:p>
          </table:table-cell>
          <table:table-cell table:style-name="ACE-3" office:value-type="float" office:value="-67.167000000000002">
            <text:p>−67.167</text:p>
          </table:table-cell>
          <table:table-cell table:style-name="ACE-3" office:value-type="float" office:value="3160">
            <text:p>316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arine sediment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300">
            <text:p>1300</text:p>
          </table:table-cell>
          <table:table-cell table:style-name="ACE-3" office:value-type="float" office:value="100">
            <text:p>100</text:p>
          </table:table-cell>
          <table:table-cell table:style-name="ACE-2" office:value-type="float" office:value="-1">
            <text:p>−1</text:p>
          </table:table-cell>
          <table:table-cell table:style-name="ACE-3" office:value-type="float" office:value="3.5">
            <text:p>3.5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string">
            <text:p>BriggsTarasov2013,BentleyEtal2005,WasellHakansson1992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Marguerite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AA-44096</text:p>
          </table:table-cell>
          <table:table-cell table:style-name="ACE-3" office:value-type="float" office:value="-67.832999999999998">
            <text:p>−67.833</text:p>
          </table:table-cell>
          <table:table-cell table:style-name="ACE-3" office:value-type="float" office:value="-67.167000000000002">
            <text:p>−67.167</text:p>
          </table:table-cell>
          <table:table-cell table:style-name="ACE-3" office:value-type="float" office:value="4474">
            <text:p>4474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2.5999999999999996">
            <text:p>2.6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1.2">
            <text:p>1.2</text:p>
          </table:table-cell>
          <table:table-cell table:style-name="ACE-3" office:value-type="string">
            <text:p>BriggsTarasov2013,BentleyEtal2005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Marguerite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CAMS-86753</text:p>
          </table:table-cell>
          <table:table-cell table:style-name="ACE-3" office:value-type="float" office:value="-67.832999999999998">
            <text:p>−67.833</text:p>
          </table:table-cell>
          <table:table-cell table:style-name="ACE-3" office:value-type="float" office:value="-67.167000000000002">
            <text:p>−67.167</text:p>
          </table:table-cell>
          <table:table-cell table:style-name="ACE-3" office:value-type="float" office:value="4480">
            <text:p>448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4.0999999999999996">
            <text:p>4.1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1.2">
            <text:p>1.2</text:p>
          </table:table-cell>
          <table:table-cell table:style-name="ACE-3" office:value-type="string">
            <text:p>BriggsTarasov2013,BentleyEtal2005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Marguerite_Bay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Beta-180801</text:p>
          </table:table-cell>
          <table:table-cell table:style-name="ACE-3" office:value-type="float" office:value="-67.667000000000002">
            <text:p>−67.667</text:p>
          </table:table-cell>
          <table:table-cell table:style-name="ACE-3" office:value-type="float" office:value="-67.5">
            <text:p>−67.5</text:p>
          </table:table-cell>
          <table:table-cell table:style-name="ACE-3" office:value-type="float" office:value="6420">
            <text:p>642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Lacustrine sediment</text:p>
          </table:table-cell>
          <table:table-cell table:style-name="ACE-3" office:value-type="string">
            <text:p>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19.399999999999999">
            <text:p>19.4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string">
            <text:p>BriggsTarasov2013,BentleyEtal2005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King_George_Is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HD8426-9106</text:p>
          </table:table-cell>
          <table:table-cell table:style-name="ACE-3" office:value-type="float" office:value="-62.167000000000002">
            <text:p>−62.167</text:p>
          </table:table-cell>
          <table:table-cell table:style-name="ACE-3" office:value-type="float" office:value="-58.950000000000003">
            <text:p>−58.95</text:p>
          </table:table-cell>
          <table:table-cell table:style-name="ACE-3" office:value-type="float" office:value="6560">
            <text:p>656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1.2">
            <text:p>1.2</text:p>
          </table:table-cell>
          <table:table-cell table:style-name="ACE-3" office:value-type="string">
            <text:p>BriggsTarasov2013,BentleyEtal2005,BarschMausbacher1986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King_George_Is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HD9425-9100</text:p>
          </table:table-cell>
          <table:table-cell table:style-name="ACE-3" office:value-type="float" office:value="-62.167000000000002">
            <text:p>−62.167</text:p>
          </table:table-cell>
          <table:table-cell table:style-name="ACE-3" office:value-type="float" office:value="-58.950000000000003">
            <text:p>−58.95</text:p>
          </table:table-cell>
          <table:table-cell table:style-name="ACE-3" office:value-type="float" office:value="6650">
            <text:p>665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1.2">
            <text:p>1.2</text:p>
          </table:table-cell>
          <table:table-cell table:style-name="ACE-3" office:value-type="string">
            <text:p>BriggsTarasov2013,BentleyEtal2005,BarschMausbacher1986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King_George_Is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HD1116310998</text:p>
          </table:table-cell>
          <table:table-cell table:style-name="ACE-3" office:value-type="float" office:value="-62.167000000000002">
            <text:p>−62.167</text:p>
          </table:table-cell>
          <table:table-cell table:style-name="ACE-3" office:value-type="float" office:value="-58.950000000000003">
            <text:p>−58.95</text:p>
          </table:table-cell>
          <table:table-cell table:style-name="ACE-3" office:value-type="float" office:value="6180">
            <text:p>618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Lacustrine sediment</text:p>
          </table:table-cell>
          <table:table-cell table:style-name="ACE-3" office:value-type="string">
            <text:p>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string">
            <text:p>BriggsTarasov2013,BentleyEtal2005,BarschMausbacher1986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King_George_Is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Gd4641</text:p>
          </table:table-cell>
          <table:table-cell table:style-name="ACE-3" office:value-type="float" office:value="-62.167000000000002">
            <text:p>−62.167</text:p>
          </table:table-cell>
          <table:table-cell table:style-name="ACE-3" office:value-type="float" office:value="-58.950000000000003">
            <text:p>−58.95</text:p>
          </table:table-cell>
          <table:table-cell table:style-name="ACE-3" office:value-type="float" office:value="2460">
            <text:p>2460</text:p>
          </table:table-cell>
          <table:table-cell table:style-name="ACE-3" office:value-type="float" office:value="260">
            <text:p>260</text:p>
          </table:table-cell>
          <table:table-cell table:style-name="ACE-3" office:value-type="string">
            <text:p>Moss</text:p>
          </table:table-cell>
          <table:table-cell table:style-name="ACE-3" office:value-type="string">
            <text:p>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string">
            <text:p>BriggsTarasov2013,BentleyEtal2005,MartinezMacchiavelloEtal1996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King_George_Is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Lu3679</text:p>
          </table:table-cell>
          <table:table-cell table:style-name="ACE-3" office:value-type="float" office:value="-62.167000000000002">
            <text:p>−62.167</text:p>
          </table:table-cell>
          <table:table-cell table:style-name="ACE-3" office:value-type="float" office:value="-58.950000000000003">
            <text:p>−58.95</text:p>
          </table:table-cell>
          <table:table-cell table:style-name="ACE-3" office:value-type="float" office:value="3460">
            <text:p>3460</text:p>
          </table:table-cell>
          <table:table-cell table:style-name="ACE-3" office:value-type="float" office:value="140">
            <text:p>140</text:p>
          </table:table-cell>
          <table:table-cell table:style-name="ACE-3" office:value-type="string">
            <text:p>Unknown</text:p>
          </table:table-cell>
          <table:table-cell table:style-name="ACE-3" office:value-type="string">
            <text:p>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string">
            <text:p>BriggsTarasov2013,BentleyEtal2005,MartinezMacchiavelloEtal1996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King_George_Is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HD1116111420</text:p>
          </table:table-cell>
          <table:table-cell table:style-name="ACE-3" office:value-type="float" office:value="-62.167000000000002">
            <text:p>−62.167</text:p>
          </table:table-cell>
          <table:table-cell table:style-name="ACE-3" office:value-type="float" office:value="-58.950000000000003">
            <text:p>−58.95</text:p>
          </table:table-cell>
          <table:table-cell table:style-name="ACE-3" office:value-type="float" office:value="5380">
            <text:p>5380</text:p>
          </table:table-cell>
          <table:table-cell table:style-name="ACE-3" office:value-type="float" office:value="165">
            <text:p>165</text:p>
          </table:table-cell>
          <table:table-cell table:style-name="ACE-3" office:value-type="string">
            <text:p>Lacustrine sediment</text:p>
          </table:table-cell>
          <table:table-cell table:style-name="ACE-3" office:value-type="string">
            <text:p>terrestrial_sh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string">
            <text:p>BriggsTarasov2013,BentleyEtal2005,SchmidtEtal1990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King_George_Is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Pingfo-a</text:p>
          </table:table-cell>
          <table:table-cell table:style-name="ACE-3" office:value-type="float" office:value="-62.167000000000002">
            <text:p>−62.167</text:p>
          </table:table-cell>
          <table:table-cell table:style-name="ACE-3" office:value-type="float" office:value="-58.950000000000003">
            <text:p>−58.95</text:p>
          </table:table-cell>
          <table:table-cell table:style-name="ACE-3" office:value-type="float" office:value="5750">
            <text:p>575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1.2">
            <text:p>1.2</text:p>
          </table:table-cell>
          <table:table-cell table:style-name="ACE-3" office:value-type="string">
            <text:p>BriggsTarasov2013,BentleyEtal2005,DelValleEtal2002</text:p>
          </table:table-cell>
          <table:table-cell table:number-columns-repeated="240" table:style-name="ACE-3"/>
        </table:table-row>
        <table:table-row table:style-name="AROW-3">
          <table:table-cell table:style-name="ACE-3" office:value-type="string">
            <text:p>King_George_Island</text:p>
          </table:table-cell>
          <table:table-cell table:style-name="ACE-3" office:value-type="string">
            <text:p>radiocarbon</text:p>
          </table:table-cell>
          <table:table-cell table:style-name="ACE-3" office:value-type="string">
            <text:p>Pingfo-b</text:p>
          </table:table-cell>
          <table:table-cell table:style-name="ACE-3" office:value-type="float" office:value="-62.167000000000002">
            <text:p>−62.167</text:p>
          </table:table-cell>
          <table:table-cell table:style-name="ACE-3" office:value-type="float" office:value="-58.950000000000003">
            <text:p>−58.95</text:p>
          </table:table-cell>
          <table:table-cell table:style-name="ACE-3" office:value-type="float" office:value="5840">
            <text:p>584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Penguin remains (bone, collagen, guano)</text:p>
          </table:table-cell>
          <table:table-cell table:style-name="ACE-3" office:value-type="string">
            <text:p>marine_custom</text:p>
          </table:table-cell>
          <table:table-cell table:style-name="ACE-3" office:value-type="float" office:value="980">
            <text:p>980</text:p>
          </table:table-cell>
          <table:table-cell table:style-name="ACE-3" office:value-type="float" office:value="134">
            <text:p>134</text:p>
          </table:table-cell>
          <table:table-cell table:style-name="ACE-2" office:value-type="float" office:value="1">
            <text:p>1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1.2">
            <text:p>1.2</text:p>
          </table:table-cell>
          <table:table-cell table:style-name="ACE-3" office:value-type="string">
            <text:p>BriggsTarasov2013,BentleyEtal2005,DelValleEtal2002</text:p>
          </table:table-cell>
          <table:table-cell table:number-columns-repeated="240" table:style-name="ACE-3"/>
        </table:table-row>
        <table:table-row table:style-name="AROW-0" table:number-rows-repeated="65475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</table:table>
      <table:table table:name="rsl" table:style-name="ta-2" table:print="true" table:print-ranges="$'rsl'.A1:.AK102">
        <office:forms form:automatic-focus="false" form:apply-design-mode="false">
          <form:form/>
        </office:forms>
        <table:table-column table:default-cell-style-name="ACE-7" table:style-name="ACOL-16"/>
        <table:table-column table:default-cell-style-name="ACE-7" table:style-name="ACOL-17"/>
        <table:table-column table:default-cell-style-name="ACE-7" table:style-name="ACOL-18"/>
        <table:table-column table:default-cell-style-name="ACE-10" table:style-name="ACOL-17"/>
        <table:table-column table:default-cell-style-name="ACE-7" table:style-name="ACOL-19"/>
        <table:table-column table:default-cell-style-name="ACE-7" table:style-name="ACOL-20"/>
        <table:table-column table:default-cell-style-name="ACE-21" table:style-name="ACOL-21"/>
        <table:table-column table:default-cell-style-name="ACE-21" table:style-name="ACOL-22"/>
        <table:table-column table:default-cell-style-name="ACE-26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0"/>
        <table:table-column table:default-cell-style-name="ACE-10" table:style-name="ACOL-26"/>
        <table:table-column table:default-cell-style-name="ACE-10" table:style-name="ACOL-0"/>
        <table:table-column table:default-cell-style-name="ACE-36" table:style-name="ACOL-27"/>
        <table:table-column table:default-cell-style-name="ACE-7" table:style-name="ACOL-28"/>
        <table:table-column table:default-cell-style-name="ACE-7" table:style-name="ACOL-29" table:number-columns-repeated="2"/>
        <table:table-column table:default-cell-style-name="ACE-7" table:style-name="ACOL-30"/>
        <table:table-column table:default-cell-style-name="ACE-36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6"/>
        <table:table-column table:default-cell-style-name="ACE-7" table:style-name="ACOL-33"/>
        <table:table-column table:default-cell-style-name="ACE-7" table:style-name="ACOL-37"/>
        <table:table-column table:default-cell-style-name="ACE-7" table:style-name="ACOL-38"/>
        <table:table-column table:default-cell-style-name="ACE-7" table:style-name="ACOL-0"/>
        <table:table-column table:default-cell-style-name="ACE-7" table:style-name="ACOL-39"/>
        <table:table-column table:default-cell-style-name="ACE-7" table:style-name="ACOL-40"/>
        <table:table-column table:default-cell-style-name="ACE-7" table:style-name="ACOL-41"/>
        <table:table-column table:default-cell-style-name="ACE-46" table:style-name="ACOL-42"/>
        <table:table-column table:default-cell-style-name="ACE-46" table:style-name="ACOL-0"/>
        <table:table-column table:default-cell-style-name="ACE-7" table:style-name="ACOL-43"/>
        <table:table-column table:default-cell-style-name="ACE-7" table:style-name="ACOL-44"/>
        <table:table-column table:default-cell-style-name="ACE-39" table:style-name="ACOL-45"/>
        <table:table-column table:default-cell-style-name="ACE-7" table:style-name="ACOL-46" table:number-columns-repeated="9"/>
        <table:table-column table:default-cell-style-name="ACE-7" table:style-name="ACOL-35"/>
        <table:table-column table:default-cell-style-name="ACE-7" table:style-name="ACOL-46" table:number-columns-repeated="209"/>
        <table:table-row table:style-name="AROW-4">
          <table:table-cell table:style-name="ACE-5" table:formula="of:=[$'notes'.A8]" office:value-type="string" office:string-value="SITID">
            <text:p>SITID</text:p>
          </table:table-cell>
          <table:table-cell table:style-name="ACE-5" table:formula="of:=[$'notes'.A9]" office:value-type="string" office:string-value="DBCD">
            <text:p>DBCD</text:p>
          </table:table-cell>
          <table:table-cell table:style-name="ACE-7" table:formula="of:=[$'notes'.A10]" office:value-type="string" office:string-value="REG">
            <text:p>REG</text:p>
          </table:table-cell>
          <table:table-cell table:style-name="ACE-12" table:formula="of:=[$'notes'.A11]" office:value-type="string" office:string-value="SITCD">
            <text:p>SITCD</text:p>
          </table:table-cell>
          <table:table-cell table:style-name="ACE-7" table:formula="of:=[$'notes'.A12]" office:value-type="string" office:string-value="SIT">
            <text:p>SIT</text:p>
          </table:table-cell>
          <table:table-cell table:style-name="ACE-7" table:formula="of:=[$'notes'.A13]" office:value-type="string" office:string-value="LOC">
            <text:p>LOC</text:p>
          </table:table-cell>
          <table:table-cell table:style-name="ACE-18" table:formula="of:=[$'notes'.A14]" office:value-type="string" office:string-value="LAT">
            <text:p>LAT</text:p>
          </table:table-cell>
          <table:table-cell table:style-name="ACE-18" table:formula="of:=[$'notes'.A15]" office:value-type="string" office:string-value="LON">
            <text:p>LON</text:p>
          </table:table-cell>
          <table:table-cell table:style-name="ACE-23" table:formula="of:=[$'notes'.A16]" office:value-type="string" office:string-value="SSID">
            <text:p>SSID</text:p>
          </table:table-cell>
          <table:table-cell table:style-name="ACE-5" table:formula="of:=[$'notes'.A17]" office:value-type="string" office:string-value="SMID">
            <text:p>SMID</text:p>
          </table:table-cell>
          <table:table-cell table:style-name="ACE-5" table:formula="of:=[$'notes'.A18]" office:value-type="string" office:string-value="SMA">
            <text:p>SMA</text:p>
          </table:table-cell>
          <table:table-cell table:style-name="ACE-5"/>
          <table:table-cell table:style-name="ACE-5" table:formula="of:=[$'notes'.A19]" office:value-type="string" office:string-value="CTY">
            <text:p>CTY</text:p>
          </table:table-cell>
          <table:table-cell table:style-name="ACE-5"/>
          <table:table-cell table:style-name="ACE-33" table:formula="of:=[$'notes'.A20]" office:value-type="string" office:string-value="ELV">
            <text:p>ELV</text:p>
          </table:table-cell>
          <table:table-cell table:style-name="ACE-5" table:formula="of:=[$'notes'.A21]" office:value-type="string" office:string-value="ELVU">
            <text:p>ELVU</text:p>
          </table:table-cell>
          <table:table-cell table:style-name="ACE-5" table:formula="of:=[$'notes'.A22]" office:value-type="string" office:string-value="ELVC">
            <text:p>ELVC</text:p>
          </table:table-cell>
          <table:table-cell table:style-name="ACE-5" table:formula="of:=[$'notes'.A23]" office:value-type="string" office:string-value="ADJ">
            <text:p>ADJ</text:p>
          </table:table-cell>
          <table:table-cell table:style-name="ACE-5" table:formula="of:=[$'notes'.A24]" office:value-type="string" office:string-value="ADJU">
            <text:p>ADJU</text:p>
          </table:table-cell>
          <table:table-cell table:style-name="ACE-33" table:formula="of:=[$'notes'.A25]" office:value-type="string" office:string-value="PSL">
            <text:p>PSL</text:p>
          </table:table-cell>
          <table:table-cell table:style-name="ACE-5" table:formula="of:=[$'notes'.A26]" office:value-type="string" office:string-value="PSLU">
            <text:p>PSLU</text:p>
          </table:table-cell>
          <table:table-cell table:style-name="ACE-5" table:formula="of:=[$'notes'.A27]" office:value-type="string" office:string-value="AUC">
            <text:p>AUC</text:p>
          </table:table-cell>
          <table:table-cell table:style-name="ACE-5" table:formula="of:=[$'notes'.A28]" office:value-type="string" office:string-value="AUCU">
            <text:p>AUCU</text:p>
          </table:table-cell>
          <table:table-cell table:style-name="ACE-5" table:formula="of:=[$'notes'.A29]" office:value-type="string" office:string-value="MCF">
            <text:p>MCF</text:p>
          </table:table-cell>
          <table:table-cell table:style-name="ACE-5" table:formula="of:=[$'notes'.A30]" office:value-type="string" office:string-value="MCFU">
            <text:p>MCFU</text:p>
          </table:table-cell>
          <table:table-cell table:style-name="ACE-5" table:formula="of:=[$'notes'.A31]" office:value-type="string" office:string-value="AC">
            <text:p>AC</text:p>
          </table:table-cell>
          <table:table-cell table:style-name="ACE-5" table:formula="of:=[$'notes'.A32]" office:value-type="string" office:string-value="ACU">
            <text:p>ACU</text:p>
          </table:table-cell>
          <table:table-cell table:style-name="ACE-5" table:formula="of:=[$'notes'.A33]" office:value-type="string" office:string-value="CC">
            <text:p>CC</text:p>
          </table:table-cell>
          <table:table-cell table:style-name="ACE-5"/>
          <table:table-cell table:style-name="ACE-5" table:formula="of:=[$'notes'.A34]" office:value-type="string" office:string-value="ACAL">
            <text:p>ACAL</text:p>
          </table:table-cell>
          <table:table-cell table:style-name="ACE-5" table:formula="of:=[$'notes'.A35]" office:value-type="string" office:string-value="ACAL1U">
            <text:p>ACAL1U</text:p>
          </table:table-cell>
          <table:table-cell table:style-name="ACE-5" table:formula="of:=[$'notes'.A36]" office:value-type="string" office:string-value="ACAL2U">
            <text:p>ACAL2U</text:p>
          </table:table-cell>
          <table:table-cell table:style-name="ACE-43" table:formula="of:=[$'notes'.A37]" office:value-type="string" office:string-value="REF">
            <text:p>REF</text:p>
          </table:table-cell>
          <table:table-cell table:style-name="ACE-43"/>
          <table:table-cell table:style-name="ACE-5" table:formula="of:=[$'notes'.A38]" office:value-type="string" office:string-value="COM">
            <text:p>COM</text:p>
          </table:table-cell>
          <table:table-cell table:style-name="ACE-5" table:formula="of:=[$'notes'.A39]" office:value-type="string" office:string-value="PCO">
            <text:p>PCO</text:p>
          </table:table-cell>
          <table:table-cell table:style-name="ACE-7"/>
          <table:table-cell table:number-columns-repeated="219" table:style-name="ACE-5"/>
        </table:table-row>
        <table:table-row table:style-name="AROW-4">
          <table:table-cell table:style-name="ACE-6"/>
          <table:table-cell table:style-name="ACE-9" office:value-type="string">
            <text:p>DMEL</text:p>
          </table:table-cell>
          <table:table-cell table:style-name="ACE-6" office:value-type="string">
            <text:p>Droning Maud-Enderby Land</text:p>
          </table:table-cell>
          <table:table-cell table:style-name="ACE-7"/>
          <table:table-cell table:style-name="ACE-6"/>
          <table:table-cell table:style-name="ACE-17"/>
          <table:table-cell table:number-columns-repeated="2" table:style-name="ACE-19"/>
          <table:table-cell table:style-name="ACE-24"/>
          <table:table-cell table:number-columns-repeated="3" table:style-name="ACE-28"/>
          <table:table-cell table:number-columns-repeated="2" table:style-name="ACE-30"/>
          <table:table-cell table:style-name="ACE-34"/>
          <table:table-cell table:number-columns-repeated="4" table:style-name="ACE-28"/>
          <table:table-cell table:style-name="ACE-34"/>
          <table:table-cell table:number-columns-repeated="2" table:style-name="ACE-28"/>
          <table:table-cell table:number-columns-repeated="2" table:style-name="ACE-30"/>
          <table:table-cell table:number-columns-repeated="2" table:style-name="ACE-40"/>
          <table:table-cell table:style-name="ACE-28"/>
          <table:table-cell table:number-columns-repeated="5" table:style-name="ACE-7"/>
          <table:table-cell table:number-columns-repeated="2" table:style-name="ACE-44"/>
          <table:table-cell table:number-columns-repeated="2" table:style-name="ACE-28"/>
          <table:table-cell table:style-name="ACE-7"/>
          <table:table-cell table:number-columns-repeated="9" table:style-name="ACE-28"/>
          <table:table-cell table:style-name="ACE-30"/>
          <table:table-cell table:number-columns-repeated="209" table:style-name="ACE-28"/>
        </table:table-row>
        <table:table-row table:style-name="AROW-4">
          <table:table-cell table:style-name="ACE-6" office:value-type="float" office:value="9101">
            <text:p>9101</text:p>
          </table:table-cell>
          <table:table-cell table:style-name="ACE-9" office:value-type="string">
            <text:p>DMEL</text:p>
          </table:table-cell>
          <table:table-cell table:style-name="ACE-11" office:value-type="string">
            <text:p>Enderby Land</text:p>
          </table:table-cell>
          <table:table-cell table:style-name="ACE-9" office:value-type="string">
            <text:p>SC</text:p>
          </table:table-cell>
          <table:table-cell table:style-name="ACE-14" office:value-type="string">
            <text:p>Syowa Coast</text:p>
          </table:table-cell>
          <table:table-cell table:style-name="ACE-6"/>
          <table:table-cell table:style-name="ACE-20" table:formula="of:=AVERAGE([.G4:.G30])" office:value-type="float" office:value="-69.335185185185182">
            <text:p>−69.335</text:p>
          </table:table-cell>
          <table:table-cell table:style-name="ACE-20" table:formula="of:=AVERAGE([.H4:.H30])" office:value-type="float" office:value="39.614444444444445">
            <text:p>39.614</text:p>
          </table:table-cell>
          <table:table-cell table:style-name="ACE-25"/>
          <table:table-cell table:number-columns-repeated="3" table:style-name="ACE-29"/>
          <table:table-cell table:number-columns-repeated="2" table:style-name="ACE-31"/>
          <table:table-cell table:style-name="ACE-35"/>
          <table:table-cell table:number-columns-repeated="4" table:style-name="ACE-29"/>
          <table:table-cell table:style-name="ACE-35"/>
          <table:table-cell table:number-columns-repeated="2" table:style-name="ACE-29"/>
          <table:table-cell table:number-columns-repeated="2" table:style-name="ACE-31"/>
          <table:table-cell table:number-columns-repeated="2" table:style-name="ACE-41"/>
          <table:table-cell table:style-name="ACE-29"/>
          <table:table-cell table:number-columns-repeated="5" table:style-name="ACE-7"/>
          <table:table-cell table:style-name="ACE-45" office:value-type="string">
            <text:p>Miura (1998)</text:p>
          </table:table-cell>
          <table:table-cell table:style-name="ACE-45"/>
          <table:table-cell table:style-name="ACE-29"/>
          <table:table-cell table:style-name="ACE-29" office:value-type="string">
            <text:p>H</text:p>
          </table:table-cell>
          <table:table-cell table:style-name="ACE-7"/>
          <table:table-cell table:number-columns-repeated="9" table:style-name="ACE-29"/>
          <table:table-cell table:style-name="ACE-31"/>
          <table:table-cell table:number-columns-repeated="209" table:style-name="ACE-29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Langhovde-N. Kominato E-trench</text:p>
          </table:table-cell>
          <table:table-cell table:style-name="ACE-21" office:value-type="float" office:value="-69.189999999999998">
            <text:p>−69.190</text:p>
          </table:table-cell>
          <table:table-cell table:style-name="ACE-21" office:value-type="float" office:value="39.649999999999999">
            <text:p>39.650</text:p>
          </table:table-cell>
          <table:table-cell table:style-name="ACE-26" office:value-type="float" office:value="1">
            <text:p>1</text:p>
          </table:table-cell>
          <table:table-cell table:style-name="ACE-7" office:value-type="string">
            <text:p>951227-1a</text:p>
          </table:table-cell>
          <table:table-cell table:style-name="ACE-7" office:value-type="string">
            <text:p>SHI</text:p>
          </table:table-cell>
          <table:table-cell table:style-name="ACE-7" table:formula="of:=IF([.K4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10.199999999999999">
            <text:p>10.2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4]+[.R4]" office:value-type="float" office:value="12.199999999999999">
            <text:p>12.2</text:p>
          </table:table-cell>
          <table:table-cell table:style-name="ACE-7" table:formula="of:=[.P4]+[.S4]" office:value-type="float" office:value="2">
            <text:p>2</text:p>
          </table:table-cell>
          <table:table-cell table:style-name="ACE-7" office:value-type="float" office:value="4920">
            <text:p>492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4]-[.X4]" office:value-type="float" office:value="3620">
            <text:p>3620</text:p>
          </table:table-cell>
          <table:table-cell table:style-name="ACE-7" table:formula="of:=[.W4]+[.Y4]" office:value-type="float" office:value="160">
            <text:p>160</text:p>
          </table:table-cell>
          <table:table-cell table:style-name="ACE-7" office:value-type="float" office:value="3">
            <text:p>3</text:p>
          </table:table-cell>
          <table:table-cell table:style-name="ACE-7" table:formula="of:=IF([.AB4]=3;&quot;marine&quot;;&quot;terrestrial_sh&quot;)" office:value-type="string" office:string-value="marine">
            <text:p>marine</text:p>
          </table:table-cell>
          <table:table-cell table:style-name="ACE-7" office:value-type="float" office:value="4042">
            <text:p>4042</text:p>
          </table:table-cell>
          <table:table-cell table:style-name="ACE-7" office:value-type="float" office:value="163">
            <text:p>163</text:p>
          </table:table-cell>
          <table:table-cell table:style-name="ACE-7" office:value-type="float" office:value="324">
            <text:p>324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Langhovde-N. Kominato E-trench</text:p>
          </table:table-cell>
          <table:table-cell table:style-name="ACE-21" office:value-type="float" office:value="-69.189999999999998">
            <text:p>−69.190</text:p>
          </table:table-cell>
          <table:table-cell table:style-name="ACE-21" office:value-type="float" office:value="39.649999999999999">
            <text:p>39.650</text:p>
          </table:table-cell>
          <table:table-cell table:style-name="ACE-26" office:value-type="float" office:value="2">
            <text:p>2</text:p>
          </table:table-cell>
          <table:table-cell table:style-name="ACE-7" office:value-type="string">
            <text:p>951227-1b</text:p>
          </table:table-cell>
          <table:table-cell table:style-name="ACE-7" office:value-type="string">
            <text:p>SHI</text:p>
          </table:table-cell>
          <table:table-cell table:style-name="ACE-7" table:formula="of:=IF([.K5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10.1">
            <text:p>10.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5]+[.R5]" office:value-type="float" office:value="12.1">
            <text:p>12.1</text:p>
          </table:table-cell>
          <table:table-cell table:style-name="ACE-7" table:formula="of:=[.P5]+[.S5]" office:value-type="float" office:value="2">
            <text:p>2</text:p>
          </table:table-cell>
          <table:table-cell table:style-name="ACE-7" office:value-type="float" office:value="4850">
            <text:p>485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5]-[.X5]" office:value-type="float" office:value="3550">
            <text:p>3550</text:p>
          </table:table-cell>
          <table:table-cell table:style-name="ACE-7" table:formula="of:=[.W5]+[.Y5]" office:value-type="float" office:value="160">
            <text:p>160</text:p>
          </table:table-cell>
          <table:table-cell table:style-name="ACE-7" office:value-type="float" office:value="3">
            <text:p>3</text:p>
          </table:table-cell>
          <table:table-cell table:style-name="ACE-7" table:formula="of:=IF([.AB5]=3;&quot;marine&quot;;&quot;terrestrial_sh&quot;)" office:value-type="string" office:string-value="marine">
            <text:p>marine</text:p>
          </table:table-cell>
          <table:table-cell table:style-name="ACE-7" office:value-type="float" office:value="3948">
            <text:p>3948</text:p>
          </table:table-cell>
          <table:table-cell table:style-name="ACE-7" office:value-type="float" office:value="162">
            <text:p>162</text:p>
          </table:table-cell>
          <table:table-cell table:style-name="ACE-7" office:value-type="float" office:value="323">
            <text:p>323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Langhovde-N. Kominato E-trench</text:p>
          </table:table-cell>
          <table:table-cell table:style-name="ACE-21" office:value-type="float" office:value="-69.189999999999998">
            <text:p>−69.190</text:p>
          </table:table-cell>
          <table:table-cell table:style-name="ACE-21" office:value-type="float" office:value="39.649999999999999">
            <text:p>39.650</text:p>
          </table:table-cell>
          <table:table-cell table:style-name="ACE-26" office:value-type="float" office:value="3">
            <text:p>3</text:p>
          </table:table-cell>
          <table:table-cell table:style-name="ACE-7" office:value-type="string">
            <text:p>951227-1c</text:p>
          </table:table-cell>
          <table:table-cell table:style-name="ACE-7" office:value-type="string">
            <text:p>SHI</text:p>
          </table:table-cell>
          <table:table-cell table:style-name="ACE-7" table:formula="of:=IF([.K6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10.199999999999999">
            <text:p>10.2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6]+[.R6]" office:value-type="float" office:value="12.199999999999999">
            <text:p>12.2</text:p>
          </table:table-cell>
          <table:table-cell table:style-name="ACE-7" table:formula="of:=[.P6]+[.S6]" office:value-type="float" office:value="2">
            <text:p>2</text:p>
          </table:table-cell>
          <table:table-cell table:style-name="ACE-7" office:value-type="float" office:value="5270">
            <text:p>527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6]-[.X6]" office:value-type="float" office:value="3970">
            <text:p>3970</text:p>
          </table:table-cell>
          <table:table-cell table:style-name="ACE-7" table:formula="of:=[.W6]+[.Y6]" office:value-type="float" office:value="160">
            <text:p>160</text:p>
          </table:table-cell>
          <table:table-cell table:style-name="ACE-7" office:value-type="float" office:value="3">
            <text:p>3</text:p>
          </table:table-cell>
          <table:table-cell table:style-name="ACE-7" table:formula="of:=IF([.AB6]=3;&quot;marine&quot;;&quot;terrestrial_sh&quot;)" office:value-type="string" office:string-value="marine">
            <text:p>marine</text:p>
          </table:table-cell>
          <table:table-cell table:style-name="ACE-7" office:value-type="float" office:value="4523">
            <text:p>4523</text:p>
          </table:table-cell>
          <table:table-cell table:style-name="ACE-7" office:value-type="float" office:value="165">
            <text:p>165</text:p>
          </table:table-cell>
          <table:table-cell table:style-name="ACE-7" office:value-type="float" office:value="305">
            <text:p>305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Langhovde-N. Kominato E-trench</text:p>
          </table:table-cell>
          <table:table-cell table:style-name="ACE-21" office:value-type="float" office:value="-69.189999999999998">
            <text:p>−69.190</text:p>
          </table:table-cell>
          <table:table-cell table:style-name="ACE-21" office:value-type="float" office:value="39.649999999999999">
            <text:p>39.650</text:p>
          </table:table-cell>
          <table:table-cell table:style-name="ACE-26" office:value-type="float" office:value="4">
            <text:p>4</text:p>
          </table:table-cell>
          <table:table-cell table:style-name="ACE-7" office:value-type="string">
            <text:p>951227-1d</text:p>
          </table:table-cell>
          <table:table-cell table:style-name="ACE-7" office:value-type="string">
            <text:p>SHI</text:p>
          </table:table-cell>
          <table:table-cell table:style-name="ACE-7" table:formula="of:=IF([.K7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10.1">
            <text:p>10.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7]+[.R7]" office:value-type="float" office:value="12.1">
            <text:p>12.1</text:p>
          </table:table-cell>
          <table:table-cell table:style-name="ACE-7" table:formula="of:=[.P7]+[.S7]" office:value-type="float" office:value="2">
            <text:p>2</text:p>
          </table:table-cell>
          <table:table-cell table:style-name="ACE-7" office:value-type="float" office:value="4350">
            <text:p>4350</text:p>
          </table:table-cell>
          <table:table-cell table:style-name="ACE-7" office:value-type="float" office:value="70">
            <text:p>7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7]-[.X7]" office:value-type="float" office:value="3050">
            <text:p>3050</text:p>
          </table:table-cell>
          <table:table-cell table:style-name="ACE-7" table:formula="of:=[.W7]+[.Y7]" office:value-type="float" office:value="170">
            <text:p>170</text:p>
          </table:table-cell>
          <table:table-cell table:style-name="ACE-7" office:value-type="float" office:value="3">
            <text:p>3</text:p>
          </table:table-cell>
          <table:table-cell table:style-name="ACE-7" table:formula="of:=IF([.AB7]=3;&quot;marine&quot;;&quot;terrestrial_sh&quot;)" office:value-type="string" office:string-value="marine">
            <text:p>marine</text:p>
          </table:table-cell>
          <table:table-cell table:style-name="ACE-7" office:value-type="float" office:value="3321">
            <text:p>3321</text:p>
          </table:table-cell>
          <table:table-cell table:style-name="ACE-7" office:value-type="float" office:value="152">
            <text:p>152</text:p>
          </table:table-cell>
          <table:table-cell table:style-name="ACE-7" office:value-type="float" office:value="314">
            <text:p>314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Langhovde-N. Kominato E-trench</text:p>
          </table:table-cell>
          <table:table-cell table:style-name="ACE-21" office:value-type="float" office:value="-69.189999999999998">
            <text:p>−69.190</text:p>
          </table:table-cell>
          <table:table-cell table:style-name="ACE-21" office:value-type="float" office:value="39.649999999999999">
            <text:p>39.650</text:p>
          </table:table-cell>
          <table:table-cell table:style-name="ACE-26" office:value-type="float" office:value="5">
            <text:p>5</text:p>
          </table:table-cell>
          <table:table-cell table:style-name="ACE-7" office:value-type="string">
            <text:p>951227-1e</text:p>
          </table:table-cell>
          <table:table-cell table:style-name="ACE-7" office:value-type="string">
            <text:p>SHI</text:p>
          </table:table-cell>
          <table:table-cell table:style-name="ACE-7" table:formula="of:=IF([.K8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10.1">
            <text:p>10.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8]+[.R8]" office:value-type="float" office:value="12.1">
            <text:p>12.1</text:p>
          </table:table-cell>
          <table:table-cell table:style-name="ACE-7" table:formula="of:=[.P8]+[.S8]" office:value-type="float" office:value="2">
            <text:p>2</text:p>
          </table:table-cell>
          <table:table-cell table:style-name="ACE-7" office:value-type="float" office:value="4900">
            <text:p>490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8]-[.X8]" office:value-type="float" office:value="3600">
            <text:p>3600</text:p>
          </table:table-cell>
          <table:table-cell table:style-name="ACE-7" table:formula="of:=[.W8]+[.Y8]" office:value-type="float" office:value="160">
            <text:p>160</text:p>
          </table:table-cell>
          <table:table-cell table:style-name="ACE-7" office:value-type="float" office:value="3">
            <text:p>3</text:p>
          </table:table-cell>
          <table:table-cell table:style-name="ACE-7" table:formula="of:=IF([.AB8]=3;&quot;marine&quot;;&quot;terrestrial_sh&quot;)" office:value-type="string" office:string-value="marine">
            <text:p>marine</text:p>
          </table:table-cell>
          <table:table-cell table:style-name="ACE-7" office:value-type="float" office:value="4015">
            <text:p>4015</text:p>
          </table:table-cell>
          <table:table-cell table:style-name="ACE-7" office:value-type="float" office:value="162">
            <text:p>162</text:p>
          </table:table-cell>
          <table:table-cell table:style-name="ACE-7" office:value-type="float" office:value="325">
            <text:p>325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Langhovde-N. Kominato E-trench</text:p>
          </table:table-cell>
          <table:table-cell table:style-name="ACE-21" office:value-type="float" office:value="-69.189999999999998">
            <text:p>−69.190</text:p>
          </table:table-cell>
          <table:table-cell table:style-name="ACE-21" office:value-type="float" office:value="39.649999999999999">
            <text:p>39.650</text:p>
          </table:table-cell>
          <table:table-cell table:style-name="ACE-26" office:value-type="float" office:value="6">
            <text:p>6</text:p>
          </table:table-cell>
          <table:table-cell table:style-name="ACE-7" office:value-type="string">
            <text:p>951227-1f</text:p>
          </table:table-cell>
          <table:table-cell table:style-name="ACE-7" office:value-type="string">
            <text:p>SHI</text:p>
          </table:table-cell>
          <table:table-cell table:style-name="ACE-7" table:formula="of:=IF([.K9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10">
            <text:p>10.0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9]+[.R9]" office:value-type="float" office:value="12">
            <text:p>12.0</text:p>
          </table:table-cell>
          <table:table-cell table:style-name="ACE-7" table:formula="of:=[.P9]+[.S9]" office:value-type="float" office:value="2">
            <text:p>2</text:p>
          </table:table-cell>
          <table:table-cell table:style-name="ACE-7" office:value-type="float" office:value="5000">
            <text:p>500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9]-[.X9]" office:value-type="float" office:value="3700">
            <text:p>3700</text:p>
          </table:table-cell>
          <table:table-cell table:style-name="ACE-7" table:formula="of:=[.W9]+[.Y9]" office:value-type="float" office:value="150">
            <text:p>150</text:p>
          </table:table-cell>
          <table:table-cell table:style-name="ACE-7" office:value-type="float" office:value="3">
            <text:p>3</text:p>
          </table:table-cell>
          <table:table-cell table:style-name="ACE-7" table:formula="of:=IF([.AB9]=3;&quot;marine&quot;;&quot;terrestrial_sh&quot;)" office:value-type="string" office:string-value="marine">
            <text:p>marine</text:p>
          </table:table-cell>
          <table:table-cell table:style-name="ACE-7" office:value-type="float" office:value="4151">
            <text:p>4151</text:p>
          </table:table-cell>
          <table:table-cell table:style-name="ACE-7" office:value-type="float" office:value="160">
            <text:p>160</text:p>
          </table:table-cell>
          <table:table-cell table:style-name="ACE-7" office:value-type="float" office:value="301">
            <text:p>301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Langhovde-N. Kominato E-trench</text:p>
          </table:table-cell>
          <table:table-cell table:style-name="ACE-21" office:value-type="float" office:value="-69.189999999999998">
            <text:p>−69.190</text:p>
          </table:table-cell>
          <table:table-cell table:style-name="ACE-21" office:value-type="float" office:value="39.649999999999999">
            <text:p>39.650</text:p>
          </table:table-cell>
          <table:table-cell table:style-name="ACE-26" office:value-type="float" office:value="7">
            <text:p>7</text:p>
          </table:table-cell>
          <table:table-cell table:style-name="ACE-7" office:value-type="string">
            <text:p>951227-1g</text:p>
          </table:table-cell>
          <table:table-cell table:style-name="ACE-7" office:value-type="string">
            <text:p>SHI</text:p>
          </table:table-cell>
          <table:table-cell table:style-name="ACE-7" table:formula="of:=IF([.K10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9.8000000000000007">
            <text:p>9.8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10]+[.R10]" office:value-type="float" office:value="11.800000000000001">
            <text:p>11.8</text:p>
          </table:table-cell>
          <table:table-cell table:style-name="ACE-7" table:formula="of:=[.P10]+[.S10]" office:value-type="float" office:value="2">
            <text:p>2</text:p>
          </table:table-cell>
          <table:table-cell table:style-name="ACE-7" office:value-type="float" office:value="5070">
            <text:p>507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10]-[.X10]" office:value-type="float" office:value="3770">
            <text:p>3770</text:p>
          </table:table-cell>
          <table:table-cell table:style-name="ACE-7" table:formula="of:=[.W10]+[.Y10]" office:value-type="float" office:value="150">
            <text:p>150</text:p>
          </table:table-cell>
          <table:table-cell table:style-name="ACE-7" office:value-type="float" office:value="3">
            <text:p>3</text:p>
          </table:table-cell>
          <table:table-cell table:style-name="ACE-7" table:formula="of:=IF([.AB10]=3;&quot;marine&quot;;&quot;terrestrial_sh&quot;)" office:value-type="string" office:string-value="marine">
            <text:p>marine</text:p>
          </table:table-cell>
          <table:table-cell table:style-name="ACE-7" office:value-type="float" office:value="4244">
            <text:p>4244</text:p>
          </table:table-cell>
          <table:table-cell table:style-name="ACE-7" office:value-type="float" office:value="152">
            <text:p>152</text:p>
          </table:table-cell>
          <table:table-cell table:style-name="ACE-7" office:value-type="float" office:value="309">
            <text:p>309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Langhovde-S. Yatude terrace</text:p>
          </table:table-cell>
          <table:table-cell table:style-name="ACE-21" office:value-type="float" office:value="-69.260000000000005">
            <text:p>−69.260</text:p>
          </table:table-cell>
          <table:table-cell table:style-name="ACE-21" office:value-type="float" office:value="39.649999999999999">
            <text:p>39.650</text:p>
          </table:table-cell>
          <table:table-cell table:style-name="ACE-26" office:value-type="float" office:value="8">
            <text:p>8</text:p>
          </table:table-cell>
          <table:table-cell table:style-name="ACE-7" office:value-type="string">
            <text:p>960108-5a</text:p>
          </table:table-cell>
          <table:table-cell table:style-name="ACE-7" office:value-type="string">
            <text:p>SHI</text:p>
          </table:table-cell>
          <table:table-cell table:style-name="ACE-7" table:formula="of:=IF([.K11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17">
            <text:p>17.0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11]+[.R11]" office:value-type="float" office:value="19">
            <text:p>19.0</text:p>
          </table:table-cell>
          <table:table-cell table:style-name="ACE-7" table:formula="of:=[.P11]+[.S11]" office:value-type="float" office:value="2">
            <text:p>2</text:p>
          </table:table-cell>
          <table:table-cell table:style-name="ACE-7" office:value-type="float" office:value="6810">
            <text:p>681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11]-[.X11]" office:value-type="float" office:value="5510">
            <text:p>5510</text:p>
          </table:table-cell>
          <table:table-cell table:style-name="ACE-7" table:formula="of:=[.W11]+[.Y11]" office:value-type="float" office:value="160">
            <text:p>160</text:p>
          </table:table-cell>
          <table:table-cell table:style-name="ACE-7" office:value-type="float" office:value="3">
            <text:p>3</text:p>
          </table:table-cell>
          <table:table-cell table:style-name="ACE-7" table:formula="of:=IF([.AB11]=3;&quot;marine&quot;;&quot;terrestrial_sh&quot;)" office:value-type="string" office:string-value="marine">
            <text:p>marine</text:p>
          </table:table-cell>
          <table:table-cell table:style-name="ACE-7" office:value-type="float" office:value="6332">
            <text:p>6332</text:p>
          </table:table-cell>
          <table:table-cell table:style-name="ACE-7" office:value-type="float" office:value="123">
            <text:p>123</text:p>
          </table:table-cell>
          <table:table-cell table:style-name="ACE-7" office:value-type="float" office:value="275">
            <text:p>275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Yatude Valley</text:p>
          </table:table-cell>
          <table:table-cell table:style-name="ACE-21" office:value-type="float" office:value="-69.260000000000005">
            <text:p>−69.260</text:p>
          </table:table-cell>
          <table:table-cell table:style-name="ACE-21" office:value-type="float" office:value="39.649999999999999">
            <text:p>39.650</text:p>
          </table:table-cell>
          <table:table-cell table:style-name="ACE-26" office:value-type="float" office:value="9">
            <text:p>9</text:p>
          </table:table-cell>
          <table:table-cell table:style-name="ACE-7" office:value-type="string">
            <text:p>960106-1a</text:p>
          </table:table-cell>
          <table:table-cell table:style-name="ACE-7" office:value-type="string">
            <text:p>SHI</text:p>
          </table:table-cell>
          <table:table-cell table:style-name="ACE-7" table:formula="of:=IF([.K12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5.4000000000000004">
            <text:p>5.4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12]+[.R12]" office:value-type="float" office:value="7.4000000000000004">
            <text:p>7.4</text:p>
          </table:table-cell>
          <table:table-cell table:style-name="ACE-7" table:formula="of:=[.P12]+[.S12]" office:value-type="float" office:value="2">
            <text:p>2</text:p>
          </table:table-cell>
          <table:table-cell table:style-name="ACE-7" office:value-type="float" office:value="4180">
            <text:p>418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12]-[.X12]" office:value-type="float" office:value="2880">
            <text:p>2880</text:p>
          </table:table-cell>
          <table:table-cell table:style-name="ACE-7" table:formula="of:=[.W12]+[.Y12]" office:value-type="float" office:value="150">
            <text:p>150</text:p>
          </table:table-cell>
          <table:table-cell table:style-name="ACE-7" office:value-type="float" office:value="3">
            <text:p>3</text:p>
          </table:table-cell>
          <table:table-cell table:style-name="ACE-7" table:formula="of:=IF([.AB12]=3;&quot;marine&quot;;&quot;terrestrial_sh&quot;)" office:value-type="string" office:string-value="marine">
            <text:p>marine</text:p>
          </table:table-cell>
          <table:table-cell table:style-name="ACE-7" office:value-type="float" office:value="3112">
            <text:p>3112</text:p>
          </table:table-cell>
          <table:table-cell table:style-name="ACE-7" office:value-type="float" office:value="148">
            <text:p>148</text:p>
          </table:table-cell>
          <table:table-cell table:style-name="ACE-7" office:value-type="float" office:value="275">
            <text:p>275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Yatude Valley</text:p>
          </table:table-cell>
          <table:table-cell table:style-name="ACE-21" office:value-type="float" office:value="-69.260000000000005">
            <text:p>−69.260</text:p>
          </table:table-cell>
          <table:table-cell table:style-name="ACE-21" office:value-type="float" office:value="39.649999999999999">
            <text:p>39.650</text:p>
          </table:table-cell>
          <table:table-cell table:style-name="ACE-26" office:value-type="float" office:value="10">
            <text:p>10</text:p>
          </table:table-cell>
          <table:table-cell table:style-name="ACE-7" office:value-type="string">
            <text:p>960106-1b</text:p>
          </table:table-cell>
          <table:table-cell table:style-name="ACE-7" office:value-type="string">
            <text:p>SHI</text:p>
          </table:table-cell>
          <table:table-cell table:style-name="ACE-7" table:formula="of:=IF([.K13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5">
            <text:p>5.0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13]+[.R13]" office:value-type="float" office:value="7">
            <text:p>7.0</text:p>
          </table:table-cell>
          <table:table-cell table:style-name="ACE-7" table:formula="of:=[.P13]+[.S13]" office:value-type="float" office:value="2">
            <text:p>2</text:p>
          </table:table-cell>
          <table:table-cell table:style-name="ACE-7" office:value-type="float" office:value="5820">
            <text:p>5820</text:p>
          </table:table-cell>
          <table:table-cell table:style-name="ACE-7" office:value-type="float" office:value="80">
            <text:p>8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13]-[.X13]" office:value-type="float" office:value="4520">
            <text:p>4520</text:p>
          </table:table-cell>
          <table:table-cell table:style-name="ACE-7" table:formula="of:=[.W13]+[.Y13]" office:value-type="float" office:value="180">
            <text:p>180</text:p>
          </table:table-cell>
          <table:table-cell table:style-name="ACE-7" office:value-type="float" office:value="3">
            <text:p>3</text:p>
          </table:table-cell>
          <table:table-cell table:style-name="ACE-7" table:formula="of:=IF([.AB13]=3;&quot;marine&quot;;&quot;terrestrial_sh&quot;)" office:value-type="string" office:string-value="marine">
            <text:p>marine</text:p>
          </table:table-cell>
          <table:table-cell table:style-name="ACE-7" office:value-type="float" office:value="5226">
            <text:p>5226</text:p>
          </table:table-cell>
          <table:table-cell table:style-name="ACE-7" office:value-type="float" office:value="177">
            <text:p>177</text:p>
          </table:table-cell>
          <table:table-cell table:style-name="ACE-7" office:value-type="float" office:value="327">
            <text:p>327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Yatude Valley</text:p>
          </table:table-cell>
          <table:table-cell table:style-name="ACE-21" office:value-type="float" office:value="-69.260000000000005">
            <text:p>−69.260</text:p>
          </table:table-cell>
          <table:table-cell table:style-name="ACE-21" office:value-type="float" office:value="39.649999999999999">
            <text:p>39.650</text:p>
          </table:table-cell>
          <table:table-cell table:style-name="ACE-26" office:value-type="float" office:value="11">
            <text:p>11</text:p>
          </table:table-cell>
          <table:table-cell table:style-name="ACE-7" office:value-type="string">
            <text:p>960106-1c</text:p>
          </table:table-cell>
          <table:table-cell table:style-name="ACE-7" office:value-type="string">
            <text:p>SHI</text:p>
          </table:table-cell>
          <table:table-cell table:style-name="ACE-7" table:formula="of:=IF([.K14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2.7000000000000002">
            <text:p>2.7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14]+[.R14]" office:value-type="float" office:value="4.7000000000000002">
            <text:p>4.7</text:p>
          </table:table-cell>
          <table:table-cell table:style-name="ACE-7" table:formula="of:=[.P14]+[.S14]" office:value-type="float" office:value="2">
            <text:p>2</text:p>
          </table:table-cell>
          <table:table-cell table:style-name="ACE-7" office:value-type="float" office:value="4780">
            <text:p>478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14]-[.X14]" office:value-type="float" office:value="3480">
            <text:p>3480</text:p>
          </table:table-cell>
          <table:table-cell table:style-name="ACE-7" table:formula="of:=[.W14]+[.Y14]" office:value-type="float" office:value="160">
            <text:p>160</text:p>
          </table:table-cell>
          <table:table-cell table:style-name="ACE-7" office:value-type="float" office:value="3">
            <text:p>3</text:p>
          </table:table-cell>
          <table:table-cell table:style-name="ACE-7" table:formula="of:=IF([.AB14]=3;&quot;marine&quot;;&quot;terrestrial_sh&quot;)" office:value-type="string" office:string-value="marine">
            <text:p>marine</text:p>
          </table:table-cell>
          <table:table-cell table:style-name="ACE-7" office:value-type="float" office:value="3853">
            <text:p>3853</text:p>
          </table:table-cell>
          <table:table-cell table:style-name="ACE-7" office:value-type="float" office:value="159">
            <text:p>159</text:p>
          </table:table-cell>
          <table:table-cell table:style-name="ACE-7" office:value-type="float" office:value="316">
            <text:p>316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Yatude Valley</text:p>
          </table:table-cell>
          <table:table-cell table:style-name="ACE-21" office:value-type="float" office:value="-69.260000000000005">
            <text:p>−69.260</text:p>
          </table:table-cell>
          <table:table-cell table:style-name="ACE-21" office:value-type="float" office:value="39.649999999999999">
            <text:p>39.650</text:p>
          </table:table-cell>
          <table:table-cell table:style-name="ACE-26" office:value-type="float" office:value="12">
            <text:p>12</text:p>
          </table:table-cell>
          <table:table-cell table:style-name="ACE-7" office:value-type="string">
            <text:p>960106-1d</text:p>
          </table:table-cell>
          <table:table-cell table:style-name="ACE-7" office:value-type="string">
            <text:p>SHI</text:p>
          </table:table-cell>
          <table:table-cell table:style-name="ACE-7" table:formula="of:=IF([.K15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1.1000000000000001">
            <text:p>1.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15]+[.R15]" office:value-type="float" office:value="3.1000000000000001">
            <text:p>3.1</text:p>
          </table:table-cell>
          <table:table-cell table:style-name="ACE-7" table:formula="of:=[.P15]+[.S15]" office:value-type="float" office:value="2">
            <text:p>2</text:p>
          </table:table-cell>
          <table:table-cell table:style-name="ACE-7" office:value-type="float" office:value="3170">
            <text:p>3170</text:p>
          </table:table-cell>
          <table:table-cell table:style-name="ACE-7" office:value-type="float" office:value="70">
            <text:p>7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15]-[.X15]" office:value-type="float" office:value="1870">
            <text:p>1870</text:p>
          </table:table-cell>
          <table:table-cell table:style-name="ACE-7" table:formula="of:=[.W15]+[.Y15]" office:value-type="float" office:value="170">
            <text:p>170</text:p>
          </table:table-cell>
          <table:table-cell table:style-name="ACE-7" office:value-type="float" office:value="3">
            <text:p>3</text:p>
          </table:table-cell>
          <table:table-cell table:style-name="ACE-7" table:formula="of:=IF([.AB15]=3;&quot;marine&quot;;&quot;terrestrial_sh&quot;)" office:value-type="string" office:string-value="marine">
            <text:p>marine</text:p>
          </table:table-cell>
          <table:table-cell table:style-name="ACE-7" office:value-type="float" office:value="1882">
            <text:p>1882</text:p>
          </table:table-cell>
          <table:table-cell table:style-name="ACE-7" office:value-type="float" office:value="151">
            <text:p>151</text:p>
          </table:table-cell>
          <table:table-cell table:style-name="ACE-7" office:value-type="float" office:value="309">
            <text:p>309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Yatude Valley</text:p>
          </table:table-cell>
          <table:table-cell table:style-name="ACE-21" office:value-type="float" office:value="-69.260000000000005">
            <text:p>−69.260</text:p>
          </table:table-cell>
          <table:table-cell table:style-name="ACE-21" office:value-type="float" office:value="39.649999999999999">
            <text:p>39.650</text:p>
          </table:table-cell>
          <table:table-cell table:style-name="ACE-26" office:value-type="float" office:value="13">
            <text:p>13</text:p>
          </table:table-cell>
          <table:table-cell table:style-name="ACE-7" office:value-type="string">
            <text:p>960106-1e</text:p>
          </table:table-cell>
          <table:table-cell table:style-name="ACE-7" office:value-type="string">
            <text:p>SHI</text:p>
          </table:table-cell>
          <table:table-cell table:style-name="ACE-7" table:formula="of:=IF([.K16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1.2">
            <text:p>1.2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16]+[.R16]" office:value-type="float" office:value="3.2000000000000002">
            <text:p>3.2</text:p>
          </table:table-cell>
          <table:table-cell table:style-name="ACE-7" table:formula="of:=[.P16]+[.S16]" office:value-type="float" office:value="2">
            <text:p>2</text:p>
          </table:table-cell>
          <table:table-cell table:style-name="ACE-7" office:value-type="float" office:value="3440">
            <text:p>344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16]-[.X16]" office:value-type="float" office:value="2140">
            <text:p>2140</text:p>
          </table:table-cell>
          <table:table-cell table:style-name="ACE-7" table:formula="of:=[.W16]+[.Y16]" office:value-type="float" office:value="150">
            <text:p>150</text:p>
          </table:table-cell>
          <table:table-cell table:style-name="ACE-7" office:value-type="float" office:value="3">
            <text:p>3</text:p>
          </table:table-cell>
          <table:table-cell table:style-name="ACE-7" table:formula="of:=IF([.AB16]=3;&quot;marine&quot;;&quot;terrestrial_sh&quot;)" office:value-type="string" office:string-value="marine">
            <text:p>marine</text:p>
          </table:table-cell>
          <table:table-cell table:style-name="ACE-7" office:value-type="float" office:value="2203">
            <text:p>2203</text:p>
          </table:table-cell>
          <table:table-cell table:style-name="ACE-7" office:value-type="float" office:value="136">
            <text:p>136</text:p>
          </table:table-cell>
          <table:table-cell table:style-name="ACE-7" office:value-type="float" office:value="297">
            <text:p>297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Yatude Valley</text:p>
          </table:table-cell>
          <table:table-cell table:style-name="ACE-21" office:value-type="float" office:value="-69.260000000000005">
            <text:p>−69.260</text:p>
          </table:table-cell>
          <table:table-cell table:style-name="ACE-21" office:value-type="float" office:value="39.649999999999999">
            <text:p>39.650</text:p>
          </table:table-cell>
          <table:table-cell table:style-name="ACE-26" office:value-type="float" office:value="14">
            <text:p>14</text:p>
          </table:table-cell>
          <table:table-cell table:style-name="ACE-7" office:value-type="string">
            <text:p>960106-1f</text:p>
          </table:table-cell>
          <table:table-cell table:style-name="ACE-7" office:value-type="string">
            <text:p>SHI</text:p>
          </table:table-cell>
          <table:table-cell table:style-name="ACE-7" table:formula="of:=IF([.K17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1">
            <text:p>1.0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17]+[.R17]" office:value-type="float" office:value="3">
            <text:p>3.0</text:p>
          </table:table-cell>
          <table:table-cell table:style-name="ACE-7" table:formula="of:=[.P17]+[.S17]" office:value-type="float" office:value="2">
            <text:p>2</text:p>
          </table:table-cell>
          <table:table-cell table:style-name="ACE-7" office:value-type="float" office:value="3890">
            <text:p>389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17]-[.X17]" office:value-type="float" office:value="2590">
            <text:p>2590</text:p>
          </table:table-cell>
          <table:table-cell table:style-name="ACE-7" table:formula="of:=[.W17]+[.Y17]" office:value-type="float" office:value="150">
            <text:p>150</text:p>
          </table:table-cell>
          <table:table-cell table:style-name="ACE-7" office:value-type="float" office:value="3">
            <text:p>3</text:p>
          </table:table-cell>
          <table:table-cell table:style-name="ACE-7" table:formula="of:=IF([.AB17]=3;&quot;marine&quot;;&quot;terrestrial_sh&quot;)" office:value-type="string" office:string-value="marine">
            <text:p>marine</text:p>
          </table:table-cell>
          <table:table-cell table:style-name="ACE-7" office:value-type="float" office:value="2768">
            <text:p>2768</text:p>
          </table:table-cell>
          <table:table-cell table:style-name="ACE-7" office:value-type="float" office:value="155">
            <text:p>155</text:p>
          </table:table-cell>
          <table:table-cell table:style-name="ACE-7" office:value-type="float" office:value="307">
            <text:p>307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Yukidori Valley</text:p>
          </table:table-cell>
          <table:table-cell table:style-name="ACE-21" office:value-type="float" office:value="-69.260000000000005">
            <text:p>−69.260</text:p>
          </table:table-cell>
          <table:table-cell table:style-name="ACE-21" office:value-type="float" office:value="39.649999999999999">
            <text:p>39.650</text:p>
          </table:table-cell>
          <table:table-cell table:style-name="ACE-26" office:value-type="float" office:value="15">
            <text:p>15</text:p>
          </table:table-cell>
          <table:table-cell table:style-name="ACE-7" office:value-type="string">
            <text:p>960107-1a</text:p>
          </table:table-cell>
          <table:table-cell table:style-name="ACE-7" office:value-type="string">
            <text:p>SHI</text:p>
          </table:table-cell>
          <table:table-cell table:style-name="ACE-7" table:formula="of:=IF([.K18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10">
            <text:p>10.0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18]+[.R18]" office:value-type="float" office:value="12">
            <text:p>12.0</text:p>
          </table:table-cell>
          <table:table-cell table:style-name="ACE-7" table:formula="of:=[.P18]+[.S18]" office:value-type="float" office:value="2">
            <text:p>2</text:p>
          </table:table-cell>
          <table:table-cell table:style-name="ACE-7" office:value-type="float" office:value="4280">
            <text:p>4280</text:p>
          </table:table-cell>
          <table:table-cell table:style-name="ACE-7" office:value-type="float" office:value="90">
            <text:p>9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18]-[.X18]" office:value-type="float" office:value="2980">
            <text:p>2980</text:p>
          </table:table-cell>
          <table:table-cell table:style-name="ACE-7" table:formula="of:=[.W18]+[.Y18]" office:value-type="float" office:value="190">
            <text:p>190</text:p>
          </table:table-cell>
          <table:table-cell table:style-name="ACE-7" office:value-type="float" office:value="3">
            <text:p>3</text:p>
          </table:table-cell>
          <table:table-cell table:style-name="ACE-7" table:formula="of:=IF([.AB18]=3;&quot;marine&quot;;&quot;terrestrial_sh&quot;)" office:value-type="string" office:string-value="marine">
            <text:p>marine</text:p>
          </table:table-cell>
          <table:table-cell table:style-name="ACE-7" office:value-type="float" office:value="3231">
            <text:p>3231</text:p>
          </table:table-cell>
          <table:table-cell table:style-name="ACE-7" office:value-type="float" office:value="169">
            <text:p>169</text:p>
          </table:table-cell>
          <table:table-cell table:style-name="ACE-7" office:value-type="float" office:value="339">
            <text:p>339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Skarvsness Kizahasi Beach</text:p>
          </table:table-cell>
          <table:table-cell table:style-name="ACE-21" office:value-type="float" office:value="-69.469999999999999">
            <text:p>−69.470</text:p>
          </table:table-cell>
          <table:table-cell table:style-name="ACE-21" office:value-type="float" office:value="39.57">
            <text:p>39.570</text:p>
          </table:table-cell>
          <table:table-cell table:style-name="ACE-26" office:value-type="float" office:value="16">
            <text:p>16</text:p>
          </table:table-cell>
          <table:table-cell table:style-name="ACE-7" office:value-type="string">
            <text:p>960116-1a</text:p>
          </table:table-cell>
          <table:table-cell table:style-name="ACE-7" office:value-type="string">
            <text:p>SHI</text:p>
          </table:table-cell>
          <table:table-cell table:style-name="ACE-7" table:formula="of:=IF([.K19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3.7000000000000002">
            <text:p>3.7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19]+[.R19]" office:value-type="float" office:value="5.7000000000000002">
            <text:p>5.7</text:p>
          </table:table-cell>
          <table:table-cell table:style-name="ACE-7" table:formula="of:=[.P19]+[.S19]" office:value-type="float" office:value="2">
            <text:p>2</text:p>
          </table:table-cell>
          <table:table-cell table:style-name="ACE-7" office:value-type="float" office:value="4260">
            <text:p>426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19]-[.X19]" office:value-type="float" office:value="2960">
            <text:p>2960</text:p>
          </table:table-cell>
          <table:table-cell table:style-name="ACE-7" table:formula="of:=[.W19]+[.Y19]" office:value-type="float" office:value="160">
            <text:p>160</text:p>
          </table:table-cell>
          <table:table-cell table:style-name="ACE-7" office:value-type="float" office:value="3">
            <text:p>3</text:p>
          </table:table-cell>
          <table:table-cell table:style-name="ACE-7" table:formula="of:=IF([.AB19]=3;&quot;marine&quot;;&quot;terrestrial_sh&quot;)" office:value-type="string" office:string-value="marine">
            <text:p>marine</text:p>
          </table:table-cell>
          <table:table-cell table:style-name="ACE-7" office:value-type="float" office:value="3209">
            <text:p>3209</text:p>
          </table:table-cell>
          <table:table-cell table:style-name="ACE-7" office:value-type="float" office:value="147">
            <text:p>147</text:p>
          </table:table-cell>
          <table:table-cell table:style-name="ACE-7" office:value-type="float" office:value="297">
            <text:p>297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Skarvsness Kizahasi Beach</text:p>
          </table:table-cell>
          <table:table-cell table:style-name="ACE-21" office:value-type="float" office:value="-69.469999999999999">
            <text:p>−69.470</text:p>
          </table:table-cell>
          <table:table-cell table:style-name="ACE-21" office:value-type="float" office:value="39.57">
            <text:p>39.570</text:p>
          </table:table-cell>
          <table:table-cell table:style-name="ACE-26" office:value-type="float" office:value="17">
            <text:p>17</text:p>
          </table:table-cell>
          <table:table-cell table:style-name="ACE-7" office:value-type="string">
            <text:p>960116-1b</text:p>
          </table:table-cell>
          <table:table-cell table:style-name="ACE-7" office:value-type="string">
            <text:p>SHI</text:p>
          </table:table-cell>
          <table:table-cell table:style-name="ACE-7" table:formula="of:=IF([.K20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4.7999999999999998">
            <text:p>4.8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20]+[.R20]" office:value-type="float" office:value="6.7999999999999998">
            <text:p>6.8</text:p>
          </table:table-cell>
          <table:table-cell table:style-name="ACE-7" table:formula="of:=[.P20]+[.S20]" office:value-type="float" office:value="2">
            <text:p>2</text:p>
          </table:table-cell>
          <table:table-cell table:style-name="ACE-7" office:value-type="float" office:value="4060">
            <text:p>406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20]-[.X20]" office:value-type="float" office:value="2760">
            <text:p>2760</text:p>
          </table:table-cell>
          <table:table-cell table:style-name="ACE-7" table:formula="of:=[.W20]+[.Y20]" office:value-type="float" office:value="160">
            <text:p>160</text:p>
          </table:table-cell>
          <table:table-cell table:style-name="ACE-7" office:value-type="float" office:value="3">
            <text:p>3</text:p>
          </table:table-cell>
          <table:table-cell table:style-name="ACE-7" table:formula="of:=IF([.AB20]=3;&quot;marine&quot;;&quot;terrestrial_sh&quot;)" office:value-type="string" office:string-value="marine">
            <text:p>marine</text:p>
          </table:table-cell>
          <table:table-cell table:style-name="ACE-7" office:value-type="float" office:value="2970">
            <text:p>2970</text:p>
          </table:table-cell>
          <table:table-cell table:style-name="ACE-7" office:value-type="float" office:value="149">
            <text:p>149</text:p>
          </table:table-cell>
          <table:table-cell table:style-name="ACE-7" office:value-type="float" office:value="272">
            <text:p>272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Skarvsness Kizahasi Beach</text:p>
          </table:table-cell>
          <table:table-cell table:style-name="ACE-21" office:value-type="float" office:value="-69.469999999999999">
            <text:p>−69.470</text:p>
          </table:table-cell>
          <table:table-cell table:style-name="ACE-21" office:value-type="float" office:value="39.57">
            <text:p>39.570</text:p>
          </table:table-cell>
          <table:table-cell table:style-name="ACE-26" office:value-type="float" office:value="18">
            <text:p>18</text:p>
          </table:table-cell>
          <table:table-cell table:style-name="ACE-7" office:value-type="string">
            <text:p>960116-1c</text:p>
          </table:table-cell>
          <table:table-cell table:style-name="ACE-7" office:value-type="string">
            <text:p>SHI</text:p>
          </table:table-cell>
          <table:table-cell table:style-name="ACE-7" table:formula="of:=IF([.K21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5.4000000000000004">
            <text:p>5.4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21]+[.R21]" office:value-type="float" office:value="7.4000000000000004">
            <text:p>7.4</text:p>
          </table:table-cell>
          <table:table-cell table:style-name="ACE-7" table:formula="of:=[.P21]+[.S21]" office:value-type="float" office:value="2">
            <text:p>2</text:p>
          </table:table-cell>
          <table:table-cell table:style-name="ACE-7" office:value-type="float" office:value="4400">
            <text:p>4400</text:p>
          </table:table-cell>
          <table:table-cell table:style-name="ACE-7" office:value-type="float" office:value="70">
            <text:p>7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21]-[.X21]" office:value-type="float" office:value="3100">
            <text:p>3100</text:p>
          </table:table-cell>
          <table:table-cell table:style-name="ACE-7" table:formula="of:=[.W21]+[.Y21]" office:value-type="float" office:value="170">
            <text:p>170</text:p>
          </table:table-cell>
          <table:table-cell table:style-name="ACE-7" office:value-type="float" office:value="3">
            <text:p>3</text:p>
          </table:table-cell>
          <table:table-cell table:style-name="ACE-7" table:formula="of:=IF([.AB21]=3;&quot;marine&quot;;&quot;terrestrial_sh&quot;)" office:value-type="string" office:string-value="marine">
            <text:p>marine</text:p>
          </table:table-cell>
          <table:table-cell table:style-name="ACE-7" office:value-type="float" office:value="3385">
            <text:p>3385</text:p>
          </table:table-cell>
          <table:table-cell table:style-name="ACE-7" office:value-type="float" office:value="149">
            <text:p>149</text:p>
          </table:table-cell>
          <table:table-cell table:style-name="ACE-7" office:value-type="float" office:value="312">
            <text:p>312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Skarvsness Kizahasi Beach</text:p>
          </table:table-cell>
          <table:table-cell table:style-name="ACE-21" office:value-type="float" office:value="-69.469999999999999">
            <text:p>−69.470</text:p>
          </table:table-cell>
          <table:table-cell table:style-name="ACE-21" office:value-type="float" office:value="39.57">
            <text:p>39.570</text:p>
          </table:table-cell>
          <table:table-cell table:style-name="ACE-26" office:value-type="float" office:value="19">
            <text:p>19</text:p>
          </table:table-cell>
          <table:table-cell table:style-name="ACE-7" office:value-type="string">
            <text:p>960116-1d</text:p>
          </table:table-cell>
          <table:table-cell table:style-name="ACE-7" office:value-type="string">
            <text:p>SHI</text:p>
          </table:table-cell>
          <table:table-cell table:style-name="ACE-7" table:formula="of:=IF([.K22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5.5">
            <text:p>5.5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22]+[.R22]" office:value-type="float" office:value="7.5">
            <text:p>7.5</text:p>
          </table:table-cell>
          <table:table-cell table:style-name="ACE-7" table:formula="of:=[.P22]+[.S22]" office:value-type="float" office:value="2">
            <text:p>2</text:p>
          </table:table-cell>
          <table:table-cell table:style-name="ACE-7" office:value-type="float" office:value="4380">
            <text:p>438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22]-[.X22]" office:value-type="float" office:value="3080">
            <text:p>3080</text:p>
          </table:table-cell>
          <table:table-cell table:style-name="ACE-7" table:formula="of:=[.W22]+[.Y22]" office:value-type="float" office:value="150">
            <text:p>150</text:p>
          </table:table-cell>
          <table:table-cell table:style-name="ACE-7" office:value-type="float" office:value="3">
            <text:p>3</text:p>
          </table:table-cell>
          <table:table-cell table:style-name="ACE-7" table:formula="of:=IF([.AB22]=3;&quot;marine&quot;;&quot;terrestrial_sh&quot;)" office:value-type="string" office:string-value="marine">
            <text:p>marine</text:p>
          </table:table-cell>
          <table:table-cell table:style-name="ACE-7" office:value-type="float" office:value="3360">
            <text:p>3360</text:p>
          </table:table-cell>
          <table:table-cell table:style-name="ACE-7" office:value-type="float" office:value="137">
            <text:p>137</text:p>
          </table:table-cell>
          <table:table-cell table:style-name="ACE-7" office:value-type="float" office:value="286">
            <text:p>286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Skarvsness Kizahasi Beach</text:p>
          </table:table-cell>
          <table:table-cell table:style-name="ACE-21" office:value-type="float" office:value="-69.469999999999999">
            <text:p>−69.470</text:p>
          </table:table-cell>
          <table:table-cell table:style-name="ACE-21" office:value-type="float" office:value="39.57">
            <text:p>39.570</text:p>
          </table:table-cell>
          <table:table-cell table:style-name="ACE-26" office:value-type="float" office:value="20">
            <text:p>20</text:p>
          </table:table-cell>
          <table:table-cell table:style-name="ACE-7" office:value-type="string">
            <text:p>960116-1e</text:p>
          </table:table-cell>
          <table:table-cell table:style-name="ACE-7" office:value-type="string">
            <text:p>SHI</text:p>
          </table:table-cell>
          <table:table-cell table:style-name="ACE-7" table:formula="of:=IF([.K23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6">
            <text:p>6.0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23]+[.R23]" office:value-type="float" office:value="8">
            <text:p>8.0</text:p>
          </table:table-cell>
          <table:table-cell table:style-name="ACE-7" table:formula="of:=[.P23]+[.S23]" office:value-type="float" office:value="2">
            <text:p>2</text:p>
          </table:table-cell>
          <table:table-cell table:style-name="ACE-7" office:value-type="float" office:value="4430">
            <text:p>443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23]-[.X23]" office:value-type="float" office:value="3130">
            <text:p>3130</text:p>
          </table:table-cell>
          <table:table-cell table:style-name="ACE-7" table:formula="of:=[.W23]+[.Y23]" office:value-type="float" office:value="160">
            <text:p>160</text:p>
          </table:table-cell>
          <table:table-cell table:style-name="ACE-7" office:value-type="float" office:value="3">
            <text:p>3</text:p>
          </table:table-cell>
          <table:table-cell table:style-name="ACE-7" table:formula="of:=IF([.AB23]=3;&quot;marine&quot;;&quot;terrestrial_sh&quot;)" office:value-type="string" office:string-value="marine">
            <text:p>marine</text:p>
          </table:table-cell>
          <table:table-cell table:style-name="ACE-7" office:value-type="float" office:value="3422">
            <text:p>3422</text:p>
          </table:table-cell>
          <table:table-cell table:style-name="ACE-7" office:value-type="float" office:value="140">
            <text:p>140</text:p>
          </table:table-cell>
          <table:table-cell table:style-name="ACE-7" office:value-type="float" office:value="297">
            <text:p>297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Skarvsness Kizahasi Beach</text:p>
          </table:table-cell>
          <table:table-cell table:style-name="ACE-21" office:value-type="float" office:value="-69.469999999999999">
            <text:p>−69.470</text:p>
          </table:table-cell>
          <table:table-cell table:style-name="ACE-21" office:value-type="float" office:value="39.57">
            <text:p>39.570</text:p>
          </table:table-cell>
          <table:table-cell table:style-name="ACE-26" office:value-type="float" office:value="21">
            <text:p>21</text:p>
          </table:table-cell>
          <table:table-cell table:style-name="ACE-7" office:value-type="string">
            <text:p>960116-1f</text:p>
          </table:table-cell>
          <table:table-cell table:style-name="ACE-7" office:value-type="string">
            <text:p>SHI</text:p>
          </table:table-cell>
          <table:table-cell table:style-name="ACE-7" table:formula="of:=IF([.K24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5.9000000000000004">
            <text:p>5.9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24]+[.R24]" office:value-type="float" office:value="7.9000000000000004">
            <text:p>7.9</text:p>
          </table:table-cell>
          <table:table-cell table:style-name="ACE-7" table:formula="of:=[.P24]+[.S24]" office:value-type="float" office:value="2">
            <text:p>2</text:p>
          </table:table-cell>
          <table:table-cell table:style-name="ACE-7" office:value-type="float" office:value="4560">
            <text:p>456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24]-[.X24]" office:value-type="float" office:value="3260">
            <text:p>3260</text:p>
          </table:table-cell>
          <table:table-cell table:style-name="ACE-7" table:formula="of:=[.W24]+[.Y24]" office:value-type="float" office:value="160">
            <text:p>160</text:p>
          </table:table-cell>
          <table:table-cell table:style-name="ACE-7" office:value-type="float" office:value="3">
            <text:p>3</text:p>
          </table:table-cell>
          <table:table-cell table:style-name="ACE-7" table:formula="of:=IF([.AB24]=3;&quot;marine&quot;;&quot;terrestrial_sh&quot;)" office:value-type="string" office:string-value="marine">
            <text:p>marine</text:p>
          </table:table-cell>
          <table:table-cell table:style-name="ACE-7" office:value-type="float" office:value="3575">
            <text:p>3575</text:p>
          </table:table-cell>
          <table:table-cell table:style-name="ACE-7" office:value-type="float" office:value="144">
            <text:p>144</text:p>
          </table:table-cell>
          <table:table-cell table:style-name="ACE-7" office:value-type="float" office:value="282">
            <text:p>282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Skarvsness Kizahasi Beach</text:p>
          </table:table-cell>
          <table:table-cell table:style-name="ACE-21" office:value-type="float" office:value="-69.469999999999999">
            <text:p>−69.470</text:p>
          </table:table-cell>
          <table:table-cell table:style-name="ACE-21" office:value-type="float" office:value="39.57">
            <text:p>39.570</text:p>
          </table:table-cell>
          <table:table-cell table:style-name="ACE-26" office:value-type="float" office:value="22">
            <text:p>22</text:p>
          </table:table-cell>
          <table:table-cell table:style-name="ACE-7" office:value-type="string">
            <text:p>960116-1g</text:p>
          </table:table-cell>
          <table:table-cell table:style-name="ACE-7" office:value-type="string">
            <text:p>SHI</text:p>
          </table:table-cell>
          <table:table-cell table:style-name="ACE-7" table:formula="of:=IF([.K25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8">
            <text:p>8.0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25]+[.R25]" office:value-type="float" office:value="10">
            <text:p>10.0</text:p>
          </table:table-cell>
          <table:table-cell table:style-name="ACE-7" table:formula="of:=[.P25]+[.S25]" office:value-type="float" office:value="2">
            <text:p>2</text:p>
          </table:table-cell>
          <table:table-cell table:style-name="ACE-7" office:value-type="float" office:value="4670">
            <text:p>467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25]-[.X25]" office:value-type="float" office:value="3370">
            <text:p>3370</text:p>
          </table:table-cell>
          <table:table-cell table:style-name="ACE-7" table:formula="of:=[.W25]+[.Y25]" office:value-type="float" office:value="160">
            <text:p>160</text:p>
          </table:table-cell>
          <table:table-cell table:style-name="ACE-7" office:value-type="float" office:value="3">
            <text:p>3</text:p>
          </table:table-cell>
          <table:table-cell table:style-name="ACE-7" table:formula="of:=IF([.AB25]=3;&quot;marine&quot;;&quot;terrestrial_sh&quot;)" office:value-type="string" office:string-value="marine">
            <text:p>marine</text:p>
          </table:table-cell>
          <table:table-cell table:style-name="ACE-7" office:value-type="float" office:value="3711">
            <text:p>3711</text:p>
          </table:table-cell>
          <table:table-cell table:style-name="ACE-7" office:value-type="float" office:value="150">
            <text:p>150</text:p>
          </table:table-cell>
          <table:table-cell table:style-name="ACE-7" office:value-type="float" office:value="302">
            <text:p>302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Skarvsness Kizahasi Beach</text:p>
          </table:table-cell>
          <table:table-cell table:style-name="ACE-21" office:value-type="float" office:value="-69.469999999999999">
            <text:p>−69.470</text:p>
          </table:table-cell>
          <table:table-cell table:style-name="ACE-21" office:value-type="float" office:value="39.57">
            <text:p>39.570</text:p>
          </table:table-cell>
          <table:table-cell table:style-name="ACE-26" office:value-type="float" office:value="23">
            <text:p>23</text:p>
          </table:table-cell>
          <table:table-cell table:style-name="ACE-7" office:value-type="string">
            <text:p>960116-1h</text:p>
          </table:table-cell>
          <table:table-cell table:style-name="ACE-7" office:value-type="string">
            <text:p>SHI</text:p>
          </table:table-cell>
          <table:table-cell table:style-name="ACE-7" table:formula="of:=IF([.K26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8.6999999999999993">
            <text:p>8.7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26]+[.R26]" office:value-type="float" office:value="10.699999999999999">
            <text:p>10.7</text:p>
          </table:table-cell>
          <table:table-cell table:style-name="ACE-7" table:formula="of:=[.P26]+[.S26]" office:value-type="float" office:value="2">
            <text:p>2</text:p>
          </table:table-cell>
          <table:table-cell table:style-name="ACE-7" office:value-type="float" office:value="4860">
            <text:p>486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26]-[.X26]" office:value-type="float" office:value="3560">
            <text:p>3560</text:p>
          </table:table-cell>
          <table:table-cell table:style-name="ACE-7" table:formula="of:=[.W26]+[.Y26]" office:value-type="float" office:value="160">
            <text:p>160</text:p>
          </table:table-cell>
          <table:table-cell table:style-name="ACE-7" office:value-type="float" office:value="3">
            <text:p>3</text:p>
          </table:table-cell>
          <table:table-cell table:style-name="ACE-7" table:formula="of:=IF([.AB26]=3;&quot;marine&quot;;&quot;terrestrial_sh&quot;)" office:value-type="string" office:string-value="marine">
            <text:p>marine</text:p>
          </table:table-cell>
          <table:table-cell table:style-name="ACE-7" office:value-type="float" office:value="3961">
            <text:p>3961</text:p>
          </table:table-cell>
          <table:table-cell table:style-name="ACE-7" office:value-type="float" office:value="161">
            <text:p>161</text:p>
          </table:table-cell>
          <table:table-cell table:style-name="ACE-7" office:value-type="float" office:value="324">
            <text:p>324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Skarvsness Kizahasi Beach</text:p>
          </table:table-cell>
          <table:table-cell table:style-name="ACE-21" office:value-type="float" office:value="-69.469999999999999">
            <text:p>−69.470</text:p>
          </table:table-cell>
          <table:table-cell table:style-name="ACE-21" office:value-type="float" office:value="39.57">
            <text:p>39.570</text:p>
          </table:table-cell>
          <table:table-cell table:style-name="ACE-26" office:value-type="float" office:value="24">
            <text:p>24</text:p>
          </table:table-cell>
          <table:table-cell table:style-name="ACE-7" office:value-type="string">
            <text:p>960116-1i</text:p>
          </table:table-cell>
          <table:table-cell table:style-name="ACE-7" office:value-type="string">
            <text:p>SHI</text:p>
          </table:table-cell>
          <table:table-cell table:style-name="ACE-7" table:formula="of:=IF([.K27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9.8000000000000007">
            <text:p>9.8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27]+[.R27]" office:value-type="float" office:value="11.800000000000001">
            <text:p>11.8</text:p>
          </table:table-cell>
          <table:table-cell table:style-name="ACE-7" table:formula="of:=[.P27]+[.S27]" office:value-type="float" office:value="2">
            <text:p>2</text:p>
          </table:table-cell>
          <table:table-cell table:style-name="ACE-7" office:value-type="float" office:value="4910">
            <text:p>491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27]-[.X27]" office:value-type="float" office:value="3610">
            <text:p>3610</text:p>
          </table:table-cell>
          <table:table-cell table:style-name="ACE-7" table:formula="of:=[.W27]+[.Y27]" office:value-type="float" office:value="150">
            <text:p>150</text:p>
          </table:table-cell>
          <table:table-cell table:style-name="ACE-7" office:value-type="float" office:value="3">
            <text:p>3</text:p>
          </table:table-cell>
          <table:table-cell table:style-name="ACE-7" table:formula="of:=IF([.AB27]=3;&quot;marine&quot;;&quot;terrestrial_sh&quot;)" office:value-type="string" office:string-value="marine">
            <text:p>marine</text:p>
          </table:table-cell>
          <table:table-cell table:style-name="ACE-7" office:value-type="float" office:value="4028">
            <text:p>4028</text:p>
          </table:table-cell>
          <table:table-cell table:style-name="ACE-7" office:value-type="float" office:value="157">
            <text:p>157</text:p>
          </table:table-cell>
          <table:table-cell table:style-name="ACE-7" office:value-type="float" office:value="315">
            <text:p>315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Skarvsness Kizahasi Beach</text:p>
          </table:table-cell>
          <table:table-cell table:style-name="ACE-21" office:value-type="float" office:value="-69.469999999999999">
            <text:p>−69.470</text:p>
          </table:table-cell>
          <table:table-cell table:style-name="ACE-21" office:value-type="float" office:value="39.57">
            <text:p>39.570</text:p>
          </table:table-cell>
          <table:table-cell table:style-name="ACE-26" office:value-type="float" office:value="25">
            <text:p>25</text:p>
          </table:table-cell>
          <table:table-cell table:style-name="ACE-7" office:value-type="string">
            <text:p>960116-1j</text:p>
          </table:table-cell>
          <table:table-cell table:style-name="ACE-7" office:value-type="string">
            <text:p>SHI</text:p>
          </table:table-cell>
          <table:table-cell table:style-name="ACE-7" table:formula="of:=IF([.K28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9.8000000000000007">
            <text:p>9.8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28]+[.R28]" office:value-type="float" office:value="11.800000000000001">
            <text:p>11.8</text:p>
          </table:table-cell>
          <table:table-cell table:style-name="ACE-7" table:formula="of:=[.P28]+[.S28]" office:value-type="float" office:value="2">
            <text:p>2</text:p>
          </table:table-cell>
          <table:table-cell table:style-name="ACE-7" office:value-type="float" office:value="5190">
            <text:p>519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28]-[.X28]" office:value-type="float" office:value="3890">
            <text:p>3890</text:p>
          </table:table-cell>
          <table:table-cell table:style-name="ACE-7" table:formula="of:=[.W28]+[.Y28]" office:value-type="float" office:value="160">
            <text:p>160</text:p>
          </table:table-cell>
          <table:table-cell table:style-name="ACE-7" office:value-type="float" office:value="3">
            <text:p>3</text:p>
          </table:table-cell>
          <table:table-cell table:style-name="ACE-7" table:formula="of:=IF([.AB28]=3;&quot;marine&quot;;&quot;terrestrial_sh&quot;)" office:value-type="string" office:string-value="marine">
            <text:p>marine</text:p>
          </table:table-cell>
          <table:table-cell table:style-name="ACE-7" office:value-type="float" office:value="4410">
            <text:p>4410</text:p>
          </table:table-cell>
          <table:table-cell table:style-name="ACE-7" office:value-type="float" office:value="167">
            <text:p>167</text:p>
          </table:table-cell>
          <table:table-cell table:style-name="ACE-7" office:value-type="float" office:value="338">
            <text:p>338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Skarvsness Kizahasi Beach</text:p>
          </table:table-cell>
          <table:table-cell table:style-name="ACE-21" office:value-type="float" office:value="-69.469999999999999">
            <text:p>−69.470</text:p>
          </table:table-cell>
          <table:table-cell table:style-name="ACE-21" office:value-type="float" office:value="39.57">
            <text:p>39.570</text:p>
          </table:table-cell>
          <table:table-cell table:style-name="ACE-26" office:value-type="float" office:value="26">
            <text:p>26</text:p>
          </table:table-cell>
          <table:table-cell table:style-name="ACE-7" office:value-type="string">
            <text:p>960116-1k</text:p>
          </table:table-cell>
          <table:table-cell table:style-name="ACE-7" office:value-type="string">
            <text:p>SHI</text:p>
          </table:table-cell>
          <table:table-cell table:style-name="ACE-7" table:formula="of:=IF([.K29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12.300000000000001">
            <text:p>12.3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29]+[.R29]" office:value-type="float" office:value="14.300000000000001">
            <text:p>14.3</text:p>
          </table:table-cell>
          <table:table-cell table:style-name="ACE-7" table:formula="of:=[.P29]+[.S29]" office:value-type="float" office:value="2">
            <text:p>2</text:p>
          </table:table-cell>
          <table:table-cell table:style-name="ACE-7" office:value-type="float" office:value="5290">
            <text:p>5290</text:p>
          </table:table-cell>
          <table:table-cell table:style-name="ACE-7" office:value-type="float" office:value="70">
            <text:p>7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29]-[.X29]" office:value-type="float" office:value="3990">
            <text:p>3990</text:p>
          </table:table-cell>
          <table:table-cell table:style-name="ACE-7" table:formula="of:=[.W29]+[.Y29]" office:value-type="float" office:value="170">
            <text:p>170</text:p>
          </table:table-cell>
          <table:table-cell table:style-name="ACE-7" office:value-type="float" office:value="3">
            <text:p>3</text:p>
          </table:table-cell>
          <table:table-cell table:style-name="ACE-7" table:formula="of:=IF([.AB29]=3;&quot;marine&quot;;&quot;terrestrial_sh&quot;)" office:value-type="string" office:string-value="marine">
            <text:p>marine</text:p>
          </table:table-cell>
          <table:table-cell table:style-name="ACE-7" office:value-type="float" office:value="4549">
            <text:p>4549</text:p>
          </table:table-cell>
          <table:table-cell table:style-name="ACE-7" office:value-type="float" office:value="183">
            <text:p>183</text:p>
          </table:table-cell>
          <table:table-cell table:style-name="ACE-7" office:value-type="float" office:value="313">
            <text:p>313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101">
            <text:p>9101</text:p>
          </table:table-cell>
          <table:table-cell table:style-name="ACE-10" office:value-type="string">
            <text:p>DMEL</text:p>
          </table:table-cell>
          <table:table-cell table:style-name="ACE-7" office:value-type="string">
            <text:p>Enderby Land</text:p>
          </table:table-cell>
          <table:table-cell table:style-name="ACE-10" office:value-type="string">
            <text:p>SC</text:p>
          </table:table-cell>
          <table:table-cell table:style-name="ACE-7" office:value-type="string">
            <text:p>Syowa Coast</text:p>
          </table:table-cell>
          <table:table-cell table:style-name="ACE-7" office:value-type="string">
            <text:p>Skarvsness Kizahasi Beach</text:p>
          </table:table-cell>
          <table:table-cell table:style-name="ACE-21" office:value-type="float" office:value="-69.469999999999999">
            <text:p>−69.470</text:p>
          </table:table-cell>
          <table:table-cell table:style-name="ACE-21" office:value-type="float" office:value="39.57">
            <text:p>39.570</text:p>
          </table:table-cell>
          <table:table-cell table:style-name="ACE-26" office:value-type="float" office:value="27">
            <text:p>27</text:p>
          </table:table-cell>
          <table:table-cell table:style-name="ACE-7" office:value-type="string">
            <text:p>960116-1l</text:p>
          </table:table-cell>
          <table:table-cell table:style-name="ACE-7" office:value-type="string">
            <text:p>SHI</text:p>
          </table:table-cell>
          <table:table-cell table:style-name="ACE-7" table:formula="of:=IF([.K30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16">
            <text:p>16.0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30]+[.R30]" office:value-type="float" office:value="18">
            <text:p>18.0</text:p>
          </table:table-cell>
          <table:table-cell table:style-name="ACE-7" table:formula="of:=[.P30]+[.S30]" office:value-type="float" office:value="2">
            <text:p>2</text:p>
          </table:table-cell>
          <table:table-cell table:style-name="ACE-7" office:value-type="float" office:value="7170">
            <text:p>717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30]-[.X30]" office:value-type="float" office:value="5870">
            <text:p>5870</text:p>
          </table:table-cell>
          <table:table-cell table:style-name="ACE-7" table:formula="of:=[.W30]+[.Y30]" office:value-type="float" office:value="160">
            <text:p>160</text:p>
          </table:table-cell>
          <table:table-cell table:style-name="ACE-7" office:value-type="float" office:value="3">
            <text:p>3</text:p>
          </table:table-cell>
          <table:table-cell table:style-name="ACE-7" table:formula="of:=IF([.AB30]=3;&quot;marine&quot;;&quot;terrestrial_sh&quot;)" office:value-type="string" office:string-value="marine">
            <text:p>marine</text:p>
          </table:table-cell>
          <table:table-cell table:style-name="ACE-7" office:value-type="float" office:value="6728">
            <text:p>6728</text:p>
          </table:table-cell>
          <table:table-cell table:style-name="ACE-7" office:value-type="float" office:value="143">
            <text:p>143</text:p>
          </table:table-cell>
          <table:table-cell table:style-name="ACE-7" office:value-type="float" office:value="287">
            <text:p>287</text:p>
          </table:table-cell>
          <table:table-cell table:style-name="ACE-46" office:value-type="string">
            <text:p>Miura (1998)</text:p>
          </table:table-cell>
          <table:table-cell table:style-name="ACE-46"/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/>
          <table:table-cell table:style-name="ACE-9" office:value-type="string">
            <text:p>LAIS</text:p>
          </table:table-cell>
          <table:table-cell table:style-name="ACE-6" office:value-type="string">
            <text:p>Lambert Glacier - Amery Ice Shelf System</text:p>
          </table:table-cell>
          <table:table-cell table:number-columns-repeated="3" table:style-name="ACE-7"/>
          <table:table-cell table:number-columns-repeated="2" table:style-name="ACE-21"/>
          <table:table-cell table:style-name="ACE-26"/>
          <table:table-cell table:number-columns-repeated="3" table:style-name="ACE-7"/>
          <table:table-cell table:number-columns-repeated="2" table:style-name="ACE-10"/>
          <table:table-cell table:style-name="ACE-36"/>
          <table:table-cell table:number-columns-repeated="4" table:style-name="ACE-7"/>
          <table:table-cell table:style-name="ACE-36"/>
          <table:table-cell table:number-columns-repeated="8" table:style-name="ACE-7"/>
          <table:table-cell table:style-name="ACE-7" table:formula="of:=IF([.AB31]=3;&quot;marine&quot;;&quot;terrestrial_sh&quot;)" office:value-type="string" office:string-value="terrestrial_sh">
            <text:p>terrestrial_sh</text:p>
          </table:table-cell>
          <table:table-cell table:number-columns-repeated="3" table:style-name="ACE-7"/>
          <table:table-cell table:number-columns-repeated="2" table:style-name="ACE-46"/>
          <table:table-cell table:style-name="ACE-47"/>
          <table:table-cell table:style-name="ACE-7"/>
          <table:table-cell table:style-name="ACE-39"/>
          <table:table-cell table:number-columns-repeated="219" table:style-name="ACE-7"/>
        </table:table-row>
        <table:table-row table:style-name="AROW-4">
          <table:table-cell table:style-name="ACE-6" office:value-type="float" office:value="9201">
            <text:p>9201</text:p>
          </table:table-cell>
          <table:table-cell table:style-name="ACE-9" office:value-type="string">
            <text:p>LAIS</text:p>
          </table:table-cell>
          <table:table-cell table:style-name="ACE-6" office:value-type="string">
            <text:p>Mac Robertson shelf</text:p>
          </table:table-cell>
          <table:table-cell table:style-name="ACE-9" office:value-type="string">
            <text:p>LH</text:p>
          </table:table-cell>
          <table:table-cell table:style-name="ACE-14" office:value-type="string">
            <text:p>Larsemann Hills</text:p>
          </table:table-cell>
          <table:table-cell table:style-name="ACE-6"/>
          <table:table-cell table:style-name="ACE-20" table:formula="of:=AVERAGE([.G33:.G41])" office:value-type="float" office:value="-69.379666666666665">
            <text:p>−69.380</text:p>
          </table:table-cell>
          <table:table-cell table:style-name="ACE-20" table:formula="of:=AVERAGE([.H33:.H41])" office:value-type="float" office:value="76.255444444444436">
            <text:p>76.255</text:p>
          </table:table-cell>
          <table:table-cell table:style-name="ACE-25"/>
          <table:table-cell table:number-columns-repeated="2" table:style-name="ACE-6"/>
          <table:table-cell table:style-name="ACE-7"/>
          <table:table-cell table:number-columns-repeated="2" table:style-name="ACE-32"/>
          <table:table-cell table:style-name="ACE-37"/>
          <table:table-cell table:number-columns-repeated="4" table:style-name="ACE-6"/>
          <table:table-cell table:style-name="ACE-37"/>
          <table:table-cell table:number-columns-repeated="2" table:style-name="ACE-6"/>
          <table:table-cell table:number-columns-repeated="2" table:style-name="ACE-32"/>
          <table:table-cell table:style-name="ACE-42"/>
          <table:table-cell table:style-name="ACE-7"/>
          <table:table-cell table:style-name="ACE-6"/>
          <table:table-cell table:style-name="ACE-32"/>
          <table:table-cell table:style-name="ACE-7" table:formula="of:=IF([.AB32]=3;&quot;marine&quot;;&quot;terrestrial_sh&quot;)" office:value-type="string" office:string-value="terrestrial_sh">
            <text:p>terrestrial_sh</text:p>
          </table:table-cell>
          <table:table-cell table:number-columns-repeated="3" table:style-name="ACE-7"/>
          <table:table-cell table:style-name="ACE-45" office:value-type="string">
            <text:p>Verlyen (2005)</text:p>
          </table:table-cell>
          <table:table-cell table:style-name="ACE-45"/>
          <table:table-cell table:style-name="ACE-6"/>
          <table:table-cell table:style-name="ACE-6" office:value-type="string">
            <text:p>H</text:p>
          </table:table-cell>
          <table:table-cell table:style-name="ACE-7"/>
          <table:table-cell table:number-columns-repeated="9" table:style-name="ACE-6"/>
          <table:table-cell table:style-name="ACE-32"/>
          <table:table-cell table:number-columns-repeated="209" table:style-name="ACE-6"/>
        </table:table-row>
        <table:table-row table:style-name="AROW-4">
          <table:table-cell table:style-name="ACE-7" office:value-type="float" office:value="9201">
            <text:p>9201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LH</text:p>
          </table:table-cell>
          <table:table-cell table:style-name="ACE-7" office:value-type="string">
            <text:p>Larsemann Hills</text:p>
          </table:table-cell>
          <table:table-cell table:style-name="ACE-7" office:value-type="string">
            <text:p>Pup Lagoon</text:p>
          </table:table-cell>
          <table:table-cell table:style-name="ACE-21" office:value-type="float" office:value="-69.417000000000002">
            <text:p>−69.417</text:p>
          </table:table-cell>
          <table:table-cell table:style-name="ACE-21" office:value-type="float" office:value="76.167000000000002">
            <text:p>76.167</text:p>
          </table:table-cell>
          <table:table-cell table:style-name="ACE-26" office:value-type="float" office:value="1">
            <text:p>1</text:p>
          </table:table-cell>
          <table:table-cell table:style-name="ACE-7" office:value-type="string">
            <text:p>AA-35751</text:p>
          </table:table-cell>
          <table:table-cell table:style-name="ACE-7" office:value-type="string">
            <text:p>MLS</text:p>
          </table:table-cell>
          <table:table-cell table:style-name="ACE-7" table:formula="of:=IF([.K33]=&quot;MLS&quot;;&quot;Marine to lacustrine&quot;)" office:value-type="string" office:string-value="Marine to lacustrine">
            <text:p>Marine to lacustrine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4">
            <text:p>4.0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33]+[.R33]" office:value-type="float" office:value="4">
            <text:p>4.0</text:p>
          </table:table-cell>
          <table:table-cell table:style-name="ACE-7" table:formula="of:=[.P33]+[.S33]" office:value-type="float" office:value="0.5">
            <text:p>0.5</text:p>
          </table:table-cell>
          <table:table-cell table:style-name="ACE-7" office:value-type="float" office:value="2150">
            <text:p>215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33]-[.X33]" office:value-type="float" office:value="2150">
            <text:p>2150</text:p>
          </table:table-cell>
          <table:table-cell table:style-name="ACE-7" table:formula="of:=[.W33]+[.Y33]" office:value-type="float" office:value="45">
            <text:p>45</text:p>
          </table:table-cell>
          <table:table-cell table:style-name="ACE-7" office:value-type="float" office:value="2">
            <text:p>2</text:p>
          </table:table-cell>
          <table:table-cell table:style-name="ACE-7" table:formula="of:=IF([.AB33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2147">
            <text:p>2147</text:p>
          </table:table-cell>
          <table:table-cell table:style-name="ACE-7" office:value-type="float" office:value="120">
            <text:p>120</text:p>
          </table:table-cell>
          <table:table-cell table:style-name="ACE-7" office:value-type="float" office:value="152">
            <text:p>152</text:p>
          </table:table-cell>
          <table:table-cell table:style-name="ACE-46" office:value-type="string">
            <text:p>Verlyen (2005)</text:p>
          </table:table-cell>
          <table:table-cell table:style-name="ACE-46"/>
          <table:table-cell table:style-name="ACE-7" office:value-type="string">
            <text:p>Marine to lacustrine sediment</text:p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201">
            <text:p>9201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LH</text:p>
          </table:table-cell>
          <table:table-cell table:style-name="ACE-7" office:value-type="string">
            <text:p>Larsemann Hills</text:p>
          </table:table-cell>
          <table:table-cell table:style-name="ACE-7" office:value-type="string">
            <text:p>Heart Lake</text:p>
          </table:table-cell>
          <table:table-cell table:style-name="ACE-21" office:value-type="float" office:value="-69.375">
            <text:p>−69.375</text:p>
          </table:table-cell>
          <table:table-cell table:style-name="ACE-21" office:value-type="float" office:value="76.150000000000006">
            <text:p>76.150</text:p>
          </table:table-cell>
          <table:table-cell table:style-name="ACE-26" office:value-type="float" office:value="2">
            <text:p>2</text:p>
          </table:table-cell>
          <table:table-cell table:style-name="ACE-7" office:value-type="string">
            <text:p>AA-35736</text:p>
          </table:table-cell>
          <table:table-cell table:style-name="ACE-7" office:value-type="string">
            <text:p>MLS</text:p>
          </table:table-cell>
          <table:table-cell table:style-name="ACE-7" table:formula="of:=IF([.K34]=&quot;MLS&quot;;&quot;Marine to lacustrine&quot;)" office:value-type="string" office:string-value="Marine to lacustrine">
            <text:p>Marine to lacustrine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5">
            <text:p>5.0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34]+[.R34]" office:value-type="float" office:value="5">
            <text:p>5.0</text:p>
          </table:table-cell>
          <table:table-cell table:style-name="ACE-7" table:formula="of:=[.P34]+[.S34]" office:value-type="float" office:value="0.5">
            <text:p>0.5</text:p>
          </table:table-cell>
          <table:table-cell table:style-name="ACE-7" office:value-type="float" office:value="2620">
            <text:p>2620</text:p>
          </table:table-cell>
          <table:table-cell table:style-name="ACE-7" office:value-type="float" office:value="45">
            <text:p>45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34]-[.X34]" office:value-type="float" office:value="2620">
            <text:p>2620</text:p>
          </table:table-cell>
          <table:table-cell table:style-name="ACE-7" table:formula="of:=[.W34]+[.Y34]" office:value-type="float" office:value="45">
            <text:p>45</text:p>
          </table:table-cell>
          <table:table-cell table:style-name="ACE-7" office:value-type="float" office:value="2">
            <text:p>2</text:p>
          </table:table-cell>
          <table:table-cell table:style-name="ACE-7" table:formula="of:=IF([.AB34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2750">
            <text:p>2750</text:p>
          </table:table-cell>
          <table:table-cell table:style-name="ACE-7" office:value-type="float" office:value="26">
            <text:p>26</text:p>
          </table:table-cell>
          <table:table-cell table:style-name="ACE-7" office:value-type="float" office:value="153">
            <text:p>153</text:p>
          </table:table-cell>
          <table:table-cell table:style-name="ACE-46" office:value-type="string">
            <text:p>Verlyen (2005)</text:p>
          </table:table-cell>
          <table:table-cell table:style-name="ACE-46"/>
          <table:table-cell table:style-name="ACE-7" office:value-type="string">
            <text:p>Marine to lacustrine sediment</text:p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201">
            <text:p>9201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LH</text:p>
          </table:table-cell>
          <table:table-cell table:style-name="ACE-7" office:value-type="string">
            <text:p>Larsemann Hills</text:p>
          </table:table-cell>
          <table:table-cell table:style-name="ACE-7" office:value-type="string">
            <text:p>Heart Lake</text:p>
          </table:table-cell>
          <table:table-cell table:style-name="ACE-21" office:value-type="float" office:value="-69.375">
            <text:p>−69.375</text:p>
          </table:table-cell>
          <table:table-cell table:style-name="ACE-21" office:value-type="float" office:value="76.150000000000006">
            <text:p>76.150</text:p>
          </table:table-cell>
          <table:table-cell table:style-name="ACE-26" office:value-type="float" office:value="3">
            <text:p>3</text:p>
          </table:table-cell>
          <table:table-cell table:style-name="ACE-7" office:value-type="string">
            <text:p>AA-35739</text:p>
          </table:table-cell>
          <table:table-cell table:style-name="ACE-7" office:value-type="string">
            <text:p>LMS</text:p>
          </table:table-cell>
          <table:table-cell table:style-name="ACE-7" table:formula="of:=IF([.K35]=&quot;LMS&quot;;&quot;Lacustrine to marine sediment&quot;)" office:value-type="string" office:string-value="Lacustrine to marine sediment">
            <text:p>Lacustrine to marine sediment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5">
            <text:p>5.0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35]+[.R35]" office:value-type="float" office:value="5">
            <text:p>5.0</text:p>
          </table:table-cell>
          <table:table-cell table:style-name="ACE-7" table:formula="of:=[.P35]+[.S35]" office:value-type="float" office:value="0.5">
            <text:p>0.5</text:p>
          </table:table-cell>
          <table:table-cell table:style-name="ACE-7" office:value-type="float" office:value="8070">
            <text:p>8070</text:p>
          </table:table-cell>
          <table:table-cell table:style-name="ACE-7" office:value-type="float" office:value="75">
            <text:p>75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35]-[.X35]" office:value-type="float" office:value="8070">
            <text:p>8070</text:p>
          </table:table-cell>
          <table:table-cell table:style-name="ACE-7" table:formula="of:=[.W35]+[.Y35]" office:value-type="float" office:value="75">
            <text:p>75</text:p>
          </table:table-cell>
          <table:table-cell table:style-name="ACE-7" office:value-type="float" office:value="2">
            <text:p>2</text:p>
          </table:table-cell>
          <table:table-cell table:style-name="ACE-7" table:formula="of:=IF([.AB35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8975">
            <text:p>8975</text:p>
          </table:table-cell>
          <table:table-cell table:style-name="ACE-7" office:value-type="float" office:value="170">
            <text:p>170</text:p>
          </table:table-cell>
          <table:table-cell table:style-name="ACE-7" office:value-type="float" office:value="299">
            <text:p>299</text:p>
          </table:table-cell>
          <table:table-cell table:style-name="ACE-46" office:value-type="string">
            <text:p>Verlyen (2005)</text:p>
          </table:table-cell>
          <table:table-cell table:style-name="ACE-46"/>
          <table:table-cell table:style-name="ACE-7" office:value-type="string">
            <text:p>Lacustrine to Marine sediment</text:p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201">
            <text:p>9201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LH</text:p>
          </table:table-cell>
          <table:table-cell table:style-name="ACE-7" office:value-type="string">
            <text:p>Larsemann Hills</text:p>
          </table:table-cell>
          <table:table-cell table:style-name="ACE-7" office:value-type="string">
            <text:p>Heart Lake</text:p>
          </table:table-cell>
          <table:table-cell table:style-name="ACE-21" office:value-type="float" office:value="-69.375">
            <text:p>−69.375</text:p>
          </table:table-cell>
          <table:table-cell table:style-name="ACE-21" office:value-type="float" office:value="76.150000000000006">
            <text:p>76.150</text:p>
          </table:table-cell>
          <table:table-cell table:style-name="ACE-26" office:value-type="float" office:value="4">
            <text:p>4</text:p>
          </table:table-cell>
          <table:table-cell table:style-name="ACE-7" office:value-type="string">
            <text:p>AA-41164</text:p>
          </table:table-cell>
          <table:table-cell table:style-name="ACE-7" office:value-type="string">
            <text:p>LS</text:p>
          </table:table-cell>
          <table:table-cell table:style-name="ACE-7" table:formula="of:=IF([.K36]=&quot;LS&quot;;&quot;Lacustrine sediment&quot;)" office:value-type="string" office:string-value="Lacustrine sediment">
            <text:p>Lacustrine sediment</text:p>
          </table:table-cell>
          <table:table-cell table:style-name="ACE-10" office:value-type="string">
            <text:p>2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5">
            <text:p>5.0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36]+[.R36]" office:value-type="float" office:value="5">
            <text:p>5.0</text:p>
          </table:table-cell>
          <table:table-cell table:style-name="ACE-7" table:formula="of:=[.P36]+[.S36]" office:value-type="float" office:value="0.5">
            <text:p>0.5</text:p>
          </table:table-cell>
          <table:table-cell table:style-name="ACE-7" office:value-type="float" office:value="8508">
            <text:p>8508</text:p>
          </table:table-cell>
          <table:table-cell table:style-name="ACE-7" office:value-type="float" office:value="59">
            <text:p>59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36]-[.X36]" office:value-type="float" office:value="8508">
            <text:p>8508</text:p>
          </table:table-cell>
          <table:table-cell table:style-name="ACE-7" table:formula="of:=[.W36]+[.Y36]" office:value-type="float" office:value="59">
            <text:p>59</text:p>
          </table:table-cell>
          <table:table-cell table:style-name="ACE-7" office:value-type="float" office:value="2">
            <text:p>2</text:p>
          </table:table-cell>
          <table:table-cell table:style-name="ACE-7" table:formula="of:=IF([.AB36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9505">
            <text:p>9505</text:p>
          </table:table-cell>
          <table:table-cell table:style-name="ACE-7" office:value-type="float" office:value="27">
            <text:p>27</text:p>
          </table:table-cell>
          <table:table-cell table:style-name="ACE-7" office:value-type="float" office:value="68">
            <text:p>68</text:p>
          </table:table-cell>
          <table:table-cell table:style-name="ACE-46" office:value-type="string">
            <text:p>Verlyen (2005)</text:p>
          </table:table-cell>
          <table:table-cell table:style-name="ACE-46"/>
          <table:table-cell table:style-name="ACE-7" office:value-type="string">
            <text:p>Lacustrine sediment</text:p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201">
            <text:p>9201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LH</text:p>
          </table:table-cell>
          <table:table-cell table:style-name="ACE-7" office:value-type="string">
            <text:p>Larsemann Hills</text:p>
          </table:table-cell>
          <table:table-cell table:style-name="ACE-7" office:value-type="string">
            <text:p>Heart Lake</text:p>
          </table:table-cell>
          <table:table-cell table:style-name="ACE-21" office:value-type="float" office:value="-69.375">
            <text:p>−69.375</text:p>
          </table:table-cell>
          <table:table-cell table:style-name="ACE-21" office:value-type="float" office:value="76.150000000000006">
            <text:p>76.150</text:p>
          </table:table-cell>
          <table:table-cell table:style-name="ACE-26" office:value-type="float" office:value="5">
            <text:p>5</text:p>
          </table:table-cell>
          <table:table-cell table:style-name="ACE-7" office:value-type="string">
            <text:p>AA-41633</text:p>
          </table:table-cell>
          <table:table-cell table:style-name="ACE-7" office:value-type="string">
            <text:p>MS</text:p>
          </table:table-cell>
          <table:table-cell table:style-name="ACE-7" table:formula="of:=IF([.K37]=&quot;MS&quot;;&quot;Marine sediment&quot;)" office:value-type="string" office:string-value="Marine sediment">
            <text:p>Marine sediment</text:p>
          </table:table-cell>
          <table:table-cell table:style-name="ACE-10" office:value-type="string">
            <text:p>2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5">
            <text:p>5.0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37]+[.R37]" office:value-type="float" office:value="5">
            <text:p>5.0</text:p>
          </table:table-cell>
          <table:table-cell table:style-name="ACE-7" table:formula="of:=[.P37]+[.S37]" office:value-type="float" office:value="0.5">
            <text:p>0.5</text:p>
          </table:table-cell>
          <table:table-cell table:style-name="ACE-7" office:value-type="float" office:value="10314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7" office:value-type="float" office:value="65">
            <text:p>65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37]-[.X37]" office:value-type="float" office:value="9014">
            <text:p>9014</text:p>
          </table:table-cell>
          <table:table-cell table:style-name="ACE-7" table:formula="of:=[.W37]+[.Y37]" office:value-type="float" office:value="165">
            <text:p>165</text:p>
          </table:table-cell>
          <table:table-cell table:style-name="ACE-7" office:value-type="float" office:value="3">
            <text:p>3</text:p>
          </table:table-cell>
          <table:table-cell table:style-name="ACE-7" table:formula="of:=IF([.AB37]=3;&quot;marine&quot;;&quot;terrestrial_sh&quot;)" office:value-type="string" office:string-value="marine">
            <text:p>marine</text:p>
          </table:table-cell>
          <table:table-cell table:style-name="ACE-7" office:value-type="float" office:value="10271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7" office:value-type="float" office:value="136">
            <text:p>136</text:p>
          </table:table-cell>
          <table:table-cell table:style-name="ACE-7" office:value-type="float" office:value="294">
            <text:p>294</text:p>
          </table:table-cell>
          <table:table-cell table:style-name="ACE-46" office:value-type="string">
            <text:p>Verlyen (2005)</text:p>
          </table:table-cell>
          <table:table-cell table:style-name="ACE-46"/>
          <table:table-cell table:style-name="ACE-7" office:value-type="string">
            <text:p>Marine sediment</text:p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201">
            <text:p>9201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LH</text:p>
          </table:table-cell>
          <table:table-cell table:style-name="ACE-7" office:value-type="string">
            <text:p>Larsemann Hills</text:p>
          </table:table-cell>
          <table:table-cell table:style-name="ACE-7" office:value-type="string">
            <text:p>Kirisjes Pond</text:p>
          </table:table-cell>
          <table:table-cell table:style-name="ACE-21" office:value-type="float" office:value="-69.375">
            <text:p>−69.375</text:p>
          </table:table-cell>
          <table:table-cell table:style-name="ACE-21" office:value-type="float" office:value="76.382999999999996">
            <text:p>76.383</text:p>
          </table:table-cell>
          <table:table-cell table:style-name="ACE-26" office:value-type="float" office:value="6">
            <text:p>6</text:p>
          </table:table-cell>
          <table:table-cell table:style-name="ACE-7" office:value-type="string">
            <text:p>AA-35744</text:p>
          </table:table-cell>
          <table:table-cell table:style-name="ACE-7" office:value-type="string">
            <text:p>MLS</text:p>
          </table:table-cell>
          <table:table-cell table:style-name="ACE-7" table:formula="of:=IF([.K38]=&quot;MLS&quot;;&quot;Marine to lacustrine&quot;)" office:value-type="string" office:string-value="Marine to lacustrine">
            <text:p>Marine to lacustrine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8">
            <text:p>8.0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38]+[.R38]" office:value-type="float" office:value="8">
            <text:p>8.0</text:p>
          </table:table-cell>
          <table:table-cell table:style-name="ACE-7" table:formula="of:=[.P38]+[.S38]" office:value-type="float" office:value="0.5">
            <text:p>0.5</text:p>
          </table:table-cell>
          <table:table-cell table:style-name="ACE-7" office:value-type="float" office:value="6205">
            <text:p>6205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38]-[.X38]" office:value-type="float" office:value="6205">
            <text:p>6205</text:p>
          </table:table-cell>
          <table:table-cell table:style-name="ACE-7" table:formula="of:=[.W38]+[.Y38]" office:value-type="float" office:value="50">
            <text:p>50</text:p>
          </table:table-cell>
          <table:table-cell table:style-name="ACE-7" office:value-type="float" office:value="2">
            <text:p>2</text:p>
          </table:table-cell>
          <table:table-cell table:style-name="ACE-7" table:formula="of:=IF([.AB38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7099">
            <text:p>7099</text:p>
          </table:table-cell>
          <table:table-cell table:style-name="ACE-7" office:value-type="float" office:value="81">
            <text:p>81</text:p>
          </table:table-cell>
          <table:table-cell table:style-name="ACE-7" office:value-type="float" office:value="135">
            <text:p>135</text:p>
          </table:table-cell>
          <table:table-cell table:style-name="ACE-46" office:value-type="string">
            <text:p>Verlyen (2005)</text:p>
          </table:table-cell>
          <table:table-cell table:style-name="ACE-46"/>
          <table:table-cell table:style-name="ACE-7" office:value-type="string">
            <text:p>Marine to lacustrine sediment</text:p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201">
            <text:p>9201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LH</text:p>
          </table:table-cell>
          <table:table-cell table:style-name="ACE-7" office:value-type="string">
            <text:p>Larsemann Hills</text:p>
          </table:table-cell>
          <table:table-cell table:style-name="ACE-7" office:value-type="string">
            <text:p>Kirisjes Pond</text:p>
          </table:table-cell>
          <table:table-cell table:style-name="ACE-21" office:value-type="float" office:value="-69.375">
            <text:p>−69.375</text:p>
          </table:table-cell>
          <table:table-cell table:style-name="ACE-21" office:value-type="float" office:value="76.382999999999996">
            <text:p>76.383</text:p>
          </table:table-cell>
          <table:table-cell table:style-name="ACE-26" office:value-type="float" office:value="7">
            <text:p>7</text:p>
          </table:table-cell>
          <table:table-cell table:style-name="ACE-7" office:value-type="string">
            <text:p>AA-35745</text:p>
          </table:table-cell>
          <table:table-cell table:style-name="ACE-7" office:value-type="string">
            <text:p>LMS</text:p>
          </table:table-cell>
          <table:table-cell table:style-name="ACE-7" table:formula="of:=IF([.K39]=&quot;LMS&quot;;&quot;Lacustrine to marine sediment&quot;)" office:value-type="string" office:string-value="Lacustrine to marine sediment">
            <text:p>Lacustrine to marine sediment</text:p>
          </table:table-cell>
          <table:table-cell table:style-name="ACE-10" office:value-type="string">
            <text:p>2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8">
            <text:p>8.0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39]+[.R39]" office:value-type="float" office:value="8">
            <text:p>8.0</text:p>
          </table:table-cell>
          <table:table-cell table:style-name="ACE-7" table:formula="of:=[.P39]+[.S39]" office:value-type="float" office:value="0.5">
            <text:p>0.5</text:p>
          </table:table-cell>
          <table:table-cell table:style-name="ACE-7" office:value-type="float" office:value="7825">
            <text:p>7825</text:p>
          </table:table-cell>
          <table:table-cell table:style-name="ACE-7" office:value-type="float" office:value="70">
            <text:p>7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39]-[.X39]" office:value-type="float" office:value="6525">
            <text:p>6525</text:p>
          </table:table-cell>
          <table:table-cell table:style-name="ACE-7" table:formula="of:=[.W39]+[.Y39]" office:value-type="float" office:value="170">
            <text:p>170</text:p>
          </table:table-cell>
          <table:table-cell table:style-name="ACE-7" office:value-type="float" office:value="3">
            <text:p>3</text:p>
          </table:table-cell>
          <table:table-cell table:style-name="ACE-7" table:formula="of:=IF([.AB39]=3;&quot;marine&quot;;&quot;terrestrial_sh&quot;)" office:value-type="string" office:string-value="marine">
            <text:p>marine</text:p>
          </table:table-cell>
          <table:table-cell table:style-name="ACE-7" office:value-type="float" office:value="7430">
            <text:p>7430</text:p>
          </table:table-cell>
          <table:table-cell table:style-name="ACE-7" office:value-type="float" office:value="109">
            <text:p>109</text:p>
          </table:table-cell>
          <table:table-cell table:style-name="ACE-7" office:value-type="float" office:value="220">
            <text:p>220</text:p>
          </table:table-cell>
          <table:table-cell table:style-name="ACE-46" office:value-type="string">
            <text:p>Verlyen (2005)</text:p>
          </table:table-cell>
          <table:table-cell table:style-name="ACE-46"/>
          <table:table-cell table:style-name="ACE-7" office:value-type="string">
            <text:p>Lacustrine to Marine sediment with res correction</text:p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201">
            <text:p>9201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LH</text:p>
          </table:table-cell>
          <table:table-cell table:style-name="ACE-7" office:value-type="string">
            <text:p>Larsemann Hills</text:p>
          </table:table-cell>
          <table:table-cell table:style-name="ACE-7" office:value-type="string">
            <text:p>Kirisjes Pond</text:p>
          </table:table-cell>
          <table:table-cell table:style-name="ACE-21" office:value-type="float" office:value="-69.375">
            <text:p>−69.375</text:p>
          </table:table-cell>
          <table:table-cell table:style-name="ACE-21" office:value-type="float" office:value="76.382999999999996">
            <text:p>76.383</text:p>
          </table:table-cell>
          <table:table-cell table:style-name="ACE-26" office:value-type="float" office:value="8">
            <text:p>8</text:p>
          </table:table-cell>
          <table:table-cell table:style-name="ACE-7" office:value-type="string">
            <text:p>AA-35746</text:p>
          </table:table-cell>
          <table:table-cell table:style-name="ACE-7" office:value-type="string">
            <text:p>LS</text:p>
          </table:table-cell>
          <table:table-cell table:style-name="ACE-7" table:formula="of:=IF([.K40]=&quot;LS&quot;;&quot;Lacustrine sediment&quot;)" office:value-type="string" office:string-value="Lacustrine sediment">
            <text:p>Lacustrine sediment</text:p>
          </table:table-cell>
          <table:table-cell table:style-name="ACE-10" office:value-type="string">
            <text:p>2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8">
            <text:p>8.0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40]+[.R40]" office:value-type="float" office:value="8">
            <text:p>8.0</text:p>
          </table:table-cell>
          <table:table-cell table:style-name="ACE-7" table:formula="of:=[.P40]+[.S40]" office:value-type="float" office:value="0.5">
            <text:p>0.5</text:p>
          </table:table-cell>
          <table:table-cell table:style-name="ACE-7" office:value-type="float" office:value="8545">
            <text:p>8545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40]-[.X40]" office:value-type="float" office:value="8545">
            <text:p>8545</text:p>
          </table:table-cell>
          <table:table-cell table:style-name="ACE-7" table:formula="of:=[.W40]+[.Y40]" office:value-type="float" office:value="60">
            <text:p>60</text:p>
          </table:table-cell>
          <table:table-cell table:style-name="ACE-7" office:value-type="float" office:value="2">
            <text:p>2</text:p>
          </table:table-cell>
          <table:table-cell table:style-name="ACE-7" table:formula="of:=IF([.AB40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9524">
            <text:p>9524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106">
            <text:p>106</text:p>
          </table:table-cell>
          <table:table-cell table:style-name="ACE-46" office:value-type="string">
            <text:p>Verlyen (2005)</text:p>
          </table:table-cell>
          <table:table-cell table:style-name="ACE-46"/>
          <table:table-cell table:style-name="ACE-7" office:value-type="string">
            <text:p>Lacustrine sediment</text:p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7" office:value-type="float" office:value="9201">
            <text:p>9201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LH</text:p>
          </table:table-cell>
          <table:table-cell table:style-name="ACE-7" office:value-type="string">
            <text:p>Larsemann Hills</text:p>
          </table:table-cell>
          <table:table-cell table:style-name="ACE-7" office:value-type="string">
            <text:p>Kirisjes Pond</text:p>
          </table:table-cell>
          <table:table-cell table:style-name="ACE-21" office:value-type="float" office:value="-69.375">
            <text:p>−69.375</text:p>
          </table:table-cell>
          <table:table-cell table:style-name="ACE-21" office:value-type="float" office:value="76.382999999999996">
            <text:p>76.383</text:p>
          </table:table-cell>
          <table:table-cell table:style-name="ACE-26" office:value-type="float" office:value="9">
            <text:p>9</text:p>
          </table:table-cell>
          <table:table-cell table:style-name="ACE-7" office:value-type="string">
            <text:p>AA-35747</text:p>
          </table:table-cell>
          <table:table-cell table:style-name="ACE-7" office:value-type="string">
            <text:p>LS</text:p>
          </table:table-cell>
          <table:table-cell table:style-name="ACE-7" table:formula="of:=IF([.K41]=&quot;LS&quot;;&quot;Lacustrine sediment&quot;)" office:value-type="string" office:string-value="Lacustrine sediment">
            <text:p>Lacustrine sediment</text:p>
          </table:table-cell>
          <table:table-cell table:style-name="ACE-10" office:value-type="string">
            <text:p>2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8">
            <text:p>8.0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41]+[.R41]" office:value-type="float" office:value="8">
            <text:p>8.0</text:p>
          </table:table-cell>
          <table:table-cell table:style-name="ACE-7" table:formula="of:=[.P41]+[.S41]" office:value-type="float" office:value="0.5">
            <text:p>0.5</text:p>
          </table:table-cell>
          <table:table-cell table:style-name="ACE-7" office:value-type="float" office:value="10400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7" office:value-type="float" office:value="65">
            <text:p>65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41]-[.X41]" office:value-type="float" office:value="10400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7" table:formula="of:=[.W41]+[.Y41]" office:value-type="float" office:value="65">
            <text:p>65</text:p>
          </table:table-cell>
          <table:table-cell table:style-name="ACE-7" office:value-type="float" office:value="2">
            <text:p>2</text:p>
          </table:table-cell>
          <table:table-cell table:style-name="ACE-7" table:formula="of:=IF([.AB41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12275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7" office:value-type="float" office:value="129">
            <text:p>129</text:p>
          </table:table-cell>
          <table:table-cell table:style-name="ACE-7" office:value-type="float" office:value="238">
            <text:p>238</text:p>
          </table:table-cell>
          <table:table-cell table:style-name="ACE-46" office:value-type="string">
            <text:p>Verlyen (2005)</text:p>
          </table:table-cell>
          <table:table-cell table:style-name="ACE-46"/>
          <table:table-cell table:style-name="ACE-7" office:value-type="string">
            <text:p>Lacustrine sediment</text:p>
          </table:table-cell>
          <table:table-cell table:style-name="ACE-7" office:value-type="string">
            <text:p>D</text:p>
          </table:table-cell>
          <table:table-cell table:style-name="ACE-39"/>
          <table:table-cell table:number-columns-repeated="219" table:style-name="ACE-7"/>
        </table:table-row>
        <table:table-row table:style-name="AROW-4">
          <table:table-cell table:style-name="ACE-6" office:value-type="float" office:value="9202">
            <text:p>9202</text:p>
          </table:table-cell>
          <table:table-cell table:style-name="ACE-9" office:value-type="string">
            <text:p>LAIS</text:p>
          </table:table-cell>
          <table:table-cell table:style-name="ACE-6" office:value-type="string">
            <text:p>Mac Robertson shelf</text:p>
          </table:table-cell>
          <table:table-cell table:style-name="ACE-9" office:value-type="string">
            <text:p>VH</text:p>
          </table:table-cell>
          <table:table-cell table:style-name="ACE-14" office:value-type="string">
            <text:p>Vestfold Hills</text:p>
          </table:table-cell>
          <table:table-cell table:style-name="ACE-6"/>
          <table:table-cell table:style-name="ACE-20" table:formula="of:=AVERAGE([.G51:.G55])" office:value-type="float" office:value="-68.587999999999994">
            <text:p>−68.588</text:p>
          </table:table-cell>
          <table:table-cell table:style-name="ACE-20" table:formula="of:=AVERAGE([.H51:.H55])" office:value-type="float" office:value="78.063999999999993">
            <text:p>78.064</text:p>
          </table:table-cell>
          <table:table-cell table:style-name="ACE-25"/>
          <table:table-cell table:number-columns-repeated="2" table:style-name="ACE-6"/>
          <table:table-cell table:style-name="ACE-7" table:formula="of:=IF([.K42]=&quot;LS&quot;;&quot;Lacustrine sediment&quot;)" office:value-type="boolean" office:boolean-value="false">
            <text:p>FALSE</text:p>
          </table:table-cell>
          <table:table-cell table:number-columns-repeated="2" table:style-name="ACE-9"/>
          <table:table-cell table:style-name="ACE-37"/>
          <table:table-cell table:number-columns-repeated="4" table:style-name="ACE-6"/>
          <table:table-cell table:style-name="ACE-37"/>
          <table:table-cell table:number-columns-repeated="5" table:style-name="ACE-6"/>
          <table:table-cell table:style-name="ACE-7"/>
          <table:table-cell table:number-columns-repeated="2" table:style-name="ACE-6"/>
          <table:table-cell table:style-name="ACE-7" table:formula="of:=IF([.AB42]=3;&quot;marine&quot;;&quot;terrestrial_sh&quot;)" office:value-type="string" office:string-value="terrestrial_sh">
            <text:p>terrestrial_sh</text:p>
          </table:table-cell>
          <table:table-cell table:number-columns-repeated="3" table:style-name="ACE-7"/>
          <table:table-cell table:style-name="ACE-45" office:value-type="string">
            <text:p>Zwartz et al (1998)</text:p>
          </table:table-cell>
          <table:table-cell table:style-name="ACE-45"/>
          <table:table-cell table:style-name="ACE-6"/>
          <table:table-cell table:style-name="ACE-6" office:value-type="string">
            <text:p>H</text:p>
          </table:table-cell>
          <table:table-cell table:style-name="ACE-7"/>
          <table:table-cell table:number-columns-repeated="219" table:style-name="ACE-6"/>
        </table:table-row>
        <table:table-row table:style-name="AROW-4">
          <table:table-cell table:style-name="ACE-7" office:value-type="float" office:value="9202">
            <text:p>9202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VH</text:p>
          </table:table-cell>
          <table:table-cell table:style-name="ACE-7" office:value-type="string">
            <text:p>Vestfold Hills</text:p>
          </table:table-cell>
          <table:table-cell table:style-name="ACE-7" office:value-type="string">
            <text:p>Organic</text:p>
          </table:table-cell>
          <table:table-cell table:style-name="ACE-21" office:value-type="float" office:value="-68.459999999999994">
            <text:p>−68.460</text:p>
          </table:table-cell>
          <table:table-cell table:style-name="ACE-21" office:value-type="float" office:value="78.189999999999998">
            <text:p>78.190</text:p>
          </table:table-cell>
          <table:table-cell table:style-name="ACE-26" office:value-type="float" office:value="1">
            <text:p>1</text:p>
          </table:table-cell>
          <table:table-cell table:style-name="ACE-21" office:value-type="string">
            <text:p>Organic_Lml</text:p>
          </table:table-cell>
          <table:table-cell table:style-name="ACE-7" office:value-type="string">
            <text:p>MLS</text:p>
          </table:table-cell>
          <table:table-cell table:style-name="ACE-7" table:formula="of:=IF([.K43]=&quot;MLS&quot;;&quot;Marine to lacustrine&quot;)" office:value-type="string" office:string-value="Marine to lacustrine">
            <text:p>Marine to lacustrine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3.5">
            <text:p>3.5</text:p>
          </table:table-cell>
          <table:table-cell table:style-name="ACE-7" office:value-type="float" office:value="0.10000000000000001">
            <text:p>0.1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43]+[.R43]" office:value-type="float" office:value="3.5">
            <text:p>3.5</text:p>
          </table:table-cell>
          <table:table-cell table:style-name="ACE-7" table:formula="of:=[.P43]+[.S43]" office:value-type="float" office:value="0.10000000000000001">
            <text:p>0.1</text:p>
          </table:table-cell>
          <table:table-cell table:style-name="ACE-7" table:formula="of:=2730+0.5*(3060-2730)" office:value-type="float" office:value="2895">
            <text:p>2895</text:p>
          </table:table-cell>
          <table:table-cell table:style-name="ACE-7" table:formula="of:=0.5*(3060-2730)" office:value-type="float" office:value="165">
            <text:p>165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43]-[.X43]" office:value-type="float" office:value="2895">
            <text:p>2895</text:p>
          </table:table-cell>
          <table:table-cell table:style-name="ACE-7" table:formula="of:=[.W43]+[.Y43]" office:value-type="float" office:value="165">
            <text:p>165</text:p>
          </table:table-cell>
          <table:table-cell table:style-name="ACE-7" office:value-type="float" office:value="2">
            <text:p>2</text:p>
          </table:table-cell>
          <table:table-cell table:style-name="ACE-7" table:formula="of:=IF([.AB43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3058">
            <text:p>3058</text:p>
          </table:table-cell>
          <table:table-cell table:style-name="ACE-7" office:value-type="float" office:value="198">
            <text:p>198</text:p>
          </table:table-cell>
          <table:table-cell table:style-name="ACE-7" office:value-type="float" office:value="360">
            <text:p>360</text:p>
          </table:table-cell>
          <table:table-cell table:style-name="ACE-46" office:value-type="string">
            <text:p>Zwartz et al (1998)</text:p>
          </table:table-cell>
          <table:table-cell table:style-name="ACE-46" office:value-type="string">
            <text:p>BriggsTarasov2013,ZwartzEtal1998</text:p>
          </table:table-cell>
          <table:table-cell table:style-name="ACE-7" office:value-type="string">
            <text:p>Derived marine to lacustrine transition. Dated by lacustrine sediment</text:p>
          </table:table-cell>
          <table:table-cell table:style-name="ACE-7" office:value-type="string">
            <text:p>D</text:p>
          </table:table-cell>
          <table:table-cell table:style-name="ACE-7" office:value-type="string">
            <text:p>BriggsTarasov2013</text:p>
          </table:table-cell>
          <table:table-cell table:style-name="ACE-7" office:value-type="string">
            <text:p>ZwartzEtal1998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202">
            <text:p>9202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VH</text:p>
          </table:table-cell>
          <table:table-cell table:style-name="ACE-7" office:value-type="string">
            <text:p>Vestfold Hills</text:p>
          </table:table-cell>
          <table:table-cell table:style-name="ACE-7" office:value-type="string">
            <text:p>Watts</text:p>
          </table:table-cell>
          <table:table-cell table:style-name="ACE-21" office:value-type="float" office:value="-68.599999999999994">
            <text:p>−68.600</text:p>
          </table:table-cell>
          <table:table-cell table:style-name="ACE-21" office:value-type="float" office:value="78.219999999999999">
            <text:p>78.220</text:p>
          </table:table-cell>
          <table:table-cell table:style-name="ACE-26" office:value-type="float" office:value="2">
            <text:p>2</text:p>
          </table:table-cell>
          <table:table-cell table:style-name="ACE-7" office:value-type="string">
            <text:p>watts_Lml</text:p>
          </table:table-cell>
          <table:table-cell table:style-name="ACE-7" office:value-type="string">
            <text:p>MLS</text:p>
          </table:table-cell>
          <table:table-cell table:style-name="ACE-7" table:formula="of:=IF([.K44]=&quot;MLS&quot;;&quot;Marine to lacustrine&quot;)" office:value-type="string" office:string-value="Marine to lacustrine">
            <text:p>Marine to lacustrine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4.2999999999999998">
            <text:p>4.3</text:p>
          </table:table-cell>
          <table:table-cell table:style-name="ACE-7" office:value-type="float" office:value="0.10000000000000001">
            <text:p>0.1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44]+[.R44]" office:value-type="float" office:value="4.2999999999999998">
            <text:p>4.3</text:p>
          </table:table-cell>
          <table:table-cell table:style-name="ACE-7" table:formula="of:=[.P44]+[.S44]" office:value-type="float" office:value="0.10000000000000001">
            <text:p>0.1</text:p>
          </table:table-cell>
          <table:table-cell table:style-name="ACE-7" table:formula="of:=3430+0.5*(3830-3430)" office:value-type="float" office:value="3630">
            <text:p>3630</text:p>
          </table:table-cell>
          <table:table-cell table:style-name="ACE-7" table:formula="of:=0.5*(3830-3430)" office:value-type="float" office:value="200">
            <text:p>200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44]-[.X44]" office:value-type="float" office:value="3630">
            <text:p>3630</text:p>
          </table:table-cell>
          <table:table-cell table:style-name="ACE-7" table:formula="of:=[.W44]+[.Y44]" office:value-type="float" office:value="200">
            <text:p>200</text:p>
          </table:table-cell>
          <table:table-cell table:style-name="ACE-7" office:value-type="float" office:value="2">
            <text:p>2</text:p>
          </table:table-cell>
          <table:table-cell table:style-name="ACE-7" table:formula="of:=IF([.AB44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3968">
            <text:p>3968</text:p>
          </table:table-cell>
          <table:table-cell table:style-name="ACE-7" office:value-type="float" office:value="272">
            <text:p>272</text:p>
          </table:table-cell>
          <table:table-cell table:style-name="ACE-7" office:value-type="float" office:value="531">
            <text:p>531</text:p>
          </table:table-cell>
          <table:table-cell table:style-name="ACE-46" office:value-type="string">
            <text:p>Zwartz et al (1998)</text:p>
          </table:table-cell>
          <table:table-cell table:style-name="ACE-46" office:value-type="string">
            <text:p>BriggsTarasov2013,ZwartzEtal1998</text:p>
          </table:table-cell>
          <table:table-cell table:style-name="ACE-7" office:value-type="string">
            <text:p>Derived marine to lacustrine transition. Dated by lacustrine sediment</text:p>
          </table:table-cell>
          <table:table-cell table:style-name="ACE-7" office:value-type="string">
            <text:p>D</text:p>
          </table:table-cell>
          <table:table-cell table:style-name="ACE-7" office:value-type="string">
            <text:p>BriggsTarasov2013</text:p>
          </table:table-cell>
          <table:table-cell table:style-name="ACE-7" office:value-type="string">
            <text:p>ZwartzEtal1998</text:p>
          </table:table-cell>
          <table:table-cell table:number-columns-repeated="218" table:style-name="ACE-6"/>
        </table:table-row>
        <table:table-row table:style-name="AROW-4">
          <table:table-cell table:style-name="ACE-7" office:value-type="float" office:value="9202">
            <text:p>9202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VH</text:p>
          </table:table-cell>
          <table:table-cell table:style-name="ACE-7" office:value-type="string">
            <text:p>Vestfold Hills</text:p>
          </table:table-cell>
          <table:table-cell table:style-name="ACE-7" office:value-type="string">
            <text:p>Highway</text:p>
          </table:table-cell>
          <table:table-cell table:style-name="ACE-21" office:value-type="float" office:value="-68.459999999999994">
            <text:p>−68.460</text:p>
          </table:table-cell>
          <table:table-cell table:style-name="ACE-21" office:value-type="float" office:value="78.219999999999999">
            <text:p>78.220</text:p>
          </table:table-cell>
          <table:table-cell table:style-name="ACE-26" office:value-type="float" office:value="3">
            <text:p>3</text:p>
          </table:table-cell>
          <table:table-cell table:style-name="ACE-21" office:value-type="string">
            <text:p>highway_Mml</text:p>
          </table:table-cell>
          <table:table-cell table:style-name="ACE-7" office:value-type="string">
            <text:p>MLS</text:p>
          </table:table-cell>
          <table:table-cell table:style-name="ACE-7" table:formula="of:=IF([.K45]=&quot;MLS&quot;;&quot;Marine to lacustrine&quot;)" office:value-type="string" office:string-value="Marine to lacustrine">
            <text:p>Marine to lacustrine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7.7000000000000002">
            <text:p>7.7</text:p>
          </table:table-cell>
          <table:table-cell table:style-name="ACE-7" office:value-type="float" office:value="0.10000000000000001">
            <text:p>0.1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45]+[.R45]" office:value-type="float" office:value="7.7000000000000002">
            <text:p>7.7</text:p>
          </table:table-cell>
          <table:table-cell table:style-name="ACE-7" table:formula="of:=[.P45]+[.S45]" office:value-type="float" office:value="0.10000000000000001">
            <text:p>0.1</text:p>
          </table:table-cell>
          <table:table-cell table:style-name="ACE-7" table:formula="of:=4320+0.5*(5190-4320)" office:value-type="float" office:value="4755">
            <text:p>4755</text:p>
          </table:table-cell>
          <table:table-cell table:style-name="ACE-7" table:formula="of:=0.5*(5190-4320)" office:value-type="float" office:value="435">
            <text:p>435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45]-[.X45]" office:value-type="float" office:value="3455">
            <text:p>3455</text:p>
          </table:table-cell>
          <table:table-cell table:style-name="ACE-7" table:formula="of:=[.W45]+[.Y45]" office:value-type="float" office:value="535">
            <text:p>535</text:p>
          </table:table-cell>
          <table:table-cell table:style-name="ACE-7" office:value-type="float" office:value="3">
            <text:p>3</text:p>
          </table:table-cell>
          <table:table-cell table:style-name="ACE-7" table:formula="of:=IF([.AB45]=3;&quot;marine&quot;;&quot;terrestrial_sh&quot;)" office:value-type="string" office:string-value="marine">
            <text:p>marine</text:p>
          </table:table-cell>
          <table:table-cell table:style-name="ACE-7" office:value-type="float" office:value="3852">
            <text:p>3852</text:p>
          </table:table-cell>
          <table:table-cell table:style-name="ACE-7" office:value-type="float" office:value="571">
            <text:p>571</text:p>
          </table:table-cell>
          <table:table-cell table:style-name="ACE-7" office:value-type="float" office:value="1127">
            <text:p>1127</text:p>
          </table:table-cell>
          <table:table-cell table:style-name="ACE-46" office:value-type="string">
            <text:p>Zwartz et al (1998)</text:p>
          </table:table-cell>
          <table:table-cell table:style-name="ACE-46" office:value-type="string">
            <text:p>BriggsTarasov2013,ZwartzEtal1998</text:p>
          </table:table-cell>
          <table:table-cell table:style-name="ACE-7" office:value-type="string">
            <text:p>Derived marine to lacustrine transition. Dated by marine sediment</text:p>
          </table:table-cell>
          <table:table-cell table:style-name="ACE-7" office:value-type="string">
            <text:p>D</text:p>
          </table:table-cell>
          <table:table-cell table:style-name="ACE-7" office:value-type="string">
            <text:p>BriggsTarasov2013</text:p>
          </table:table-cell>
          <table:table-cell table:style-name="ACE-7" office:value-type="string">
            <text:p>ZwartzEtal1998</text:p>
          </table:table-cell>
          <table:table-cell table:number-columns-repeated="218" table:style-name="ACE-6"/>
        </table:table-row>
        <table:table-row table:style-name="AROW-4">
          <table:table-cell table:style-name="ACE-7" office:value-type="float" office:value="9202">
            <text:p>9202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VH</text:p>
          </table:table-cell>
          <table:table-cell table:style-name="ACE-7" office:value-type="string">
            <text:p>Vestfold Hills</text:p>
          </table:table-cell>
          <table:table-cell table:style-name="ACE-7" office:value-type="string">
            <text:p>Druzhby</text:p>
          </table:table-cell>
          <table:table-cell table:style-name="ACE-21" office:value-type="float" office:value="-68.590000000000003">
            <text:p>−68.590</text:p>
          </table:table-cell>
          <table:table-cell table:style-name="ACE-21" office:value-type="float" office:value="78.299999999999997">
            <text:p>78.300</text:p>
          </table:table-cell>
          <table:table-cell table:style-name="ACE-26" office:value-type="float" office:value="4">
            <text:p>4</text:p>
          </table:table-cell>
          <table:table-cell table:style-name="ACE-21" office:value-type="string">
            <text:p>druzhby_Lml</text:p>
          </table:table-cell>
          <table:table-cell table:style-name="ACE-7" office:value-type="string">
            <text:p>MLS</text:p>
          </table:table-cell>
          <table:table-cell table:style-name="ACE-7" table:formula="of:=IF([.K46]=&quot;MLS&quot;;&quot;Marine to lacustrine&quot;)" office:value-type="string" office:string-value="Marine to lacustrine">
            <text:p>Marine to lacustrine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8">
            <text:p>8.0</text:p>
          </table:table-cell>
          <table:table-cell table:style-name="ACE-7" office:value-type="float" office:value="0.10000000000000001">
            <text:p>0.1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46]+[.R46]" office:value-type="float" office:value="8">
            <text:p>8.0</text:p>
          </table:table-cell>
          <table:table-cell table:style-name="ACE-7" table:formula="of:=[.P46]+[.S46]" office:value-type="float" office:value="0.10000000000000001">
            <text:p>0.1</text:p>
          </table:table-cell>
          <table:table-cell table:style-name="ACE-7" table:formula="of:=5500+0.5*(5940-5500)" office:value-type="float" office:value="5720">
            <text:p>5720</text:p>
          </table:table-cell>
          <table:table-cell table:style-name="ACE-7" table:formula="of:=0.5*(5940-5500)" office:value-type="float" office:value="220">
            <text:p>220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46]-[.X46]" office:value-type="float" office:value="5720">
            <text:p>5720</text:p>
          </table:table-cell>
          <table:table-cell table:style-name="ACE-7" table:formula="of:=[.W46]+[.Y46]" office:value-type="float" office:value="220">
            <text:p>220</text:p>
          </table:table-cell>
          <table:table-cell table:style-name="ACE-7" office:value-type="float" office:value="2">
            <text:p>2</text:p>
          </table:table-cell>
          <table:table-cell table:style-name="ACE-7" table:formula="of:=IF([.AB46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6540">
            <text:p>6540</text:p>
          </table:table-cell>
          <table:table-cell table:style-name="ACE-7" office:value-type="float" office:value="243">
            <text:p>243</text:p>
          </table:table-cell>
          <table:table-cell table:style-name="ACE-7" office:value-type="float" office:value="576">
            <text:p>576</text:p>
          </table:table-cell>
          <table:table-cell table:style-name="ACE-46" office:value-type="string">
            <text:p>Zwartz et al (1998)</text:p>
          </table:table-cell>
          <table:table-cell table:style-name="ACE-46" office:value-type="string">
            <text:p>BriggsTarasov2013,ZwartzEtal1998</text:p>
          </table:table-cell>
          <table:table-cell table:style-name="ACE-7" office:value-type="string">
            <text:p>Derived marine to lacustrine transition. Dated by lacustrine sediment</text:p>
          </table:table-cell>
          <table:table-cell table:style-name="ACE-7" office:value-type="string">
            <text:p>D</text:p>
          </table:table-cell>
          <table:table-cell table:style-name="ACE-7" office:value-type="string">
            <text:p>BriggsTarasov2013</text:p>
          </table:table-cell>
          <table:table-cell table:style-name="ACE-7" office:value-type="string">
            <text:p>ZwartzEtal1998</text:p>
          </table:table-cell>
          <table:table-cell table:number-columns-repeated="218" table:style-name="ACE-6"/>
        </table:table-row>
        <table:table-row table:style-name="AROW-4">
          <table:table-cell table:style-name="ACE-7" office:value-type="float" office:value="9202">
            <text:p>9202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VH</text:p>
          </table:table-cell>
          <table:table-cell table:style-name="ACE-7" office:value-type="string">
            <text:p>Vestfold Hills</text:p>
          </table:table-cell>
          <table:table-cell table:style-name="ACE-7" office:value-type="string">
            <text:p>Anderson</text:p>
          </table:table-cell>
          <table:table-cell table:style-name="ACE-21" office:value-type="float" office:value="-68.609999999999999">
            <text:p>−68.610</text:p>
          </table:table-cell>
          <table:table-cell table:style-name="ACE-21" office:value-type="float" office:value="78.180000000000007">
            <text:p>78.180</text:p>
          </table:table-cell>
          <table:table-cell table:style-name="ACE-26" office:value-type="float" office:value="5">
            <text:p>5</text:p>
          </table:table-cell>
          <table:table-cell table:style-name="ACE-7" office:value-type="string">
            <text:p>anderson_Llm</text:p>
          </table:table-cell>
          <table:table-cell table:style-name="ACE-7" office:value-type="string">
            <text:p>LMS</text:p>
          </table:table-cell>
          <table:table-cell table:style-name="ACE-7" table:formula="of:=IF([.K47]=&quot;LMS&quot;;&quot;Lacustrine to marine sediment&quot;)" office:value-type="string" office:string-value="Lacustrine to marine sediment">
            <text:p>Lacustrine to marine sediment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8.4000000000000004">
            <text:p>8.4</text:p>
          </table:table-cell>
          <table:table-cell table:style-name="ACE-7" office:value-type="float" office:value="0.10000000000000001">
            <text:p>0.1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47]+[.R47]" office:value-type="float" office:value="8.4000000000000004">
            <text:p>8.4</text:p>
          </table:table-cell>
          <table:table-cell table:style-name="ACE-7" table:formula="of:=[.P47]+[.S47]" office:value-type="float" office:value="0.10000000000000001">
            <text:p>0.1</text:p>
          </table:table-cell>
          <table:table-cell table:style-name="ACE-7" table:formula="of:=6020+0.5*(6860-6020)" office:value-type="float" office:value="6440">
            <text:p>6440</text:p>
          </table:table-cell>
          <table:table-cell table:style-name="ACE-7" table:formula="of:=0.5*(6860-6020)" office:value-type="float" office:value="420">
            <text:p>420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47]-[.X47]" office:value-type="float" office:value="6440">
            <text:p>6440</text:p>
          </table:table-cell>
          <table:table-cell table:style-name="ACE-7" table:formula="of:=[.W47]+[.Y47]" office:value-type="float" office:value="420">
            <text:p>420</text:p>
          </table:table-cell>
          <table:table-cell table:style-name="ACE-7" office:value-type="float" office:value="2">
            <text:p>2</text:p>
          </table:table-cell>
          <table:table-cell table:style-name="ACE-7" table:formula="of:=IF([.AB47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7282">
            <text:p>7282</text:p>
          </table:table-cell>
          <table:table-cell table:style-name="ACE-7" office:value-type="float" office:value="445">
            <text:p>445</text:p>
          </table:table-cell>
          <table:table-cell table:style-name="ACE-7" office:value-type="float" office:value="899">
            <text:p>899</text:p>
          </table:table-cell>
          <table:table-cell table:style-name="ACE-46" office:value-type="string">
            <text:p>Zwartz et al (1998)</text:p>
          </table:table-cell>
          <table:table-cell table:style-name="ACE-46" office:value-type="string">
            <text:p>BriggsTarasov2013,ZwartzEtal1998</text:p>
          </table:table-cell>
          <table:table-cell table:style-name="ACE-7" office:value-type="string">
            <text:p>Derived lacustrine to marine transition. Dated by lacustrine sediment</text:p>
          </table:table-cell>
          <table:table-cell table:style-name="ACE-7" office:value-type="string">
            <text:p>D</text:p>
          </table:table-cell>
          <table:table-cell table:style-name="ACE-7" office:value-type="string">
            <text:p>BriggsTarasov2013</text:p>
          </table:table-cell>
          <table:table-cell table:style-name="ACE-7" office:value-type="string">
            <text:p>ZwartzEtal1998</text:p>
          </table:table-cell>
          <table:table-cell table:number-columns-repeated="218" table:style-name="ACE-6"/>
        </table:table-row>
        <table:table-row table:style-name="AROW-4">
          <table:table-cell table:style-name="ACE-7" office:value-type="float" office:value="9202">
            <text:p>9202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VH</text:p>
          </table:table-cell>
          <table:table-cell table:style-name="ACE-7" office:value-type="string">
            <text:p>Vestfold Hills</text:p>
          </table:table-cell>
          <table:table-cell table:style-name="ACE-7" office:value-type="string">
            <text:p>Anderson</text:p>
          </table:table-cell>
          <table:table-cell table:style-name="ACE-21" office:value-type="float" office:value="-68.609999999999999">
            <text:p>−68.610</text:p>
          </table:table-cell>
          <table:table-cell table:style-name="ACE-21" office:value-type="float" office:value="78.180000000000007">
            <text:p>78.180</text:p>
          </table:table-cell>
          <table:table-cell table:style-name="ACE-26" office:value-type="float" office:value="6">
            <text:p>6</text:p>
          </table:table-cell>
          <table:table-cell table:style-name="ACE-7" office:value-type="string">
            <text:p>anderson_Mml</text:p>
          </table:table-cell>
          <table:table-cell table:style-name="ACE-7" office:value-type="string">
            <text:p>MLS</text:p>
          </table:table-cell>
          <table:table-cell table:style-name="ACE-7" table:formula="of:=IF([.K48]=&quot;MLS&quot;;&quot;Marine to lacustrine&quot;)" office:value-type="string" office:string-value="Marine to lacustrine">
            <text:p>Marine to lacustrine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8.4000000000000004">
            <text:p>8.4</text:p>
          </table:table-cell>
          <table:table-cell table:style-name="ACE-7" office:value-type="float" office:value="0.10000000000000001">
            <text:p>0.1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48]+[.R48]" office:value-type="float" office:value="8.4000000000000004">
            <text:p>8.4</text:p>
          </table:table-cell>
          <table:table-cell table:style-name="ACE-7" table:formula="of:=[.P48]+[.S48]" office:value-type="float" office:value="0.10000000000000001">
            <text:p>0.1</text:p>
          </table:table-cell>
          <table:table-cell table:style-name="ACE-7" table:formula="of:=5090+0.5*(5920-5090)" office:value-type="float" office:value="5505">
            <text:p>5505</text:p>
          </table:table-cell>
          <table:table-cell table:style-name="ACE-7" office:value-type="float" office:value="415">
            <text:p>415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48]-[.X48]" office:value-type="float" office:value="4205">
            <text:p>4205</text:p>
          </table:table-cell>
          <table:table-cell table:style-name="ACE-7" table:formula="of:=[.W48]+[.Y48]" office:value-type="float" office:value="515">
            <text:p>515</text:p>
          </table:table-cell>
          <table:table-cell table:style-name="ACE-7" office:value-type="float" office:value="3">
            <text:p>3</text:p>
          </table:table-cell>
          <table:table-cell table:style-name="ACE-7" table:formula="of:=IF([.AB48]=3;&quot;marine&quot;;&quot;terrestrial_sh&quot;)" office:value-type="string" office:string-value="marine">
            <text:p>marine</text:p>
          </table:table-cell>
          <table:table-cell table:style-name="ACE-7" office:value-type="float" office:value="4801">
            <text:p>4801</text:p>
          </table:table-cell>
          <table:table-cell table:style-name="ACE-7" office:value-type="float" office:value="556">
            <text:p>556</text:p>
          </table:table-cell>
          <table:table-cell table:style-name="ACE-7" office:value-type="float" office:value="1058">
            <text:p>1058</text:p>
          </table:table-cell>
          <table:table-cell table:style-name="ACE-46" office:value-type="string">
            <text:p>Zwartz et al (1998)</text:p>
          </table:table-cell>
          <table:table-cell table:style-name="ACE-46" office:value-type="string">
            <text:p>BriggsTarasov2013,ZwartzEtal1998</text:p>
          </table:table-cell>
          <table:table-cell table:style-name="ACE-7" office:value-type="string">
            <text:p>Derived marine to lacustrine transition. Dated by marine sediment</text:p>
          </table:table-cell>
          <table:table-cell table:style-name="ACE-7" office:value-type="string">
            <text:p>D</text:p>
          </table:table-cell>
          <table:table-cell table:style-name="ACE-7" office:value-type="string">
            <text:p>BriggsTarasov2013</text:p>
          </table:table-cell>
          <table:table-cell table:style-name="ACE-7" office:value-type="string">
            <text:p>ZwartzEtal1998</text:p>
          </table:table-cell>
          <table:table-cell table:number-columns-repeated="218" table:style-name="ACE-6"/>
        </table:table-row>
        <table:table-row table:style-name="AROW-4">
          <table:table-cell table:style-name="ACE-7" office:value-type="float" office:value="9202">
            <text:p>9202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VH</text:p>
          </table:table-cell>
          <table:table-cell table:style-name="ACE-7" office:value-type="string">
            <text:p>Vestfold Hills</text:p>
          </table:table-cell>
          <table:table-cell table:style-name="ACE-7" office:value-type="string">
            <text:p>Ace</text:p>
          </table:table-cell>
          <table:table-cell table:style-name="ACE-21" office:value-type="float" office:value="-68.469999999999999">
            <text:p>−68.470</text:p>
          </table:table-cell>
          <table:table-cell table:style-name="ACE-21" office:value-type="float" office:value="78.189999999999998">
            <text:p>78.190</text:p>
          </table:table-cell>
          <table:table-cell table:style-name="ACE-26" office:value-type="float" office:value="7">
            <text:p>7</text:p>
          </table:table-cell>
          <table:table-cell table:style-name="ACE-7" office:value-type="string">
            <text:p>ace_Llm</text:p>
          </table:table-cell>
          <table:table-cell table:style-name="ACE-7" office:value-type="string">
            <text:p>LMS</text:p>
          </table:table-cell>
          <table:table-cell table:style-name="ACE-7" table:formula="of:=IF([.K49]=&quot;LMS&quot;;&quot;Lacustrine to marine sediment&quot;)" office:value-type="string" office:string-value="Lacustrine to marine sediment">
            <text:p>Lacustrine to marine sediment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8.8000000000000007">
            <text:p>8.8</text:p>
          </table:table-cell>
          <table:table-cell table:style-name="ACE-7" office:value-type="float" office:value="0.10000000000000001">
            <text:p>0.1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49]+[.R49]" office:value-type="float" office:value="8.8000000000000007">
            <text:p>8.8</text:p>
          </table:table-cell>
          <table:table-cell table:style-name="ACE-7" table:formula="of:=[.P49]+[.S49]" office:value-type="float" office:value="0.10000000000000001">
            <text:p>0.1</text:p>
          </table:table-cell>
          <table:table-cell table:style-name="ACE-7" table:formula="of:=6350+0.5*(6860-6350)" office:value-type="float" office:value="6605">
            <text:p>6605</text:p>
          </table:table-cell>
          <table:table-cell table:style-name="ACE-7" table:formula="of:=0.5*(6860-6350)" office:value-type="float" office:value="255">
            <text:p>255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49]-[.X49]" office:value-type="float" office:value="6605">
            <text:p>6605</text:p>
          </table:table-cell>
          <table:table-cell table:style-name="ACE-7" table:formula="of:=[.W49]+[.Y49]" office:value-type="float" office:value="255">
            <text:p>255</text:p>
          </table:table-cell>
          <table:table-cell table:style-name="ACE-7" office:value-type="float" office:value="2">
            <text:p>2</text:p>
          </table:table-cell>
          <table:table-cell table:style-name="ACE-7" table:formula="of:=IF([.AB49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7481">
            <text:p>7481</text:p>
          </table:table-cell>
          <table:table-cell table:style-name="ACE-7" office:value-type="float" office:value="240">
            <text:p>240</text:p>
          </table:table-cell>
          <table:table-cell table:style-name="ACE-7" office:value-type="float" office:value="509">
            <text:p>509</text:p>
          </table:table-cell>
          <table:table-cell table:style-name="ACE-46" office:value-type="string">
            <text:p>Zwartz et al (1998)</text:p>
          </table:table-cell>
          <table:table-cell table:style-name="ACE-46" office:value-type="string">
            <text:p>BriggsTarasov2013,ZwartzEtal1998</text:p>
          </table:table-cell>
          <table:table-cell table:style-name="ACE-7" office:value-type="string">
            <text:p>Derived lacustrine to marine transition. Dated by lacustrine sediment</text:p>
          </table:table-cell>
          <table:table-cell table:style-name="ACE-7" office:value-type="string">
            <text:p>D</text:p>
          </table:table-cell>
          <table:table-cell table:style-name="ACE-7" office:value-type="string">
            <text:p>BriggsTarasov2013</text:p>
          </table:table-cell>
          <table:table-cell table:style-name="ACE-7" office:value-type="string">
            <text:p>ZwartzEtal1998</text:p>
          </table:table-cell>
          <table:table-cell table:number-columns-repeated="218" table:style-name="ACE-6"/>
        </table:table-row>
        <table:table-row table:style-name="AROW-4">
          <table:table-cell table:style-name="ACE-7" office:value-type="float" office:value="9202">
            <text:p>9202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VH</text:p>
          </table:table-cell>
          <table:table-cell table:style-name="ACE-7" office:value-type="string">
            <text:p>Vestfold Hills</text:p>
          </table:table-cell>
          <table:table-cell table:style-name="ACE-7" office:value-type="string">
            <text:p>Ace</text:p>
          </table:table-cell>
          <table:table-cell table:style-name="ACE-21" office:value-type="float" office:value="-68.469999999999999">
            <text:p>−68.470</text:p>
          </table:table-cell>
          <table:table-cell table:style-name="ACE-21" office:value-type="float" office:value="78.189999999999998">
            <text:p>78.190</text:p>
          </table:table-cell>
          <table:table-cell table:style-name="ACE-26" office:value-type="float" office:value="8">
            <text:p>8</text:p>
          </table:table-cell>
          <table:table-cell table:style-name="ACE-7" office:value-type="string">
            <text:p>ace_Lml</text:p>
          </table:table-cell>
          <table:table-cell table:style-name="ACE-7" office:value-type="string">
            <text:p>MLS</text:p>
          </table:table-cell>
          <table:table-cell table:style-name="ACE-7" table:formula="of:=IF([.K50]=&quot;MLS&quot;;&quot;Marine to lacustrine&quot;)" office:value-type="string" office:string-value="Marine to lacustrine">
            <text:p>Marine to lacustrine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8.8000000000000007">
            <text:p>8.8</text:p>
          </table:table-cell>
          <table:table-cell table:style-name="ACE-7" office:value-type="float" office:value="0.10000000000000001">
            <text:p>0.1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50]+[.R50]" office:value-type="float" office:value="8.8000000000000007">
            <text:p>8.8</text:p>
          </table:table-cell>
          <table:table-cell table:style-name="ACE-7" table:formula="of:=[.P50]+[.S50]" office:value-type="float" office:value="0.10000000000000001">
            <text:p>0.1</text:p>
          </table:table-cell>
          <table:table-cell table:style-name="ACE-7" table:formula="of:=5000+0.5*(6870-5000)" office:value-type="float" office:value="5935">
            <text:p>5935</text:p>
          </table:table-cell>
          <table:table-cell table:style-name="ACE-7" table:formula="of:=0.5*(6870-5000)" office:value-type="float" office:value="935">
            <text:p>935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50]-[.X50]" office:value-type="float" office:value="5935">
            <text:p>5935</text:p>
          </table:table-cell>
          <table:table-cell table:style-name="ACE-7" table:formula="of:=[.W50]+[.Y50]" office:value-type="float" office:value="935">
            <text:p>935</text:p>
          </table:table-cell>
          <table:table-cell table:style-name="ACE-7" office:value-type="float" office:value="2">
            <text:p>2</text:p>
          </table:table-cell>
          <table:table-cell table:style-name="ACE-7" table:formula="of:=IF([.AB50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6702">
            <text:p>6702</text:p>
          </table:table-cell>
          <table:table-cell table:style-name="ACE-7" office:value-type="float" office:value="1016">
            <text:p>1016</text:p>
          </table:table-cell>
          <table:table-cell table:style-name="ACE-7" office:value-type="float" office:value="2139">
            <text:p>2139</text:p>
          </table:table-cell>
          <table:table-cell table:style-name="ACE-46" office:value-type="string">
            <text:p>Zwartz et al (1998)</text:p>
          </table:table-cell>
          <table:table-cell table:style-name="ACE-46" office:value-type="string">
            <text:p>BriggsTarasov2013,ZwartzEtal1998</text:p>
          </table:table-cell>
          <table:table-cell table:style-name="ACE-7" office:value-type="string">
            <text:p>Derived marine to lacustrine transition. Dated by lacustrine sediment</text:p>
          </table:table-cell>
          <table:table-cell table:style-name="ACE-7" office:value-type="string">
            <text:p>D</text:p>
          </table:table-cell>
          <table:table-cell table:style-name="ACE-7" office:value-type="string">
            <text:p>BriggsTarasov2013</text:p>
          </table:table-cell>
          <table:table-cell table:style-name="ACE-7" office:value-type="string">
            <text:p>ZwartzEtal1998</text:p>
          </table:table-cell>
          <table:table-cell table:number-columns-repeated="218" table:style-name="ACE-6"/>
        </table:table-row>
        <table:table-row table:style-name="AROW-4">
          <table:table-cell table:style-name="ACE-7" office:value-type="float" office:value="9202">
            <text:p>9202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VH</text:p>
          </table:table-cell>
          <table:table-cell table:style-name="ACE-7" office:value-type="string">
            <text:p>Vestfold Hills</text:p>
          </table:table-cell>
          <table:table-cell table:style-name="ACE-7" office:value-type="string">
            <text:p>Mud Lake</text:p>
          </table:table-cell>
          <table:table-cell table:style-name="ACE-21" office:value-type="float" office:value="-68.650000000000006">
            <text:p>−68.650</text:p>
          </table:table-cell>
          <table:table-cell table:style-name="ACE-21" office:value-type="float" office:value="77.939999999999998">
            <text:p>77.940</text:p>
          </table:table-cell>
          <table:table-cell table:style-name="ACE-26" office:value-type="float" office:value="9">
            <text:p>9</text:p>
          </table:table-cell>
          <table:table-cell table:style-name="ACE-7" office:value-type="string">
            <text:p>ZDL69</text:p>
          </table:table-cell>
          <table:table-cell table:style-name="ACE-7" office:value-type="string">
            <text:p>SHI</text:p>
          </table:table-cell>
          <table:table-cell table:style-name="ACE-7" table:formula="of:=IF([.K51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3">
            <text:p>3.0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51]+[.R51]" office:value-type="float" office:value="5">
            <text:p>5.0</text:p>
          </table:table-cell>
          <table:table-cell table:style-name="ACE-7" table:formula="of:=[.P51]+[.S51]" office:value-type="float" office:value="2">
            <text:p>2</text:p>
          </table:table-cell>
          <table:table-cell table:style-name="ACE-7" office:value-type="float" office:value="3500">
            <text:p>3500</text:p>
          </table:table-cell>
          <table:table-cell table:style-name="ACE-7" office:value-type="float" office:value="86">
            <text:p>86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51]-[.X51]" office:value-type="float" office:value="2200">
            <text:p>2200</text:p>
          </table:table-cell>
          <table:table-cell table:style-name="ACE-7" table:formula="of:=[.W51]+[.Y51]" office:value-type="float" office:value="186">
            <text:p>186</text:p>
          </table:table-cell>
          <table:table-cell table:style-name="ACE-7" office:value-type="float" office:value="3">
            <text:p>3</text:p>
          </table:table-cell>
          <table:table-cell table:style-name="ACE-7" table:formula="of:=IF([.AB51]=3;&quot;marine&quot;;&quot;terrestrial_sh&quot;)" office:value-type="string" office:string-value="marine">
            <text:p>marine</text:p>
          </table:table-cell>
          <table:table-cell table:style-name="ACE-7" office:value-type="float" office:value="2283">
            <text:p>2283</text:p>
          </table:table-cell>
          <table:table-cell table:style-name="ACE-7" office:value-type="float" office:value="178">
            <text:p>178</text:p>
          </table:table-cell>
          <table:table-cell table:style-name="ACE-7" office:value-type="float" office:value="349">
            <text:p>349</text:p>
          </table:table-cell>
          <table:table-cell table:style-name="ACE-46" office:value-type="string">
            <text:p>Zhang (1984) taken from Zwartz et al (1998)</text:p>
          </table:table-cell>
          <table:table-cell table:style-name="ACE-46" office:value-type="string">
            <text:p>BriggsTarasov2013,ZwartzEtal1998,ZhangPeterson1984</text:p>
          </table:table-cell>
          <table:table-cell table:style-name="ACE-7" office:value-type="string">
            <text:p>Shell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ZwartzEtal1998</text:p>
          </table:table-cell>
          <table:table-cell table:style-name="ACE-7" office:value-type="string">
            <text:p>ZhangPeterson1984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202">
            <text:p>9202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VH</text:p>
          </table:table-cell>
          <table:table-cell table:style-name="ACE-7" office:value-type="string">
            <text:p>Vestfold Hills</text:p>
          </table:table-cell>
          <table:table-cell table:style-name="ACE-7" office:value-type="string">
            <text:p>Mud Lake</text:p>
          </table:table-cell>
          <table:table-cell table:style-name="ACE-21" office:value-type="float" office:value="-68.650000000000006">
            <text:p>−68.650</text:p>
          </table:table-cell>
          <table:table-cell table:style-name="ACE-21" office:value-type="float" office:value="77.939999999999998">
            <text:p>77.940</text:p>
          </table:table-cell>
          <table:table-cell table:style-name="ACE-26" office:value-type="float" office:value="10">
            <text:p>10</text:p>
          </table:table-cell>
          <table:table-cell table:style-name="ACE-7" office:value-type="string">
            <text:p>ZDL66</text:p>
          </table:table-cell>
          <table:table-cell table:style-name="ACE-7" office:value-type="string">
            <text:p>SHI</text:p>
          </table:table-cell>
          <table:table-cell table:style-name="ACE-7" table:formula="of:=IF([.K52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3">
            <text:p>3.0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52]+[.R52]" office:value-type="float" office:value="5">
            <text:p>5.0</text:p>
          </table:table-cell>
          <table:table-cell table:style-name="ACE-7" table:formula="of:=[.P52]+[.S52]" office:value-type="float" office:value="2">
            <text:p>2</text:p>
          </table:table-cell>
          <table:table-cell table:style-name="ACE-7" office:value-type="float" office:value="3325">
            <text:p>3325</text:p>
          </table:table-cell>
          <table:table-cell table:style-name="ACE-7" office:value-type="float" office:value="103">
            <text:p>103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52]-[.X52]" office:value-type="float" office:value="2025">
            <text:p>2025</text:p>
          </table:table-cell>
          <table:table-cell table:style-name="ACE-7" table:formula="of:=[.W52]+[.Y52]" office:value-type="float" office:value="203">
            <text:p>203</text:p>
          </table:table-cell>
          <table:table-cell table:style-name="ACE-7" office:value-type="float" office:value="3">
            <text:p>3</text:p>
          </table:table-cell>
          <table:table-cell table:style-name="ACE-7" table:formula="of:=IF([.AB52]=3;&quot;marine&quot;;&quot;terrestrial_sh&quot;)" office:value-type="string" office:string-value="marine">
            <text:p>marine</text:p>
          </table:table-cell>
          <table:table-cell table:style-name="ACE-7" office:value-type="float" office:value="2069">
            <text:p>2069</text:p>
          </table:table-cell>
          <table:table-cell table:style-name="ACE-7" office:value-type="float" office:value="175">
            <text:p>175</text:p>
          </table:table-cell>
          <table:table-cell table:style-name="ACE-7" office:value-type="float" office:value="353">
            <text:p>353</text:p>
          </table:table-cell>
          <table:table-cell table:style-name="ACE-46" office:value-type="string">
            <text:p>Zhang (1984) taken from Zwartz et al (1998)</text:p>
          </table:table-cell>
          <table:table-cell table:style-name="ACE-46" office:value-type="string">
            <text:p>BriggsTarasov2013,ZwartzEtal1998,ZhangPeterson1984</text:p>
          </table:table-cell>
          <table:table-cell table:style-name="ACE-7" office:value-type="string">
            <text:p>Shell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ZwartzEtal1998</text:p>
          </table:table-cell>
          <table:table-cell table:style-name="ACE-7" office:value-type="string">
            <text:p>ZhangPeterson1984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202">
            <text:p>9202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VH</text:p>
          </table:table-cell>
          <table:table-cell table:style-name="ACE-7" office:value-type="string">
            <text:p>Vestfold Hills</text:p>
          </table:table-cell>
          <table:table-cell table:style-name="ACE-7" office:value-type="string">
            <text:p>Lake Dingle</text:p>
          </table:table-cell>
          <table:table-cell table:style-name="ACE-21" office:value-type="float" office:value="-68.560000000000002">
            <text:p>−68.560</text:p>
          </table:table-cell>
          <table:table-cell table:style-name="ACE-21" office:value-type="float" office:value="78.049999999999997">
            <text:p>78.050</text:p>
          </table:table-cell>
          <table:table-cell table:style-name="ACE-26" office:value-type="float" office:value="11">
            <text:p>11</text:p>
          </table:table-cell>
          <table:table-cell table:style-name="ACE-7" office:value-type="string">
            <text:p>ZDL79</text:p>
          </table:table-cell>
          <table:table-cell table:style-name="ACE-7" office:value-type="string">
            <text:p>SHI</text:p>
          </table:table-cell>
          <table:table-cell table:style-name="ACE-7" table:formula="of:=IF([.K53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6">
            <text:p>6.0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53]+[.R53]" office:value-type="float" office:value="8">
            <text:p>8.0</text:p>
          </table:table-cell>
          <table:table-cell table:style-name="ACE-7" table:formula="of:=[.P53]+[.S53]" office:value-type="float" office:value="2">
            <text:p>2</text:p>
          </table:table-cell>
          <table:table-cell table:style-name="ACE-7" office:value-type="float" office:value="5600">
            <text:p>5600</text:p>
          </table:table-cell>
          <table:table-cell table:style-name="ACE-7" office:value-type="float" office:value="77">
            <text:p>77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53]-[.X53]" office:value-type="float" office:value="4300">
            <text:p>4300</text:p>
          </table:table-cell>
          <table:table-cell table:style-name="ACE-7" table:formula="of:=[.W53]+[.Y53]" office:value-type="float" office:value="177">
            <text:p>177</text:p>
          </table:table-cell>
          <table:table-cell table:style-name="ACE-7" office:value-type="float" office:value="3">
            <text:p>3</text:p>
          </table:table-cell>
          <table:table-cell table:style-name="ACE-7" table:formula="of:=IF([.AB53]=3;&quot;marine&quot;;&quot;terrestrial_sh&quot;)" office:value-type="string" office:string-value="marine">
            <text:p>marine</text:p>
          </table:table-cell>
          <table:table-cell table:style-name="ACE-7" office:value-type="float" office:value="4960">
            <text:p>4960</text:p>
          </table:table-cell>
          <table:table-cell table:style-name="ACE-7" office:value-type="float" office:value="185">
            <text:p>185</text:p>
          </table:table-cell>
          <table:table-cell table:style-name="ACE-7" office:value-type="float" office:value="338">
            <text:p>338</text:p>
          </table:table-cell>
          <table:table-cell table:style-name="ACE-46" office:value-type="string">
            <text:p>Zhang (1984) taken from Zwartz et al (1998)</text:p>
          </table:table-cell>
          <table:table-cell table:style-name="ACE-46" office:value-type="string">
            <text:p>BriggsTarasov2013,ZwartzEtal1998,ZhangPeterson1984</text:p>
          </table:table-cell>
          <table:table-cell table:style-name="ACE-7" office:value-type="string">
            <text:p>Shell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ZwartzEtal1998</text:p>
          </table:table-cell>
          <table:table-cell table:style-name="ACE-7" office:value-type="string">
            <text:p>ZhangPeterson1984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202">
            <text:p>9202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VH</text:p>
          </table:table-cell>
          <table:table-cell table:style-name="ACE-7" office:value-type="string">
            <text:p>Vestfold Hills</text:p>
          </table:table-cell>
          <table:table-cell table:style-name="ACE-7" office:value-type="string">
            <text:p>Deep Lake</text:p>
          </table:table-cell>
          <table:table-cell table:style-name="ACE-21" office:value-type="float" office:value="-68.549999999999997">
            <text:p>−68.550</text:p>
          </table:table-cell>
          <table:table-cell table:style-name="ACE-21" office:value-type="float" office:value="78.170000000000002">
            <text:p>78.170</text:p>
          </table:table-cell>
          <table:table-cell table:style-name="ACE-26" office:value-type="float" office:value="12">
            <text:p>12</text:p>
          </table:table-cell>
          <table:table-cell table:style-name="ACE-7" office:value-type="string">
            <text:p>ZDL80</text:p>
          </table:table-cell>
          <table:table-cell table:style-name="ACE-7" office:value-type="string">
            <text:p>SHI</text:p>
          </table:table-cell>
          <table:table-cell table:style-name="ACE-7" table:formula="of:=IF([.K54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6">
            <text:p>6.0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54]+[.R54]" office:value-type="float" office:value="8">
            <text:p>8.0</text:p>
          </table:table-cell>
          <table:table-cell table:style-name="ACE-7" table:formula="of:=[.P54]+[.S54]" office:value-type="float" office:value="2">
            <text:p>2</text:p>
          </table:table-cell>
          <table:table-cell table:style-name="ACE-7" office:value-type="float" office:value="6632">
            <text:p>6632</text:p>
          </table:table-cell>
          <table:table-cell table:style-name="ACE-7" office:value-type="float" office:value="118">
            <text:p>118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54]-[.X54]" office:value-type="float" office:value="5332">
            <text:p>5332</text:p>
          </table:table-cell>
          <table:table-cell table:style-name="ACE-7" table:formula="of:=[.W54]+[.Y54]" office:value-type="float" office:value="218">
            <text:p>218</text:p>
          </table:table-cell>
          <table:table-cell table:style-name="ACE-7" office:value-type="float" office:value="3">
            <text:p>3</text:p>
          </table:table-cell>
          <table:table-cell table:style-name="ACE-7" table:formula="of:=IF([.AB54]=3;&quot;marine&quot;;&quot;terrestrial_sh&quot;)" office:value-type="string" office:string-value="marine">
            <text:p>marine</text:p>
          </table:table-cell>
          <table:table-cell table:style-name="ACE-7" office:value-type="float" office:value="6132">
            <text:p>6132</text:p>
          </table:table-cell>
          <table:table-cell table:style-name="ACE-7" office:value-type="float" office:value="165">
            <text:p>165</text:p>
          </table:table-cell>
          <table:table-cell table:style-name="ACE-7" office:value-type="float" office:value="344">
            <text:p>344</text:p>
          </table:table-cell>
          <table:table-cell table:style-name="ACE-46" office:value-type="string">
            <text:p>Zhang (1984) taken from Zwartz et al (1998)</text:p>
          </table:table-cell>
          <table:table-cell table:style-name="ACE-46" office:value-type="string">
            <text:p>BriggsTarasov2013,ZwartzEtal1998,ZhangPeterson1984</text:p>
          </table:table-cell>
          <table:table-cell table:style-name="ACE-7" office:value-type="string">
            <text:p>Shell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ZwartzEtal1998</text:p>
          </table:table-cell>
          <table:table-cell table:style-name="ACE-7" office:value-type="string">
            <text:p>ZhangPeterson1984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202">
            <text:p>9202</text:p>
          </table:table-cell>
          <table:table-cell table:style-name="ACE-10" office:value-type="string">
            <text:p>LAIS</text:p>
          </table:table-cell>
          <table:table-cell table:style-name="ACE-7" office:value-type="string">
            <text:p>Mac Robertson shelf</text:p>
          </table:table-cell>
          <table:table-cell table:style-name="ACE-10" office:value-type="string">
            <text:p>VH</text:p>
          </table:table-cell>
          <table:table-cell table:style-name="ACE-7" office:value-type="string">
            <text:p>Vestfold Hills</text:p>
          </table:table-cell>
          <table:table-cell table:style-name="ACE-7" office:value-type="string">
            <text:p>Triple Lake</text:p>
          </table:table-cell>
          <table:table-cell table:style-name="ACE-21" office:value-type="float" office:value="-68.530000000000001">
            <text:p>−68.530</text:p>
          </table:table-cell>
          <table:table-cell table:style-name="ACE-21" office:value-type="float" office:value="78.219999999999999">
            <text:p>78.220</text:p>
          </table:table-cell>
          <table:table-cell table:style-name="ACE-26" office:value-type="float" office:value="13">
            <text:p>13</text:p>
          </table:table-cell>
          <table:table-cell table:style-name="ACE-7" office:value-type="string">
            <text:p>ZDL78</text:p>
          </table:table-cell>
          <table:table-cell table:style-name="ACE-7" office:value-type="string">
            <text:p>SHI</text:p>
          </table:table-cell>
          <table:table-cell table:style-name="ACE-7" table:formula="of:=IF([.K55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6">
            <text:p>6.0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b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55]+[.R55]" office:value-type="float" office:value="8">
            <text:p>8.0</text:p>
          </table:table-cell>
          <table:table-cell table:style-name="ACE-7" table:formula="of:=[.P55]+[.S55]" office:value-type="float" office:value="2">
            <text:p>2</text:p>
          </table:table-cell>
          <table:table-cell table:style-name="ACE-7" office:value-type="float" office:value="6141">
            <text:p>6141</text:p>
          </table:table-cell>
          <table:table-cell table:style-name="ACE-7" office:value-type="float" office:value="90">
            <text:p>9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55]-[.X55]" office:value-type="float" office:value="4841">
            <text:p>4841</text:p>
          </table:table-cell>
          <table:table-cell table:style-name="ACE-7" table:formula="of:=[.W55]+[.Y55]" office:value-type="float" office:value="190">
            <text:p>190</text:p>
          </table:table-cell>
          <table:table-cell table:style-name="ACE-7" office:value-type="float" office:value="3">
            <text:p>3</text:p>
          </table:table-cell>
          <table:table-cell table:style-name="ACE-7" table:formula="of:=IF([.AB55]=3;&quot;marine&quot;;&quot;terrestrial_sh&quot;)" office:value-type="string" office:string-value="marine">
            <text:p>marine</text:p>
          </table:table-cell>
          <table:table-cell table:style-name="ACE-7" office:value-type="float" office:value="5607">
            <text:p>5607</text:p>
          </table:table-cell>
          <table:table-cell table:style-name="ACE-7" office:value-type="float" office:value="151">
            <text:p>151</text:p>
          </table:table-cell>
          <table:table-cell table:style-name="ACE-7" office:value-type="float" office:value="291">
            <text:p>291</text:p>
          </table:table-cell>
          <table:table-cell table:style-name="ACE-46" office:value-type="string">
            <text:p>Zhang (1984) taken from Zwartz et al (1998)</text:p>
          </table:table-cell>
          <table:table-cell table:style-name="ACE-46" office:value-type="string">
            <text:p>BriggsTarasov2013,ZwartzEtal1998,ZhangPeterson1984</text:p>
          </table:table-cell>
          <table:table-cell table:style-name="ACE-7" office:value-type="string">
            <text:p>Shell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ZwartzEtal1998</text:p>
          </table:table-cell>
          <table:table-cell table:style-name="ACE-7" office:value-type="string">
            <text:p>ZhangPeterson1984</text:p>
          </table:table-cell>
          <table:table-cell table:number-columns-repeated="217" table:style-name="ACE-7"/>
        </table:table-row>
        <table:table-row table:style-name="AROW-4">
          <table:table-cell table:style-name="ACE-7"/>
          <table:table-cell table:style-name="ACE-9" office:value-type="string">
            <text:p>WVL</text:p>
          </table:table-cell>
          <table:table-cell table:style-name="ACE-6" office:value-type="string">
            <text:p>Wilkes-Victoria Land</text:p>
          </table:table-cell>
          <table:table-cell table:number-columns-repeated="3" table:style-name="ACE-7"/>
          <table:table-cell table:number-columns-repeated="2" table:style-name="ACE-21"/>
          <table:table-cell table:style-name="ACE-26"/>
          <table:table-cell table:number-columns-repeated="3" table:style-name="ACE-7"/>
          <table:table-cell table:number-columns-repeated="2" table:style-name="ACE-10"/>
          <table:table-cell table:style-name="ACE-36"/>
          <table:table-cell table:number-columns-repeated="4" table:style-name="ACE-7"/>
          <table:table-cell table:style-name="ACE-36"/>
          <table:table-cell table:number-columns-repeated="8" table:style-name="ACE-7"/>
          <table:table-cell table:style-name="ACE-7" table:formula="of:=IF([.AB56]=3;&quot;marine&quot;;&quot;terrestrial_sh&quot;)" office:value-type="string" office:string-value="terrestrial_sh">
            <text:p>terrestrial_sh</text:p>
          </table:table-cell>
          <table:table-cell table:number-columns-repeated="3" table:style-name="ACE-7"/>
          <table:table-cell table:style-name="ACE-46"/>
          <table:table-cell table:style-name="ACE-46" office:value-type="string">
            <text:p>BriggsTarasov2013</text:p>
          </table:table-cell>
          <table:table-cell table:number-columns-repeated="2" table:style-name="ACE-7"/>
          <table:table-cell table:style-name="ACE-39" office:value-type="string">
            <text:p>BriggsTarasov2013</text:p>
          </table:table-cell>
          <table:table-cell table:number-columns-repeated="219" table:style-name="ACE-7"/>
        </table:table-row>
        <table:table-row table:style-name="AROW-4">
          <table:table-cell table:style-name="ACE-8" office:value-type="float" office:value="9301">
            <text:p>9301</text:p>
          </table:table-cell>
          <table:table-cell table:style-name="ACE-9" office:value-type="string">
            <text:p>WVL</text:p>
          </table:table-cell>
          <table:table-cell table:style-name="ACE-8" office:value-type="string">
            <text:p>Bunger Hills</text:p>
          </table:table-cell>
          <table:table-cell table:style-name="ACE-13" office:value-type="string">
            <text:p>WI</text:p>
          </table:table-cell>
          <table:table-cell table:style-name="ACE-15" office:value-type="string">
            <text:p>Windmill Islands</text:p>
          </table:table-cell>
          <table:table-cell table:style-name="ACE-8"/>
          <table:table-cell table:style-name="ACE-22" table:formula="of:=AVERAGE([.G58:.G62])" office:value-type="float" office:value="-66.353999999999999">
            <text:p>−66.354</text:p>
          </table:table-cell>
          <table:table-cell table:style-name="ACE-22" table:formula="of:=AVERAGE([.H58:.H62])" office:value-type="float" office:value="110.474">
            <text:p>110.474</text:p>
          </table:table-cell>
          <table:table-cell table:style-name="ACE-27"/>
          <table:table-cell table:style-name="ACE-7"/>
          <table:table-cell table:style-name="ACE-8"/>
          <table:table-cell table:style-name="ACE-7"/>
          <table:table-cell table:number-columns-repeated="2" table:style-name="ACE-13"/>
          <table:table-cell table:style-name="ACE-38"/>
          <table:table-cell table:number-columns-repeated="4" table:style-name="ACE-8"/>
          <table:table-cell table:style-name="ACE-37"/>
          <table:table-cell table:style-name="ACE-6"/>
          <table:table-cell table:number-columns-repeated="4" table:style-name="ACE-8"/>
          <table:table-cell table:style-name="ACE-7"/>
          <table:table-cell table:number-columns-repeated="2" table:style-name="ACE-8"/>
          <table:table-cell table:style-name="ACE-7" table:formula="of:=IF([.AB57]=3;&quot;marine&quot;;&quot;terrestrial_sh&quot;)" office:value-type="string" office:string-value="terrestrial_sh">
            <text:p>terrestrial_sh</text:p>
          </table:table-cell>
          <table:table-cell table:number-columns-repeated="3" table:style-name="ACE-7"/>
          <table:table-cell table:style-name="ACE-45" office:value-type="string">
            <text:p>Goodwin (2000)</text:p>
          </table:table-cell>
          <table:table-cell table:style-name="ACE-45" office:value-type="string">
            <text:p>BriggsTarasov2013</text:p>
          </table:table-cell>
          <table:table-cell table:style-name="ACE-8"/>
          <table:table-cell table:style-name="ACE-8" office:value-type="string">
            <text:p>H</text:p>
          </table:table-cell>
          <table:table-cell table:style-name="ACE-7" office:value-type="string">
            <text:p>BriggsTarasov2013</text:p>
          </table:table-cell>
          <table:table-cell table:number-columns-repeated="10" table:style-name="ACE-8"/>
          <table:table-cell table:style-name="ACE-6"/>
          <table:table-cell table:number-columns-repeated="208" table:style-name="ACE-8"/>
        </table:table-row>
        <table:table-row table:style-name="AROW-4">
          <table:table-cell table:style-name="ACE-7" office:value-type="float" office:value="9301">
            <text:p>9301</text:p>
          </table:table-cell>
          <table:table-cell table:style-name="ACE-10" office:value-type="string">
            <text:p>WVL</text:p>
          </table:table-cell>
          <table:table-cell table:style-name="ACE-7" office:value-type="string">
            <text:p>Bunger Hills</text:p>
          </table:table-cell>
          <table:table-cell table:style-name="ACE-10" office:value-type="string">
            <text:p>WI</text:p>
          </table:table-cell>
          <table:table-cell table:style-name="ACE-7" office:value-type="string">
            <text:p>Windmill Islands</text:p>
          </table:table-cell>
          <table:table-cell table:style-name="ACE-7" office:value-type="string">
            <text:p>Holl Pond</text:p>
          </table:table-cell>
          <table:table-cell table:style-name="ACE-21" office:value-type="float" office:value="-66.400000000000006">
            <text:p>−66.400</text:p>
          </table:table-cell>
          <table:table-cell table:style-name="ACE-21" office:value-type="float" office:value="110.40000000000001">
            <text:p>110.400</text:p>
          </table:table-cell>
          <table:table-cell table:style-name="ACE-26" office:value-type="float" office:value="1">
            <text:p>1</text:p>
          </table:table-cell>
          <table:table-cell table:style-name="ACE-7" office:value-type="string">
            <text:p>ANU6401</text:p>
          </table:table-cell>
          <table:table-cell table:style-name="ACE-7" office:value-type="string">
            <text:p>MLS</text:p>
          </table:table-cell>
          <table:table-cell table:style-name="ACE-7" table:formula="of:=IF([.K58]=&quot;MLS&quot;;&quot;Marine to lacustrine&quot;)" office:value-type="string" office:string-value="Marine to lacustrine">
            <text:p>Marine to lacustrine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31.5">
            <text:p>31.5</text:p>
          </table:table-cell>
          <table:table-cell table:style-name="ACE-7" office:value-type="float" office:value="1.5">
            <text:p>1.5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58]+[.R58]" office:value-type="float" office:value="31.5">
            <text:p>31.5</text:p>
          </table:table-cell>
          <table:table-cell table:style-name="ACE-7" table:formula="of:=[.P58]+[.S58]" office:value-type="float" office:value="1.5">
            <text:p>1.5</text:p>
          </table:table-cell>
          <table:table-cell table:style-name="ACE-7" office:value-type="float" office:value="8160">
            <text:p>8160</text:p>
          </table:table-cell>
          <table:table-cell table:style-name="ACE-7" office:value-type="float" office:value="300">
            <text:p>30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58]-[.X58]" office:value-type="float" office:value="6860">
            <text:p>6860</text:p>
          </table:table-cell>
          <table:table-cell table:style-name="ACE-7" table:formula="of:=[.W58]+[.Y58]" office:value-type="float" office:value="400">
            <text:p>400</text:p>
          </table:table-cell>
          <table:table-cell table:style-name="ACE-7" office:value-type="float" office:value="3">
            <text:p>3</text:p>
          </table:table-cell>
          <table:table-cell table:style-name="ACE-7" table:formula="of:=IF([.AB58]=3;&quot;marine&quot;;&quot;terrestrial_sh&quot;)" office:value-type="string" office:string-value="marine">
            <text:p>marine</text:p>
          </table:table-cell>
          <table:table-cell table:style-name="ACE-7" office:value-type="float" office:value="7746">
            <text:p>7746</text:p>
          </table:table-cell>
          <table:table-cell table:style-name="ACE-7" office:value-type="float" office:value="301">
            <text:p>301</text:p>
          </table:table-cell>
          <table:table-cell table:style-name="ACE-7" office:value-type="float" office:value="619">
            <text:p>619</text:p>
          </table:table-cell>
          <table:table-cell table:style-name="ACE-46" office:value-type="string">
            <text:p>Goodwin (2000)-AGGD</text:p>
          </table:table-cell>
          <table:table-cell table:style-name="ACE-46" office:value-type="string">
            <text:p>BriggsTarasov2013,GoodwinZweck2000,Goodwin1993</text:p>
          </table:table-cell>
          <table:table-cell table:style-name="ACE-7" office:value-type="string">
            <text:p>Marine to lacustrine sediment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GoodwinZweck2000</text:p>
          </table:table-cell>
          <table:table-cell table:style-name="ACE-7" office:value-type="string">
            <text:p>Goodwin1993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301">
            <text:p>9301</text:p>
          </table:table-cell>
          <table:table-cell table:style-name="ACE-10" office:value-type="string">
            <text:p>WVL</text:p>
          </table:table-cell>
          <table:table-cell table:style-name="ACE-7" office:value-type="string">
            <text:p>Bunger Hills</text:p>
          </table:table-cell>
          <table:table-cell table:style-name="ACE-10" office:value-type="string">
            <text:p>WI</text:p>
          </table:table-cell>
          <table:table-cell table:style-name="ACE-7" office:value-type="string">
            <text:p>Windmill Islands</text:p>
          </table:table-cell>
          <table:table-cell table:style-name="ACE-7" office:value-type="string">
            <text:p>Holl Pond</text:p>
          </table:table-cell>
          <table:table-cell table:style-name="ACE-21" office:value-type="float" office:value="-66.400000000000006">
            <text:p>−66.400</text:p>
          </table:table-cell>
          <table:table-cell table:style-name="ACE-21" office:value-type="float" office:value="110.40000000000001">
            <text:p>110.400</text:p>
          </table:table-cell>
          <table:table-cell table:style-name="ACE-26" office:value-type="float" office:value="2">
            <text:p>2</text:p>
          </table:table-cell>
          <table:table-cell table:style-name="ACE-7" office:value-type="string">
            <text:p>ANU6401</text:p>
          </table:table-cell>
          <table:table-cell table:style-name="ACE-7" office:value-type="string">
            <text:p>LS</text:p>
          </table:table-cell>
          <table:table-cell table:style-name="ACE-7" table:formula="of:=IF([.K59]=&quot;LS&quot;;&quot;Lacustrine sediment&quot;)" office:value-type="string" office:string-value="Lacustrine sediment">
            <text:p>Lacustrine sediment</text:p>
          </table:table-cell>
          <table:table-cell table:style-name="ACE-10" office:value-type="string">
            <text:p>2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31.5">
            <text:p>31.5</text:p>
          </table:table-cell>
          <table:table-cell table:style-name="ACE-7" office:value-type="float" office:value="1.5">
            <text:p>1.5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59]+[.R59]" office:value-type="float" office:value="31.5">
            <text:p>31.5</text:p>
          </table:table-cell>
          <table:table-cell table:style-name="ACE-7" table:formula="of:=[.P59]+[.S59]" office:value-type="float" office:value="1.5">
            <text:p>1.5</text:p>
          </table:table-cell>
          <table:table-cell table:style-name="ACE-7" office:value-type="float" office:value="8160">
            <text:p>8160</text:p>
          </table:table-cell>
          <table:table-cell table:style-name="ACE-7" office:value-type="float" office:value="300">
            <text:p>30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59]-[.X59]" office:value-type="float" office:value="6860">
            <text:p>6860</text:p>
          </table:table-cell>
          <table:table-cell table:style-name="ACE-7" table:formula="of:=[.W59]+[.Y59]" office:value-type="float" office:value="400">
            <text:p>400</text:p>
          </table:table-cell>
          <table:table-cell table:style-name="ACE-7" office:value-type="float" office:value="3">
            <text:p>3</text:p>
          </table:table-cell>
          <table:table-cell table:style-name="ACE-7" table:formula="of:=IF([.AB59]=3;&quot;marine&quot;;&quot;terrestrial_sh&quot;)" office:value-type="string" office:string-value="marine">
            <text:p>marine</text:p>
          </table:table-cell>
          <table:table-cell table:style-name="ACE-7" office:value-type="float" office:value="7746">
            <text:p>7746</text:p>
          </table:table-cell>
          <table:table-cell table:style-name="ACE-7" office:value-type="float" office:value="301">
            <text:p>301</text:p>
          </table:table-cell>
          <table:table-cell table:style-name="ACE-7" office:value-type="float" office:value="619">
            <text:p>619</text:p>
          </table:table-cell>
          <table:table-cell table:style-name="ACE-46" office:value-type="string">
            <text:p>Goodwin (2000)-AGGD</text:p>
          </table:table-cell>
          <table:table-cell table:style-name="ACE-46" office:value-type="string">
            <text:p>BriggsTarasov2013,GoodwinZweck2000,Goodwin1993</text:p>
          </table:table-cell>
          <table:table-cell table:style-name="ACE-7" office:value-type="string">
            <text:p>Lacustrine sediment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GoodwinZweck2000</text:p>
          </table:table-cell>
          <table:table-cell table:style-name="ACE-7" office:value-type="string">
            <text:p>Goodwin1993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301">
            <text:p>9301</text:p>
          </table:table-cell>
          <table:table-cell table:style-name="ACE-10" office:value-type="string">
            <text:p>WVL</text:p>
          </table:table-cell>
          <table:table-cell table:style-name="ACE-7" office:value-type="string">
            <text:p>Bunger Hills</text:p>
          </table:table-cell>
          <table:table-cell table:style-name="ACE-10" office:value-type="string">
            <text:p>WI</text:p>
          </table:table-cell>
          <table:table-cell table:style-name="ACE-7" office:value-type="string">
            <text:p>Windmill Islands</text:p>
          </table:table-cell>
          <table:table-cell table:style-name="ACE-7" office:value-type="string">
            <text:p>Holl Lake</text:p>
          </table:table-cell>
          <table:table-cell table:style-name="ACE-21" office:value-type="float" office:value="-66.409999999999997">
            <text:p>−66.410</text:p>
          </table:table-cell>
          <table:table-cell table:style-name="ACE-21" office:value-type="float" office:value="110.42">
            <text:p>110.420</text:p>
          </table:table-cell>
          <table:table-cell table:style-name="ACE-26" office:value-type="float" office:value="3">
            <text:p>3</text:p>
          </table:table-cell>
          <table:table-cell table:style-name="ACE-7" office:value-type="string">
            <text:p>ANU6507</text:p>
          </table:table-cell>
          <table:table-cell table:style-name="ACE-7" office:value-type="string">
            <text:p>LS</text:p>
          </table:table-cell>
          <table:table-cell table:style-name="ACE-7" table:formula="of:=IF([.K60]=&quot;LS&quot;;&quot;Lacustrine sediment&quot;)" office:value-type="string" office:string-value="Lacustrine sediment">
            <text:p>Lacustrine sediment</text:p>
          </table:table-cell>
          <table:table-cell table:style-name="ACE-10" office:value-type="string">
            <text:p>2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31.5">
            <text:p>31.5</text:p>
          </table:table-cell>
          <table:table-cell table:style-name="ACE-7" office:value-type="float" office:value="1.5">
            <text:p>1.5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60]+[.R60]" office:value-type="float" office:value="31.5">
            <text:p>31.5</text:p>
          </table:table-cell>
          <table:table-cell table:style-name="ACE-7" table:formula="of:=[.P60]+[.S60]" office:value-type="float" office:value="1.5">
            <text:p>1.5</text:p>
          </table:table-cell>
          <table:table-cell table:style-name="ACE-7" office:value-type="float" office:value="6000">
            <text:p>6000</text:p>
          </table:table-cell>
          <table:table-cell table:style-name="ACE-7" office:value-type="float" office:value="260">
            <text:p>260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60]-[.X60]" office:value-type="float" office:value="6000">
            <text:p>6000</text:p>
          </table:table-cell>
          <table:table-cell table:style-name="ACE-7" table:formula="of:=[.W60]+[.Y60]" office:value-type="float" office:value="260">
            <text:p>260</text:p>
          </table:table-cell>
          <table:table-cell table:style-name="ACE-7" office:value-type="float" office:value="2">
            <text:p>2</text:p>
          </table:table-cell>
          <table:table-cell table:style-name="ACE-7" table:formula="of:=IF([.AB60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6857">
            <text:p>6857</text:p>
          </table:table-cell>
          <table:table-cell table:style-name="ACE-7" office:value-type="float" office:value="301">
            <text:p>301</text:p>
          </table:table-cell>
          <table:table-cell table:style-name="ACE-7" office:value-type="float" office:value="552">
            <text:p>552</text:p>
          </table:table-cell>
          <table:table-cell table:style-name="ACE-46" office:value-type="string">
            <text:p>Goodwin (2000)-AGGD</text:p>
          </table:table-cell>
          <table:table-cell table:style-name="ACE-46" office:value-type="string">
            <text:p>BriggsTarasov2013,GoodwinZweck2000,Goodwin1993</text:p>
          </table:table-cell>
          <table:table-cell table:style-name="ACE-7" office:value-type="string">
            <text:p>Lacustrine sediment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GoodwinZweck2000</text:p>
          </table:table-cell>
          <table:table-cell table:style-name="ACE-7" office:value-type="string">
            <text:p>Goodwin1993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301">
            <text:p>9301</text:p>
          </table:table-cell>
          <table:table-cell table:style-name="ACE-10" office:value-type="string">
            <text:p>WVL</text:p>
          </table:table-cell>
          <table:table-cell table:style-name="ACE-7" office:value-type="string">
            <text:p>Bunger Hills</text:p>
          </table:table-cell>
          <table:table-cell table:style-name="ACE-10" office:value-type="string">
            <text:p>WI</text:p>
          </table:table-cell>
          <table:table-cell table:style-name="ACE-7" office:value-type="string">
            <text:p>Windmill Islands</text:p>
          </table:table-cell>
          <table:table-cell table:style-name="ACE-7" office:value-type="string">
            <text:p>Bailey Pond</text:p>
          </table:table-cell>
          <table:table-cell table:style-name="ACE-21" office:value-type="float" office:value="-66.280000000000001">
            <text:p>−66.280</text:p>
          </table:table-cell>
          <table:table-cell table:style-name="ACE-21" office:value-type="float" office:value="110.63">
            <text:p>110.630</text:p>
          </table:table-cell>
          <table:table-cell table:style-name="ACE-26" office:value-type="float" office:value="4">
            <text:p>4</text:p>
          </table:table-cell>
          <table:table-cell table:style-name="ACE-7" office:value-type="string">
            <text:p>ANU6399</text:p>
          </table:table-cell>
          <table:table-cell table:style-name="ACE-7" office:value-type="string">
            <text:p>LS</text:p>
          </table:table-cell>
          <table:table-cell table:style-name="ACE-7" table:formula="of:=IF([.K61]=&quot;LS&quot;;&quot;Lacustrine sediment&quot;)" office:value-type="string" office:string-value="Lacustrine sediment">
            <text:p>Lacustrine sediment</text:p>
          </table:table-cell>
          <table:table-cell table:style-name="ACE-10" office:value-type="string">
            <text:p>2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31">
            <text:p>31.0</text:p>
          </table:table-cell>
          <table:table-cell table:style-name="ACE-7" office:value-type="float" office:value="1.5">
            <text:p>1.5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61]+[.R61]" office:value-type="float" office:value="31">
            <text:p>31.0</text:p>
          </table:table-cell>
          <table:table-cell table:style-name="ACE-7" table:formula="of:=[.P61]+[.S61]" office:value-type="float" office:value="1.5">
            <text:p>1.5</text:p>
          </table:table-cell>
          <table:table-cell table:style-name="ACE-7" office:value-type="float" office:value="5930">
            <text:p>5930</text:p>
          </table:table-cell>
          <table:table-cell table:style-name="ACE-7" office:value-type="float" office:value="120">
            <text:p>120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61]-[.X61]" office:value-type="float" office:value="5930">
            <text:p>5930</text:p>
          </table:table-cell>
          <table:table-cell table:style-name="ACE-7" table:formula="of:=[.W61]+[.Y61]" office:value-type="float" office:value="120">
            <text:p>120</text:p>
          </table:table-cell>
          <table:table-cell table:style-name="ACE-7" office:value-type="float" office:value="2">
            <text:p>2</text:p>
          </table:table-cell>
          <table:table-cell table:style-name="ACE-7" table:formula="of:=IF([.AB61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6766">
            <text:p>6766</text:p>
          </table:table-cell>
          <table:table-cell table:style-name="ACE-7" office:value-type="float" office:value="150">
            <text:p>150</text:p>
          </table:table-cell>
          <table:table-cell table:style-name="ACE-7" office:value-type="float" office:value="351">
            <text:p>351</text:p>
          </table:table-cell>
          <table:table-cell table:style-name="ACE-46" office:value-type="string">
            <text:p>Goodwin (2000)-AGGD</text:p>
          </table:table-cell>
          <table:table-cell table:style-name="ACE-46" office:value-type="string">
            <text:p>BriggsTarasov2013,GoodwinZweck2000,Goodwin1993</text:p>
          </table:table-cell>
          <table:table-cell table:style-name="ACE-7" office:value-type="string">
            <text:p>Lacustrine sediment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GoodwinZweck2000</text:p>
          </table:table-cell>
          <table:table-cell table:style-name="ACE-7" office:value-type="string">
            <text:p>Goodwin1993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301">
            <text:p>9301</text:p>
          </table:table-cell>
          <table:table-cell table:style-name="ACE-10" office:value-type="string">
            <text:p>WVL</text:p>
          </table:table-cell>
          <table:table-cell table:style-name="ACE-7" office:value-type="string">
            <text:p>Bunger Hills</text:p>
          </table:table-cell>
          <table:table-cell table:style-name="ACE-10" office:value-type="string">
            <text:p>WI</text:p>
          </table:table-cell>
          <table:table-cell table:style-name="ACE-7" office:value-type="string">
            <text:p>Windmill Islands</text:p>
          </table:table-cell>
          <table:table-cell table:style-name="ACE-7" office:value-type="string">
            <text:p>Bailey Peninsula</text:p>
          </table:table-cell>
          <table:table-cell table:style-name="ACE-21" office:value-type="float" office:value="-66.280000000000001">
            <text:p>−66.280</text:p>
          </table:table-cell>
          <table:table-cell table:style-name="ACE-21" office:value-type="float" office:value="110.52">
            <text:p>110.520</text:p>
          </table:table-cell>
          <table:table-cell table:style-name="ACE-26" office:value-type="float" office:value="5">
            <text:p>5</text:p>
          </table:table-cell>
          <table:table-cell table:style-name="ACE-7" office:value-type="string">
            <text:p>ANU6402</text:p>
          </table:table-cell>
          <table:table-cell table:style-name="ACE-7" office:value-type="string">
            <text:p>LS</text:p>
          </table:table-cell>
          <table:table-cell table:style-name="ACE-7" table:formula="of:=IF([.K62]=&quot;LS&quot;;&quot;Lacustrine sediment&quot;)" office:value-type="string" office:string-value="Lacustrine sediment">
            <text:p>Lacustrine sediment</text:p>
          </table:table-cell>
          <table:table-cell table:style-name="ACE-10" office:value-type="string">
            <text:p>2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26">
            <text:p>26.0</text:p>
          </table:table-cell>
          <table:table-cell table:style-name="ACE-7" office:value-type="float" office:value="1.5">
            <text:p>1.5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62]+[.R62]" office:value-type="float" office:value="26">
            <text:p>26.0</text:p>
          </table:table-cell>
          <table:table-cell table:style-name="ACE-7" table:formula="of:=[.P62]+[.S62]" office:value-type="float" office:value="1.5">
            <text:p>1.5</text:p>
          </table:table-cell>
          <table:table-cell table:style-name="ACE-7" office:value-type="float" office:value="4980">
            <text:p>4980</text:p>
          </table:table-cell>
          <table:table-cell table:style-name="ACE-7" office:value-type="float" office:value="80">
            <text:p>80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62]-[.X62]" office:value-type="float" office:value="4980">
            <text:p>4980</text:p>
          </table:table-cell>
          <table:table-cell table:style-name="ACE-7" table:formula="of:=[.W62]+[.Y62]" office:value-type="float" office:value="80">
            <text:p>80</text:p>
          </table:table-cell>
          <table:table-cell table:style-name="ACE-7" office:value-type="float" office:value="2">
            <text:p>2</text:p>
          </table:table-cell>
          <table:table-cell table:style-name="ACE-7" table:formula="of:=IF([.AB62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5726">
            <text:p>5726</text:p>
          </table:table-cell>
          <table:table-cell table:style-name="ACE-7" office:value-type="float" office:value="133">
            <text:p>133</text:p>
          </table:table-cell>
          <table:table-cell table:style-name="ACE-7" office:value-type="float" office:value="152">
            <text:p>152</text:p>
          </table:table-cell>
          <table:table-cell table:style-name="ACE-46" office:value-type="string">
            <text:p>Goodwin (2000)-AGGD</text:p>
          </table:table-cell>
          <table:table-cell table:style-name="ACE-46" office:value-type="string">
            <text:p>BriggsTarasov2013,GoodwinZweck2000,Goodwin1993</text:p>
          </table:table-cell>
          <table:table-cell table:style-name="ACE-7" office:value-type="string">
            <text:p>Lacustrine sediment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GoodwinZweck2000</text:p>
          </table:table-cell>
          <table:table-cell table:style-name="ACE-7" office:value-type="string">
            <text:p>Goodwin1993</text:p>
          </table:table-cell>
          <table:table-cell table:number-columns-repeated="217" table:style-name="ACE-7"/>
        </table:table-row>
        <table:table-row table:style-name="AROW-4">
          <table:table-cell table:style-name="ACE-7"/>
          <table:table-cell table:style-name="ACE-9" office:value-type="string">
            <text:p>RS</text:p>
          </table:table-cell>
          <table:table-cell table:style-name="ACE-6" office:value-type="string">
            <text:p>Ross Sea Sector</text:p>
          </table:table-cell>
          <table:table-cell table:number-columns-repeated="3" table:style-name="ACE-7"/>
          <table:table-cell table:number-columns-repeated="2" table:style-name="ACE-21"/>
          <table:table-cell table:style-name="ACE-26"/>
          <table:table-cell table:number-columns-repeated="3" table:style-name="ACE-7"/>
          <table:table-cell table:number-columns-repeated="2" table:style-name="ACE-10"/>
          <table:table-cell table:style-name="ACE-36"/>
          <table:table-cell table:number-columns-repeated="4" table:style-name="ACE-7"/>
          <table:table-cell table:style-name="ACE-36"/>
          <table:table-cell table:number-columns-repeated="8" table:style-name="ACE-7"/>
          <table:table-cell table:style-name="ACE-7" table:formula="of:=IF([.AB63]=3;&quot;marine&quot;;&quot;terrestrial_sh&quot;)" office:value-type="string" office:string-value="terrestrial_sh">
            <text:p>terrestrial_sh</text:p>
          </table:table-cell>
          <table:table-cell table:number-columns-repeated="3" table:style-name="ACE-7"/>
          <table:table-cell table:style-name="ACE-46"/>
          <table:table-cell table:style-name="ACE-46" office:value-type="string">
            <text:p>BriggsTarasov2013</text:p>
          </table:table-cell>
          <table:table-cell table:number-columns-repeated="2" table:style-name="ACE-7"/>
          <table:table-cell table:style-name="ACE-39" office:value-type="string">
            <text:p>BriggsTarasov2013</text:p>
          </table:table-cell>
          <table:table-cell table:number-columns-repeated="219" table:style-name="ACE-7"/>
        </table:table-row>
        <table:table-row table:style-name="AROW-4">
          <table:table-cell table:style-name="ACE-6" office:value-type="float" office:value="9401">
            <text:p>9401</text:p>
          </table:table-cell>
          <table:table-cell table:style-name="ACE-9" office:value-type="string">
            <text:p>RS</text:p>
          </table:table-cell>
          <table:table-cell table:style-name="ACE-6" office:value-type="string">
            <text:p>Victoria Land</text:p>
          </table:table-cell>
          <table:table-cell table:style-name="ACE-9" office:value-type="string">
            <text:p>TNB</text:p>
          </table:table-cell>
          <table:table-cell table:style-name="ACE-6" office:value-type="string">
            <text:p>Terra Nova Bay</text:p>
          </table:table-cell>
          <table:table-cell table:style-name="ACE-6"/>
          <table:table-cell table:style-name="ACE-20" table:formula="of:=AVERAGE([.G65:.G77])" office:value-type="float" office:value="-74.886153846153846">
            <text:p>−74.886</text:p>
          </table:table-cell>
          <table:table-cell table:style-name="ACE-20" table:formula="of:=AVERAGE([.H65:.H77])" office:value-type="float" office:value="163.77846153846153">
            <text:p>163.778</text:p>
          </table:table-cell>
          <table:table-cell table:style-name="ACE-25"/>
          <table:table-cell table:number-columns-repeated="2" table:style-name="ACE-6"/>
          <table:table-cell table:style-name="ACE-7"/>
          <table:table-cell table:number-columns-repeated="2" table:style-name="ACE-9"/>
          <table:table-cell table:style-name="ACE-37"/>
          <table:table-cell table:number-columns-repeated="4" table:style-name="ACE-6"/>
          <table:table-cell table:style-name="ACE-37"/>
          <table:table-cell table:number-columns-repeated="5" table:style-name="ACE-6"/>
          <table:table-cell table:style-name="ACE-7"/>
          <table:table-cell table:number-columns-repeated="2" table:style-name="ACE-6"/>
          <table:table-cell table:style-name="ACE-7" table:formula="of:=IF([.AB64]=3;&quot;marine&quot;;&quot;terrestrial_sh&quot;)" office:value-type="string" office:string-value="terrestrial_sh">
            <text:p>terrestrial_sh</text:p>
          </table:table-cell>
          <table:table-cell table:number-columns-repeated="3" table:style-name="ACE-7"/>
          <table:table-cell table:style-name="ACE-45" office:value-type="string">
            <text:p>Baroni (2004)</text:p>
          </table:table-cell>
          <table:table-cell table:style-name="ACE-45" office:value-type="string">
            <text:p>BriggsTarasov2013</text:p>
          </table:table-cell>
          <table:table-cell table:style-name="ACE-6"/>
          <table:table-cell table:style-name="ACE-6" office:value-type="string">
            <text:p>H</text:p>
          </table:table-cell>
          <table:table-cell table:style-name="ACE-7" office:value-type="string">
            <text:p>BriggsTarasov2013</text:p>
          </table:table-cell>
          <table:table-cell table:number-columns-repeated="219" table:style-name="ACE-6"/>
        </table:table-row>
        <table:table-row table:style-name="AROW-4">
          <table:table-cell table:style-name="ACE-7" office:value-type="float" office:value="9401">
            <text:p>9401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Victoria Land</text:p>
          </table:table-cell>
          <table:table-cell table:style-name="ACE-10" office:value-type="string">
            <text:p>TNB</text:p>
          </table:table-cell>
          <table:table-cell table:style-name="ACE-7" office:value-type="string">
            <text:p>Terra Nova-Inexpressible Island</text:p>
          </table:table-cell>
          <table:table-cell table:style-name="ACE-7" office:value-type="string">
            <text:p>Seaview Bay</text:p>
          </table:table-cell>
          <table:table-cell table:style-name="ACE-21" office:value-type="float" office:value="-74.879999999999995">
            <text:p>−74.880</text:p>
          </table:table-cell>
          <table:table-cell table:style-name="ACE-21" office:value-type="float" office:value="163.75">
            <text:p>163.750</text:p>
          </table:table-cell>
          <table:table-cell table:style-name="ACE-26" office:value-type="float" office:value="1">
            <text:p>1</text:p>
          </table:table-cell>
          <table:table-cell table:style-name="ACE-7" office:value-type="string">
            <text:p>TO-4959(4)</text:p>
          </table:table-cell>
          <table:table-cell table:style-name="ACE-7" office:value-type="string">
            <text:p>PR</text:p>
          </table:table-cell>
          <table:table-cell table:style-name="ACE-7" table:formula="of:=IF([.K65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string">
            <text:p>4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6.2000000000000002">
            <text:p>6.2</text:p>
          </table:table-cell>
          <table:table-cell table:style-name="ACE-7" office:value-type="float" office:value="0.30000000000000004">
            <text:p>0.3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65]+[.R65]" office:value-type="float" office:value="4.2000000000000002">
            <text:p>4.2</text:p>
          </table:table-cell>
          <table:table-cell table:style-name="ACE-7" table:formula="of:=[.P65]+[.S65]" office:value-type="float" office:value="1.3">
            <text:p>1.3</text:p>
          </table:table-cell>
          <table:table-cell table:style-name="ACE-7" office:value-type="float" office:value="3890">
            <text:p>3890</text:p>
          </table:table-cell>
          <table:table-cell table:style-name="ACE-7" office:value-type="float" office:value="80">
            <text:p>80</text:p>
          </table:table-cell>
          <table:table-cell table:style-name="ACE-7" office:value-type="float" office:value="1130">
            <text:p>1130</text:p>
          </table:table-cell>
          <table:table-cell table:style-name="ACE-7" office:value-type="float" office:value="134">
            <text:p>134</text:p>
          </table:table-cell>
          <table:table-cell table:style-name="ACE-7" table:formula="of:=[.V65]-[.X65]" office:value-type="float" office:value="2760">
            <text:p>2760</text:p>
          </table:table-cell>
          <table:table-cell table:style-name="ACE-7" table:formula="of:=[.W65]+[.Y65]" office:value-type="float" office:value="214">
            <text:p>214</text:p>
          </table:table-cell>
          <table:table-cell table:style-name="ACE-7" office:value-type="float" office:value="3">
            <text:p>3</text:p>
          </table:table-cell>
          <table:table-cell table:style-name="ACE-7" table:formula="of:=IF([.AB65]=3;&quot;marine&quot;;&quot;terrestrial_sh&quot;)" office:value-type="string" office:string-value="marine">
            <text:p>marine</text:p>
          </table:table-cell>
          <table:table-cell table:style-name="ACE-7" office:value-type="float" office:value="2976">
            <text:p>2976</text:p>
          </table:table-cell>
          <table:table-cell table:style-name="ACE-7" office:value-type="float" office:value="188">
            <text:p>188</text:p>
          </table:table-cell>
          <table:table-cell table:style-name="ACE-7" office:value-type="float" office:value="380">
            <text:p>380</text:p>
          </table:table-cell>
          <table:table-cell table:style-name="ACE-46" office:value-type="string">
            <text:p>Baroni (2004)</text:p>
          </table:table-cell>
          <table:table-cell table:style-name="ACE-46" office:value-type="string">
            <text:p>BriggsTarasov2013,BaroniHall2004</text:p>
          </table:table-cell>
          <table:table-cell table:style-name="ACE-7" office:value-type="string">
            <text:p>Penguin guano 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aroniHall2004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401">
            <text:p>9401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Victoria Land</text:p>
          </table:table-cell>
          <table:table-cell table:style-name="ACE-10" office:value-type="string">
            <text:p>TNB</text:p>
          </table:table-cell>
          <table:table-cell table:style-name="ACE-7" office:value-type="string">
            <text:p>Terra Nova-Inexpressible Island</text:p>
          </table:table-cell>
          <table:table-cell table:style-name="ACE-7" office:value-type="string">
            <text:p>Seaview Bay</text:p>
          </table:table-cell>
          <table:table-cell table:style-name="ACE-21" office:value-type="float" office:value="-74.879999999999995">
            <text:p>−74.880</text:p>
          </table:table-cell>
          <table:table-cell table:style-name="ACE-21" office:value-type="float" office:value="163.75">
            <text:p>163.750</text:p>
          </table:table-cell>
          <table:table-cell table:style-name="ACE-26" office:value-type="float" office:value="2">
            <text:p>2</text:p>
          </table:table-cell>
          <table:table-cell table:style-name="ACE-7" office:value-type="string">
            <text:p>GX-13612(2)</text:p>
          </table:table-cell>
          <table:table-cell table:style-name="ACE-7" office:value-type="string">
            <text:p>PR</text:p>
          </table:table-cell>
          <table:table-cell table:style-name="ACE-7" table:formula="of:=IF([.K66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string">
            <text:p>4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19.5">
            <text:p>19.5</text:p>
          </table:table-cell>
          <table:table-cell table:style-name="ACE-7" office:value-type="float" office:value="0.30000000000000004">
            <text:p>0.3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66]+[.R66]" office:value-type="float" office:value="17.5">
            <text:p>17.5</text:p>
          </table:table-cell>
          <table:table-cell table:style-name="ACE-7" table:formula="of:=[.P66]+[.S66]" office:value-type="float" office:value="1.3">
            <text:p>1.3</text:p>
          </table:table-cell>
          <table:table-cell table:style-name="ACE-7" office:value-type="float" office:value="6235">
            <text:p>6235</text:p>
          </table:table-cell>
          <table:table-cell table:style-name="ACE-7" office:value-type="float" office:value="110">
            <text:p>110</text:p>
          </table:table-cell>
          <table:table-cell table:style-name="ACE-7" office:value-type="float" office:value="1130">
            <text:p>1130</text:p>
          </table:table-cell>
          <table:table-cell table:style-name="ACE-7" office:value-type="float" office:value="134">
            <text:p>134</text:p>
          </table:table-cell>
          <table:table-cell table:style-name="ACE-7" table:formula="of:=[.V66]-[.X66]" office:value-type="float" office:value="5105">
            <text:p>5105</text:p>
          </table:table-cell>
          <table:table-cell table:style-name="ACE-7" table:formula="of:=[.W66]+[.Y66]" office:value-type="float" office:value="244">
            <text:p>244</text:p>
          </table:table-cell>
          <table:table-cell table:style-name="ACE-7" office:value-type="float" office:value="3">
            <text:p>3</text:p>
          </table:table-cell>
          <table:table-cell table:style-name="ACE-7" table:formula="of:=IF([.AB66]=3;&quot;marine&quot;;&quot;terrestrial_sh&quot;)" office:value-type="string" office:string-value="marine">
            <text:p>marine</text:p>
          </table:table-cell>
          <table:table-cell table:style-name="ACE-7" office:value-type="float" office:value="5892">
            <text:p>5892</text:p>
          </table:table-cell>
          <table:table-cell table:style-name="ACE-7" office:value-type="float" office:value="197">
            <text:p>197</text:p>
          </table:table-cell>
          <table:table-cell table:style-name="ACE-7" office:value-type="float" office:value="363">
            <text:p>363</text:p>
          </table:table-cell>
          <table:table-cell table:style-name="ACE-46" office:value-type="string">
            <text:p>Baroni (2004)</text:p>
          </table:table-cell>
          <table:table-cell table:style-name="ACE-46" office:value-type="string">
            <text:p>BriggsTarasov2013,BaroniHall2004</text:p>
          </table:table-cell>
          <table:table-cell table:style-name="ACE-7" office:value-type="string">
            <text:p>Penguin guano 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aroniHall2004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401">
            <text:p>9401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Victoria Land</text:p>
          </table:table-cell>
          <table:table-cell table:style-name="ACE-10" office:value-type="string">
            <text:p>TNB</text:p>
          </table:table-cell>
          <table:table-cell table:style-name="ACE-7" office:value-type="string">
            <text:p>Terra Nova-Inexpressible Island</text:p>
          </table:table-cell>
          <table:table-cell table:style-name="ACE-7" office:value-type="string">
            <text:p>South Bay</text:p>
          </table:table-cell>
          <table:table-cell table:style-name="ACE-21" office:value-type="float" office:value="-74.900000000000006">
            <text:p>−74.900</text:p>
          </table:table-cell>
          <table:table-cell table:style-name="ACE-21" office:value-type="float" office:value="163.72999999999999">
            <text:p>163.730</text:p>
          </table:table-cell>
          <table:table-cell table:style-name="ACE-26" office:value-type="float" office:value="3">
            <text:p>3</text:p>
          </table:table-cell>
          <table:table-cell table:style-name="ACE-7" office:value-type="string">
            <text:p>OS-36631</text:p>
          </table:table-cell>
          <table:table-cell table:style-name="ACE-7" office:value-type="string">
            <text:p>PR</text:p>
          </table:table-cell>
          <table:table-cell table:style-name="ACE-7" table:formula="of:=IF([.K67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string">
            <text:p>4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30">
            <text:p>30.0</text:p>
          </table:table-cell>
          <table:table-cell table:style-name="ACE-7" office:value-type="float" office:value="0.30000000000000004">
            <text:p>0.3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67]+[.R67]" office:value-type="float" office:value="28">
            <text:p>28.0</text:p>
          </table:table-cell>
          <table:table-cell table:style-name="ACE-7" table:formula="of:=[.P67]+[.S67]" office:value-type="float" office:value="1.3">
            <text:p>1.3</text:p>
          </table:table-cell>
          <table:table-cell table:style-name="ACE-7" office:value-type="float" office:value="6270">
            <text:p>627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130">
            <text:p>1130</text:p>
          </table:table-cell>
          <table:table-cell table:style-name="ACE-7" office:value-type="float" office:value="134">
            <text:p>134</text:p>
          </table:table-cell>
          <table:table-cell table:style-name="ACE-7" table:formula="of:=[.V67]-[.X67]" office:value-type="float" office:value="5140">
            <text:p>5140</text:p>
          </table:table-cell>
          <table:table-cell table:style-name="ACE-7" table:formula="of:=[.W67]+[.Y67]" office:value-type="float" office:value="184">
            <text:p>184</text:p>
          </table:table-cell>
          <table:table-cell table:style-name="ACE-7" office:value-type="float" office:value="3">
            <text:p>3</text:p>
          </table:table-cell>
          <table:table-cell table:style-name="ACE-7" table:formula="of:=IF([.AB67]=3;&quot;marine&quot;;&quot;terrestrial_sh&quot;)" office:value-type="string" office:string-value="marine">
            <text:p>marine</text:p>
          </table:table-cell>
          <table:table-cell table:style-name="ACE-7" office:value-type="float" office:value="5932">
            <text:p>5932</text:p>
          </table:table-cell>
          <table:table-cell table:style-name="ACE-7" office:value-type="float" office:value="171">
            <text:p>171</text:p>
          </table:table-cell>
          <table:table-cell table:style-name="ACE-7" office:value-type="float" office:value="310">
            <text:p>310</text:p>
          </table:table-cell>
          <table:table-cell table:style-name="ACE-46" office:value-type="string">
            <text:p>Baroni (2004)</text:p>
          </table:table-cell>
          <table:table-cell table:style-name="ACE-46" office:value-type="string">
            <text:p>BriggsTarasov2013,BaroniHall2004</text:p>
          </table:table-cell>
          <table:table-cell table:style-name="ACE-7" office:value-type="string">
            <text:p>Penguin guano 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aroniHall2004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401">
            <text:p>9401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Victoria Land</text:p>
          </table:table-cell>
          <table:table-cell table:style-name="ACE-10" office:value-type="string">
            <text:p>TNB</text:p>
          </table:table-cell>
          <table:table-cell table:style-name="ACE-7" office:value-type="string">
            <text:p>Terra Nova-Inexpressible Island</text:p>
          </table:table-cell>
          <table:table-cell table:style-name="ACE-7" office:value-type="string">
            <text:p>Seaview Bay</text:p>
          </table:table-cell>
          <table:table-cell table:style-name="ACE-21" office:value-type="float" office:value="-74.879999999999995">
            <text:p>−74.880</text:p>
          </table:table-cell>
          <table:table-cell table:style-name="ACE-21" office:value-type="float" office:value="163.75">
            <text:p>163.750</text:p>
          </table:table-cell>
          <table:table-cell table:style-name="ACE-26" office:value-type="float" office:value="4">
            <text:p>4</text:p>
          </table:table-cell>
          <table:table-cell table:style-name="ACE-7" office:value-type="string">
            <text:p>GX-13615(2)</text:p>
          </table:table-cell>
          <table:table-cell table:style-name="ACE-7" office:value-type="string">
            <text:p>PR</text:p>
          </table:table-cell>
          <table:table-cell table:style-name="ACE-7" table:formula="of:=IF([.K68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string">
            <text:p>4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20.5">
            <text:p>20.5</text:p>
          </table:table-cell>
          <table:table-cell table:style-name="ACE-7" office:value-type="float" office:value="0.30000000000000004">
            <text:p>0.3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68]+[.R68]" office:value-type="float" office:value="18.5">
            <text:p>18.5</text:p>
          </table:table-cell>
          <table:table-cell table:style-name="ACE-7" table:formula="of:=[.P68]+[.S68]" office:value-type="float" office:value="1.3">
            <text:p>1.3</text:p>
          </table:table-cell>
          <table:table-cell table:style-name="ACE-7" office:value-type="float" office:value="6335">
            <text:p>6335</text:p>
          </table:table-cell>
          <table:table-cell table:style-name="ACE-7" office:value-type="float" office:value="110">
            <text:p>110</text:p>
          </table:table-cell>
          <table:table-cell table:style-name="ACE-7" office:value-type="float" office:value="1130">
            <text:p>1130</text:p>
          </table:table-cell>
          <table:table-cell table:style-name="ACE-7" office:value-type="float" office:value="134">
            <text:p>134</text:p>
          </table:table-cell>
          <table:table-cell table:style-name="ACE-7" table:formula="of:=[.V68]-[.X68]" office:value-type="float" office:value="5205">
            <text:p>5205</text:p>
          </table:table-cell>
          <table:table-cell table:style-name="ACE-7" table:formula="of:=[.W68]+[.Y68]" office:value-type="float" office:value="244">
            <text:p>244</text:p>
          </table:table-cell>
          <table:table-cell table:style-name="ACE-7" office:value-type="float" office:value="3">
            <text:p>3</text:p>
          </table:table-cell>
          <table:table-cell table:style-name="ACE-7" table:formula="of:=IF([.AB68]=3;&quot;marine&quot;;&quot;terrestrial_sh&quot;)" office:value-type="string" office:string-value="marine">
            <text:p>marine</text:p>
          </table:table-cell>
          <table:table-cell table:style-name="ACE-7" office:value-type="float" office:value="6002">
            <text:p>6002</text:p>
          </table:table-cell>
          <table:table-cell table:style-name="ACE-7" office:value-type="float" office:value="192">
            <text:p>192</text:p>
          </table:table-cell>
          <table:table-cell table:style-name="ACE-7" office:value-type="float" office:value="368">
            <text:p>368</text:p>
          </table:table-cell>
          <table:table-cell table:style-name="ACE-46" office:value-type="string">
            <text:p>Baroni (2004)</text:p>
          </table:table-cell>
          <table:table-cell table:style-name="ACE-46" office:value-type="string">
            <text:p>BriggsTarasov2013,BaroniHall2004</text:p>
          </table:table-cell>
          <table:table-cell table:style-name="ACE-7" office:value-type="string">
            <text:p>Penguin guano 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aroniHall2004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401">
            <text:p>9401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Victoria Land</text:p>
          </table:table-cell>
          <table:table-cell table:style-name="ACE-10" office:value-type="string">
            <text:p>TNB</text:p>
          </table:table-cell>
          <table:table-cell table:style-name="ACE-7" office:value-type="string">
            <text:p>Terra Nova-Inexpressible Island</text:p>
          </table:table-cell>
          <table:table-cell table:style-name="ACE-7" office:value-type="string">
            <text:p>Seaview Bay</text:p>
          </table:table-cell>
          <table:table-cell table:style-name="ACE-21" office:value-type="float" office:value="-74.879999999999995">
            <text:p>−74.880</text:p>
          </table:table-cell>
          <table:table-cell table:style-name="ACE-21" office:value-type="float" office:value="163.75">
            <text:p>163.750</text:p>
          </table:table-cell>
          <table:table-cell table:style-name="ACE-26" office:value-type="float" office:value="5">
            <text:p>5</text:p>
          </table:table-cell>
          <table:table-cell table:style-name="ACE-7" office:value-type="string">
            <text:p>AA-48524</text:p>
          </table:table-cell>
          <table:table-cell table:style-name="ACE-7" office:value-type="string">
            <text:p>SHI</text:p>
          </table:table-cell>
          <table:table-cell table:style-name="ACE-7" table:formula="of:=IF([.K69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8">
            <text:p>8.0</text:p>
          </table:table-cell>
          <table:table-cell table:style-name="ACE-7" office:value-type="float" office:value="0.30000000000000004">
            <text:p>0.3</text:p>
          </table:table-cell>
          <table:table-cell table:style-name="ACE-7" office:value-type="string">
            <text:p>a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69]+[.R69]" office:value-type="float" office:value="10">
            <text:p>10.0</text:p>
          </table:table-cell>
          <table:table-cell table:style-name="ACE-7" table:formula="of:=[.P69]+[.S69]" office:value-type="float" office:value="1.3">
            <text:p>1.3</text:p>
          </table:table-cell>
          <table:table-cell table:style-name="ACE-7" office:value-type="float" office:value="6085">
            <text:p>6085</text:p>
          </table:table-cell>
          <table:table-cell table:style-name="ACE-7" office:value-type="float" office:value="80">
            <text:p>8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69]-[.X69]" office:value-type="float" office:value="4785">
            <text:p>4785</text:p>
          </table:table-cell>
          <table:table-cell table:style-name="ACE-7" table:formula="of:=[.W69]+[.Y69]" office:value-type="float" office:value="180">
            <text:p>180</text:p>
          </table:table-cell>
          <table:table-cell table:style-name="ACE-7" office:value-type="float" office:value="3">
            <text:p>3</text:p>
          </table:table-cell>
          <table:table-cell table:style-name="ACE-7" table:formula="of:=IF([.AB69]=3;&quot;marine&quot;;&quot;terrestrial_sh&quot;)" office:value-type="string" office:string-value="marine">
            <text:p>marine</text:p>
          </table:table-cell>
          <table:table-cell table:style-name="ACE-7" office:value-type="float" office:value="5541">
            <text:p>5541</text:p>
          </table:table-cell>
          <table:table-cell table:style-name="ACE-7" office:value-type="float" office:value="145">
            <text:p>145</text:p>
          </table:table-cell>
          <table:table-cell table:style-name="ACE-7" office:value-type="float" office:value="287">
            <text:p>287</text:p>
          </table:table-cell>
          <table:table-cell table:style-name="ACE-46" office:value-type="string">
            <text:p>Baroni (2004)</text:p>
          </table:table-cell>
          <table:table-cell table:style-name="ACE-46" office:value-type="string">
            <text:p>BriggsTarasov2013,BaroniHall2004</text:p>
          </table:table-cell>
          <table:table-cell table:style-name="ACE-7" office:value-type="string">
            <text:p>In-situ shell 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aroniHall2004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401">
            <text:p>9401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Victoria Land</text:p>
          </table:table-cell>
          <table:table-cell table:style-name="ACE-10" office:value-type="string">
            <text:p>TNB</text:p>
          </table:table-cell>
          <table:table-cell table:style-name="ACE-7" office:value-type="string">
            <text:p>Terra Nova-Evans Cove</text:p>
          </table:table-cell>
          <table:table-cell table:style-name="ACE-7" office:value-type="string">
            <text:p>Cape Russell Peninsula</text:p>
          </table:table-cell>
          <table:table-cell table:style-name="ACE-21" office:value-type="float" office:value="-74.879999999999995">
            <text:p>−74.880</text:p>
          </table:table-cell>
          <table:table-cell table:style-name="ACE-21" office:value-type="float" office:value="163.90000000000001">
            <text:p>163.900</text:p>
          </table:table-cell>
          <table:table-cell table:style-name="ACE-26" office:value-type="float" office:value="6">
            <text:p>6</text:p>
          </table:table-cell>
          <table:table-cell table:style-name="ACE-7" office:value-type="string">
            <text:p>TO-7713</text:p>
          </table:table-cell>
          <table:table-cell table:style-name="ACE-7" office:value-type="string">
            <text:p>SHI</text:p>
          </table:table-cell>
          <table:table-cell table:style-name="ACE-7" table:formula="of:=IF([.K70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14">
            <text:p>14.0</text:p>
          </table:table-cell>
          <table:table-cell table:style-name="ACE-7" office:value-type="float" office:value="0.30000000000000004">
            <text:p>0.3</text:p>
          </table:table-cell>
          <table:table-cell table:style-name="ACE-7" office:value-type="string">
            <text:p>a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70]+[.R70]" office:value-type="float" office:value="16">
            <text:p>16.0</text:p>
          </table:table-cell>
          <table:table-cell table:style-name="ACE-7" table:formula="of:=[.P70]+[.S70]" office:value-type="float" office:value="1.3">
            <text:p>1.3</text:p>
          </table:table-cell>
          <table:table-cell table:style-name="ACE-7" office:value-type="float" office:value="6260">
            <text:p>6260</text:p>
          </table:table-cell>
          <table:table-cell table:style-name="ACE-7" office:value-type="float" office:value="70">
            <text:p>7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70]-[.X70]" office:value-type="float" office:value="4960">
            <text:p>4960</text:p>
          </table:table-cell>
          <table:table-cell table:style-name="ACE-7" table:formula="of:=[.W70]+[.Y70]" office:value-type="float" office:value="170">
            <text:p>170</text:p>
          </table:table-cell>
          <table:table-cell table:style-name="ACE-7" office:value-type="float" office:value="3">
            <text:p>3</text:p>
          </table:table-cell>
          <table:table-cell table:style-name="ACE-7" table:formula="of:=IF([.AB70]=3;&quot;marine&quot;;&quot;terrestrial_sh&quot;)" office:value-type="string" office:string-value="marine">
            <text:p>marine</text:p>
          </table:table-cell>
          <table:table-cell table:style-name="ACE-7" office:value-type="float" office:value="5735">
            <text:p>5735</text:p>
          </table:table-cell>
          <table:table-cell table:style-name="ACE-7" office:value-type="float" office:value="127">
            <text:p>127</text:p>
          </table:table-cell>
          <table:table-cell table:style-name="ACE-7" office:value-type="float" office:value="264">
            <text:p>264</text:p>
          </table:table-cell>
          <table:table-cell table:style-name="ACE-46" office:value-type="string">
            <text:p>Baroni (2004)</text:p>
          </table:table-cell>
          <table:table-cell table:style-name="ACE-46" office:value-type="string">
            <text:p>BriggsTarasov2013,BaroniHall2004</text:p>
          </table:table-cell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aroniHall2004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401">
            <text:p>9401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Victoria Land</text:p>
          </table:table-cell>
          <table:table-cell table:style-name="ACE-10" office:value-type="string">
            <text:p>TNB</text:p>
          </table:table-cell>
          <table:table-cell table:style-name="ACE-7" office:value-type="string">
            <text:p>Terra Nova-Evans Cove</text:p>
          </table:table-cell>
          <table:table-cell table:style-name="ACE-7" office:value-type="string">
            <text:p>Cape Russell Peninsula</text:p>
          </table:table-cell>
          <table:table-cell table:style-name="ACE-21" office:value-type="float" office:value="-74.879999999999995">
            <text:p>−74.880</text:p>
          </table:table-cell>
          <table:table-cell table:style-name="ACE-21" office:value-type="float" office:value="163.90000000000001">
            <text:p>163.900</text:p>
          </table:table-cell>
          <table:table-cell table:style-name="ACE-26" office:value-type="float" office:value="7">
            <text:p>7</text:p>
          </table:table-cell>
          <table:table-cell table:style-name="ACE-7" office:value-type="string">
            <text:p>TO-6648</text:p>
          </table:table-cell>
          <table:table-cell table:style-name="ACE-7" office:value-type="string">
            <text:p>SHI</text:p>
          </table:table-cell>
          <table:table-cell table:style-name="ACE-7" table:formula="of:=IF([.K71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14">
            <text:p>14.0</text:p>
          </table:table-cell>
          <table:table-cell table:style-name="ACE-7" office:value-type="float" office:value="0.30000000000000004">
            <text:p>0.3</text:p>
          </table:table-cell>
          <table:table-cell table:style-name="ACE-7" office:value-type="string">
            <text:p>a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71]+[.R71]" office:value-type="float" office:value="16">
            <text:p>16.0</text:p>
          </table:table-cell>
          <table:table-cell table:style-name="ACE-7" table:formula="of:=[.P71]+[.S71]" office:value-type="float" office:value="1.3">
            <text:p>1.3</text:p>
          </table:table-cell>
          <table:table-cell table:style-name="ACE-7" office:value-type="float" office:value="6500">
            <text:p>6500</text:p>
          </table:table-cell>
          <table:table-cell table:style-name="ACE-7" office:value-type="float" office:value="70">
            <text:p>7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71]-[.X71]" office:value-type="float" office:value="5200">
            <text:p>5200</text:p>
          </table:table-cell>
          <table:table-cell table:style-name="ACE-7" table:formula="of:=[.W71]+[.Y71]" office:value-type="float" office:value="170">
            <text:p>170</text:p>
          </table:table-cell>
          <table:table-cell table:style-name="ACE-7" office:value-type="float" office:value="3">
            <text:p>3</text:p>
          </table:table-cell>
          <table:table-cell table:style-name="ACE-7" table:formula="of:=IF([.AB71]=3;&quot;marine&quot;;&quot;terrestrial_sh&quot;)" office:value-type="string" office:string-value="marine">
            <text:p>marine</text:p>
          </table:table-cell>
          <table:table-cell table:style-name="ACE-7" office:value-type="float" office:value="6002">
            <text:p>6002</text:p>
          </table:table-cell>
          <table:table-cell table:style-name="ACE-7" office:value-type="float" office:value="138">
            <text:p>138</text:p>
          </table:table-cell>
          <table:table-cell table:style-name="ACE-7" office:value-type="float" office:value="271">
            <text:p>271</text:p>
          </table:table-cell>
          <table:table-cell table:style-name="ACE-46" office:value-type="string">
            <text:p>Baroni (2004)</text:p>
          </table:table-cell>
          <table:table-cell table:style-name="ACE-46" office:value-type="string">
            <text:p>BriggsTarasov2013,BaroniHall2004</text:p>
          </table:table-cell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aroniHall2004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401">
            <text:p>9401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Victoria Land</text:p>
          </table:table-cell>
          <table:table-cell table:style-name="ACE-10" office:value-type="string">
            <text:p>TNB</text:p>
          </table:table-cell>
          <table:table-cell table:style-name="ACE-7" office:value-type="string">
            <text:p>Terra Nova-Evans Cove</text:p>
          </table:table-cell>
          <table:table-cell table:style-name="ACE-7" office:value-type="string">
            <text:p>Cape Russell Peninsula</text:p>
          </table:table-cell>
          <table:table-cell table:style-name="ACE-21" office:value-type="float" office:value="-74.879999999999995">
            <text:p>−74.880</text:p>
          </table:table-cell>
          <table:table-cell table:style-name="ACE-21" office:value-type="float" office:value="163.90000000000001">
            <text:p>163.900</text:p>
          </table:table-cell>
          <table:table-cell table:style-name="ACE-26" office:value-type="float" office:value="8">
            <text:p>8</text:p>
          </table:table-cell>
          <table:table-cell table:style-name="ACE-7" office:value-type="string">
            <text:p>TO-6649</text:p>
          </table:table-cell>
          <table:table-cell table:style-name="ACE-7" office:value-type="string">
            <text:p>SHI</text:p>
          </table:table-cell>
          <table:table-cell table:style-name="ACE-7" table:formula="of:=IF([.K72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15">
            <text:p>15.0</text:p>
          </table:table-cell>
          <table:table-cell table:style-name="ACE-7" office:value-type="float" office:value="0.30000000000000004">
            <text:p>0.3</text:p>
          </table:table-cell>
          <table:table-cell table:style-name="ACE-7" office:value-type="string">
            <text:p>a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72]+[.R72]" office:value-type="float" office:value="17">
            <text:p>17.0</text:p>
          </table:table-cell>
          <table:table-cell table:style-name="ACE-7" table:formula="of:=[.P72]+[.S72]" office:value-type="float" office:value="1.3">
            <text:p>1.3</text:p>
          </table:table-cell>
          <table:table-cell table:style-name="ACE-7" office:value-type="float" office:value="6570">
            <text:p>6570</text:p>
          </table:table-cell>
          <table:table-cell table:style-name="ACE-7" office:value-type="float" office:value="70">
            <text:p>7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72]-[.X72]" office:value-type="float" office:value="5270">
            <text:p>5270</text:p>
          </table:table-cell>
          <table:table-cell table:style-name="ACE-7" table:formula="of:=[.W72]+[.Y72]" office:value-type="float" office:value="170">
            <text:p>170</text:p>
          </table:table-cell>
          <table:table-cell table:style-name="ACE-7" office:value-type="float" office:value="3">
            <text:p>3</text:p>
          </table:table-cell>
          <table:table-cell table:style-name="ACE-7" table:formula="of:=IF([.AB72]=3;&quot;marine&quot;;&quot;terrestrial_sh&quot;)" office:value-type="string" office:string-value="marine">
            <text:p>marine</text:p>
          </table:table-cell>
          <table:table-cell table:style-name="ACE-7" office:value-type="float" office:value="6072">
            <text:p>6072</text:p>
          </table:table-cell>
          <table:table-cell table:style-name="ACE-7" office:value-type="float" office:value="132">
            <text:p>132</text:p>
          </table:table-cell>
          <table:table-cell table:style-name="ACE-7" office:value-type="float" office:value="269">
            <text:p>269</text:p>
          </table:table-cell>
          <table:table-cell table:style-name="ACE-46" office:value-type="string">
            <text:p>Baroni (2004)</text:p>
          </table:table-cell>
          <table:table-cell table:style-name="ACE-46" office:value-type="string">
            <text:p>BriggsTarasov2013,BaroniHall2004</text:p>
          </table:table-cell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aroniHall2004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401">
            <text:p>9401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Victoria Land</text:p>
          </table:table-cell>
          <table:table-cell table:style-name="ACE-10" office:value-type="string">
            <text:p>TNB</text:p>
          </table:table-cell>
          <table:table-cell table:style-name="ACE-7" office:value-type="string">
            <text:p>Terra Nova-Inexpressible Island</text:p>
          </table:table-cell>
          <table:table-cell table:style-name="ACE-7" office:value-type="string">
            <text:p>South Bay</text:p>
          </table:table-cell>
          <table:table-cell table:style-name="ACE-21" office:value-type="float" office:value="-74.900000000000006">
            <text:p>−74.900</text:p>
          </table:table-cell>
          <table:table-cell table:style-name="ACE-21" office:value-type="float" office:value="163.72999999999999">
            <text:p>163.730</text:p>
          </table:table-cell>
          <table:table-cell table:style-name="ACE-26" office:value-type="float" office:value="9">
            <text:p>9</text:p>
          </table:table-cell>
          <table:table-cell table:style-name="ACE-7" office:value-type="string">
            <text:p>AA-48531</text:p>
          </table:table-cell>
          <table:table-cell table:style-name="ACE-7" office:value-type="string">
            <text:p>SR</text:p>
          </table:table-cell>
          <table:table-cell table:style-name="ACE-7" table:formula="of:=IF([.K73]=&quot;SR&quot;;&quot;Seal remains&quot;)" office:value-type="string" office:string-value="Seal remains">
            <text:p>Seal remains</text:p>
          </table:table-cell>
          <table:table-cell table:style-name="ACE-10" office:value-type="float" office:value="3">
            <text:p>3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11.5">
            <text:p>11.5</text:p>
          </table:table-cell>
          <table:table-cell table:style-name="ACE-7" office:value-type="float" office:value="0.30000000000000004">
            <text:p>0.3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73]+[.R73]" office:value-type="float" office:value="9.5">
            <text:p>9.5</text:p>
          </table:table-cell>
          <table:table-cell table:style-name="ACE-7" table:formula="of:=[.P73]+[.S73]" office:value-type="float" office:value="1.3">
            <text:p>1.3</text:p>
          </table:table-cell>
          <table:table-cell table:style-name="ACE-7" office:value-type="float" office:value="4817">
            <text:p>4817</text:p>
          </table:table-cell>
          <table:table-cell table:style-name="ACE-7" office:value-type="float" office:value="43">
            <text:p>43</text:p>
          </table:table-cell>
          <table:table-cell table:style-name="ACE-7" office:value-type="float" office:value="1424">
            <text:p>1424</text:p>
          </table:table-cell>
          <table:table-cell table:style-name="ACE-7" office:value-type="float" office:value="200">
            <text:p>200</text:p>
          </table:table-cell>
          <table:table-cell table:style-name="ACE-7" table:formula="of:=[.V73]-[.X73]" office:value-type="float" office:value="3393">
            <text:p>3393</text:p>
          </table:table-cell>
          <table:table-cell table:style-name="ACE-7" table:formula="of:=[.W73]+[.Y73]" office:value-type="float" office:value="243">
            <text:p>243</text:p>
          </table:table-cell>
          <table:table-cell table:style-name="ACE-7" office:value-type="float" office:value="3">
            <text:p>3</text:p>
          </table:table-cell>
          <table:table-cell table:style-name="ACE-7" table:formula="of:=IF([.AB73]=3;&quot;marine&quot;;&quot;terrestrial_sh&quot;)" office:value-type="string" office:string-value="marine">
            <text:p>marine</text:p>
          </table:table-cell>
          <table:table-cell table:style-name="ACE-7" office:value-type="float" office:value="3752">
            <text:p>3752</text:p>
          </table:table-cell>
          <table:table-cell table:style-name="ACE-7" office:value-type="float" office:value="262">
            <text:p>262</text:p>
          </table:table-cell>
          <table:table-cell table:style-name="ACE-7" office:value-type="float" office:value="527">
            <text:p>527</text:p>
          </table:table-cell>
          <table:table-cell table:style-name="ACE-46" office:value-type="string">
            <text:p>Baroni (2004)</text:p>
          </table:table-cell>
          <table:table-cell table:style-name="ACE-46" office:value-type="string">
            <text:p>BriggsTarasov2013,BaroniHall2004</text:p>
          </table:table-cell>
          <table:table-cell table:style-name="ACE-7" office:value-type="string">
            <text:p>Seal skin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aroniHall2004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401">
            <text:p>9401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Victoria Land</text:p>
          </table:table-cell>
          <table:table-cell table:style-name="ACE-10" office:value-type="string">
            <text:p>TNB</text:p>
          </table:table-cell>
          <table:table-cell table:style-name="ACE-7" office:value-type="string">
            <text:p>Terra Nova-Inexpressible Island</text:p>
          </table:table-cell>
          <table:table-cell table:style-name="ACE-7" office:value-type="string">
            <text:p>Seaview Bay</text:p>
          </table:table-cell>
          <table:table-cell table:style-name="ACE-21" office:value-type="float" office:value="-74.879999999999995">
            <text:p>−74.880</text:p>
          </table:table-cell>
          <table:table-cell table:style-name="ACE-21" office:value-type="float" office:value="163.75">
            <text:p>163.750</text:p>
          </table:table-cell>
          <table:table-cell table:style-name="ACE-26" office:value-type="float" office:value="10">
            <text:p>10</text:p>
          </table:table-cell>
          <table:table-cell table:style-name="ACE-7" office:value-type="string">
            <text:p>AA-42242</text:p>
          </table:table-cell>
          <table:table-cell table:style-name="ACE-7" office:value-type="string">
            <text:p>SR</text:p>
          </table:table-cell>
          <table:table-cell table:style-name="ACE-7" table:formula="of:=IF([.K74]=&quot;SR&quot;;&quot;Seal remains&quot;)" office:value-type="string" office:string-value="Seal remains">
            <text:p>Seal remains</text:p>
          </table:table-cell>
          <table:table-cell table:style-name="ACE-10" office:value-type="float" office:value="3">
            <text:p>3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24">
            <text:p>24.0</text:p>
          </table:table-cell>
          <table:table-cell table:style-name="ACE-7" office:value-type="float" office:value="0.30000000000000004">
            <text:p>0.3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74]+[.R74]" office:value-type="float" office:value="22">
            <text:p>22.0</text:p>
          </table:table-cell>
          <table:table-cell table:style-name="ACE-7" table:formula="of:=[.P74]+[.S74]" office:value-type="float" office:value="1.3">
            <text:p>1.3</text:p>
          </table:table-cell>
          <table:table-cell table:style-name="ACE-7" office:value-type="float" office:value="6740">
            <text:p>6740</text:p>
          </table:table-cell>
          <table:table-cell table:style-name="ACE-7" office:value-type="float" office:value="59">
            <text:p>59</text:p>
          </table:table-cell>
          <table:table-cell table:style-name="ACE-7" office:value-type="float" office:value="1424">
            <text:p>1424</text:p>
          </table:table-cell>
          <table:table-cell table:style-name="ACE-7" office:value-type="float" office:value="200">
            <text:p>200</text:p>
          </table:table-cell>
          <table:table-cell table:style-name="ACE-7" table:formula="of:=[.V74]-[.X74]" office:value-type="float" office:value="5316">
            <text:p>5316</text:p>
          </table:table-cell>
          <table:table-cell table:style-name="ACE-7" table:formula="of:=[.W74]+[.Y74]" office:value-type="float" office:value="259">
            <text:p>259</text:p>
          </table:table-cell>
          <table:table-cell table:style-name="ACE-7" office:value-type="float" office:value="3">
            <text:p>3</text:p>
          </table:table-cell>
          <table:table-cell table:style-name="ACE-7" table:formula="of:=IF([.AB74]=3;&quot;marine&quot;;&quot;terrestrial_sh&quot;)" office:value-type="string" office:string-value="marine">
            <text:p>marine</text:p>
          </table:table-cell>
          <table:table-cell table:style-name="ACE-7" office:value-type="float" office:value="6114">
            <text:p>6114</text:p>
          </table:table-cell>
          <table:table-cell table:style-name="ACE-7" office:value-type="float" office:value="223">
            <text:p>223</text:p>
          </table:table-cell>
          <table:table-cell table:style-name="ACE-7" office:value-type="float" office:value="458">
            <text:p>458</text:p>
          </table:table-cell>
          <table:table-cell table:style-name="ACE-46" office:value-type="string">
            <text:p>Baroni (2004)</text:p>
          </table:table-cell>
          <table:table-cell table:style-name="ACE-46" office:value-type="string">
            <text:p>BriggsTarasov2013,BaroniHall2004</text:p>
          </table:table-cell>
          <table:table-cell table:style-name="ACE-7" office:value-type="string">
            <text:p>Unidentified hairs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aroniHall2004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401">
            <text:p>9401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Victoria Land</text:p>
          </table:table-cell>
          <table:table-cell table:style-name="ACE-10" office:value-type="string">
            <text:p>TNB</text:p>
          </table:table-cell>
          <table:table-cell table:style-name="ACE-7" office:value-type="string">
            <text:p>Terra Nova-Inexpressible Island</text:p>
          </table:table-cell>
          <table:table-cell table:style-name="ACE-7" office:value-type="string">
            <text:p>Seaview Bay</text:p>
          </table:table-cell>
          <table:table-cell table:style-name="ACE-21" office:value-type="float" office:value="-74.879999999999995">
            <text:p>−74.880</text:p>
          </table:table-cell>
          <table:table-cell table:style-name="ACE-21" office:value-type="float" office:value="163.75">
            <text:p>163.750</text:p>
          </table:table-cell>
          <table:table-cell table:style-name="ACE-26" office:value-type="float" office:value="11">
            <text:p>11</text:p>
          </table:table-cell>
          <table:table-cell table:style-name="ACE-7" office:value-type="string">
            <text:p>AA-48536</text:p>
          </table:table-cell>
          <table:table-cell table:style-name="ACE-7" office:value-type="string">
            <text:p>SR</text:p>
          </table:table-cell>
          <table:table-cell table:style-name="ACE-7" table:formula="of:=IF([.K75]=&quot;SR&quot;;&quot;Seal remains&quot;)" office:value-type="string" office:string-value="Seal remains">
            <text:p>Seal remains</text:p>
          </table:table-cell>
          <table:table-cell table:style-name="ACE-10" office:value-type="float" office:value="3">
            <text:p>3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28">
            <text:p>28.0</text:p>
          </table:table-cell>
          <table:table-cell table:style-name="ACE-7" office:value-type="float" office:value="0.30000000000000004">
            <text:p>0.3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75]+[.R75]" office:value-type="float" office:value="26">
            <text:p>26.0</text:p>
          </table:table-cell>
          <table:table-cell table:style-name="ACE-7" table:formula="of:=[.P75]+[.S75]" office:value-type="float" office:value="1.3">
            <text:p>1.3</text:p>
          </table:table-cell>
          <table:table-cell table:style-name="ACE-7" office:value-type="float" office:value="6883">
            <text:p>6883</text:p>
          </table:table-cell>
          <table:table-cell table:style-name="ACE-7" office:value-type="float" office:value="52">
            <text:p>52</text:p>
          </table:table-cell>
          <table:table-cell table:style-name="ACE-7" office:value-type="float" office:value="1424">
            <text:p>1424</text:p>
          </table:table-cell>
          <table:table-cell table:style-name="ACE-7" office:value-type="float" office:value="200">
            <text:p>200</text:p>
          </table:table-cell>
          <table:table-cell table:style-name="ACE-7" table:formula="of:=[.V75]-[.X75]" office:value-type="float" office:value="5459">
            <text:p>5459</text:p>
          </table:table-cell>
          <table:table-cell table:style-name="ACE-7" table:formula="of:=[.W75]+[.Y75]" office:value-type="float" office:value="252">
            <text:p>252</text:p>
          </table:table-cell>
          <table:table-cell table:style-name="ACE-7" office:value-type="float" office:value="3">
            <text:p>3</text:p>
          </table:table-cell>
          <table:table-cell table:style-name="ACE-7" table:formula="of:=IF([.AB75]=3;&quot;marine&quot;;&quot;terrestrial_sh&quot;)" office:value-type="string" office:string-value="marine">
            <text:p>marine</text:p>
          </table:table-cell>
          <table:table-cell table:style-name="ACE-7" office:value-type="float" office:value="6273">
            <text:p>6273</text:p>
          </table:table-cell>
          <table:table-cell table:style-name="ACE-7" office:value-type="float" office:value="233">
            <text:p>233</text:p>
          </table:table-cell>
          <table:table-cell table:style-name="ACE-7" office:value-type="float" office:value="466">
            <text:p>466</text:p>
          </table:table-cell>
          <table:table-cell table:style-name="ACE-46" office:value-type="string">
            <text:p>Baroni (2004)</text:p>
          </table:table-cell>
          <table:table-cell table:style-name="ACE-46" office:value-type="string">
            <text:p>BriggsTarasov2013,BaroniHall2004</text:p>
          </table:table-cell>
          <table:table-cell table:style-name="ACE-7" office:value-type="string">
            <text:p>Unidentified hairs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aroniHall2004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401">
            <text:p>9401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Victoria Land</text:p>
          </table:table-cell>
          <table:table-cell table:style-name="ACE-10" office:value-type="string">
            <text:p>TNB</text:p>
          </table:table-cell>
          <table:table-cell table:style-name="ACE-7" office:value-type="string">
            <text:p>Terra Nova-Inexpressible Island</text:p>
          </table:table-cell>
          <table:table-cell table:style-name="ACE-7" office:value-type="string">
            <text:p>South Bay</text:p>
          </table:table-cell>
          <table:table-cell table:style-name="ACE-21" office:value-type="float" office:value="-74.900000000000006">
            <text:p>−74.900</text:p>
          </table:table-cell>
          <table:table-cell table:style-name="ACE-21" office:value-type="float" office:value="163.72999999999999">
            <text:p>163.730</text:p>
          </table:table-cell>
          <table:table-cell table:style-name="ACE-26" office:value-type="float" office:value="12">
            <text:p>12</text:p>
          </table:table-cell>
          <table:table-cell table:style-name="ACE-7" office:value-type="string">
            <text:p>AA-52677</text:p>
          </table:table-cell>
          <table:table-cell table:style-name="ACE-7" office:value-type="string">
            <text:p>PR</text:p>
          </table:table-cell>
          <table:table-cell table:style-name="ACE-7" table:formula="of:=IF([.K76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float" office:value="3">
            <text:p>3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24">
            <text:p>24.0</text:p>
          </table:table-cell>
          <table:table-cell table:style-name="ACE-7" office:value-type="float" office:value="0.30000000000000004">
            <text:p>0.3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76]+[.R76]" office:value-type="float" office:value="22">
            <text:p>22.0</text:p>
          </table:table-cell>
          <table:table-cell table:style-name="ACE-7" table:formula="of:=[.P76]+[.S76]" office:value-type="float" office:value="1.3">
            <text:p>1.3</text:p>
          </table:table-cell>
          <table:table-cell table:style-name="ACE-7" office:value-type="float" office:value="6923">
            <text:p>6923</text:p>
          </table:table-cell>
          <table:table-cell table:style-name="ACE-7" office:value-type="float" office:value="73">
            <text:p>73</text:p>
          </table:table-cell>
          <table:table-cell table:style-name="ACE-7" office:value-type="float" office:value="1130">
            <text:p>1130</text:p>
          </table:table-cell>
          <table:table-cell table:style-name="ACE-7" office:value-type="float" office:value="134">
            <text:p>134</text:p>
          </table:table-cell>
          <table:table-cell table:style-name="ACE-7" table:formula="of:=[.V76]-[.X76]" office:value-type="float" office:value="5793">
            <text:p>5793</text:p>
          </table:table-cell>
          <table:table-cell table:style-name="ACE-7" table:formula="of:=[.W76]+[.Y76]" office:value-type="float" office:value="207">
            <text:p>207</text:p>
          </table:table-cell>
          <table:table-cell table:style-name="ACE-7" office:value-type="float" office:value="3">
            <text:p>3</text:p>
          </table:table-cell>
          <table:table-cell table:style-name="ACE-7" table:formula="of:=IF([.AB76]=3;&quot;marine&quot;;&quot;terrestrial_sh&quot;)" office:value-type="string" office:string-value="marine">
            <text:p>marine</text:p>
          </table:table-cell>
          <table:table-cell table:style-name="ACE-7" office:value-type="float" office:value="6640">
            <text:p>6640</text:p>
          </table:table-cell>
          <table:table-cell table:style-name="ACE-7" office:value-type="float" office:value="181">
            <text:p>181</text:p>
          </table:table-cell>
          <table:table-cell table:style-name="ACE-7" office:value-type="float" office:value="349">
            <text:p>349</text:p>
          </table:table-cell>
          <table:table-cell table:style-name="ACE-46" office:value-type="string">
            <text:p>Baroni (2004)</text:p>
          </table:table-cell>
          <table:table-cell table:style-name="ACE-46" office:value-type="string">
            <text:p>BriggsTarasov2013,BaroniHall2004</text:p>
          </table:table-cell>
          <table:table-cell table:style-name="ACE-7" office:value-type="string">
            <text:p>Penguin bone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aroniHall2004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401">
            <text:p>9401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Victoria Land</text:p>
          </table:table-cell>
          <table:table-cell table:style-name="ACE-10" office:value-type="string">
            <text:p>TNB</text:p>
          </table:table-cell>
          <table:table-cell table:style-name="ACE-7" office:value-type="string">
            <text:p>Terra Nova-Inexpressible Island</text:p>
          </table:table-cell>
          <table:table-cell table:style-name="ACE-7" office:value-type="string">
            <text:p>South Bay</text:p>
          </table:table-cell>
          <table:table-cell table:style-name="ACE-21" office:value-type="float" office:value="-74.900000000000006">
            <text:p>−74.900</text:p>
          </table:table-cell>
          <table:table-cell table:style-name="ACE-21" office:value-type="float" office:value="163.72999999999999">
            <text:p>163.730</text:p>
          </table:table-cell>
          <table:table-cell table:style-name="ACE-26" office:value-type="float" office:value="13">
            <text:p>13</text:p>
          </table:table-cell>
          <table:table-cell table:style-name="ACE-7" office:value-type="string">
            <text:p>AA-48518</text:p>
          </table:table-cell>
          <table:table-cell table:style-name="ACE-7" office:value-type="string">
            <text:p>PR</text:p>
          </table:table-cell>
          <table:table-cell table:style-name="ACE-7" table:formula="of:=IF([.K77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float" office:value="3">
            <text:p>3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30">
            <text:p>30.0</text:p>
          </table:table-cell>
          <table:table-cell table:style-name="ACE-7" office:value-type="float" office:value="0.30000000000000004">
            <text:p>0.3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77]+[.R77]" office:value-type="float" office:value="28">
            <text:p>28.0</text:p>
          </table:table-cell>
          <table:table-cell table:style-name="ACE-7" table:formula="of:=[.P77]+[.S77]" office:value-type="float" office:value="1.3">
            <text:p>1.3</text:p>
          </table:table-cell>
          <table:table-cell table:style-name="ACE-7" office:value-type="float" office:value="7365">
            <text:p>7365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424">
            <text:p>1424</text:p>
          </table:table-cell>
          <table:table-cell table:style-name="ACE-7" office:value-type="float" office:value="200">
            <text:p>200</text:p>
          </table:table-cell>
          <table:table-cell table:style-name="ACE-7" table:formula="of:=[.V77]-[.X77]" office:value-type="float" office:value="5941">
            <text:p>5941</text:p>
          </table:table-cell>
          <table:table-cell table:style-name="ACE-7" table:formula="of:=[.W77]+[.Y77]" office:value-type="float" office:value="260">
            <text:p>260</text:p>
          </table:table-cell>
          <table:table-cell table:style-name="ACE-7" office:value-type="float" office:value="3">
            <text:p>3</text:p>
          </table:table-cell>
          <table:table-cell table:style-name="ACE-7" table:formula="of:=IF([.AB77]=3;&quot;marine&quot;;&quot;terrestrial_sh&quot;)" office:value-type="string" office:string-value="marine">
            <text:p>marine</text:p>
          </table:table-cell>
          <table:table-cell table:style-name="ACE-7" office:value-type="float" office:value="6815">
            <text:p>6815</text:p>
          </table:table-cell>
          <table:table-cell table:style-name="ACE-7" office:value-type="float" office:value="247">
            <text:p>247</text:p>
          </table:table-cell>
          <table:table-cell table:style-name="ACE-7" office:value-type="float" office:value="459">
            <text:p>459</text:p>
          </table:table-cell>
          <table:table-cell table:style-name="ACE-46" office:value-type="string">
            <text:p>Baroni (2004)</text:p>
          </table:table-cell>
          <table:table-cell table:style-name="ACE-46" office:value-type="string">
            <text:p>BriggsTarasov2013,BaroniHall2004</text:p>
          </table:table-cell>
          <table:table-cell table:style-name="ACE-7" office:value-type="string">
            <text:p>Unidentified hairs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aroniHall2004</text:p>
          </table:table-cell>
          <table:table-cell table:number-columns-repeated="218" table:style-name="ACE-7"/>
        </table:table-row>
        <table:table-row table:style-name="AROW-4">
          <table:table-cell table:style-name="ACE-6" office:value-type="float" office:value="9402">
            <text:p>9402</text:p>
          </table:table-cell>
          <table:table-cell table:style-name="ACE-9" office:value-type="string">
            <text:p>RS</text:p>
          </table:table-cell>
          <table:table-cell table:style-name="ACE-6" office:value-type="string">
            <text:p>Scott Coast</text:p>
          </table:table-cell>
          <table:table-cell table:style-name="ACE-9" office:value-type="string">
            <text:p>SSC</text:p>
          </table:table-cell>
          <table:table-cell table:style-name="ACE-6" office:value-type="string">
            <text:p>Southern Scott Coast</text:p>
          </table:table-cell>
          <table:table-cell table:style-name="ACE-6"/>
          <table:table-cell table:style-name="ACE-20" table:formula="of:=AVERAGE([.G79:.G86])" office:value-type="float" office:value="-77.322874999999996">
            <text:p>−77.323</text:p>
          </table:table-cell>
          <table:table-cell table:style-name="ACE-20" table:formula="of:=AVERAGE([.H79:.H86])" office:value-type="float" office:value="163.61462499999999">
            <text:p>163.615</text:p>
          </table:table-cell>
          <table:table-cell table:style-name="ACE-25"/>
          <table:table-cell table:number-columns-repeated="2" table:style-name="ACE-6"/>
          <table:table-cell table:style-name="ACE-7" table:formula="of:=IF([.K78]=&quot;PR&quot;;&quot;Penguin remains (bone, collagen, guano)&quot;)" office:value-type="boolean" office:boolean-value="false">
            <text:p>FALSE</text:p>
          </table:table-cell>
          <table:table-cell table:number-columns-repeated="2" table:style-name="ACE-9"/>
          <table:table-cell table:style-name="ACE-37"/>
          <table:table-cell table:number-columns-repeated="4" table:style-name="ACE-6"/>
          <table:table-cell table:style-name="ACE-37"/>
          <table:table-cell table:number-columns-repeated="5" table:style-name="ACE-6"/>
          <table:table-cell table:style-name="ACE-7"/>
          <table:table-cell table:number-columns-repeated="2" table:style-name="ACE-6"/>
          <table:table-cell table:style-name="ACE-7" table:formula="of:=IF([.AB78]=3;&quot;marine&quot;;&quot;terrestrial_sh&quot;)" office:value-type="string" office:string-value="terrestrial_sh">
            <text:p>terrestrial_sh</text:p>
          </table:table-cell>
          <table:table-cell table:number-columns-repeated="3" table:style-name="ACE-7"/>
          <table:table-cell table:style-name="ACE-45" office:value-type="string">
            <text:p>Hall (1999)</text:p>
          </table:table-cell>
          <table:table-cell table:style-name="ACE-45" office:value-type="string">
            <text:p>BriggsTarasov2013</text:p>
          </table:table-cell>
          <table:table-cell table:style-name="ACE-6"/>
          <table:table-cell table:style-name="ACE-6" office:value-type="string">
            <text:p>H</text:p>
          </table:table-cell>
          <table:table-cell table:style-name="ACE-7" office:value-type="string">
            <text:p>BriggsTarasov2013</text:p>
          </table:table-cell>
          <table:table-cell table:number-columns-repeated="219" table:style-name="ACE-6"/>
        </table:table-row>
        <table:table-row table:style-name="AROW-4">
          <table:table-cell table:style-name="ACE-7" office:value-type="float" office:value="9402">
            <text:p>9402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Scott Coast</text:p>
          </table:table-cell>
          <table:table-cell table:style-name="ACE-10" office:value-type="string">
            <text:p>SSC</text:p>
          </table:table-cell>
          <table:table-cell table:style-name="ACE-7" office:value-type="string">
            <text:p>Southern Scott Coast</text:p>
          </table:table-cell>
          <table:table-cell table:style-name="ACE-7" office:value-type="string">
            <text:p>Cape Roberts</text:p>
          </table:table-cell>
          <table:table-cell table:style-name="ACE-21" office:value-type="float" office:value="-77.082999999999998">
            <text:p>−77.083</text:p>
          </table:table-cell>
          <table:table-cell table:style-name="ACE-21" office:value-type="float" office:value="163.333">
            <text:p>163.333</text:p>
          </table:table-cell>
          <table:table-cell table:style-name="ACE-26" office:value-type="float" office:value="1">
            <text:p>1</text:p>
          </table:table-cell>
          <table:table-cell table:style-name="ACE-7" office:value-type="string">
            <text:p>AA-18215</text:p>
          </table:table-cell>
          <table:table-cell table:style-name="ACE-7" office:value-type="string">
            <text:p>SR</text:p>
          </table:table-cell>
          <table:table-cell table:style-name="ACE-7" table:formula="of:=IF([.K79]=&quot;SR&quot;;&quot;Seal remains&quot;)" office:value-type="string" office:string-value="Seal remains">
            <text:p>Seal remains</text:p>
          </table:table-cell>
          <table:table-cell table:style-name="ACE-10" office:value-type="float" office:value="3">
            <text:p>3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8.5">
            <text:p>8.5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79]+[.R79]" office:value-type="float" office:value="6.5">
            <text:p>6.5</text:p>
          </table:table-cell>
          <table:table-cell table:style-name="ACE-7" table:formula="of:=[.P79]+[.S79]" office:value-type="float" office:value="2">
            <text:p>2</text:p>
          </table:table-cell>
          <table:table-cell table:style-name="ACE-7" office:value-type="float" office:value="4569">
            <text:p>4569</text:p>
          </table:table-cell>
          <table:table-cell table:style-name="ACE-7" office:value-type="float" office:value="57">
            <text:p>57</text:p>
          </table:table-cell>
          <table:table-cell table:style-name="ACE-7" office:value-type="float" office:value="1424">
            <text:p>1424</text:p>
          </table:table-cell>
          <table:table-cell table:style-name="ACE-7" office:value-type="float" office:value="200">
            <text:p>200</text:p>
          </table:table-cell>
          <table:table-cell table:style-name="ACE-7" table:formula="of:=[.V79]-[.X79]" office:value-type="float" office:value="3145">
            <text:p>3145</text:p>
          </table:table-cell>
          <table:table-cell table:style-name="ACE-7" table:formula="of:=[.W79]+[.Y79]" office:value-type="float" office:value="257">
            <text:p>257</text:p>
          </table:table-cell>
          <table:table-cell table:style-name="ACE-7" office:value-type="float" office:value="3">
            <text:p>3</text:p>
          </table:table-cell>
          <table:table-cell table:style-name="ACE-7" table:formula="of:=IF([.AB79]=3;&quot;marine&quot;;&quot;terrestrial_sh&quot;)" office:value-type="string" office:string-value="marine">
            <text:p>marine</text:p>
          </table:table-cell>
          <table:table-cell table:style-name="ACE-7" office:value-type="float" office:value="3440">
            <text:p>3440</text:p>
          </table:table-cell>
          <table:table-cell table:style-name="ACE-7" office:value-type="float" office:value="262">
            <text:p>262</text:p>
          </table:table-cell>
          <table:table-cell table:style-name="ACE-7" office:value-type="float" office:value="531">
            <text:p>531</text:p>
          </table:table-cell>
          <table:table-cell table:style-name="ACE-46" office:value-type="string">
            <text:p>Hall (1999)</text:p>
          </table:table-cell>
          <table:table-cell table:style-name="ACE-46" office:value-type="string">
            <text:p>BriggsTarasov2013,HallEtal2004</text:p>
          </table:table-cell>
          <table:table-cell table:style-name="ACE-7"/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HallEtal2004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402">
            <text:p>9402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Scott Coast</text:p>
          </table:table-cell>
          <table:table-cell table:style-name="ACE-10" office:value-type="string">
            <text:p>SSC</text:p>
          </table:table-cell>
          <table:table-cell table:style-name="ACE-7" office:value-type="string">
            <text:p>Southern Scott Coast</text:p>
          </table:table-cell>
          <table:table-cell table:style-name="ACE-7" office:value-type="string">
            <text:p>Dunlop Island</text:p>
          </table:table-cell>
          <table:table-cell table:style-name="ACE-21" office:value-type="float" office:value="-77.25">
            <text:p>−77.250</text:p>
          </table:table-cell>
          <table:table-cell table:style-name="ACE-21" office:value-type="float" office:value="163.5">
            <text:p>163.500</text:p>
          </table:table-cell>
          <table:table-cell table:style-name="ACE-26" office:value-type="float" office:value="2">
            <text:p>2</text:p>
          </table:table-cell>
          <table:table-cell table:style-name="ACE-7" office:value-type="string">
            <text:p>AA-17345</text:p>
          </table:table-cell>
          <table:table-cell table:style-name="ACE-7" office:value-type="string">
            <text:p>SHF</text:p>
          </table:table-cell>
          <table:table-cell table:style-name="ACE-7" table:formula="of:=IF([.K80]=&quot;SHF&quot;;&quot;Shell fragments&quot;)" office:value-type="string" office:string-value="Shell fragments">
            <text:p>Shell fragments</text:p>
          </table:table-cell>
          <table:table-cell table:style-name="ACE-10" office:value-type="float" office:value="3">
            <text:p>3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13">
            <text:p>13.0</text:p>
          </table:table-cell>
          <table:table-cell table:style-name="ACE-7" office:value-type="float" office:value="2">
            <text:p>2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80]+[.R80]" office:value-type="float" office:value="11">
            <text:p>11.0</text:p>
          </table:table-cell>
          <table:table-cell table:style-name="ACE-7" table:formula="of:=[.P80]+[.S80]" office:value-type="float" office:value="3">
            <text:p>3</text:p>
          </table:table-cell>
          <table:table-cell table:style-name="ACE-7" office:value-type="float" office:value="5649">
            <text:p>5649</text:p>
          </table:table-cell>
          <table:table-cell table:style-name="ACE-7" office:value-type="float" office:value="59">
            <text:p>59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80]-[.X80]" office:value-type="float" office:value="4349">
            <text:p>4349</text:p>
          </table:table-cell>
          <table:table-cell table:style-name="ACE-7" table:formula="of:=[.W80]+[.Y80]" office:value-type="float" office:value="159">
            <text:p>159</text:p>
          </table:table-cell>
          <table:table-cell table:style-name="ACE-7" office:value-type="float" office:value="3">
            <text:p>3</text:p>
          </table:table-cell>
          <table:table-cell table:style-name="ACE-7" table:formula="of:=IF([.AB80]=3;&quot;marine&quot;;&quot;terrestrial_sh&quot;)" office:value-type="string" office:string-value="marine">
            <text:p>marine</text:p>
          </table:table-cell>
          <table:table-cell table:style-name="ACE-7" office:value-type="float" office:value="5021">
            <text:p>5021</text:p>
          </table:table-cell>
          <table:table-cell table:style-name="ACE-7" office:value-type="float" office:value="167">
            <text:p>167</text:p>
          </table:table-cell>
          <table:table-cell table:style-name="ACE-7" office:value-type="float" office:value="300">
            <text:p>300</text:p>
          </table:table-cell>
          <table:table-cell table:style-name="ACE-46" office:value-type="string">
            <text:p>Hall (1999)</text:p>
          </table:table-cell>
          <table:table-cell table:style-name="ACE-46" office:value-type="string">
            <text:p>BriggsTarasov2013,HallEtal2004</text:p>
          </table:table-cell>
          <table:table-cell table:style-name="ACE-7" office:value-type="string">
            <text:p>Adamussium colbecki fragments buried in sand in raised beach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HallEtal2004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402">
            <text:p>9402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Scott Coast</text:p>
          </table:table-cell>
          <table:table-cell table:style-name="ACE-10" office:value-type="string">
            <text:p>SSC</text:p>
          </table:table-cell>
          <table:table-cell table:style-name="ACE-7" office:value-type="string">
            <text:p>Southern Scott Coast</text:p>
          </table:table-cell>
          <table:table-cell table:style-name="ACE-7" office:value-type="string">
            <text:p>Kolich Point</text:p>
          </table:table-cell>
          <table:table-cell table:style-name="ACE-21" office:value-type="float" office:value="-77.332999999999998">
            <text:p>−77.333</text:p>
          </table:table-cell>
          <table:table-cell table:style-name="ACE-21" office:value-type="float" office:value="163.5">
            <text:p>163.500</text:p>
          </table:table-cell>
          <table:table-cell table:style-name="ACE-26" office:value-type="float" office:value="3">
            <text:p>3</text:p>
          </table:table-cell>
          <table:table-cell table:style-name="ACE-7" office:value-type="string">
            <text:p>AA-26515</text:p>
          </table:table-cell>
          <table:table-cell table:style-name="ACE-7" office:value-type="string">
            <text:p>SHI</text:p>
          </table:table-cell>
          <table:table-cell table:style-name="ACE-7" table:formula="of:=IF([.K81]=&quot;SHI&quot;;&quot;Shell in-situ&quot;)" office:value-type="string" office:string-value="Shell in-situ">
            <text:p>Shell in-situ</text:p>
          </table:table-cell>
          <table:table-cell table:style-name="ACE-10" office:value-type="string">
            <text:p>4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12.5">
            <text:p>12.5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a</text:p>
          </table:table-cell>
          <table:table-cell table:style-name="ACE-7" office:value-type="float" office:value="2">
            <text:p>2</text:p>
          </table:table-cell>
          <table:table-cell table:style-name="ACE-7" office:value-type="float" office:value="1">
            <text:p>1</text:p>
          </table:table-cell>
          <table:table-cell table:style-name="ACE-36" table:formula="of:=[.O81]+[.R81]" office:value-type="float" office:value="14.5">
            <text:p>14.5</text:p>
          </table:table-cell>
          <table:table-cell table:style-name="ACE-7" table:formula="of:=[.P81]+[.S81]" office:value-type="float" office:value="2">
            <text:p>2</text:p>
          </table:table-cell>
          <table:table-cell table:style-name="ACE-7" office:value-type="float" office:value="6840">
            <text:p>684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81]-[.X81]" office:value-type="float" office:value="5540">
            <text:p>5540</text:p>
          </table:table-cell>
          <table:table-cell table:style-name="ACE-7" table:formula="of:=[.W81]+[.Y81]" office:value-type="float" office:value="150">
            <text:p>150</text:p>
          </table:table-cell>
          <table:table-cell table:style-name="ACE-7" office:value-type="float" office:value="3">
            <text:p>3</text:p>
          </table:table-cell>
          <table:table-cell table:style-name="ACE-7" table:formula="of:=IF([.AB81]=3;&quot;marine&quot;;&quot;terrestrial_sh&quot;)" office:value-type="string" office:string-value="marine">
            <text:p>marine</text:p>
          </table:table-cell>
          <table:table-cell table:style-name="ACE-7" office:value-type="float" office:value="6363">
            <text:p>6363</text:p>
          </table:table-cell>
          <table:table-cell table:style-name="ACE-7" office:value-type="float" office:value="117">
            <text:p>117</text:p>
          </table:table-cell>
          <table:table-cell table:style-name="ACE-7" office:value-type="float" office:value="249">
            <text:p>249</text:p>
          </table:table-cell>
          <table:table-cell table:style-name="ACE-46" office:value-type="string">
            <text:p>Hall (1999)</text:p>
          </table:table-cell>
          <table:table-cell table:style-name="ACE-46" office:value-type="string">
            <text:p>BriggsTarasov2013,HallEtal2004</text:p>
          </table:table-cell>
          <table:table-cell table:style-name="ACE-7" office:value-type="string">
            <text:p>Adamussium colbecki shell in marine sediment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HallEtal2004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402">
            <text:p>9402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Scott Coast</text:p>
          </table:table-cell>
          <table:table-cell table:style-name="ACE-10" office:value-type="string">
            <text:p>SSC</text:p>
          </table:table-cell>
          <table:table-cell table:style-name="ACE-7" office:value-type="string">
            <text:p>Southern Scott Coast</text:p>
          </table:table-cell>
          <table:table-cell table:style-name="ACE-7" office:value-type="string">
            <text:p>Gneiss Point</text:p>
          </table:table-cell>
          <table:table-cell table:style-name="ACE-21" office:value-type="float" office:value="-77.332999999999998">
            <text:p>−77.333</text:p>
          </table:table-cell>
          <table:table-cell table:style-name="ACE-21" office:value-type="float" office:value="163.667">
            <text:p>163.667</text:p>
          </table:table-cell>
          <table:table-cell table:style-name="ACE-26" office:value-type="float" office:value="4">
            <text:p>4</text:p>
          </table:table-cell>
          <table:table-cell table:style-name="ACE-7" office:value-type="string">
            <text:p>AA-26510</text:p>
          </table:table-cell>
          <table:table-cell table:style-name="ACE-7" office:value-type="string">
            <text:p>SHF</text:p>
          </table:table-cell>
          <table:table-cell table:style-name="ACE-7" table:formula="of:=IF([.K82]=&quot;SHF&quot;;&quot;Shell fragments&quot;)" office:value-type="string" office:string-value="Shell fragments">
            <text:p>Shell fragments</text:p>
          </table:table-cell>
          <table:table-cell table:style-name="ACE-10" office:value-type="float" office:value="3">
            <text:p>3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20.5">
            <text:p>20.5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82]+[.R82]" office:value-type="float" office:value="18.5">
            <text:p>18.5</text:p>
          </table:table-cell>
          <table:table-cell table:style-name="ACE-7" table:formula="of:=[.P82]+[.S82]" office:value-type="float" office:value="2">
            <text:p>2</text:p>
          </table:table-cell>
          <table:table-cell table:style-name="ACE-7" office:value-type="float" office:value="6520">
            <text:p>6520</text:p>
          </table:table-cell>
          <table:table-cell table:style-name="ACE-7" office:value-type="float" office:value="55">
            <text:p>55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82]-[.X82]" office:value-type="float" office:value="5220">
            <text:p>5220</text:p>
          </table:table-cell>
          <table:table-cell table:style-name="ACE-7" table:formula="of:=[.W82]+[.Y82]" office:value-type="float" office:value="155">
            <text:p>155</text:p>
          </table:table-cell>
          <table:table-cell table:style-name="ACE-7" office:value-type="float" office:value="3">
            <text:p>3</text:p>
          </table:table-cell>
          <table:table-cell table:style-name="ACE-7" table:formula="of:=IF([.AB82]=3;&quot;marine&quot;;&quot;terrestrial_sh&quot;)" office:value-type="string" office:string-value="marine">
            <text:p>marine</text:p>
          </table:table-cell>
          <table:table-cell table:style-name="ACE-7" office:value-type="float" office:value="6024">
            <text:p>6024</text:p>
          </table:table-cell>
          <table:table-cell table:style-name="ACE-7" office:value-type="float" office:value="127">
            <text:p>127</text:p>
          </table:table-cell>
          <table:table-cell table:style-name="ACE-7" office:value-type="float" office:value="254">
            <text:p>254</text:p>
          </table:table-cell>
          <table:table-cell table:style-name="ACE-46" office:value-type="string">
            <text:p>Hall (1999)</text:p>
          </table:table-cell>
          <table:table-cell table:style-name="ACE-46" office:value-type="string">
            <text:p>BriggsTarasov2013,HallEtal2004</text:p>
          </table:table-cell>
          <table:table-cell table:style-name="ACE-7" office:value-type="string">
            <text:p>Adamussium colbecki fragments under boulder on raised beach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HallEtal2004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402">
            <text:p>9402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Scott Coast</text:p>
          </table:table-cell>
          <table:table-cell table:style-name="ACE-10" office:value-type="string">
            <text:p>SSC</text:p>
          </table:table-cell>
          <table:table-cell table:style-name="ACE-7" office:value-type="string">
            <text:p>Southern Scott Coast</text:p>
          </table:table-cell>
          <table:table-cell table:style-name="ACE-7" office:value-type="string">
            <text:p>Gneiss Point</text:p>
          </table:table-cell>
          <table:table-cell table:style-name="ACE-21" office:value-type="float" office:value="-77.332999999999998">
            <text:p>−77.333</text:p>
          </table:table-cell>
          <table:table-cell table:style-name="ACE-21" office:value-type="float" office:value="163.667">
            <text:p>163.667</text:p>
          </table:table-cell>
          <table:table-cell table:style-name="ACE-26" office:value-type="float" office:value="5">
            <text:p>5</text:p>
          </table:table-cell>
          <table:table-cell table:style-name="ACE-7" office:value-type="string">
            <text:p>AA-26512</text:p>
          </table:table-cell>
          <table:table-cell table:style-name="ACE-7" office:value-type="string">
            <text:p>SHF</text:p>
          </table:table-cell>
          <table:table-cell table:style-name="ACE-7" table:formula="of:=IF([.K83]=&quot;SHF&quot;;&quot;Shell fragments&quot;)" office:value-type="string" office:string-value="Shell fragments">
            <text:p>Shell fragments</text:p>
          </table:table-cell>
          <table:table-cell table:style-name="ACE-10" office:value-type="float" office:value="3">
            <text:p>3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18.5">
            <text:p>18.5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83]+[.R83]" office:value-type="float" office:value="16.5">
            <text:p>16.5</text:p>
          </table:table-cell>
          <table:table-cell table:style-name="ACE-7" table:formula="of:=[.P83]+[.S83]" office:value-type="float" office:value="2">
            <text:p>2</text:p>
          </table:table-cell>
          <table:table-cell table:style-name="ACE-7" office:value-type="float" office:value="6430">
            <text:p>643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83]-[.X83]" office:value-type="float" office:value="5130">
            <text:p>5130</text:p>
          </table:table-cell>
          <table:table-cell table:style-name="ACE-7" table:formula="of:=[.W83]+[.Y83]" office:value-type="float" office:value="160">
            <text:p>160</text:p>
          </table:table-cell>
          <table:table-cell table:style-name="ACE-7" office:value-type="float" office:value="3">
            <text:p>3</text:p>
          </table:table-cell>
          <table:table-cell table:style-name="ACE-7" table:formula="of:=IF([.AB83]=3;&quot;marine&quot;;&quot;terrestrial_sh&quot;)" office:value-type="string" office:string-value="marine">
            <text:p>marine</text:p>
          </table:table-cell>
          <table:table-cell table:style-name="ACE-7" office:value-type="float" office:value="5919">
            <text:p>5919</text:p>
          </table:table-cell>
          <table:table-cell table:style-name="ACE-7" office:value-type="float" office:value="148">
            <text:p>148</text:p>
          </table:table-cell>
          <table:table-cell table:style-name="ACE-7" office:value-type="float" office:value="268">
            <text:p>268</text:p>
          </table:table-cell>
          <table:table-cell table:style-name="ACE-46" office:value-type="string">
            <text:p>Hall (1999)</text:p>
          </table:table-cell>
          <table:table-cell table:style-name="ACE-46" office:value-type="string">
            <text:p>BriggsTarasov2013,HallEtal2004</text:p>
          </table:table-cell>
          <table:table-cell table:style-name="ACE-7" office:value-type="string">
            <text:p>Adamussium colbecki fragments under boulder on raised beach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HallEtal2004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402">
            <text:p>9402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Scott Coast</text:p>
          </table:table-cell>
          <table:table-cell table:style-name="ACE-10" office:value-type="string">
            <text:p>SSC</text:p>
          </table:table-cell>
          <table:table-cell table:style-name="ACE-7" office:value-type="string">
            <text:p>Southern Scott Coast</text:p>
          </table:table-cell>
          <table:table-cell table:style-name="ACE-7" office:value-type="string">
            <text:p>Marble Point</text:p>
          </table:table-cell>
          <table:table-cell table:style-name="ACE-21" office:value-type="float" office:value="-77.417000000000002">
            <text:p>−77.417</text:p>
          </table:table-cell>
          <table:table-cell table:style-name="ACE-21" office:value-type="float" office:value="163.75">
            <text:p>163.750</text:p>
          </table:table-cell>
          <table:table-cell table:style-name="ACE-26" office:value-type="float" office:value="6">
            <text:p>6</text:p>
          </table:table-cell>
          <table:table-cell table:style-name="ACE-7" office:value-type="string">
            <text:p>AA-18912</text:p>
          </table:table-cell>
          <table:table-cell table:style-name="ACE-7" office:value-type="string">
            <text:p>SHF</text:p>
          </table:table-cell>
          <table:table-cell table:style-name="ACE-7" table:formula="of:=IF([.K84]=&quot;SHF&quot;;&quot;Shell fragments&quot;)" office:value-type="string" office:string-value="Shell fragments">
            <text:p>Shell fragments</text:p>
          </table:table-cell>
          <table:table-cell table:style-name="ACE-10" office:value-type="float" office:value="3">
            <text:p>3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18">
            <text:p>18.0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84]+[.R84]" office:value-type="float" office:value="16">
            <text:p>16.0</text:p>
          </table:table-cell>
          <table:table-cell table:style-name="ACE-7" table:formula="of:=[.P84]+[.S84]" office:value-type="float" office:value="2">
            <text:p>2</text:p>
          </table:table-cell>
          <table:table-cell table:style-name="ACE-7" office:value-type="float" office:value="6780">
            <text:p>6780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84]-[.X84]" office:value-type="float" office:value="5480">
            <text:p>5480</text:p>
          </table:table-cell>
          <table:table-cell table:style-name="ACE-7" table:formula="of:=[.W84]+[.Y84]" office:value-type="float" office:value="156">
            <text:p>156</text:p>
          </table:table-cell>
          <table:table-cell table:style-name="ACE-7" office:value-type="float" office:value="3">
            <text:p>3</text:p>
          </table:table-cell>
          <table:table-cell table:style-name="ACE-7" table:formula="of:=IF([.AB84]=3;&quot;marine&quot;;&quot;terrestrial_sh&quot;)" office:value-type="string" office:string-value="marine">
            <text:p>marine</text:p>
          </table:table-cell>
          <table:table-cell table:style-name="ACE-7" office:value-type="float" office:value="6299">
            <text:p>6299</text:p>
          </table:table-cell>
          <table:table-cell table:style-name="ACE-7" office:value-type="float" office:value="121">
            <text:p>121</text:p>
          </table:table-cell>
          <table:table-cell table:style-name="ACE-7" office:value-type="float" office:value="270">
            <text:p>270</text:p>
          </table:table-cell>
          <table:table-cell table:style-name="ACE-46" office:value-type="string">
            <text:p>Hall (1999)</text:p>
          </table:table-cell>
          <table:table-cell table:style-name="ACE-46" office:value-type="string">
            <text:p>BriggsTarasov2013,HallEtal2004</text:p>
          </table:table-cell>
          <table:table-cell table:style-name="ACE-7" office:value-type="string">
            <text:p>Adamussium colbecki fragments buried in sand in raised beach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HallEtal2004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402">
            <text:p>9402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Scott Coast</text:p>
          </table:table-cell>
          <table:table-cell table:style-name="ACE-10" office:value-type="string">
            <text:p>SSC</text:p>
          </table:table-cell>
          <table:table-cell table:style-name="ACE-7" office:value-type="string">
            <text:p>Southern Scott Coast</text:p>
          </table:table-cell>
          <table:table-cell table:style-name="ACE-7" office:value-type="string">
            <text:p>Marble Point</text:p>
          </table:table-cell>
          <table:table-cell table:style-name="ACE-21" office:value-type="float" office:value="-77.417000000000002">
            <text:p>−77.417</text:p>
          </table:table-cell>
          <table:table-cell table:style-name="ACE-21" office:value-type="float" office:value="163.75">
            <text:p>163.750</text:p>
          </table:table-cell>
          <table:table-cell table:style-name="ACE-26" office:value-type="float" office:value="7">
            <text:p>7</text:p>
          </table:table-cell>
          <table:table-cell table:style-name="ACE-7" office:value-type="string">
            <text:p>AA-26505</text:p>
          </table:table-cell>
          <table:table-cell table:style-name="ACE-7" office:value-type="string">
            <text:p>SHF</text:p>
          </table:table-cell>
          <table:table-cell table:style-name="ACE-7" table:formula="of:=IF([.K85]=&quot;SHF&quot;;&quot;Shell fragments&quot;)" office:value-type="string" office:string-value="Shell fragments">
            <text:p>Shell fragments</text:p>
          </table:table-cell>
          <table:table-cell table:style-name="ACE-10" office:value-type="float" office:value="3">
            <text:p>3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10.5">
            <text:p>10.5</text:p>
          </table:table-cell>
          <table:table-cell table:style-name="ACE-7" office:value-type="float" office:value="2">
            <text:p>2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85]+[.R85]" office:value-type="float" office:value="8.5">
            <text:p>8.5</text:p>
          </table:table-cell>
          <table:table-cell table:style-name="ACE-7" table:formula="of:=[.P85]+[.S85]" office:value-type="float" office:value="3">
            <text:p>3</text:p>
          </table:table-cell>
          <table:table-cell table:style-name="ACE-7" office:value-type="float" office:value="4345">
            <text:p>4345</text:p>
          </table:table-cell>
          <table:table-cell table:style-name="ACE-7" office:value-type="float" office:value="55">
            <text:p>55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85]-[.X85]" office:value-type="float" office:value="3045">
            <text:p>3045</text:p>
          </table:table-cell>
          <table:table-cell table:style-name="ACE-7" table:formula="of:=[.W85]+[.Y85]" office:value-type="float" office:value="155">
            <text:p>155</text:p>
          </table:table-cell>
          <table:table-cell table:style-name="ACE-7" office:value-type="float" office:value="3">
            <text:p>3</text:p>
          </table:table-cell>
          <table:table-cell table:style-name="ACE-7" table:formula="of:=IF([.AB85]=3;&quot;marine&quot;;&quot;terrestrial_sh&quot;)" office:value-type="string" office:string-value="marine">
            <text:p>marine</text:p>
          </table:table-cell>
          <table:table-cell table:style-name="ACE-7" office:value-type="float" office:value="3316">
            <text:p>3316</text:p>
          </table:table-cell>
          <table:table-cell table:style-name="ACE-7" office:value-type="float" office:value="141">
            <text:p>141</text:p>
          </table:table-cell>
          <table:table-cell table:style-name="ACE-7" office:value-type="float" office:value="295">
            <text:p>295</text:p>
          </table:table-cell>
          <table:table-cell table:style-name="ACE-46" office:value-type="string">
            <text:p>Hall (1999)</text:p>
          </table:table-cell>
          <table:table-cell table:style-name="ACE-46" office:value-type="string">
            <text:p>BriggsTarasov2013,HallEtal2004</text:p>
          </table:table-cell>
          <table:table-cell table:style-name="ACE-7" office:value-type="string">
            <text:p>Adamussium colbecki fragments under boulder on raised beach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HallEtal2004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402">
            <text:p>9402</text:p>
          </table:table-cell>
          <table:table-cell table:style-name="ACE-10" office:value-type="string">
            <text:p>RS</text:p>
          </table:table-cell>
          <table:table-cell table:style-name="ACE-7" office:value-type="string">
            <text:p>Scott Coast</text:p>
          </table:table-cell>
          <table:table-cell table:style-name="ACE-10" office:value-type="string">
            <text:p>SSC</text:p>
          </table:table-cell>
          <table:table-cell table:style-name="ACE-7" office:value-type="string">
            <text:p>Southern Scott Coast</text:p>
          </table:table-cell>
          <table:table-cell table:style-name="ACE-7" office:value-type="string">
            <text:p>South Stream Delta</text:p>
          </table:table-cell>
          <table:table-cell table:style-name="ACE-21" office:value-type="float" office:value="-77.417000000000002">
            <text:p>−77.417</text:p>
          </table:table-cell>
          <table:table-cell table:style-name="ACE-21" office:value-type="float" office:value="163.75">
            <text:p>163.750</text:p>
          </table:table-cell>
          <table:table-cell table:style-name="ACE-26" office:value-type="float" office:value="8">
            <text:p>8</text:p>
          </table:table-cell>
          <table:table-cell table:style-name="ACE-7" office:value-type="string">
            <text:p>AA-14040</text:p>
          </table:table-cell>
          <table:table-cell table:style-name="ACE-7" office:value-type="string">
            <text:p>SHF</text:p>
          </table:table-cell>
          <table:table-cell table:style-name="ACE-7" table:formula="of:=IF([.K86]=&quot;SHF&quot;;&quot;Shell fragments&quot;)" office:value-type="string" office:string-value="Shell fragments">
            <text:p>Shell fragments</text:p>
          </table:table-cell>
          <table:table-cell table:style-name="ACE-10" office:value-type="float" office:value="3">
            <text:p>3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16.5">
            <text:p>16.5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86]+[.R86]" office:value-type="float" office:value="14.5">
            <text:p>14.5</text:p>
          </table:table-cell>
          <table:table-cell table:style-name="ACE-7" table:formula="of:=[.P86]+[.S86]" office:value-type="float" office:value="2">
            <text:p>2</text:p>
          </table:table-cell>
          <table:table-cell table:style-name="ACE-7" office:value-type="float" office:value="5864">
            <text:p>5864</text:p>
          </table:table-cell>
          <table:table-cell table:style-name="ACE-7" office:value-type="float" office:value="96">
            <text:p>96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86]-[.X86]" office:value-type="float" office:value="4564">
            <text:p>4564</text:p>
          </table:table-cell>
          <table:table-cell table:style-name="ACE-7" table:formula="of:=[.W86]+[.Y86]" office:value-type="float" office:value="196">
            <text:p>196</text:p>
          </table:table-cell>
          <table:table-cell table:style-name="ACE-7" office:value-type="float" office:value="3">
            <text:p>3</text:p>
          </table:table-cell>
          <table:table-cell table:style-name="ACE-7" table:formula="of:=IF([.AB86]=3;&quot;marine&quot;;&quot;terrestrial_sh&quot;)" office:value-type="string" office:string-value="marine">
            <text:p>marine</text:p>
          </table:table-cell>
          <table:table-cell table:style-name="ACE-7" office:value-type="float" office:value="5285">
            <text:p>5285</text:p>
          </table:table-cell>
          <table:table-cell table:style-name="ACE-7" office:value-type="float" office:value="192">
            <text:p>192</text:p>
          </table:table-cell>
          <table:table-cell table:style-name="ACE-7" office:value-type="float" office:value="339">
            <text:p>339</text:p>
          </table:table-cell>
          <table:table-cell table:style-name="ACE-46" office:value-type="string">
            <text:p>Hall (1999)</text:p>
          </table:table-cell>
          <table:table-cell table:style-name="ACE-46" office:value-type="string">
            <text:p>BriggsTarasov2013,HallEtal2004</text:p>
          </table:table-cell>
          <table:table-cell table:style-name="ACE-7" office:value-type="string">
            <text:p>Adamussium colbecki fragments buried in sand in raised beach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HallEtal2004</text:p>
          </table:table-cell>
          <table:table-cell table:number-columns-repeated="218" table:style-name="ACE-7"/>
        </table:table-row>
        <table:table-row table:style-name="AROW-4">
          <table:table-cell table:style-name="ACE-7"/>
          <table:table-cell table:style-name="ACE-9" office:value-type="string">
            <text:p>AS</text:p>
          </table:table-cell>
          <table:table-cell table:style-name="ACE-6" office:value-type="string">
            <text:p>Amundsen Sea </text:p>
          </table:table-cell>
          <table:table-cell table:number-columns-repeated="3" table:style-name="ACE-7"/>
          <table:table-cell table:number-columns-repeated="2" table:style-name="ACE-21"/>
          <table:table-cell table:style-name="ACE-26"/>
          <table:table-cell table:number-columns-repeated="3" table:style-name="ACE-7"/>
          <table:table-cell table:number-columns-repeated="2" table:style-name="ACE-10"/>
          <table:table-cell table:style-name="ACE-36"/>
          <table:table-cell table:number-columns-repeated="4" table:style-name="ACE-7"/>
          <table:table-cell table:style-name="ACE-36"/>
          <table:table-cell table:number-columns-repeated="8" table:style-name="ACE-7"/>
          <table:table-cell table:style-name="ACE-7" table:formula="of:=IF([.AB87]=3;&quot;marine&quot;;&quot;terrestrial_sh&quot;)" office:value-type="string" office:string-value="terrestrial_sh">
            <text:p>terrestrial_sh</text:p>
          </table:table-cell>
          <table:table-cell table:number-columns-repeated="3" table:style-name="ACE-7"/>
          <table:table-cell table:style-name="ACE-46"/>
          <table:table-cell table:style-name="ACE-46" office:value-type="string">
            <text:p>BriggsTarasov2013</text:p>
          </table:table-cell>
          <table:table-cell table:number-columns-repeated="2" table:style-name="ACE-7"/>
          <table:table-cell table:style-name="ACE-39" office:value-type="string">
            <text:p>BriggsTarasov2013</text:p>
          </table:table-cell>
          <table:table-cell table:number-columns-repeated="219" table:style-name="ACE-7"/>
        </table:table-row>
        <table:table-row table:style-name="AROW-4">
          <table:table-cell table:style-name="ACE-6"/>
          <table:table-cell table:style-name="ACE-9" office:value-type="string">
            <text:p>AP</text:p>
          </table:table-cell>
          <table:table-cell table:style-name="ACE-6" office:value-type="string">
            <text:p>Antartctic Peninsula</text:p>
          </table:table-cell>
          <table:table-cell table:number-columns-repeated="2" table:style-name="ACE-7"/>
          <table:table-cell table:style-name="ACE-6"/>
          <table:table-cell table:number-columns-repeated="2" table:style-name="ACE-20"/>
          <table:table-cell table:style-name="ACE-25"/>
          <table:table-cell table:number-columns-repeated="2" table:style-name="ACE-6"/>
          <table:table-cell table:style-name="ACE-7"/>
          <table:table-cell table:number-columns-repeated="2" table:style-name="ACE-32"/>
          <table:table-cell table:style-name="ACE-37"/>
          <table:table-cell table:number-columns-repeated="4" table:style-name="ACE-6"/>
          <table:table-cell table:style-name="ACE-36"/>
          <table:table-cell table:style-name="ACE-7"/>
          <table:table-cell table:style-name="ACE-6"/>
          <table:table-cell table:number-columns-repeated="2" table:style-name="ACE-32"/>
          <table:table-cell table:style-name="ACE-42"/>
          <table:table-cell table:style-name="ACE-7"/>
          <table:table-cell table:style-name="ACE-6"/>
          <table:table-cell table:style-name="ACE-32"/>
          <table:table-cell table:style-name="ACE-7" table:formula="of:=IF([.AB88]=3;&quot;marine&quot;;&quot;terrestrial_sh&quot;)" office:value-type="string" office:string-value="terrestrial_sh">
            <text:p>terrestrial_sh</text:p>
          </table:table-cell>
          <table:table-cell table:number-columns-repeated="3" table:style-name="ACE-7"/>
          <table:table-cell table:style-name="ACE-45"/>
          <table:table-cell table:style-name="ACE-45" office:value-type="string">
            <text:p>BriggsTarasov2013</text:p>
          </table:table-cell>
          <table:table-cell table:number-columns-repeated="2" table:style-name="ACE-6"/>
          <table:table-cell table:style-name="ACE-7" office:value-type="string">
            <text:p>BriggsTarasov2013</text:p>
          </table:table-cell>
          <table:table-cell table:number-columns-repeated="8" table:style-name="ACE-6"/>
          <table:table-cell table:style-name="ACE-32"/>
          <table:table-cell table:style-name="ACE-7"/>
          <table:table-cell table:number-columns-repeated="209" table:style-name="ACE-6"/>
        </table:table-row>
        <table:table-row table:style-name="AROW-4">
          <table:table-cell table:style-name="ACE-6" office:value-type="float" office:value="9601">
            <text:p>9601</text:p>
          </table:table-cell>
          <table:table-cell table:style-name="ACE-9" office:value-type="string">
            <text:p>AP</text:p>
          </table:table-cell>
          <table:table-cell table:style-name="ACE-6" office:value-type="string">
            <text:p>West Antarctic Peninsula</text:p>
          </table:table-cell>
          <table:table-cell table:style-name="ACE-9" office:value-type="string">
            <text:p>MB</text:p>
          </table:table-cell>
          <table:table-cell table:style-name="ACE-6" office:value-type="string">
            <text:p>Marguerite Bay</text:p>
          </table:table-cell>
          <table:table-cell table:style-name="ACE-6"/>
          <table:table-cell table:style-name="ACE-20" table:formula="of:=AVERAGE([.G90:.G102])" office:value-type="float" office:value="-67.688384615384606">
            <text:p>−67.688</text:p>
          </table:table-cell>
          <table:table-cell table:style-name="ACE-20" table:formula="of:=AVERAGE([.H90:.H102])" office:value-type="float" office:value="-67.323153846153843">
            <text:p>−67.323</text:p>
          </table:table-cell>
          <table:table-cell table:style-name="ACE-25"/>
          <table:table-cell table:number-columns-repeated="2" table:style-name="ACE-6"/>
          <table:table-cell table:style-name="ACE-7"/>
          <table:table-cell table:number-columns-repeated="2" table:style-name="ACE-9"/>
          <table:table-cell table:style-name="ACE-37"/>
          <table:table-cell table:number-columns-repeated="4" table:style-name="ACE-6"/>
          <table:table-cell table:style-name="ACE-37"/>
          <table:table-cell table:number-columns-repeated="5" table:style-name="ACE-6"/>
          <table:table-cell table:style-name="ACE-7"/>
          <table:table-cell table:number-columns-repeated="2" table:style-name="ACE-6"/>
          <table:table-cell table:style-name="ACE-7" table:formula="of:=IF([.AB89]=3;&quot;marine&quot;;&quot;terrestrial_sh&quot;)" office:value-type="string" office:string-value="terrestrial_sh">
            <text:p>terrestrial_sh</text:p>
          </table:table-cell>
          <table:table-cell table:number-columns-repeated="3" table:style-name="ACE-7"/>
          <table:table-cell table:style-name="ACE-45" office:value-type="string">
            <text:p>Bentley (2005) + others</text:p>
          </table:table-cell>
          <table:table-cell table:style-name="ACE-45" office:value-type="string">
            <text:p>BriggsTarasov2013</text:p>
          </table:table-cell>
          <table:table-cell table:style-name="ACE-6"/>
          <table:table-cell table:style-name="ACE-6" office:value-type="string">
            <text:p>H</text:p>
          </table:table-cell>
          <table:table-cell table:style-name="ACE-7" office:value-type="string">
            <text:p>BriggsTarasov2013</text:p>
          </table:table-cell>
          <table:table-cell table:number-columns-repeated="219" table:style-name="ACE-6"/>
        </table:table-row>
        <table:table-row table:style-name="AROW-4">
          <table:table-cell table:style-name="ACE-7" office:value-type="float" office:value="9601">
            <text:p>9601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West Antarctic Peninsula</text:p>
          </table:table-cell>
          <table:table-cell table:style-name="ACE-10" office:value-type="string">
            <text:p>MB</text:p>
          </table:table-cell>
          <table:table-cell table:style-name="ACE-7" office:value-type="string">
            <text:p>Marguerite Bay</text:p>
          </table:table-cell>
          <table:table-cell table:style-name="ACE-7" office:value-type="string">
            <text:p>Ginger Island </text:p>
          </table:table-cell>
          <table:table-cell table:style-name="ACE-21" office:value-type="float" office:value="-67.75">
            <text:p>−67.750</text:p>
          </table:table-cell>
          <table:table-cell table:style-name="ACE-21" office:value-type="float" office:value="-67.582999999999998">
            <text:p>−67.583</text:p>
          </table:table-cell>
          <table:table-cell table:style-name="ACE-26" office:value-type="float" office:value="1">
            <text:p>1</text:p>
          </table:table-cell>
          <table:table-cell table:style-name="ACE-7" office:value-type="string">
            <text:p>Beta-144171</text:p>
          </table:table-cell>
          <table:table-cell table:style-name="ACE-7" office:value-type="string">
            <text:p>PR</text:p>
          </table:table-cell>
          <table:table-cell table:style-name="ACE-7" table:formula="of:=IF([.K90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string">
            <text:p>4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5">
            <text:p>5.0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90]+[.R90]" office:value-type="float" office:value="3">
            <text:p>3.0</text:p>
          </table:table-cell>
          <table:table-cell table:style-name="ACE-7" table:formula="of:=[.P90]+[.S90]" office:value-type="float" office:value="1.2">
            <text:p>1.2</text:p>
          </table:table-cell>
          <table:table-cell table:style-name="ACE-7" office:value-type="float" office:value="3130">
            <text:p>313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1130">
            <text:p>1130</text:p>
          </table:table-cell>
          <table:table-cell table:style-name="ACE-7" office:value-type="float" office:value="134">
            <text:p>134</text:p>
          </table:table-cell>
          <table:table-cell table:style-name="ACE-7" table:formula="of:=[.V90]-[.X90]" office:value-type="float" office:value="2000">
            <text:p>2000</text:p>
          </table:table-cell>
          <table:table-cell table:style-name="ACE-7" table:formula="of:=[.W90]+[.Y90]" office:value-type="float" office:value="174">
            <text:p>174</text:p>
          </table:table-cell>
          <table:table-cell table:style-name="ACE-7" office:value-type="float" office:value="3">
            <text:p>3</text:p>
          </table:table-cell>
          <table:table-cell table:style-name="ACE-7" table:formula="of:=IF([.AB90]=3;&quot;marine&quot;;&quot;terrestrial_sh&quot;)" office:value-type="string" office:string-value="marine">
            <text:p>marine</text:p>
          </table:table-cell>
          <table:table-cell table:style-name="ACE-7" office:value-type="float" office:value="2040">
            <text:p>2040</text:p>
          </table:table-cell>
          <table:table-cell table:style-name="ACE-7" office:value-type="float" office:value="172">
            <text:p>172</text:p>
          </table:table-cell>
          <table:table-cell table:style-name="ACE-7" office:value-type="float" office:value="333">
            <text:p>333</text:p>
          </table:table-cell>
          <table:table-cell table:style-name="ACE-46" office:value-type="string">
            <text:p>Emslie and McDaniel (2002)</text:p>
          </table:table-cell>
          <table:table-cell table:style-name="ACE-46" office:value-type="string">
            <text:p>BriggsTarasov2013,BentleyEtal2005,EmslieMcDaniel2002</text:p>
          </table:table-cell>
          <table:table-cell table:style-name="ACE-7" office:value-type="string">
            <text:p>Penguin bone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style-name="ACE-7" office:value-type="string">
            <text:p>EmslieMcDaniel2002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601">
            <text:p>9601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West Antarctic Peninsula</text:p>
          </table:table-cell>
          <table:table-cell table:style-name="ACE-10" office:value-type="string">
            <text:p>MB</text:p>
          </table:table-cell>
          <table:table-cell table:style-name="ACE-7" office:value-type="string">
            <text:p>Marguerite Bay</text:p>
          </table:table-cell>
          <table:table-cell table:style-name="ACE-7" office:value-type="string">
            <text:p>Lagoon Island-site 2</text:p>
          </table:table-cell>
          <table:table-cell table:style-name="ACE-21" office:value-type="float" office:value="-67.599999999999994">
            <text:p>−67.600</text:p>
          </table:table-cell>
          <table:table-cell table:style-name="ACE-21" office:value-type="float" office:value="-67.349999999999994">
            <text:p>−67.350</text:p>
          </table:table-cell>
          <table:table-cell table:style-name="ACE-26" office:value-type="float" office:value="2">
            <text:p>2</text:p>
          </table:table-cell>
          <table:table-cell table:style-name="ACE-7" office:value-type="string">
            <text:p>Beta-141908</text:p>
          </table:table-cell>
          <table:table-cell table:style-name="ACE-7" office:value-type="string">
            <text:p>PR</text:p>
          </table:table-cell>
          <table:table-cell table:style-name="ACE-7" table:formula="of:=IF([.K91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string">
            <text:p>4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9.1099999999999994">
            <text:p>9.1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91]+[.R91]" office:value-type="float" office:value="7.1099999999999994">
            <text:p>7.1</text:p>
          </table:table-cell>
          <table:table-cell table:style-name="ACE-7" table:formula="of:=[.P91]+[.S91]" office:value-type="float" office:value="1.2">
            <text:p>1.2</text:p>
          </table:table-cell>
          <table:table-cell table:style-name="ACE-7" office:value-type="float" office:value="4440">
            <text:p>444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130">
            <text:p>1130</text:p>
          </table:table-cell>
          <table:table-cell table:style-name="ACE-7" office:value-type="float" office:value="134">
            <text:p>134</text:p>
          </table:table-cell>
          <table:table-cell table:style-name="ACE-7" table:formula="of:=[.V91]-[.X91]" office:value-type="float" office:value="3310">
            <text:p>3310</text:p>
          </table:table-cell>
          <table:table-cell table:style-name="ACE-7" table:formula="of:=[.W91]+[.Y91]" office:value-type="float" office:value="184">
            <text:p>184</text:p>
          </table:table-cell>
          <table:table-cell table:style-name="ACE-7" office:value-type="float" office:value="3">
            <text:p>3</text:p>
          </table:table-cell>
          <table:table-cell table:style-name="ACE-7" table:formula="of:=IF([.AB91]=3;&quot;marine&quot;;&quot;terrestrial_sh&quot;)" office:value-type="string" office:string-value="marine">
            <text:p>marine</text:p>
          </table:table-cell>
          <table:table-cell table:style-name="ACE-7" office:value-type="float" office:value="3640">
            <text:p>3640</text:p>
          </table:table-cell>
          <table:table-cell table:style-name="ACE-7" office:value-type="float" office:value="178">
            <text:p>178</text:p>
          </table:table-cell>
          <table:table-cell table:style-name="ACE-7" office:value-type="float" office:value="357">
            <text:p>357</text:p>
          </table:table-cell>
          <table:table-cell table:style-name="ACE-46" office:value-type="string">
            <text:p>Bentley (2005)-Emslie and McDaniel (2002)</text:p>
          </table:table-cell>
          <table:table-cell table:style-name="ACE-46" office:value-type="string">
            <text:p>BriggsTarasov2013,BentleyEtal2005,EmslieMcDaniel2002</text:p>
          </table:table-cell>
          <table:table-cell table:style-name="ACE-7" office:value-type="string">
            <text:p>Penguin bone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style-name="ACE-7" office:value-type="string">
            <text:p>EmslieMcDaniel2002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601">
            <text:p>9601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West Antarctic Peninsula</text:p>
          </table:table-cell>
          <table:table-cell table:style-name="ACE-10" office:value-type="string">
            <text:p>MB</text:p>
          </table:table-cell>
          <table:table-cell table:style-name="ACE-7" office:value-type="string">
            <text:p>Marguerite Bay</text:p>
          </table:table-cell>
          <table:table-cell table:style-name="ACE-7" office:value-type="string">
            <text:p>Lagoon Island-site 2</text:p>
          </table:table-cell>
          <table:table-cell table:style-name="ACE-21" office:value-type="float" office:value="-67.599999999999994">
            <text:p>−67.600</text:p>
          </table:table-cell>
          <table:table-cell table:style-name="ACE-21" office:value-type="float" office:value="-67.349999999999994">
            <text:p>−67.350</text:p>
          </table:table-cell>
          <table:table-cell table:style-name="ACE-26" office:value-type="float" office:value="3">
            <text:p>3</text:p>
          </table:table-cell>
          <table:table-cell table:style-name="ACE-7" office:value-type="string">
            <text:p>Beta-141909</text:p>
          </table:table-cell>
          <table:table-cell table:style-name="ACE-7" office:value-type="string">
            <text:p>PR</text:p>
          </table:table-cell>
          <table:table-cell table:style-name="ACE-7" table:formula="of:=IF([.K92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string">
            <text:p>4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9.0600000000000005">
            <text:p>9.1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92]+[.R92]" office:value-type="float" office:value="7.0600000000000005">
            <text:p>7.1</text:p>
          </table:table-cell>
          <table:table-cell table:style-name="ACE-7" table:formula="of:=[.P92]+[.S92]" office:value-type="float" office:value="1.2">
            <text:p>1.2</text:p>
          </table:table-cell>
          <table:table-cell table:style-name="ACE-7" office:value-type="float" office:value="4390">
            <text:p>439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130">
            <text:p>1130</text:p>
          </table:table-cell>
          <table:table-cell table:style-name="ACE-7" office:value-type="float" office:value="134">
            <text:p>134</text:p>
          </table:table-cell>
          <table:table-cell table:style-name="ACE-7" table:formula="of:=[.V92]-[.X92]" office:value-type="float" office:value="3260">
            <text:p>3260</text:p>
          </table:table-cell>
          <table:table-cell table:style-name="ACE-7" table:formula="of:=[.W92]+[.Y92]" office:value-type="float" office:value="184">
            <text:p>184</text:p>
          </table:table-cell>
          <table:table-cell table:style-name="ACE-7" office:value-type="float" office:value="3">
            <text:p>3</text:p>
          </table:table-cell>
          <table:table-cell table:style-name="ACE-7" table:formula="of:=IF([.AB92]=3;&quot;marine&quot;;&quot;terrestrial_sh&quot;)" office:value-type="string" office:string-value="marine">
            <text:p>marine</text:p>
          </table:table-cell>
          <table:table-cell table:style-name="ACE-7" office:value-type="float" office:value="3579">
            <text:p>3579</text:p>
          </table:table-cell>
          <table:table-cell table:style-name="ACE-7" office:value-type="float" office:value="175">
            <text:p>175</text:p>
          </table:table-cell>
          <table:table-cell table:style-name="ACE-7" office:value-type="float" office:value="355">
            <text:p>355</text:p>
          </table:table-cell>
          <table:table-cell table:style-name="ACE-46" office:value-type="string">
            <text:p>Bentley (2005)-Emslie and McDaniel (2002)</text:p>
          </table:table-cell>
          <table:table-cell table:style-name="ACE-46" office:value-type="string">
            <text:p>BriggsTarasov2013,BentleyEtal2005,EmslieMcDaniel2002</text:p>
          </table:table-cell>
          <table:table-cell table:style-name="ACE-7" office:value-type="string">
            <text:p>Penguin bone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style-name="ACE-7" office:value-type="string">
            <text:p>EmslieMcDaniel2002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601">
            <text:p>9601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West Antarctic Peninsula</text:p>
          </table:table-cell>
          <table:table-cell table:style-name="ACE-10" office:value-type="string">
            <text:p>MB</text:p>
          </table:table-cell>
          <table:table-cell table:style-name="ACE-7" office:value-type="string">
            <text:p>Marguerite Bay</text:p>
          </table:table-cell>
          <table:table-cell table:style-name="ACE-7" office:value-type="string">
            <text:p>Lagoon Island-site 2</text:p>
          </table:table-cell>
          <table:table-cell table:style-name="ACE-21" office:value-type="float" office:value="-67.599999999999994">
            <text:p>−67.600</text:p>
          </table:table-cell>
          <table:table-cell table:style-name="ACE-21" office:value-type="float" office:value="-67.349999999999994">
            <text:p>−67.350</text:p>
          </table:table-cell>
          <table:table-cell table:style-name="ACE-26" office:value-type="float" office:value="4">
            <text:p>4</text:p>
          </table:table-cell>
          <table:table-cell table:style-name="ACE-7" office:value-type="string">
            <text:p>Beta-141910</text:p>
          </table:table-cell>
          <table:table-cell table:style-name="ACE-7" office:value-type="string">
            <text:p>PR</text:p>
          </table:table-cell>
          <table:table-cell table:style-name="ACE-7" table:formula="of:=IF([.K93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string">
            <text:p>4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9.1600000000000001">
            <text:p>9.2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93]+[.R93]" office:value-type="float" office:value="7.1600000000000001">
            <text:p>7.2</text:p>
          </table:table-cell>
          <table:table-cell table:style-name="ACE-7" table:formula="of:=[.P93]+[.S93]" office:value-type="float" office:value="1.2">
            <text:p>1.2</text:p>
          </table:table-cell>
          <table:table-cell table:style-name="ACE-7" office:value-type="float" office:value="4550">
            <text:p>455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130">
            <text:p>1130</text:p>
          </table:table-cell>
          <table:table-cell table:style-name="ACE-7" office:value-type="float" office:value="134">
            <text:p>134</text:p>
          </table:table-cell>
          <table:table-cell table:style-name="ACE-7" table:formula="of:=[.V93]-[.X93]" office:value-type="float" office:value="3420">
            <text:p>3420</text:p>
          </table:table-cell>
          <table:table-cell table:style-name="ACE-7" table:formula="of:=[.W93]+[.Y93]" office:value-type="float" office:value="184">
            <text:p>184</text:p>
          </table:table-cell>
          <table:table-cell table:style-name="ACE-7" office:value-type="float" office:value="3">
            <text:p>3</text:p>
          </table:table-cell>
          <table:table-cell table:style-name="ACE-7" table:formula="of:=IF([.AB93]=3;&quot;marine&quot;;&quot;terrestrial_sh&quot;)" office:value-type="string" office:string-value="marine">
            <text:p>marine</text:p>
          </table:table-cell>
          <table:table-cell table:style-name="ACE-7" office:value-type="float" office:value="3777">
            <text:p>3777</text:p>
          </table:table-cell>
          <table:table-cell table:style-name="ACE-7" office:value-type="float" office:value="187">
            <text:p>187</text:p>
          </table:table-cell>
          <table:table-cell table:style-name="ACE-7" office:value-type="float" office:value="371">
            <text:p>371</text:p>
          </table:table-cell>
          <table:table-cell table:style-name="ACE-46" office:value-type="string">
            <text:p>Bentley (2005)-Emslie and McDaniel (2002)</text:p>
          </table:table-cell>
          <table:table-cell table:style-name="ACE-46" office:value-type="string">
            <text:p>BriggsTarasov2013,BentleyEtal2005,EmslieMcDaniel2002</text:p>
          </table:table-cell>
          <table:table-cell table:style-name="ACE-7" office:value-type="string">
            <text:p>Penguin bone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style-name="ACE-7" office:value-type="string">
            <text:p>EmslieMcDaniel2002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601">
            <text:p>9601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West Antarctic Peninsula</text:p>
          </table:table-cell>
          <table:table-cell table:style-name="ACE-10" office:value-type="string">
            <text:p>MB</text:p>
          </table:table-cell>
          <table:table-cell table:style-name="ACE-7" office:value-type="string">
            <text:p>Marguerite Bay</text:p>
          </table:table-cell>
          <table:table-cell table:style-name="ACE-7" office:value-type="string">
            <text:p>Lagoon Island-site 2</text:p>
          </table:table-cell>
          <table:table-cell table:style-name="ACE-21" office:value-type="float" office:value="-67.599999999999994">
            <text:p>−67.600</text:p>
          </table:table-cell>
          <table:table-cell table:style-name="ACE-21" office:value-type="float" office:value="-67.349999999999994">
            <text:p>−67.350</text:p>
          </table:table-cell>
          <table:table-cell table:style-name="ACE-26" office:value-type="float" office:value="5">
            <text:p>5</text:p>
          </table:table-cell>
          <table:table-cell table:style-name="ACE-7" office:value-type="string">
            <text:p>Beta-141911</text:p>
          </table:table-cell>
          <table:table-cell table:style-name="ACE-7" office:value-type="string">
            <text:p>PR</text:p>
          </table:table-cell>
          <table:table-cell table:style-name="ACE-7" table:formula="of:=IF([.K94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string">
            <text:p>4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8.9600000000000009">
            <text:p>9.0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94]+[.R94]" office:value-type="float" office:value="6.9600000000000009">
            <text:p>7.0</text:p>
          </table:table-cell>
          <table:table-cell table:style-name="ACE-7" table:formula="of:=[.P94]+[.S94]" office:value-type="float" office:value="1.2">
            <text:p>1.2</text:p>
          </table:table-cell>
          <table:table-cell table:style-name="ACE-7" office:value-type="float" office:value="4240">
            <text:p>424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130">
            <text:p>1130</text:p>
          </table:table-cell>
          <table:table-cell table:style-name="ACE-7" office:value-type="float" office:value="134">
            <text:p>134</text:p>
          </table:table-cell>
          <table:table-cell table:style-name="ACE-7" table:formula="of:=[.V94]-[.X94]" office:value-type="float" office:value="3110">
            <text:p>3110</text:p>
          </table:table-cell>
          <table:table-cell table:style-name="ACE-7" table:formula="of:=[.W94]+[.Y94]" office:value-type="float" office:value="184">
            <text:p>184</text:p>
          </table:table-cell>
          <table:table-cell table:style-name="ACE-7" office:value-type="float" office:value="3">
            <text:p>3</text:p>
          </table:table-cell>
          <table:table-cell table:style-name="ACE-7" table:formula="of:=IF([.AB94]=3;&quot;marine&quot;;&quot;terrestrial_sh&quot;)" office:value-type="string" office:string-value="marine">
            <text:p>marine</text:p>
          </table:table-cell>
          <table:table-cell table:style-name="ACE-7" office:value-type="float" office:value="3396">
            <text:p>3396</text:p>
          </table:table-cell>
          <table:table-cell table:style-name="ACE-7" office:value-type="float" office:value="176">
            <text:p>176</text:p>
          </table:table-cell>
          <table:table-cell table:style-name="ACE-7" office:value-type="float" office:value="373">
            <text:p>373</text:p>
          </table:table-cell>
          <table:table-cell table:style-name="ACE-46" office:value-type="string">
            <text:p>Bentley (2005)-Emslie and McDaniel (2002)</text:p>
          </table:table-cell>
          <table:table-cell table:style-name="ACE-46" office:value-type="string">
            <text:p>BriggsTarasov2013,BentleyEtal2005,EmslieMcDaniel2002</text:p>
          </table:table-cell>
          <table:table-cell table:style-name="ACE-7" office:value-type="string">
            <text:p>Penguin bone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style-name="ACE-7" office:value-type="string">
            <text:p>EmslieMcDaniel2002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601">
            <text:p>9601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West Antarctic Peninsula</text:p>
          </table:table-cell>
          <table:table-cell table:style-name="ACE-10" office:value-type="string">
            <text:p>MB</text:p>
          </table:table-cell>
          <table:table-cell table:style-name="ACE-7" office:value-type="string">
            <text:p>Marguerite Bay</text:p>
          </table:table-cell>
          <table:table-cell table:style-name="ACE-7" office:value-type="string">
            <text:p>Lagoon Island-site 3</text:p>
          </table:table-cell>
          <table:table-cell table:style-name="ACE-21" office:value-type="float" office:value="-67.599999999999994">
            <text:p>−67.600</text:p>
          </table:table-cell>
          <table:table-cell table:style-name="ACE-21" office:value-type="float" office:value="-67.349999999999994">
            <text:p>−67.350</text:p>
          </table:table-cell>
          <table:table-cell table:style-name="ACE-26" office:value-type="float" office:value="6">
            <text:p>6</text:p>
          </table:table-cell>
          <table:table-cell table:style-name="ACE-7" office:value-type="string">
            <text:p>Beta-141914</text:p>
          </table:table-cell>
          <table:table-cell table:style-name="ACE-7" office:value-type="string">
            <text:p>PR</text:p>
          </table:table-cell>
          <table:table-cell table:style-name="ACE-7" table:formula="of:=IF([.K95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string">
            <text:p>4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17.07">
            <text:p>17.1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95]+[.R95]" office:value-type="float" office:value="15.07">
            <text:p>15.1</text:p>
          </table:table-cell>
          <table:table-cell table:style-name="ACE-7" table:formula="of:=[.P95]+[.S95]" office:value-type="float" office:value="1.2">
            <text:p>1.2</text:p>
          </table:table-cell>
          <table:table-cell table:style-name="ACE-7" office:value-type="float" office:value="5610">
            <text:p>5610</text:p>
          </table:table-cell>
          <table:table-cell table:style-name="ACE-7" office:value-type="float" office:value="80">
            <text:p>80</text:p>
          </table:table-cell>
          <table:table-cell table:style-name="ACE-7" office:value-type="float" office:value="1130">
            <text:p>1130</text:p>
          </table:table-cell>
          <table:table-cell table:style-name="ACE-7" office:value-type="float" office:value="134">
            <text:p>134</text:p>
          </table:table-cell>
          <table:table-cell table:style-name="ACE-7" table:formula="of:=[.V95]-[.X95]" office:value-type="float" office:value="4480">
            <text:p>4480</text:p>
          </table:table-cell>
          <table:table-cell table:style-name="ACE-7" table:formula="of:=[.W95]+[.Y95]" office:value-type="float" office:value="214">
            <text:p>214</text:p>
          </table:table-cell>
          <table:table-cell table:style-name="ACE-7" office:value-type="float" office:value="3">
            <text:p>3</text:p>
          </table:table-cell>
          <table:table-cell table:style-name="ACE-7" table:formula="of:=IF([.AB95]=3;&quot;marine&quot;;&quot;terrestrial_sh&quot;)" office:value-type="string" office:string-value="marine">
            <text:p>marine</text:p>
          </table:table-cell>
          <table:table-cell table:style-name="ACE-7" office:value-type="float" office:value="5172">
            <text:p>5172</text:p>
          </table:table-cell>
          <table:table-cell table:style-name="ACE-7" office:value-type="float" office:value="212">
            <text:p>212</text:p>
          </table:table-cell>
          <table:table-cell table:style-name="ACE-7" office:value-type="float" office:value="367">
            <text:p>367</text:p>
          </table:table-cell>
          <table:table-cell table:style-name="ACE-46" office:value-type="string">
            <text:p>Bentley (2005)-Emslie and McDaniel (2002)</text:p>
          </table:table-cell>
          <table:table-cell table:style-name="ACE-46" office:value-type="string">
            <text:p>BriggsTarasov2013,BentleyEtal2005,EmslieMcDaniel2002</text:p>
          </table:table-cell>
          <table:table-cell table:style-name="ACE-7" office:value-type="string">
            <text:p>Penguin bone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style-name="ACE-7" office:value-type="string">
            <text:p>EmslieMcDaniel2002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601">
            <text:p>9601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West Antarctic Peninsula</text:p>
          </table:table-cell>
          <table:table-cell table:style-name="ACE-10" office:value-type="string">
            <text:p>MB</text:p>
          </table:table-cell>
          <table:table-cell table:style-name="ACE-7" office:value-type="string">
            <text:p>Marguerite Bay</text:p>
          </table:table-cell>
          <table:table-cell table:style-name="ACE-7" office:value-type="string">
            <text:p>Lagoon Island-site 3</text:p>
          </table:table-cell>
          <table:table-cell table:style-name="ACE-21" office:value-type="float" office:value="-67.599999999999994">
            <text:p>−67.600</text:p>
          </table:table-cell>
          <table:table-cell table:style-name="ACE-21" office:value-type="float" office:value="-67.349999999999994">
            <text:p>−67.350</text:p>
          </table:table-cell>
          <table:table-cell table:style-name="ACE-26" office:value-type="float" office:value="7">
            <text:p>7</text:p>
          </table:table-cell>
          <table:table-cell table:style-name="ACE-7" office:value-type="string">
            <text:p>Beta-141915</text:p>
          </table:table-cell>
          <table:table-cell table:style-name="ACE-7" office:value-type="string">
            <text:p>PR</text:p>
          </table:table-cell>
          <table:table-cell table:style-name="ACE-7" table:formula="of:=IF([.K96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string">
            <text:p>4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17.02">
            <text:p>17.0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96]+[.R96]" office:value-type="float" office:value="15.02">
            <text:p>15.0</text:p>
          </table:table-cell>
          <table:table-cell table:style-name="ACE-7" table:formula="of:=[.P96]+[.S96]" office:value-type="float" office:value="1.2">
            <text:p>1.2</text:p>
          </table:table-cell>
          <table:table-cell table:style-name="ACE-7" office:value-type="float" office:value="5920">
            <text:p>592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130">
            <text:p>1130</text:p>
          </table:table-cell>
          <table:table-cell table:style-name="ACE-7" office:value-type="float" office:value="134">
            <text:p>134</text:p>
          </table:table-cell>
          <table:table-cell table:style-name="ACE-7" table:formula="of:=[.V96]-[.X96]" office:value-type="float" office:value="4790">
            <text:p>4790</text:p>
          </table:table-cell>
          <table:table-cell table:style-name="ACE-7" table:formula="of:=[.W96]+[.Y96]" office:value-type="float" office:value="184">
            <text:p>184</text:p>
          </table:table-cell>
          <table:table-cell table:style-name="ACE-7" office:value-type="float" office:value="3">
            <text:p>3</text:p>
          </table:table-cell>
          <table:table-cell table:style-name="ACE-7" table:formula="of:=IF([.AB96]=3;&quot;marine&quot;;&quot;terrestrial_sh&quot;)" office:value-type="string" office:string-value="marine">
            <text:p>marine</text:p>
          </table:table-cell>
          <table:table-cell table:style-name="ACE-7" office:value-type="float" office:value="5547">
            <text:p>5547</text:p>
          </table:table-cell>
          <table:table-cell table:style-name="ACE-7" office:value-type="float" office:value="174">
            <text:p>174</text:p>
          </table:table-cell>
          <table:table-cell table:style-name="ACE-7" office:value-type="float" office:value="321">
            <text:p>321</text:p>
          </table:table-cell>
          <table:table-cell table:style-name="ACE-46" office:value-type="string">
            <text:p>Bentley (2005)-Emslie and McDaniel (2002)</text:p>
          </table:table-cell>
          <table:table-cell table:style-name="ACE-46" office:value-type="string">
            <text:p>BriggsTarasov2013,BentleyEtal2005,EmslieMcDaniel2002</text:p>
          </table:table-cell>
          <table:table-cell table:style-name="ACE-7" office:value-type="string">
            <text:p>Penguin bone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style-name="ACE-7" office:value-type="string">
            <text:p>EmslieMcDaniel2002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601">
            <text:p>9601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West Antarctic Peninsula</text:p>
          </table:table-cell>
          <table:table-cell table:style-name="ACE-10" office:value-type="string">
            <text:p>MB</text:p>
          </table:table-cell>
          <table:table-cell table:style-name="ACE-7" office:value-type="string">
            <text:p>Marguerite Bay</text:p>
          </table:table-cell>
          <table:table-cell table:style-name="ACE-7" office:value-type="string">
            <text:p>Lagoon Island-site 3</text:p>
          </table:table-cell>
          <table:table-cell table:style-name="ACE-21" office:value-type="float" office:value="-67.599999999999994">
            <text:p>−67.600</text:p>
          </table:table-cell>
          <table:table-cell table:style-name="ACE-21" office:value-type="float" office:value="-67.349999999999994">
            <text:p>−67.350</text:p>
          </table:table-cell>
          <table:table-cell table:style-name="ACE-26" office:value-type="float" office:value="8">
            <text:p>8</text:p>
          </table:table-cell>
          <table:table-cell table:style-name="ACE-7" office:value-type="string">
            <text:p>Beta-141916</text:p>
          </table:table-cell>
          <table:table-cell table:style-name="ACE-7" office:value-type="string">
            <text:p>PR</text:p>
          </table:table-cell>
          <table:table-cell table:style-name="ACE-7" table:formula="of:=IF([.K97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string">
            <text:p>4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17.02">
            <text:p>17.0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97]+[.R97]" office:value-type="float" office:value="15.02">
            <text:p>15.0</text:p>
          </table:table-cell>
          <table:table-cell table:style-name="ACE-7" table:formula="of:=[.P97]+[.S97]" office:value-type="float" office:value="1.2">
            <text:p>1.2</text:p>
          </table:table-cell>
          <table:table-cell table:style-name="ACE-7" office:value-type="float" office:value="6080">
            <text:p>608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130">
            <text:p>1130</text:p>
          </table:table-cell>
          <table:table-cell table:style-name="ACE-7" office:value-type="float" office:value="134">
            <text:p>134</text:p>
          </table:table-cell>
          <table:table-cell table:style-name="ACE-7" table:formula="of:=[.V97]-[.X97]" office:value-type="float" office:value="4950">
            <text:p>4950</text:p>
          </table:table-cell>
          <table:table-cell table:style-name="ACE-7" table:formula="of:=[.W97]+[.Y97]" office:value-type="float" office:value="184">
            <text:p>184</text:p>
          </table:table-cell>
          <table:table-cell table:style-name="ACE-7" office:value-type="float" office:value="3">
            <text:p>3</text:p>
          </table:table-cell>
          <table:table-cell table:style-name="ACE-7" table:formula="of:=IF([.AB97]=3;&quot;marine&quot;;&quot;terrestrial_sh&quot;)" office:value-type="string" office:string-value="marine">
            <text:p>marine</text:p>
          </table:table-cell>
          <table:table-cell table:style-name="ACE-7" office:value-type="float" office:value="5726">
            <text:p>5726</text:p>
          </table:table-cell>
          <table:table-cell table:style-name="ACE-7" office:value-type="float" office:value="147">
            <text:p>147</text:p>
          </table:table-cell>
          <table:table-cell table:style-name="ACE-7" office:value-type="float" office:value="329">
            <text:p>329</text:p>
          </table:table-cell>
          <table:table-cell table:style-name="ACE-46" office:value-type="string">
            <text:p>Bentley (2005)-Emslie and McDaniel (2002)</text:p>
          </table:table-cell>
          <table:table-cell table:style-name="ACE-46" office:value-type="string">
            <text:p>BriggsTarasov2013,BentleyEtal2005,EmslieMcDaniel2002</text:p>
          </table:table-cell>
          <table:table-cell table:style-name="ACE-7" office:value-type="string">
            <text:p>Penguin bone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style-name="ACE-7" office:value-type="string">
            <text:p>EmslieMcDaniel2002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601">
            <text:p>9601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West Antarctic Peninsula</text:p>
          </table:table-cell>
          <table:table-cell table:style-name="ACE-10" office:value-type="string">
            <text:p>MB</text:p>
          </table:table-cell>
          <table:table-cell table:style-name="ACE-7" office:value-type="string">
            <text:p>Marguerite Bay</text:p>
          </table:table-cell>
          <table:table-cell table:style-name="ACE-7" office:value-type="string">
            <text:p>Horseshoe Island-Skua Lake</text:p>
          </table:table-cell>
          <table:table-cell table:style-name="ACE-21" office:value-type="float" office:value="-67.832999999999998">
            <text:p>−67.833</text:p>
          </table:table-cell>
          <table:table-cell table:style-name="ACE-21" office:value-type="float" office:value="-67.167000000000002">
            <text:p>−67.167</text:p>
          </table:table-cell>
          <table:table-cell table:style-name="ACE-26" office:value-type="float" office:value="9">
            <text:p>9</text:p>
          </table:table-cell>
          <table:table-cell table:style-name="ACE-7" office:value-type="string">
            <text:p>Lu-3143</text:p>
          </table:table-cell>
          <table:table-cell table:style-name="ACE-7" office:value-type="string">
            <text:p>LS</text:p>
          </table:table-cell>
          <table:table-cell table:style-name="ACE-7" table:formula="of:=IF([.K98]=&quot;LS&quot;;&quot;Lacustrine sediment&quot;)" office:value-type="string" office:string-value="Lacustrine sediment">
            <text:p>Lacustrine sediment</text:p>
          </table:table-cell>
          <table:table-cell table:style-name="ACE-10" office:value-type="string">
            <text:p>2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3.5">
            <text:p>3.5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98]+[.R98]" office:value-type="float" office:value="3.5">
            <text:p>3.5</text:p>
          </table:table-cell>
          <table:table-cell table:style-name="ACE-7" table:formula="of:=[.P98]+[.S98]" office:value-type="float" office:value="0.20000000000000001">
            <text:p>0.2</text:p>
          </table:table-cell>
          <table:table-cell table:style-name="ACE-7" office:value-type="float" office:value="1440">
            <text:p>144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20">
            <text:p>120</text:p>
          </table:table-cell>
          <table:table-cell table:style-name="ACE-7" office:value-type="float" office:value="45">
            <text:p>45</text:p>
          </table:table-cell>
          <table:table-cell table:style-name="ACE-7" table:formula="of:=[.V98]-[.X98]" office:value-type="float" office:value="1320">
            <text:p>1320</text:p>
          </table:table-cell>
          <table:table-cell table:style-name="ACE-7" table:formula="of:=[.W98]+[.Y98]" office:value-type="float" office:value="95">
            <text:p>95</text:p>
          </table:table-cell>
          <table:table-cell table:style-name="ACE-7" office:value-type="float" office:value="2">
            <text:p>2</text:p>
          </table:table-cell>
          <table:table-cell table:style-name="ACE-7" table:formula="of:=IF([.AB98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1340">
            <text:p>1340</text:p>
          </table:table-cell>
          <table:table-cell table:style-name="ACE-7" office:value-type="float" office:value="34">
            <text:p>34</text:p>
          </table:table-cell>
          <table:table-cell table:style-name="ACE-7" office:value-type="float" office:value="101">
            <text:p>101</text:p>
          </table:table-cell>
          <table:table-cell table:style-name="ACE-46" office:value-type="string">
            <text:p>Bentley (2005)-Wassell (1992)</text:p>
          </table:table-cell>
          <table:table-cell table:style-name="ACE-46" office:value-type="string">
            <text:p>BriggsTarasov2013,BentleyEtal2005,WasellHakansson1992</text:p>
          </table:table-cell>
          <table:table-cell table:style-name="ACE-7" office:value-type="string">
            <text:p>Freshwater sediment (corrected by 120 yr)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style-name="ACE-7" office:value-type="string">
            <text:p>WasellHakansson1992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601">
            <text:p>9601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West Antarctic Peninsula</text:p>
          </table:table-cell>
          <table:table-cell table:style-name="ACE-10" office:value-type="string">
            <text:p>MB</text:p>
          </table:table-cell>
          <table:table-cell table:style-name="ACE-7" office:value-type="string">
            <text:p>Marguerite Bay</text:p>
          </table:table-cell>
          <table:table-cell table:style-name="ACE-7" office:value-type="string">
            <text:p>Horseshoe Island-Skua Lake</text:p>
          </table:table-cell>
          <table:table-cell table:style-name="ACE-21" office:value-type="float" office:value="-67.832999999999998">
            <text:p>−67.833</text:p>
          </table:table-cell>
          <table:table-cell table:style-name="ACE-21" office:value-type="float" office:value="-67.167000000000002">
            <text:p>−67.167</text:p>
          </table:table-cell>
          <table:table-cell table:style-name="ACE-26" office:value-type="float" office:value="10">
            <text:p>10</text:p>
          </table:table-cell>
          <table:table-cell table:style-name="ACE-7" office:value-type="string">
            <text:p>Lu-3099</text:p>
          </table:table-cell>
          <table:table-cell table:style-name="ACE-7" office:value-type="string">
            <text:p>MS</text:p>
          </table:table-cell>
          <table:table-cell table:style-name="ACE-7" table:formula="of:=IF([.K99]=&quot;MS&quot;;&quot;Marine sediment&quot;)" office:value-type="string" office:string-value="Marine sediment">
            <text:p>Marine sediment</text:p>
          </table:table-cell>
          <table:table-cell table:style-name="ACE-10" office:value-type="string">
            <text:p>2a</text:p>
          </table:table-cell>
          <table:table-cell table:style-name="ACE-10" office:value-type="float" office:value="-1">
            <text:p>−1</text:p>
          </table:table-cell>
          <table:table-cell table:style-name="ACE-36" office:value-type="float" office:value="3.5">
            <text:p>3.5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99]+[.R99]" office:value-type="float" office:value="3.5">
            <text:p>3.5</text:p>
          </table:table-cell>
          <table:table-cell table:style-name="ACE-7" table:formula="of:=[.P99]+[.S99]" office:value-type="float" office:value="0.20000000000000001">
            <text:p>0.2</text:p>
          </table:table-cell>
          <table:table-cell table:style-name="ACE-7" office:value-type="float" office:value="3160">
            <text:p>3160</text:p>
          </table:table-cell>
          <table:table-cell table:style-name="ACE-7" office:value-type="float" office:value="60">
            <text:p>60</text:p>
          </table:table-cell>
          <table:table-cell table:style-name="ACE-7" office:value-type="float" office:value="1300">
            <text:p>1300</text:p>
          </table:table-cell>
          <table:table-cell table:style-name="ACE-7" office:value-type="float" office:value="100">
            <text:p>100</text:p>
          </table:table-cell>
          <table:table-cell table:style-name="ACE-7" table:formula="of:=[.V99]-[.X99]" office:value-type="float" office:value="1860">
            <text:p>1860</text:p>
          </table:table-cell>
          <table:table-cell table:style-name="ACE-7" table:formula="of:=[.W99]+[.Y99]" office:value-type="float" office:value="160">
            <text:p>160</text:p>
          </table:table-cell>
          <table:table-cell table:style-name="ACE-7" office:value-type="float" office:value="3">
            <text:p>3</text:p>
          </table:table-cell>
          <table:table-cell table:style-name="ACE-7" table:formula="of:=IF([.AB99]=3;&quot;marine&quot;;&quot;terrestrial_sh&quot;)" office:value-type="string" office:string-value="marine">
            <text:p>marine</text:p>
          </table:table-cell>
          <table:table-cell table:style-name="ACE-7" office:value-type="float" office:value="1869">
            <text:p>1869</text:p>
          </table:table-cell>
          <table:table-cell table:style-name="ACE-7" office:value-type="float" office:value="144">
            <text:p>144</text:p>
          </table:table-cell>
          <table:table-cell table:style-name="ACE-7" office:value-type="float" office:value="292">
            <text:p>292</text:p>
          </table:table-cell>
          <table:table-cell table:style-name="ACE-46" office:value-type="string">
            <text:p>Bentley (2005)-Wassell (1992)</text:p>
          </table:table-cell>
          <table:table-cell table:style-name="ACE-46" office:value-type="string">
            <text:p>BriggsTarasov2013,BentleyEtal2005,WasellHakansson1992</text:p>
          </table:table-cell>
          <table:table-cell table:style-name="ACE-7" office:value-type="string">
            <text:p>Marine sediment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style-name="ACE-7" office:value-type="string">
            <text:p>WasellHakansson1992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601">
            <text:p>9601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West Antarctic Peninsula</text:p>
          </table:table-cell>
          <table:table-cell table:style-name="ACE-10" office:value-type="string">
            <text:p>MB</text:p>
          </table:table-cell>
          <table:table-cell table:style-name="ACE-7" office:value-type="string">
            <text:p>Marguerite Bay</text:p>
          </table:table-cell>
          <table:table-cell table:style-name="ACE-7" office:value-type="string">
            <text:p>Anchorage Island-West Beach</text:p>
          </table:table-cell>
          <table:table-cell table:style-name="ACE-21" office:value-type="float" office:value="-67.832999999999998">
            <text:p>−67.833</text:p>
          </table:table-cell>
          <table:table-cell table:style-name="ACE-21" office:value-type="float" office:value="-67.167000000000002">
            <text:p>−67.167</text:p>
          </table:table-cell>
          <table:table-cell table:style-name="ACE-26" office:value-type="float" office:value="11">
            <text:p>11</text:p>
          </table:table-cell>
          <table:table-cell table:style-name="ACE-7" office:value-type="string">
            <text:p>AA-44096</text:p>
          </table:table-cell>
          <table:table-cell table:style-name="ACE-7" office:value-type="string">
            <text:p>PR</text:p>
          </table:table-cell>
          <table:table-cell table:style-name="ACE-7" table:formula="of:=IF([.K100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string">
            <text:p>4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4.5999999999999996">
            <text:p>4.6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100]+[.R100]" office:value-type="float" office:value="2.5999999999999996">
            <text:p>2.6</text:p>
          </table:table-cell>
          <table:table-cell table:style-name="ACE-7" table:formula="of:=[.P100]+[.S100]" office:value-type="float" office:value="1.2">
            <text:p>1.2</text:p>
          </table:table-cell>
          <table:table-cell table:style-name="ACE-7" office:value-type="float" office:value="4474">
            <text:p>4474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1424">
            <text:p>1424</text:p>
          </table:table-cell>
          <table:table-cell table:style-name="ACE-7" office:value-type="float" office:value="200">
            <text:p>200</text:p>
          </table:table-cell>
          <table:table-cell table:style-name="ACE-7" table:formula="of:=[.V100]-[.X100]" office:value-type="float" office:value="3050">
            <text:p>3050</text:p>
          </table:table-cell>
          <table:table-cell table:style-name="ACE-7" table:formula="of:=[.W100]+[.Y100]" office:value-type="float" office:value="250">
            <text:p>250</text:p>
          </table:table-cell>
          <table:table-cell table:style-name="ACE-7" office:value-type="float" office:value="3">
            <text:p>3</text:p>
          </table:table-cell>
          <table:table-cell table:style-name="ACE-7" table:formula="of:=IF([.AB100]=3;&quot;marine&quot;;&quot;terrestrial_sh&quot;)" office:value-type="string" office:string-value="marine">
            <text:p>marine</text:p>
          </table:table-cell>
          <table:table-cell table:style-name="ACE-7" office:value-type="float" office:value="3317">
            <text:p>3317</text:p>
          </table:table-cell>
          <table:table-cell table:style-name="ACE-7" office:value-type="float" office:value="260">
            <text:p>260</text:p>
          </table:table-cell>
          <table:table-cell table:style-name="ACE-7" office:value-type="float" office:value="508">
            <text:p>508</text:p>
          </table:table-cell>
          <table:table-cell table:style-name="ACE-46" office:value-type="string">
            <text:p>Bentley (2005)</text:p>
          </table:table-cell>
          <table:table-cell table:style-name="ACE-46" office:value-type="string">
            <text:p>BriggsTarasov2013,BentleyEtal2005</text:p>
          </table:table-cell>
          <table:table-cell table:style-name="ACE-7" office:value-type="string">
            <text:p>Penguin bone bone in inter-ridge swale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601">
            <text:p>9601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West Antarctic Peninsula</text:p>
          </table:table-cell>
          <table:table-cell table:style-name="ACE-10" office:value-type="string">
            <text:p>MB</text:p>
          </table:table-cell>
          <table:table-cell table:style-name="ACE-7" office:value-type="string">
            <text:p>Marguerite Bay</text:p>
          </table:table-cell>
          <table:table-cell table:style-name="ACE-7" office:value-type="string">
            <text:p>Anchorage Island-West Beach</text:p>
          </table:table-cell>
          <table:table-cell table:style-name="ACE-21" office:value-type="float" office:value="-67.832999999999998">
            <text:p>−67.833</text:p>
          </table:table-cell>
          <table:table-cell table:style-name="ACE-21" office:value-type="float" office:value="-67.167000000000002">
            <text:p>−67.167</text:p>
          </table:table-cell>
          <table:table-cell table:style-name="ACE-26" office:value-type="float" office:value="12">
            <text:p>12</text:p>
          </table:table-cell>
          <table:table-cell table:style-name="ACE-7" office:value-type="string">
            <text:p>CAMS-86753</text:p>
          </table:table-cell>
          <table:table-cell table:style-name="ACE-7" office:value-type="string">
            <text:p>PR</text:p>
          </table:table-cell>
          <table:table-cell table:style-name="ACE-7" table:formula="of:=IF([.K101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string">
            <text:p>4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6.0999999999999996">
            <text:p>6.1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101]+[.R101]" office:value-type="float" office:value="4.0999999999999996">
            <text:p>4.1</text:p>
          </table:table-cell>
          <table:table-cell table:style-name="ACE-7" table:formula="of:=[.P101]+[.S101]" office:value-type="float" office:value="1.2">
            <text:p>1.2</text:p>
          </table:table-cell>
          <table:table-cell table:style-name="ACE-7" office:value-type="float" office:value="4480">
            <text:p>448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1424">
            <text:p>1424</text:p>
          </table:table-cell>
          <table:table-cell table:style-name="ACE-7" office:value-type="float" office:value="200">
            <text:p>200</text:p>
          </table:table-cell>
          <table:table-cell table:style-name="ACE-7" table:formula="of:=[.V101]-[.X101]" office:value-type="float" office:value="3056">
            <text:p>3056</text:p>
          </table:table-cell>
          <table:table-cell table:style-name="ACE-7" table:formula="of:=[.W101]+[.Y101]" office:value-type="float" office:value="240">
            <text:p>240</text:p>
          </table:table-cell>
          <table:table-cell table:style-name="ACE-7" office:value-type="float" office:value="3">
            <text:p>3</text:p>
          </table:table-cell>
          <table:table-cell table:style-name="ACE-7" table:formula="of:=IF([.AB101]=3;&quot;marine&quot;;&quot;terrestrial_sh&quot;)" office:value-type="string" office:string-value="marine">
            <text:p>marine</text:p>
          </table:table-cell>
          <table:table-cell table:style-name="ACE-7" office:value-type="float" office:value="3325">
            <text:p>3325</text:p>
          </table:table-cell>
          <table:table-cell table:style-name="ACE-7" office:value-type="float" office:value="257">
            <text:p>257</text:p>
          </table:table-cell>
          <table:table-cell table:style-name="ACE-7" office:value-type="float" office:value="504">
            <text:p>504</text:p>
          </table:table-cell>
          <table:table-cell table:style-name="ACE-46" office:value-type="string">
            <text:p>Bentley (2005)</text:p>
          </table:table-cell>
          <table:table-cell table:style-name="ACE-46" office:value-type="string">
            <text:p>BriggsTarasov2013,BentleyEtal2005</text:p>
          </table:table-cell>
          <table:table-cell table:style-name="ACE-7" office:value-type="string">
            <text:p>Penguin bone bone in inter-ridge swale</text:p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number-columns-repeated="218" table:style-name="ACE-7"/>
        </table:table-row>
        <table:table-row table:style-name="AROW-4">
          <table:table-cell table:style-name="ACE-7" office:value-type="float" office:value="9601">
            <text:p>9601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West Antarctic Peninsula</text:p>
          </table:table-cell>
          <table:table-cell table:style-name="ACE-10" office:value-type="string">
            <text:p>MB</text:p>
          </table:table-cell>
          <table:table-cell table:style-name="ACE-7" office:value-type="string">
            <text:p>Marguerite Bay</text:p>
          </table:table-cell>
          <table:table-cell table:style-name="ACE-7" office:value-type="string">
            <text:p>Pourquoi Pas Island-Narrows Lake</text:p>
          </table:table-cell>
          <table:table-cell table:style-name="ACE-21" office:value-type="float" office:value="-67.667000000000002">
            <text:p>−67.667</text:p>
          </table:table-cell>
          <table:table-cell table:style-name="ACE-21" office:value-type="float" office:value="-67.5">
            <text:p>−67.500</text:p>
          </table:table-cell>
          <table:table-cell table:style-name="ACE-26" office:value-type="float" office:value="13">
            <text:p>13</text:p>
          </table:table-cell>
          <table:table-cell table:style-name="ACE-7" office:value-type="string">
            <text:p>Beta-180801</text:p>
          </table:table-cell>
          <table:table-cell table:style-name="ACE-7" office:value-type="string">
            <text:p>LS</text:p>
          </table:table-cell>
          <table:table-cell table:style-name="ACE-7" table:formula="of:=IF([.K102]=&quot;LS&quot;;&quot;Lacustrine sediment&quot;)" office:value-type="string" office:string-value="Lacustrine sediment">
            <text:p>Lacustrine sediment</text:p>
          </table:table-cell>
          <table:table-cell table:style-name="ACE-10" office:value-type="string">
            <text:p>2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19.399999999999999">
            <text:p>19.4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102]+[.R102]" office:value-type="float" office:value="19.399999999999999">
            <text:p>19.4</text:p>
          </table:table-cell>
          <table:table-cell table:style-name="ACE-7" table:formula="of:=[.P102]+[.S102]" office:value-type="float" office:value="0.20000000000000001">
            <text:p>0.2</text:p>
          </table:table-cell>
          <table:table-cell table:style-name="ACE-7" office:value-type="float" office:value="6420">
            <text:p>6420</text:p>
          </table:table-cell>
          <table:table-cell table:style-name="ACE-7" office:value-type="float" office:value="50">
            <text:p>50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102]-[.X102]" office:value-type="float" office:value="6420">
            <text:p>6420</text:p>
          </table:table-cell>
          <table:table-cell table:style-name="ACE-7" table:formula="of:=[.W102]+[.Y102]" office:value-type="float" office:value="50">
            <text:p>50</text:p>
          </table:table-cell>
          <table:table-cell table:style-name="ACE-7" office:value-type="float" office:value="2">
            <text:p>2</text:p>
          </table:table-cell>
          <table:table-cell table:style-name="ACE-7" table:formula="of:=IF([.AB102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7353">
            <text:p>7353</text:p>
          </table:table-cell>
          <table:table-cell table:style-name="ACE-7" office:value-type="float" office:value="51">
            <text:p>51</text:p>
          </table:table-cell>
          <table:table-cell table:style-name="ACE-7" office:value-type="float" office:value="80">
            <text:p>80</text:p>
          </table:table-cell>
          <table:table-cell table:style-name="ACE-46" office:value-type="string">
            <text:p>Bentley (2005)</text:p>
          </table:table-cell>
          <table:table-cell table:style-name="ACE-46" office:value-type="string">
            <text:p>BriggsTarasov2013,BentleyEtal2005</text:p>
          </table:table-cell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number-columns-repeated="218" table:style-name="ACE-7"/>
        </table:table-row>
        <table:table-row table:style-name="AROW-4">
          <table:table-cell table:style-name="ACE-6" office:value-type="float" office:value="9602">
            <text:p>9602</text:p>
          </table:table-cell>
          <table:table-cell table:style-name="ACE-9" office:value-type="string">
            <text:p>AP</text:p>
          </table:table-cell>
          <table:table-cell table:style-name="ACE-6" office:value-type="string">
            <text:p>South Shetland Islands </text:p>
          </table:table-cell>
          <table:table-cell table:style-name="ACE-9" office:value-type="string">
            <text:p>KGI</text:p>
          </table:table-cell>
          <table:table-cell table:style-name="ACE-14" office:value-type="string">
            <text:p>King George Island</text:p>
          </table:table-cell>
          <table:table-cell table:style-name="ACE-6"/>
          <table:table-cell table:style-name="ACE-20" table:formula="of:=AVERAGE([.G104:.G111])" office:value-type="float" office:value="-62.167000000000002">
            <text:p>−62.167</text:p>
          </table:table-cell>
          <table:table-cell table:style-name="ACE-20" table:formula="of:=AVERAGE([.H104:.H111])" office:value-type="float" office:value="-58.950000000000003">
            <text:p>−58.950</text:p>
          </table:table-cell>
          <table:table-cell table:style-name="ACE-25"/>
          <table:table-cell table:number-columns-repeated="2" table:style-name="ACE-6"/>
          <table:table-cell table:style-name="ACE-7" table:formula="of:=IF([.K103]=&quot;PR&quot;;&quot;Penguin remains (bone, collagen, guano)&quot;)" office:value-type="boolean" office:boolean-value="false">
            <text:p>FALSE</text:p>
          </table:table-cell>
          <table:table-cell table:number-columns-repeated="2" table:style-name="ACE-9"/>
          <table:table-cell table:style-name="ACE-37"/>
          <table:table-cell table:number-columns-repeated="4" table:style-name="ACE-6"/>
          <table:table-cell table:style-name="ACE-37"/>
          <table:table-cell table:number-columns-repeated="5" table:style-name="ACE-6"/>
          <table:table-cell table:style-name="ACE-7"/>
          <table:table-cell table:number-columns-repeated="2" table:style-name="ACE-6"/>
          <table:table-cell table:style-name="ACE-7" table:formula="of:=IF([.AB103]=3;&quot;marine&quot;;&quot;terrestrial_sh&quot;)" office:value-type="string" office:string-value="terrestrial_sh">
            <text:p>terrestrial_sh</text:p>
          </table:table-cell>
          <table:table-cell table:number-columns-repeated="3" table:style-name="ACE-7"/>
          <table:table-cell table:style-name="ACE-45" office:value-type="string">
            <text:p>Bentley (2005) + others</text:p>
          </table:table-cell>
          <table:table-cell table:style-name="ACE-45" office:value-type="string">
            <text:p>BriggsTarasov2013,BentleyEtal2005</text:p>
          </table:table-cell>
          <table:table-cell table:style-name="ACE-48"/>
          <table:table-cell table:style-name="ACE-6" office:value-type="string">
            <text:p>H</text:p>
          </table:table-cell>
          <table:table-cell table:style-name="ACE-7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number-columns-repeated="218" table:style-name="ACE-6"/>
        </table:table-row>
        <table:table-row table:style-name="AROW-4">
          <table:table-cell table:style-name="ACE-7" office:value-type="float" office:value="9602">
            <text:p>9602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South Shetland Islands</text:p>
          </table:table-cell>
          <table:table-cell table:style-name="ACE-10" office:value-type="string">
            <text:p>KGI</text:p>
          </table:table-cell>
          <table:table-cell table:style-name="ACE-16" office:value-type="string">
            <text:p>King George Island</text:p>
          </table:table-cell>
          <table:table-cell table:style-name="ACE-7" office:value-type="string">
            <text:p>Fildes Peninsula</text:p>
          </table:table-cell>
          <table:table-cell table:style-name="ACE-21" office:value-type="float" office:value="-62.167000000000002">
            <text:p>−62.167</text:p>
          </table:table-cell>
          <table:table-cell table:style-name="ACE-21" office:value-type="float" office:value="-58.950000000000003">
            <text:p>−58.950</text:p>
          </table:table-cell>
          <table:table-cell table:style-name="ACE-26" office:value-type="float" office:value="1">
            <text:p>1</text:p>
          </table:table-cell>
          <table:table-cell table:style-name="ACE-7" office:value-type="string">
            <text:p>HD8426-9106</text:p>
          </table:table-cell>
          <table:table-cell table:style-name="ACE-7" office:value-type="string">
            <text:p>PR</text:p>
          </table:table-cell>
          <table:table-cell table:style-name="ACE-7" table:formula="of:=IF([.K104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string">
            <text:p>4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18">
            <text:p>18.0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104]+[.R104]" office:value-type="float" office:value="16">
            <text:p>16.0</text:p>
          </table:table-cell>
          <table:table-cell table:style-name="ACE-7" table:formula="of:=[.P104]+[.S104]" office:value-type="float" office:value="1.2">
            <text:p>1.2</text:p>
          </table:table-cell>
          <table:table-cell table:style-name="ACE-7" office:value-type="float" office:value="6560">
            <text:p>6560</text:p>
          </table:table-cell>
          <table:table-cell table:style-name="ACE-7" office:value-type="float" office:value="55">
            <text:p>55</text:p>
          </table:table-cell>
          <table:table-cell table:style-name="ACE-7" office:value-type="float" office:value="1130">
            <text:p>1130</text:p>
          </table:table-cell>
          <table:table-cell table:style-name="ACE-7" office:value-type="float" office:value="134">
            <text:p>134</text:p>
          </table:table-cell>
          <table:table-cell table:style-name="ACE-7" table:formula="of:=[.V104]-[.X104]" office:value-type="float" office:value="5430">
            <text:p>5430</text:p>
          </table:table-cell>
          <table:table-cell table:style-name="ACE-7" table:formula="of:=[.W104]+[.Y104]" office:value-type="float" office:value="189">
            <text:p>189</text:p>
          </table:table-cell>
          <table:table-cell table:style-name="ACE-7" office:value-type="float" office:value="3">
            <text:p>3</text:p>
          </table:table-cell>
          <table:table-cell table:style-name="ACE-7" table:formula="of:=IF([.AB104]=3;&quot;marine&quot;;&quot;terrestrial_sh&quot;)" office:value-type="string" office:string-value="marine">
            <text:p>marine</text:p>
          </table:table-cell>
          <table:table-cell table:style-name="ACE-7" office:value-type="float" office:value="6240">
            <text:p>6240</text:p>
          </table:table-cell>
          <table:table-cell table:style-name="ACE-7" office:value-type="float" office:value="161">
            <text:p>161</text:p>
          </table:table-cell>
          <table:table-cell table:style-name="ACE-7" office:value-type="float" office:value="321">
            <text:p>321</text:p>
          </table:table-cell>
          <table:table-cell table:style-name="ACE-46" office:value-type="string">
            <text:p>Bentley (2005) Barsch and Mausbacher (1986)</text:p>
          </table:table-cell>
          <table:table-cell table:style-name="ACE-46" office:value-type="string">
            <text:p>BriggsTarasov2013,BentleyEtal2005,BarschMausbacher1986</text:p>
          </table:table-cell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style-name="ACE-7" office:value-type="string">
            <text:p>BarschMausbacher1986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602">
            <text:p>9602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South Shetland Islands</text:p>
          </table:table-cell>
          <table:table-cell table:style-name="ACE-10" office:value-type="string">
            <text:p>KGI</text:p>
          </table:table-cell>
          <table:table-cell table:style-name="ACE-16" office:value-type="string">
            <text:p>King George Island</text:p>
          </table:table-cell>
          <table:table-cell table:style-name="ACE-7" office:value-type="string">
            <text:p>Fildes Peninsula</text:p>
          </table:table-cell>
          <table:table-cell table:style-name="ACE-21" office:value-type="float" office:value="-62.167000000000002">
            <text:p>−62.167</text:p>
          </table:table-cell>
          <table:table-cell table:style-name="ACE-21" office:value-type="float" office:value="-58.950000000000003">
            <text:p>−58.950</text:p>
          </table:table-cell>
          <table:table-cell table:style-name="ACE-26" office:value-type="float" office:value="2">
            <text:p>2</text:p>
          </table:table-cell>
          <table:table-cell table:style-name="ACE-7" office:value-type="string">
            <text:p>HD9425-9100</text:p>
          </table:table-cell>
          <table:table-cell table:style-name="ACE-7" office:value-type="string">
            <text:p>PR</text:p>
          </table:table-cell>
          <table:table-cell table:style-name="ACE-7" table:formula="of:=IF([.K105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string">
            <text:p>4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18">
            <text:p>18.0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105]+[.R105]" office:value-type="float" office:value="16">
            <text:p>16.0</text:p>
          </table:table-cell>
          <table:table-cell table:style-name="ACE-7" table:formula="of:=[.P105]+[.S105]" office:value-type="float" office:value="1.2">
            <text:p>1.2</text:p>
          </table:table-cell>
          <table:table-cell table:style-name="ACE-7" office:value-type="float" office:value="6650">
            <text:p>6650</text:p>
          </table:table-cell>
          <table:table-cell table:style-name="ACE-7" office:value-type="float" office:value="90">
            <text:p>90</text:p>
          </table:table-cell>
          <table:table-cell table:style-name="ACE-7" office:value-type="float" office:value="1130">
            <text:p>1130</text:p>
          </table:table-cell>
          <table:table-cell table:style-name="ACE-7" office:value-type="float" office:value="134">
            <text:p>134</text:p>
          </table:table-cell>
          <table:table-cell table:style-name="ACE-7" table:formula="of:=[.V105]-[.X105]" office:value-type="float" office:value="5520">
            <text:p>5520</text:p>
          </table:table-cell>
          <table:table-cell table:style-name="ACE-7" table:formula="of:=[.W105]+[.Y105]" office:value-type="float" office:value="224">
            <text:p>224</text:p>
          </table:table-cell>
          <table:table-cell table:style-name="ACE-7" office:value-type="float" office:value="3">
            <text:p>3</text:p>
          </table:table-cell>
          <table:table-cell table:style-name="ACE-7" table:formula="of:=IF([.AB105]=3;&quot;marine&quot;;&quot;terrestrial_sh&quot;)" office:value-type="string" office:string-value="marine">
            <text:p>marine</text:p>
          </table:table-cell>
          <table:table-cell table:style-name="ACE-7" office:value-type="float" office:value="6343">
            <text:p>6343</text:p>
          </table:table-cell>
          <table:table-cell table:style-name="ACE-7" office:value-type="float" office:value="178">
            <text:p>178</text:p>
          </table:table-cell>
          <table:table-cell table:style-name="ACE-7" office:value-type="float" office:value="364">
            <text:p>364</text:p>
          </table:table-cell>
          <table:table-cell table:style-name="ACE-46" office:value-type="string">
            <text:p>Bentley (2005)-Barsch and Mausbacher (1986)</text:p>
          </table:table-cell>
          <table:table-cell table:style-name="ACE-46" office:value-type="string">
            <text:p>BriggsTarasov2013,BentleyEtal2005,BarschMausbacher1986</text:p>
          </table:table-cell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style-name="ACE-7" office:value-type="string">
            <text:p>BarschMausbacher1986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602">
            <text:p>9602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South Shetland Islands</text:p>
          </table:table-cell>
          <table:table-cell table:style-name="ACE-10" office:value-type="string">
            <text:p>KGI</text:p>
          </table:table-cell>
          <table:table-cell table:style-name="ACE-16" office:value-type="string">
            <text:p>King George Island</text:p>
          </table:table-cell>
          <table:table-cell table:style-name="ACE-7" office:value-type="string">
            <text:p>Fildes Peninsula-Kiteschsee Lake</text:p>
          </table:table-cell>
          <table:table-cell table:style-name="ACE-21" office:value-type="float" office:value="-62.167000000000002">
            <text:p>−62.167</text:p>
          </table:table-cell>
          <table:table-cell table:style-name="ACE-21" office:value-type="float" office:value="-58.950000000000003">
            <text:p>−58.950</text:p>
          </table:table-cell>
          <table:table-cell table:style-name="ACE-26" office:value-type="float" office:value="3">
            <text:p>3</text:p>
          </table:table-cell>
          <table:table-cell table:style-name="ACE-7" office:value-type="string">
            <text:p>HD1116310998</text:p>
          </table:table-cell>
          <table:table-cell table:style-name="ACE-7" office:value-type="string">
            <text:p>LS</text:p>
          </table:table-cell>
          <table:table-cell table:style-name="ACE-7" table:formula="of:=IF([.K106]=&quot;LS&quot;;&quot;Lacustrine sediment&quot;)" office:value-type="string" office:string-value="Lacustrine sediment">
            <text:p>Lacustrine sediment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0">
            <text:p>0</text:p>
          </table:table-cell>
          <table:table-cell table:style-name="ACE-36" office:value-type="float" office:value="16">
            <text:p>16.0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106]+[.R106]" office:value-type="float" office:value="16">
            <text:p>16.0</text:p>
          </table:table-cell>
          <table:table-cell table:style-name="ACE-7" table:formula="of:=[.P106]+[.S106]" office:value-type="float" office:value="0.20000000000000001">
            <text:p>0.2</text:p>
          </table:table-cell>
          <table:table-cell table:style-name="ACE-7" office:value-type="float" office:value="6180">
            <text:p>6180</text:p>
          </table:table-cell>
          <table:table-cell table:style-name="ACE-7" office:value-type="float" office:value="150">
            <text:p>150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106]-[.X106]" office:value-type="float" office:value="6180">
            <text:p>6180</text:p>
          </table:table-cell>
          <table:table-cell table:style-name="ACE-7" table:formula="of:=[.W106]+[.Y106]" office:value-type="float" office:value="150">
            <text:p>150</text:p>
          </table:table-cell>
          <table:table-cell table:style-name="ACE-7" office:value-type="float" office:value="2">
            <text:p>2</text:p>
          </table:table-cell>
          <table:table-cell table:style-name="ACE-7" table:formula="of:=IF([.AB106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7065">
            <text:p>7065</text:p>
          </table:table-cell>
          <table:table-cell table:style-name="ACE-7" office:value-type="float" office:value="177">
            <text:p>177</text:p>
          </table:table-cell>
          <table:table-cell table:style-name="ACE-7" office:value-type="float" office:value="340">
            <text:p>340</text:p>
          </table:table-cell>
          <table:table-cell table:style-name="ACE-46" office:value-type="string">
            <text:p>Bentley (2005)-Mausbacher (1986)</text:p>
          </table:table-cell>
          <table:table-cell table:style-name="ACE-46" office:value-type="string">
            <text:p>BriggsTarasov2013,BentleyEtal2005,BarschMausbacher1986</text:p>
          </table:table-cell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style-name="ACE-7" office:value-type="string">
            <text:p>BarschMausbacher1986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602">
            <text:p>9602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South Shetland Islands</text:p>
          </table:table-cell>
          <table:table-cell table:style-name="ACE-10" office:value-type="string">
            <text:p>KGI</text:p>
          </table:table-cell>
          <table:table-cell table:style-name="ACE-16" office:value-type="string">
            <text:p>King George Island</text:p>
          </table:table-cell>
          <table:table-cell table:style-name="ACE-7" office:value-type="string">
            <text:p>Fildes Peninsula-Long Lake</text:p>
          </table:table-cell>
          <table:table-cell table:style-name="ACE-21" office:value-type="float" office:value="-62.167000000000002">
            <text:p>−62.167</text:p>
          </table:table-cell>
          <table:table-cell table:style-name="ACE-21" office:value-type="float" office:value="-58.950000000000003">
            <text:p>−58.950</text:p>
          </table:table-cell>
          <table:table-cell table:style-name="ACE-26" office:value-type="float" office:value="4">
            <text:p>4</text:p>
          </table:table-cell>
          <table:table-cell table:style-name="ACE-7" office:value-type="string">
            <text:p>Gd4641</text:p>
          </table:table-cell>
          <table:table-cell table:style-name="ACE-7" office:value-type="string">
            <text:p>MZ</text:p>
          </table:table-cell>
          <table:table-cell table:style-name="ACE-7" office:value-type="string">
            <text:p>Moss</text:p>
          </table:table-cell>
          <table:table-cell table:style-name="ACE-10" office:value-type="string">
            <text:p>2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16">
            <text:p>16.0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107]+[.R107]" office:value-type="float" office:value="16">
            <text:p>16.0</text:p>
          </table:table-cell>
          <table:table-cell table:style-name="ACE-7" table:formula="of:=[.P107]+[.S107]" office:value-type="float" office:value="0.20000000000000001">
            <text:p>0.2</text:p>
          </table:table-cell>
          <table:table-cell table:style-name="ACE-7" office:value-type="float" office:value="2460">
            <text:p>2460</text:p>
          </table:table-cell>
          <table:table-cell table:style-name="ACE-7" office:value-type="float" office:value="260">
            <text:p>260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107]-[.X107]" office:value-type="float" office:value="2460">
            <text:p>2460</text:p>
          </table:table-cell>
          <table:table-cell table:style-name="ACE-7" table:formula="of:=[.W107]+[.Y107]" office:value-type="float" office:value="260">
            <text:p>260</text:p>
          </table:table-cell>
          <table:table-cell table:style-name="ACE-7" office:value-type="float" office:value="2">
            <text:p>2</text:p>
          </table:table-cell>
          <table:table-cell table:style-name="ACE-7" table:formula="of:=IF([.AB107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2521">
            <text:p>2521</text:p>
          </table:table-cell>
          <table:table-cell table:style-name="ACE-7" office:value-type="float" office:value="342">
            <text:p>342</text:p>
          </table:table-cell>
          <table:table-cell table:style-name="ACE-7" office:value-type="float" office:value="654">
            <text:p>654</text:p>
          </table:table-cell>
          <table:table-cell table:style-name="ACE-46" office:value-type="string">
            <text:p>Bentley (2005)-Martinez-Macchiavello et al-(1996)</text:p>
          </table:table-cell>
          <table:table-cell table:style-name="ACE-46" office:value-type="string">
            <text:p>BriggsTarasov2013,BentleyEtal2005,MartinezMacchiavelloEtal1996</text:p>
          </table:table-cell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style-name="ACE-7" office:value-type="string">
            <text:p>MartinezMacchiavelloEtal1996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602">
            <text:p>9602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South Shetland Islands</text:p>
          </table:table-cell>
          <table:table-cell table:style-name="ACE-10" office:value-type="string">
            <text:p>KGI</text:p>
          </table:table-cell>
          <table:table-cell table:style-name="ACE-16" office:value-type="string">
            <text:p>King George Island</text:p>
          </table:table-cell>
          <table:table-cell table:style-name="ACE-7" office:value-type="string">
            <text:p>Fildes Peninsula-Kitezh Lake</text:p>
          </table:table-cell>
          <table:table-cell table:style-name="ACE-21" office:value-type="float" office:value="-62.167000000000002">
            <text:p>−62.167</text:p>
          </table:table-cell>
          <table:table-cell table:style-name="ACE-21" office:value-type="float" office:value="-58.950000000000003">
            <text:p>−58.950</text:p>
          </table:table-cell>
          <table:table-cell table:style-name="ACE-26" office:value-type="float" office:value="5">
            <text:p>5</text:p>
          </table:table-cell>
          <table:table-cell table:style-name="ACE-7" office:value-type="string">
            <text:p>Lu3679</text:p>
          </table:table-cell>
          <table:table-cell table:style-name="ACE-7" office:value-type="string">
            <text:p>ZZ</text:p>
          </table:table-cell>
          <table:table-cell table:style-name="ACE-7" office:value-type="string">
            <text:p>Unknown</text:p>
          </table:table-cell>
          <table:table-cell table:style-name="ACE-10" office:value-type="string">
            <text:p>2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16">
            <text:p>16.0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108]+[.R108]" office:value-type="float" office:value="16">
            <text:p>16.0</text:p>
          </table:table-cell>
          <table:table-cell table:style-name="ACE-7" table:formula="of:=[.P108]+[.S108]" office:value-type="float" office:value="0.20000000000000001">
            <text:p>0.2</text:p>
          </table:table-cell>
          <table:table-cell table:style-name="ACE-7" office:value-type="float" office:value="3460">
            <text:p>3460</text:p>
          </table:table-cell>
          <table:table-cell table:style-name="ACE-7" office:value-type="float" office:value="140">
            <text:p>140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108]-[.X108]" office:value-type="float" office:value="3460">
            <text:p>3460</text:p>
          </table:table-cell>
          <table:table-cell table:style-name="ACE-7" table:formula="of:=[.W108]+[.Y108]" office:value-type="float" office:value="140">
            <text:p>140</text:p>
          </table:table-cell>
          <table:table-cell table:style-name="ACE-7" office:value-type="float" office:value="2">
            <text:p>2</text:p>
          </table:table-cell>
          <table:table-cell table:style-name="ACE-7" table:formula="of:=IF([.AB108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3736">
            <text:p>3736</text:p>
          </table:table-cell>
          <table:table-cell table:style-name="ACE-7" office:value-type="float" office:value="197">
            <text:p>197</text:p>
          </table:table-cell>
          <table:table-cell table:style-name="ACE-7" office:value-type="float" office:value="343">
            <text:p>343</text:p>
          </table:table-cell>
          <table:table-cell table:style-name="ACE-46" office:value-type="string">
            <text:p>Bentley (2005)-Martinez-Macchiavello et al-(1996)</text:p>
          </table:table-cell>
          <table:table-cell table:style-name="ACE-46" office:value-type="string">
            <text:p>BriggsTarasov2013,BentleyEtal2005,MartinezMacchiavelloEtal1996</text:p>
          </table:table-cell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style-name="ACE-7" office:value-type="string">
            <text:p>MartinezMacchiavelloEtal1996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602">
            <text:p>9602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South Shetland Islands</text:p>
          </table:table-cell>
          <table:table-cell table:style-name="ACE-10" office:value-type="string">
            <text:p>KGI</text:p>
          </table:table-cell>
          <table:table-cell table:style-name="ACE-16" office:value-type="string">
            <text:p>King George Island</text:p>
          </table:table-cell>
          <table:table-cell table:style-name="ACE-7" office:value-type="string">
            <text:p>Fildes Peninsula-Tiefersee Lake</text:p>
          </table:table-cell>
          <table:table-cell table:style-name="ACE-21" office:value-type="float" office:value="-62.167000000000002">
            <text:p>−62.167</text:p>
          </table:table-cell>
          <table:table-cell table:style-name="ACE-21" office:value-type="float" office:value="-58.950000000000003">
            <text:p>−58.950</text:p>
          </table:table-cell>
          <table:table-cell table:style-name="ACE-26" office:value-type="float" office:value="6">
            <text:p>6</text:p>
          </table:table-cell>
          <table:table-cell table:style-name="ACE-7" office:value-type="string">
            <text:p>HD1116111420</text:p>
          </table:table-cell>
          <table:table-cell table:style-name="ACE-7" office:value-type="string">
            <text:p>LS</text:p>
          </table:table-cell>
          <table:table-cell table:style-name="ACE-7" table:formula="of:=IF([.K109]=&quot;LS&quot;;&quot;Lacustrine sediment&quot;)" office:value-type="string" office:string-value="Lacustrine sediment">
            <text:p>Lacustrine sediment</text:p>
          </table:table-cell>
          <table:table-cell table:style-name="ACE-10" office:value-type="string">
            <text:p>2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18">
            <text:p>18.0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36" table:formula="of:=[.O109]+[.R109]" office:value-type="float" office:value="18">
            <text:p>18.0</text:p>
          </table:table-cell>
          <table:table-cell table:style-name="ACE-7" table:formula="of:=[.P109]+[.S109]" office:value-type="float" office:value="0.20000000000000001">
            <text:p>0.2</text:p>
          </table:table-cell>
          <table:table-cell table:style-name="ACE-7" office:value-type="float" office:value="5380">
            <text:p>5380</text:p>
          </table:table-cell>
          <table:table-cell table:style-name="ACE-7" office:value-type="float" office:value="165">
            <text:p>165</text:p>
          </table:table-cell>
          <table:table-cell table:style-name="ACE-7" office:value-type="float" office:value="0">
            <text:p>0</text:p>
          </table:table-cell>
          <table:table-cell table:style-name="ACE-7" office:value-type="float" office:value="0">
            <text:p>0</text:p>
          </table:table-cell>
          <table:table-cell table:style-name="ACE-7" table:formula="of:=[.V109]-[.X109]" office:value-type="float" office:value="5380">
            <text:p>5380</text:p>
          </table:table-cell>
          <table:table-cell table:style-name="ACE-7" table:formula="of:=[.W109]+[.Y109]" office:value-type="float" office:value="165">
            <text:p>165</text:p>
          </table:table-cell>
          <table:table-cell table:style-name="ACE-7" office:value-type="float" office:value="2">
            <text:p>2</text:p>
          </table:table-cell>
          <table:table-cell table:style-name="ACE-7" table:formula="of:=IF([.AB109]=3;&quot;marine&quot;;&quot;terrestrial_sh&quot;)" office:value-type="string" office:string-value="terrestrial_sh">
            <text:p>terrestrial_sh</text:p>
          </table:table-cell>
          <table:table-cell table:style-name="ACE-7" office:value-type="float" office:value="6150">
            <text:p>6150</text:p>
          </table:table-cell>
          <table:table-cell table:style-name="ACE-7" office:value-type="float" office:value="180">
            <text:p>180</text:p>
          </table:table-cell>
          <table:table-cell table:style-name="ACE-7" office:value-type="float" office:value="372">
            <text:p>372</text:p>
          </table:table-cell>
          <table:table-cell table:style-name="ACE-46" office:value-type="string">
            <text:p>Bentley (2005)-Schmidt al (1990)</text:p>
          </table:table-cell>
          <table:table-cell table:style-name="ACE-46" office:value-type="string">
            <text:p>BriggsTarasov2013,BentleyEtal2005,SchmidtEtal1990</text:p>
          </table:table-cell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style-name="ACE-7" office:value-type="string">
            <text:p>SchmidtEtal1990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602">
            <text:p>9602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South Shetland Islands</text:p>
          </table:table-cell>
          <table:table-cell table:style-name="ACE-10" office:value-type="string">
            <text:p>KGI</text:p>
          </table:table-cell>
          <table:table-cell table:style-name="ACE-16" office:value-type="string">
            <text:p>King George Island</text:p>
          </table:table-cell>
          <table:table-cell table:style-name="ACE-7" office:value-type="string">
            <text:p>Potter Peninsula</text:p>
          </table:table-cell>
          <table:table-cell table:style-name="ACE-21" office:value-type="float" office:value="-62.167000000000002">
            <text:p>−62.167</text:p>
          </table:table-cell>
          <table:table-cell table:style-name="ACE-21" office:value-type="float" office:value="-58.950000000000003">
            <text:p>−58.950</text:p>
          </table:table-cell>
          <table:table-cell table:style-name="ACE-26" office:value-type="float" office:value="7">
            <text:p>7</text:p>
          </table:table-cell>
          <table:table-cell table:style-name="ACE-7" office:value-type="string">
            <text:p>Pingfo-a</text:p>
          </table:table-cell>
          <table:table-cell table:style-name="ACE-7" office:value-type="string">
            <text:p>PR</text:p>
          </table:table-cell>
          <table:table-cell table:style-name="ACE-7" table:formula="of:=IF([.K110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string">
            <text:p>4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16">
            <text:p>16.0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110]+[.R110]" office:value-type="float" office:value="14">
            <text:p>14.0</text:p>
          </table:table-cell>
          <table:table-cell table:style-name="ACE-7" table:formula="of:=[.P110]+[.S110]" office:value-type="float" office:value="1.2">
            <text:p>1.2</text:p>
          </table:table-cell>
          <table:table-cell table:style-name="ACE-7" office:value-type="float" office:value="5750">
            <text:p>5750</text:p>
          </table:table-cell>
          <table:table-cell table:style-name="ACE-7" office:value-type="float" office:value="40">
            <text:p>40</text:p>
          </table:table-cell>
          <table:table-cell table:style-name="ACE-7" office:value-type="float" office:value="1130">
            <text:p>1130</text:p>
          </table:table-cell>
          <table:table-cell table:style-name="ACE-7" office:value-type="float" office:value="134">
            <text:p>134</text:p>
          </table:table-cell>
          <table:table-cell table:style-name="ACE-7" table:formula="of:=[.V110]-[.X110]" office:value-type="float" office:value="4620">
            <text:p>4620</text:p>
          </table:table-cell>
          <table:table-cell table:style-name="ACE-7" table:formula="of:=[.W110]+[.Y110]" office:value-type="float" office:value="174">
            <text:p>174</text:p>
          </table:table-cell>
          <table:table-cell table:style-name="ACE-7" office:value-type="float" office:value="3">
            <text:p>3</text:p>
          </table:table-cell>
          <table:table-cell table:style-name="ACE-7" table:formula="of:=IF([.AB110]=3;&quot;marine&quot;;&quot;terrestrial_sh&quot;)" office:value-type="string" office:string-value="marine">
            <text:p>marine</text:p>
          </table:table-cell>
          <table:table-cell table:style-name="ACE-7" office:value-type="float" office:value="5355">
            <text:p>5355</text:p>
          </table:table-cell>
          <table:table-cell table:style-name="ACE-7" office:value-type="float" office:value="170">
            <text:p>170</text:p>
          </table:table-cell>
          <table:table-cell table:style-name="ACE-7" office:value-type="float" office:value="345">
            <text:p>345</text:p>
          </table:table-cell>
          <table:table-cell table:style-name="ACE-46" office:value-type="string">
            <text:p>Bentley (2005)-del Valle (2002)</text:p>
          </table:table-cell>
          <table:table-cell table:style-name="ACE-46" office:value-type="string">
            <text:p>BriggsTarasov2013,BentleyEtal2005,DelValleEtal2002</text:p>
          </table:table-cell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style-name="ACE-7" office:value-type="string">
            <text:p>DelValleEtal2002</text:p>
          </table:table-cell>
          <table:table-cell table:number-columns-repeated="217" table:style-name="ACE-7"/>
        </table:table-row>
        <table:table-row table:style-name="AROW-4">
          <table:table-cell table:style-name="ACE-7" office:value-type="float" office:value="9602">
            <text:p>9602</text:p>
          </table:table-cell>
          <table:table-cell table:style-name="ACE-10" office:value-type="string">
            <text:p>AP</text:p>
          </table:table-cell>
          <table:table-cell table:style-name="ACE-7" office:value-type="string">
            <text:p>South Shetland Islands</text:p>
          </table:table-cell>
          <table:table-cell table:style-name="ACE-10" office:value-type="string">
            <text:p>KGI</text:p>
          </table:table-cell>
          <table:table-cell table:style-name="ACE-16" office:value-type="string">
            <text:p>King George Island</text:p>
          </table:table-cell>
          <table:table-cell table:style-name="ACE-7" office:value-type="string">
            <text:p>Potter Peninsula</text:p>
          </table:table-cell>
          <table:table-cell table:style-name="ACE-21" office:value-type="float" office:value="-62.167000000000002">
            <text:p>−62.167</text:p>
          </table:table-cell>
          <table:table-cell table:style-name="ACE-21" office:value-type="float" office:value="-58.950000000000003">
            <text:p>−58.950</text:p>
          </table:table-cell>
          <table:table-cell table:style-name="ACE-26" office:value-type="float" office:value="8">
            <text:p>8</text:p>
          </table:table-cell>
          <table:table-cell table:style-name="ACE-7" office:value-type="string">
            <text:p>Pingfo-b</text:p>
          </table:table-cell>
          <table:table-cell table:style-name="ACE-7" office:value-type="string">
            <text:p>PR</text:p>
          </table:table-cell>
          <table:table-cell table:style-name="ACE-7" table:formula="of:=IF([.K111]=&quot;PR&quot;;&quot;Penguin remains (bone, collagen, guano)&quot;)" office:value-type="string" office:string-value="Penguin remains (bone, collagen, guano)">
            <text:p>Penguin remains (bone, collagen, guano)</text:p>
          </table:table-cell>
          <table:table-cell table:style-name="ACE-10" office:value-type="string">
            <text:p>4b</text:p>
          </table:table-cell>
          <table:table-cell table:style-name="ACE-10" office:value-type="float" office:value="1">
            <text:p>1</text:p>
          </table:table-cell>
          <table:table-cell table:style-name="ACE-36" office:value-type="float" office:value="15">
            <text:p>15.0</text:p>
          </table:table-cell>
          <table:table-cell table:style-name="ACE-7" office:value-type="float" office:value="0.20000000000000001">
            <text:p>0.2</text:p>
          </table:table-cell>
          <table:table-cell table:style-name="ACE-7" office:value-type="string">
            <text:p>a</text:p>
          </table:table-cell>
          <table:table-cell table:style-name="ACE-7" office:value-type="float" office:value="-2">
            <text:p>−2</text:p>
          </table:table-cell>
          <table:table-cell table:style-name="ACE-7" office:value-type="float" office:value="1">
            <text:p>1</text:p>
          </table:table-cell>
          <table:table-cell table:style-name="ACE-36" table:formula="of:=[.O111]+[.R111]" office:value-type="float" office:value="13">
            <text:p>13.0</text:p>
          </table:table-cell>
          <table:table-cell table:style-name="ACE-7" table:formula="of:=[.P111]+[.S111]" office:value-type="float" office:value="1.2">
            <text:p>1.2</text:p>
          </table:table-cell>
          <table:table-cell table:style-name="ACE-7" office:value-type="float" office:value="5840">
            <text:p>5840</text:p>
          </table:table-cell>
          <table:table-cell table:style-name="ACE-7" office:value-type="float" office:value="80">
            <text:p>80</text:p>
          </table:table-cell>
          <table:table-cell table:style-name="ACE-7" office:value-type="float" office:value="1130">
            <text:p>1130</text:p>
          </table:table-cell>
          <table:table-cell table:style-name="ACE-7" office:value-type="float" office:value="134">
            <text:p>134</text:p>
          </table:table-cell>
          <table:table-cell table:style-name="ACE-7" table:formula="of:=[.V111]-[.X111]" office:value-type="float" office:value="4710">
            <text:p>4710</text:p>
          </table:table-cell>
          <table:table-cell table:style-name="ACE-7" table:formula="of:=[.W111]+[.Y111]" office:value-type="float" office:value="214">
            <text:p>214</text:p>
          </table:table-cell>
          <table:table-cell table:style-name="ACE-7" office:value-type="float" office:value="3">
            <text:p>3</text:p>
          </table:table-cell>
          <table:table-cell table:style-name="ACE-7" table:formula="of:=IF([.AB111]=3;&quot;marine&quot;;&quot;terrestrial_sh&quot;)" office:value-type="string" office:string-value="marine">
            <text:p>marine</text:p>
          </table:table-cell>
          <table:table-cell table:style-name="ACE-7" office:value-type="float" office:value="5454">
            <text:p>5454</text:p>
          </table:table-cell>
          <table:table-cell table:style-name="ACE-7" office:value-type="float" office:value="172">
            <text:p>172</text:p>
          </table:table-cell>
          <table:table-cell table:style-name="ACE-7" office:value-type="float" office:value="392">
            <text:p>392</text:p>
          </table:table-cell>
          <table:table-cell table:style-name="ACE-46" office:value-type="string">
            <text:p>Bentley (2005)-del Valle (2002)</text:p>
          </table:table-cell>
          <table:table-cell table:style-name="ACE-46" office:value-type="string">
            <text:p>BriggsTarasov2013,BentleyEtal2005,DelValleEtal2002</text:p>
          </table:table-cell>
          <table:table-cell table:style-name="ACE-47" office:value-type="string">
            <text:p/>
          </table:table-cell>
          <table:table-cell table:style-name="ACE-7" office:value-type="string">
            <text:p>D</text:p>
          </table:table-cell>
          <table:table-cell table:style-name="ACE-39" office:value-type="string">
            <text:p>BriggsTarasov2013</text:p>
          </table:table-cell>
          <table:table-cell table:style-name="ACE-7" office:value-type="string">
            <text:p>BentleyEtal2005</text:p>
          </table:table-cell>
          <table:table-cell table:style-name="ACE-7" office:value-type="string">
            <text:p>DelValleEtal2002</text:p>
          </table:table-cell>
          <table:table-cell table:number-columns-repeated="217" table:style-name="ACE-7"/>
        </table:table-row>
        <table:table-row table:style-name="AROW-5" table:number-rows-repeated="65425">
          <table:table-cell table:number-columns-repeated="256"/>
        </table:table-row>
        <table:named-expressions>
          <table:named-expression table:name="Sheet_Title" table:expression="of:=&quot;rsl&quot;" table:base-cell-address="$'rsl'.$A$1"/>
          <table:named-range table:name="Print_Area" table:cell-range-address="$'rsl'.$A$1:.$AK$102" table:base-cell-address="$'rsl'.$A$1"/>
        </table:named-expressions>
      </table:table>
      <table:table table:name="notes" table:style-name="ta-3" table:print="true">
        <office:forms form:automatic-focus="false" form:apply-design-mode="false">
          <form:form/>
        </office:forms>
        <table:table-column table:default-cell-style-name="ACE-51" table:style-name="ACOL-47"/>
        <table:table-column table:default-cell-style-name="ACE-52" table:style-name="ACOL-48"/>
        <table:table-column table:default-cell-style-name="ACE-52" table:style-name="ACOL-49"/>
        <table:table-column table:default-cell-style-name="ACE-52" table:style-name="ACOL-50" table:number-columns-repeated="2"/>
        <table:table-column table:default-cell-style-name="ACE-52" table:style-name="ACOL-51"/>
        <table:table-column table:default-cell-style-name="ACE-52" table:style-name="ACOL-50" table:number-columns-repeated="250"/>
        <table:table-row table:style-name="AROW-6">
          <table:table-cell table:style-name="ACE-49" office:value-type="string">
            <text:p>WORKSHEET NAME</text:p>
          </table:table-cell>
          <table:table-cell table:style-name="ACE-49" office:value-type="string">
            <text:p>WORKSHEET DESCRIPTION</text:p>
          </table:table-cell>
          <table:table-cell table:number-columns-repeated="254" table:style-name="ACE-52"/>
        </table:table-row>
        <table:table-row table:style-name="AROW-6">
          <table:table-cell table:style-name="ACE-50" office:value-type="string">
            <text:p>rsl</text:p>
          </table:table-cell>
          <table:table-cell table:style-name="ACE-50" office:value-type="string">
            <text:p>main worksheet containing all site and data-point information</text:p>
          </table:table-cell>
          <table:table-cell table:number-columns-repeated="254" table:style-name="ACE-52"/>
        </table:table-row>
        <table:table-row table:style-name="AROW-6">
          <table:table-cell table:style-name="ACE-50" office:value-type="string">
            <text:p>notes</text:p>
          </table:table-cell>
          <table:table-cell table:style-name="ACE-50" office:value-type="string">
            <text:p>notes on the spreadsheet, column headings etc.</text:p>
          </table:table-cell>
          <table:table-cell table:number-columns-repeated="254" table:style-name="ACE-52"/>
        </table:table-row>
        <table:table-row table:style-name="AROW-6">
          <table:table-cell table:style-name="ACE-50" office:value-type="string">
            <text:p>marineCorrection</text:p>
          </table:table-cell>
          <table:table-cell table:style-name="ACE-50" office:value-type="string">
            <text:p>marine correction factors used in this study</text:p>
          </table:table-cell>
          <table:table-cell table:number-columns-repeated="254" table:style-name="ACE-52"/>
        </table:table-row>
        <table:table-row table:style-name="AROW-7" table:number-rows-repeated="2">
          <table:table-cell table:number-columns-repeated="2" table:style-name="ACE-49"/>
          <table:table-cell table:number-columns-repeated="254" table:style-name="ACE-52"/>
        </table:table-row>
        <table:table-row table:style-name="AROW-6">
          <table:table-cell table:style-name="ACE-49" office:value-type="string">
            <text:p>COLUMN HEADING </text:p>
          </table:table-cell>
          <table:table-cell table:style-name="ACE-49" office:value-type="string">
            <text:p>DESCRIPTION</text:p>
          </table:table-cell>
          <table:table-cell table:style-name="ACE-55" office:value-type="string">
            <text:p>UNITS (if applicable)</text:p>
          </table:table-cell>
          <table:table-cell table:number-columns-repeated="253" table:style-name="ACE-52"/>
        </table:table-row>
        <table:table-row table:style-name="AROW-6">
          <table:table-cell table:style-name="ACE-50" office:value-type="string">
            <text:p>SITID</text:p>
          </table:table-cell>
          <table:table-cell table:style-name="ACE-50" office:value-type="string">
            <text:p>Site identifier</text:p>
          </table:table-cell>
          <table:table-cell table:number-columns-repeated="254" table:style-name="ACE-52"/>
        </table:table-row>
        <table:table-row table:style-name="AROW-6">
          <table:table-cell table:style-name="ACE-50" office:value-type="string">
            <text:p>DBCD</text:p>
          </table:table-cell>
          <table:table-cell table:style-name="ACE-50" office:value-type="string">
            <text:p>Drainage basin code</text:p>
          </table:table-cell>
          <table:table-cell table:number-columns-repeated="254" table:style-name="ACE-52"/>
        </table:table-row>
        <table:table-row table:style-name="AROW-6">
          <table:table-cell table:style-name="ACE-50" office:value-type="string">
            <text:p>REG</text:p>
          </table:table-cell>
          <table:table-cell table:style-name="ACE-50" office:value-type="string">
            <text:p>Region of site</text:p>
          </table:table-cell>
          <table:table-cell table:number-columns-repeated="254" table:style-name="ACE-52"/>
        </table:table-row>
        <table:table-row table:style-name="AROW-6">
          <table:table-cell table:style-name="ACE-50" office:value-type="string">
            <text:p>SITCD</text:p>
          </table:table-cell>
          <table:table-cell table:style-name="ACE-50" office:value-type="string">
            <text:p>Site code, used for plotting and discussions in the text</text:p>
          </table:table-cell>
          <table:table-cell table:number-columns-repeated="254" table:style-name="ACE-52"/>
        </table:table-row>
        <table:table-row table:style-name="AROW-6">
          <table:table-cell table:style-name="ACE-50" office:value-type="string">
            <text:p>SIT</text:p>
          </table:table-cell>
          <table:table-cell table:style-name="ACE-50" office:value-type="string">
            <text:p>Site name</text:p>
          </table:table-cell>
          <table:table-cell table:number-columns-repeated="254" table:style-name="ACE-52"/>
        </table:table-row>
        <table:table-row table:style-name="AROW-6">
          <table:table-cell table:style-name="ACE-50" office:value-type="string">
            <text:p>LOC</text:p>
          </table:table-cell>
          <table:table-cell table:style-name="ACE-52" office:value-type="string">
            <text:p>Location of samples</text:p>
          </table:table-cell>
          <table:table-cell table:number-columns-repeated="254" table:style-name="ACE-52"/>
        </table:table-row>
        <table:table-row table:style-name="AROW-8">
          <table:table-cell table:style-name="ACE-50" office:value-type="string">
            <text:p>LAT</text:p>
          </table:table-cell>
          <table:table-cell table:style-name="ACE-50" office:value-type="string">
            <text:p>Latitude, if not provided directly in source material, i.e. In a table of in the text, lat/lons were taken from figures, may be to three decimal places because of conversion from deg-min-sec to decimal-deg</text:p>
          </table:table-cell>
          <table:table-cell table:style-name="ACE-52" office:value-type="string">
            <text:p>decimal degrees</text:p>
          </table:table-cell>
          <table:table-cell table:number-columns-repeated="253" table:style-name="ACE-52"/>
        </table:table-row>
        <table:table-row table:style-name="AROW-8">
          <table:table-cell table:style-name="ACE-50" office:value-type="string">
            <text:p>LON</text:p>
          </table:table-cell>
          <table:table-cell table:style-name="ACE-50" office:value-type="string">
            <text:p>Longitude, if not provided directly in source material, i.e. In a table of in the text, lat/lons were taken from figures, may be to three decimal places because of conversion from deg-min-sec to decimal-deg</text:p>
          </table:table-cell>
          <table:table-cell table:style-name="ACE-52" office:value-type="string">
            <text:p>decimal degrees</text:p>
          </table:table-cell>
          <table:table-cell table:number-columns-repeated="253" table:style-name="ACE-52"/>
        </table:table-row>
        <table:table-row table:style-name="AROW-6">
          <table:table-cell table:style-name="ACE-50" office:value-type="string">
            <text:p>SSID</text:p>
          </table:table-cell>
          <table:table-cell table:style-name="ACE-50" office:value-type="string">
            <text:p>Sample Identifier for site</text:p>
          </table:table-cell>
          <table:table-cell table:number-columns-repeated="254" table:style-name="ACE-52"/>
        </table:table-row>
        <table:table-row table:style-name="AROW-6">
          <table:table-cell table:style-name="ACE-50" office:value-type="string">
            <text:p>SMID</text:p>
          </table:table-cell>
          <table:table-cell table:style-name="ACE-50" office:value-type="string">
            <text:p>Sample Identifier, code taken from source publication</text:p>
          </table:table-cell>
          <table:table-cell table:number-columns-repeated="254" table:style-name="ACE-52"/>
        </table:table-row>
        <table:table-row table:style-name="AROW-6">
          <table:table-cell table:style-name="ACE-50" office:value-type="string">
            <text:p>SMA</text:p>
          </table:table-cell>
          <table:table-cell table:style-name="ACE-50" office:value-type="string">
            <text:p>Sample Material, see table below</text:p>
          </table:table-cell>
          <table:table-cell table:number-columns-repeated="254" table:style-name="ACE-52"/>
        </table:table-row>
        <table:table-row table:style-name="AROW-6">
          <table:table-cell table:style-name="ACE-50" office:value-type="string">
            <text:p>CTY</text:p>
          </table:table-cell>
          <table:table-cell table:style-name="ACE-50" office:value-type="string">
            <text:p>Constraint type, see table below</text:p>
          </table:table-cell>
          <table:table-cell table:number-columns-repeated="254" table:style-name="ACE-52"/>
        </table:table-row>
        <table:table-row table:style-name="AROW-6">
          <table:table-cell table:style-name="ACE-50" office:value-type="string">
            <text:p>ELV</text:p>
          </table:table-cell>
          <table:table-cell table:style-name="ACE-50" office:value-type="string">
            <text:p>Elevation of sample or sill height</text:p>
          </table:table-cell>
          <table:table-cell table:style-name="ACE-52" office:value-type="string">
            <text:p>m</text:p>
          </table:table-cell>
          <table:table-cell table:number-columns-repeated="253" table:style-name="ACE-52"/>
        </table:table-row>
        <table:table-row table:style-name="AROW-6">
          <table:table-cell table:style-name="ACE-50" office:value-type="string">
            <text:p>ELVU</text:p>
          </table:table-cell>
          <table:table-cell table:style-name="ACE-50" office:value-type="string">
            <text:p>Elevation uncertainty</text:p>
          </table:table-cell>
          <table:table-cell table:style-name="ACE-52" office:value-type="string">
            <text:p>m</text:p>
          </table:table-cell>
          <table:table-cell table:number-columns-repeated="253" table:style-name="ACE-52"/>
        </table:table-row>
        <table:table-row table:style-name="AROW-6">
          <table:table-cell table:style-name="ACE-50" office:value-type="string">
            <text:p>ELVC</text:p>
          </table:table-cell>
          <table:table-cell table:style-name="ACE-50" office:value-type="string">
            <text:p>Elevation uncertainty code, a=from publication, b=none in publication default of 0.5 </text:p>
          </table:table-cell>
          <table:table-cell table:number-columns-repeated="254" table:style-name="ACE-52"/>
        </table:table-row>
        <table:table-row table:style-name="AROW-6">
          <table:table-cell table:style-name="ACE-50" office:value-type="string">
            <text:p>ADJ</text:p>
          </table:table-cell>
          <table:table-cell table:style-name="ACE-50" office:value-type="string">
            <text:p>Adjustment factor </text:p>
          </table:table-cell>
          <table:table-cell table:style-name="ACE-52" office:value-type="string">
            <text:p>m</text:p>
          </table:table-cell>
          <table:table-cell table:number-columns-repeated="253" table:style-name="ACE-52"/>
        </table:table-row>
        <table:table-row table:style-name="AROW-6">
          <table:table-cell table:style-name="ACE-50" office:value-type="string">
            <text:p>ADJU</text:p>
          </table:table-cell>
          <table:table-cell table:style-name="ACE-50" office:value-type="string">
            <text:p>Adjustment factor uncertainty</text:p>
          </table:table-cell>
          <table:table-cell table:style-name="ACE-52" office:value-type="string">
            <text:p>m</text:p>
          </table:table-cell>
          <table:table-cell table:number-columns-repeated="253" table:style-name="ACE-52"/>
        </table:table-row>
        <table:table-row table:style-name="AROW-6">
          <table:table-cell table:style-name="ACE-50" office:value-type="string">
            <text:p>PSL</text:p>
          </table:table-cell>
          <table:table-cell table:style-name="ACE-52" office:value-type="string">
            <text:p>Past seal level elevation</text:p>
          </table:table-cell>
          <table:table-cell table:style-name="ACE-52" office:value-type="string">
            <text:p>m</text:p>
          </table:table-cell>
          <table:table-cell table:number-columns-repeated="253" table:style-name="ACE-52"/>
        </table:table-row>
        <table:table-row table:style-name="AROW-6">
          <table:table-cell table:style-name="ACE-50" office:value-type="string">
            <text:p>PSLU</text:p>
          </table:table-cell>
          <table:table-cell table:style-name="ACE-52" office:value-type="string">
            <text:p>Past seal level elevation uncertainty</text:p>
          </table:table-cell>
          <table:table-cell table:style-name="ACE-52" office:value-type="string">
            <text:p>m</text:p>
          </table:table-cell>
          <table:table-cell table:number-columns-repeated="253" table:style-name="ACE-52"/>
        </table:table-row>
        <table:table-row table:style-name="AROW-6">
          <table:table-cell table:style-name="ACE-50" office:value-type="string">
            <text:p>AUC</text:p>
          </table:table-cell>
          <table:table-cell table:style-name="ACE-50" office:value-type="string">
            <text:p>Uncorrected 14C age</text:p>
          </table:table-cell>
          <table:table-cell table:style-name="ACE-52" office:value-type="string">
            <text:p><text:s/>14C yr</text:p>
          </table:table-cell>
          <table:table-cell table:number-columns-repeated="253" table:style-name="ACE-52"/>
        </table:table-row>
        <table:table-row table:style-name="AROW-6">
          <table:table-cell table:style-name="ACE-50" office:value-type="string">
            <text:p>AUCU</text:p>
          </table:table-cell>
          <table:table-cell table:style-name="ACE-50" office:value-type="string">
            <text:p>Uncorrected 14C age uncertainty</text:p>
          </table:table-cell>
          <table:table-cell table:style-name="ACE-52" office:value-type="string">
            <text:p><text:s/>14C yr</text:p>
          </table:table-cell>
          <table:table-cell table:number-columns-repeated="253" table:style-name="ACE-52"/>
        </table:table-row>
        <table:table-row table:style-name="AROW-9">
          <table:table-cell table:style-name="ACE-50" office:value-type="string">
            <text:p>MCF</text:p>
          </table:table-cell>
          <table:table-cell table:style-name="ACE-50" office:value-type="string">
            <text:p>Marine correction factor, see sheet “marineCorrection”. CALIB has a default global marine correction factor of 400 yr so local factor must be reduced accordingly. This is done during processing</text:p>
          </table:table-cell>
          <table:table-cell table:style-name="ACE-52" office:value-type="string">
            <text:p><text:s/>yr</text:p>
          </table:table-cell>
          <table:table-cell table:number-columns-repeated="253" table:style-name="ACE-52"/>
        </table:table-row>
        <table:table-row table:style-name="AROW-10">
          <table:table-cell table:style-name="ACE-50" office:value-type="string">
            <text:p>MCFU</text:p>
          </table:table-cell>
          <table:table-cell table:style-name="ACE-50" office:value-type="string">
            <text:p>Marine correction factor uncertainty</text:p>
          </table:table-cell>
          <table:table-cell table:style-name="ACE-52" office:value-type="string">
            <text:p><text:s/>yr</text:p>
          </table:table-cell>
          <table:table-cell table:number-columns-repeated="253" table:style-name="ACE-52"/>
        </table:table-row>
        <table:table-row table:style-name="AROW-6">
          <table:table-cell table:style-name="ACE-50" office:value-type="string">
            <text:p>AC</text:p>
          </table:table-cell>
          <table:table-cell table:style-name="ACE-50" office:value-type="string">
            <text:p>Corrected 14C age</text:p>
          </table:table-cell>
          <table:table-cell table:style-name="ACE-52" office:value-type="string">
            <text:p><text:s/>14C yr</text:p>
          </table:table-cell>
          <table:table-cell table:number-columns-repeated="253" table:style-name="ACE-52"/>
        </table:table-row>
        <table:table-row table:style-name="AROW-6">
          <table:table-cell table:style-name="ACE-50" office:value-type="string">
            <text:p>ACU</text:p>
          </table:table-cell>
          <table:table-cell table:style-name="ACE-50" office:value-type="string">
            <text:p>Corrected 14C age uncertainty</text:p>
          </table:table-cell>
          <table:table-cell table:style-name="ACE-52" office:value-type="string">
            <text:p><text:s/>14C yr</text:p>
          </table:table-cell>
          <table:table-cell table:number-columns-repeated="253" table:style-name="ACE-52"/>
        </table:table-row>
        <table:table-row table:style-name="AROW-6">
          <table:table-cell table:style-name="ACE-50" office:value-type="string">
            <text:p>CC</text:p>
          </table:table-cell>
          <table:table-cell table:style-name="ACE-50" office:value-type="string">
            <text:p>Calibration curve to be used</text:p>
          </table:table-cell>
          <table:table-cell table:number-columns-repeated="254" table:style-name="ACE-52"/>
        </table:table-row>
        <table:table-row table:style-name="AROW-7">
          <table:table-cell table:style-name="ACE-51" office:value-type="string">
            <text:p>ACAL</text:p>
          </table:table-cell>
          <table:table-cell table:style-name="ACE-52" office:value-type="string">
            <text:p>Calibrated 14C age</text:p>
          </table:table-cell>
          <table:table-cell table:style-name="ACE-52" office:value-type="string">
            <text:p><text:s/>cal yr BP</text:p>
          </table:table-cell>
          <table:table-cell table:number-columns-repeated="253" table:style-name="ACE-52"/>
        </table:table-row>
        <table:table-row table:style-name="AROW-7">
          <table:table-cell table:style-name="ACE-51" office:value-type="string">
            <text:p>ACAL1U</text:p>
          </table:table-cell>
          <table:table-cell table:style-name="ACE-52" office:value-type="string">
            <text:p>Calibrated 14C age 1 sigma uncertainty</text:p>
          </table:table-cell>
          <table:table-cell table:style-name="ACE-52" office:value-type="string">
            <text:p><text:s/>cal yr BP</text:p>
          </table:table-cell>
          <table:table-cell table:number-columns-repeated="253" table:style-name="ACE-52"/>
        </table:table-row>
        <table:table-row table:style-name="AROW-7">
          <table:table-cell table:style-name="ACE-51" office:value-type="string">
            <text:p>ACAL2U</text:p>
          </table:table-cell>
          <table:table-cell table:style-name="ACE-52" office:value-type="string">
            <text:p>Calibrated 14C age 2 sigma uncertainty</text:p>
          </table:table-cell>
          <table:table-cell table:style-name="ACE-52" office:value-type="string">
            <text:p><text:s/>cal yr BP</text:p>
          </table:table-cell>
          <table:table-cell table:number-columns-repeated="253" table:style-name="ACE-52"/>
        </table:table-row>
        <table:table-row table:style-name="AROW-7">
          <table:table-cell table:style-name="ACE-51" office:value-type="string">
            <text:p>REF</text:p>
          </table:table-cell>
          <table:table-cell table:style-name="ACE-52" office:value-type="string">
            <text:p>Reference</text:p>
          </table:table-cell>
          <table:table-cell table:number-columns-repeated="254" table:style-name="ACE-52"/>
        </table:table-row>
        <table:table-row table:style-name="AROW-7">
          <table:table-cell table:style-name="ACE-51" office:value-type="string">
            <text:p>COM</text:p>
          </table:table-cell>
          <table:table-cell table:style-name="ACE-52" office:value-type="string">
            <text:p>comment on site</text:p>
          </table:table-cell>
          <table:table-cell table:number-columns-repeated="254" table:style-name="ACE-52"/>
        </table:table-row>
        <table:table-row table:style-name="AROW-7">
          <table:table-cell table:style-name="ACE-51" office:value-type="string">
            <text:p>PCO</text:p>
          </table:table-cell>
          <table:table-cell table:style-name="ACE-52" office:value-type="string">
            <text:p>processing code for identifying [R]egion, site [H]eader or [D]ata-point</text:p>
          </table:table-cell>
          <table:table-cell table:number-columns-repeated="254" table:style-name="ACE-52"/>
        </table:table-row>
        <table:table-row table:style-name="AROW-11">
          <table:table-cell table:number-columns-repeated="256"/>
        </table:table-row>
        <table:table-row table:style-name="AROW-12">
          <table:table-cell table:style-name="ACE-49" office:value-type="string">
            <text:p>SAMPLE MATERIAL [SMA]</text:p>
          </table:table-cell>
          <table:table-cell table:style-name="ACE-53" office:value-type="string">
            <text:p>DESCRIPTION</text:p>
          </table:table-cell>
          <table:table-cell table:number-columns-repeated="254" table:style-name="ACE-54"/>
        </table:table-row>
        <table:table-row table:style-name="AROW-7">
          <table:table-cell table:style-name="ACE-51" office:value-type="string">
            <text:p>SHI </text:p>
          </table:table-cell>
          <table:table-cell table:style-name="ACE-52" office:value-type="string">
            <text:p>Shell in-situ</text:p>
          </table:table-cell>
          <table:table-cell table:number-columns-repeated="254" table:style-name="ACE-52"/>
        </table:table-row>
        <table:table-row table:style-name="AROW-7">
          <table:table-cell table:style-name="ACE-51" office:value-type="string">
            <text:p>SHF</text:p>
          </table:table-cell>
          <table:table-cell table:style-name="ACE-52" office:value-type="string">
            <text:p>Shell fragments</text:p>
          </table:table-cell>
          <table:table-cell table:number-columns-repeated="254" table:style-name="ACE-52"/>
        </table:table-row>
        <table:table-row table:style-name="AROW-7">
          <table:table-cell table:style-name="ACE-51" office:value-type="string">
            <text:p>MLS</text:p>
          </table:table-cell>
          <table:table-cell table:style-name="ACE-52" office:value-type="string">
            <text:p>Marine to lacustrine</text:p>
          </table:table-cell>
          <table:table-cell table:number-columns-repeated="254" table:style-name="ACE-52"/>
        </table:table-row>
        <table:table-row table:style-name="AROW-7">
          <table:table-cell table:style-name="ACE-51" office:value-type="string">
            <text:p>LMS</text:p>
          </table:table-cell>
          <table:table-cell table:style-name="ACE-52" office:value-type="string">
            <text:p>Lacustrine to marine sediment</text:p>
          </table:table-cell>
          <table:table-cell table:number-columns-repeated="254" table:style-name="ACE-52"/>
        </table:table-row>
        <table:table-row table:style-name="AROW-7">
          <table:table-cell table:style-name="ACE-51" office:value-type="string">
            <text:p>MS</text:p>
          </table:table-cell>
          <table:table-cell table:style-name="ACE-52" office:value-type="string">
            <text:p>Marine sediment</text:p>
          </table:table-cell>
          <table:table-cell table:number-columns-repeated="254" table:style-name="ACE-52"/>
        </table:table-row>
        <table:table-row table:style-name="AROW-7">
          <table:table-cell table:style-name="ACE-51" office:value-type="string">
            <text:p>LS</text:p>
          </table:table-cell>
          <table:table-cell table:style-name="ACE-52" office:value-type="string">
            <text:p>Lacustrine sediment</text:p>
          </table:table-cell>
          <table:table-cell table:number-columns-repeated="254" table:style-name="ACE-52"/>
        </table:table-row>
        <table:table-row table:style-name="AROW-7">
          <table:table-cell table:style-name="ACE-51" office:value-type="string">
            <text:p>PR</text:p>
          </table:table-cell>
          <table:table-cell table:style-name="ACE-52" office:value-type="string">
            <text:p>Penguin remains (bone, collagen, guano) </text:p>
          </table:table-cell>
          <table:table-cell table:number-columns-repeated="254" table:style-name="ACE-52"/>
        </table:table-row>
        <table:table-row table:style-name="AROW-7">
          <table:table-cell table:style-name="ACE-51" office:value-type="string">
            <text:p>SR</text:p>
          </table:table-cell>
          <table:table-cell table:style-name="ACE-52" office:value-type="string">
            <text:p>Seal remains</text:p>
          </table:table-cell>
          <table:table-cell table:number-columns-repeated="254" table:style-name="ACE-52"/>
        </table:table-row>
        <table:table-row table:style-name="AROW-7">
          <table:table-cell table:style-name="ACE-51" office:value-type="string">
            <text:p>MZ</text:p>
          </table:table-cell>
          <table:table-cell table:style-name="ACE-52" office:value-type="string">
            <text:p>Moss</text:p>
          </table:table-cell>
          <table:table-cell table:number-columns-repeated="254" table:style-name="ACE-52"/>
        </table:table-row>
        <table:table-row table:style-name="AROW-7">
          <table:table-cell table:style-name="ACE-51" office:value-type="string">
            <text:p>ZZ</text:p>
          </table:table-cell>
          <table:table-cell table:style-name="ACE-52" office:value-type="string">
            <text:p>Unknown</text:p>
          </table:table-cell>
          <table:table-cell table:number-columns-repeated="254" table:style-name="ACE-52"/>
        </table:table-row>
        <table:table-row table:style-name="AROW-7">
          <table:table-cell table:number-columns-repeated="256"/>
        </table:table-row>
        <table:table-row table:style-name="AROW-12">
          <table:table-cell table:style-name="ACE-49" office:value-type="string">
            <text:p>CONSTRAINT TYPE [CTY]</text:p>
          </table:table-cell>
          <table:table-cell table:style-name="ACE-55" office:value-type="string">
            <text:p>DESCRIPTION</text:p>
          </table:table-cell>
          <table:table-cell table:number-columns-repeated="254" table:style-name="ACE-52"/>
        </table:table-row>
        <table:table-row table:style-name="AROW-7">
          <table:table-cell table:style-name="ACE-51" office:value-type="string">
            <text:p>1</text:p>
          </table:table-cell>
          <table:table-cell table:style-name="ACE-52" office:value-type="string">
            <text:p>Direct age of past sea level (PSL)</text:p>
          </table:table-cell>
          <table:table-cell table:number-columns-repeated="254" table:style-name="ACE-52"/>
        </table:table-row>
        <table:table-row table:style-name="AROW-7">
          <table:table-cell table:style-name="ACE-51" office:value-type="string">
            <text:p>2a</text:p>
          </table:table-cell>
          <table:table-cell table:style-name="ACE-52" office:value-type="string">
            <text:p>Date of inundation. PSL minimum (PSL was above)</text:p>
          </table:table-cell>
          <table:table-cell table:number-columns-repeated="254" table:style-name="ACE-52"/>
        </table:table-row>
        <table:table-row table:style-name="AROW-7">
          <table:table-cell table:style-name="ACE-51" office:value-type="string">
            <text:p>2b</text:p>
          </table:table-cell>
          <table:table-cell table:style-name="ACE-52" office:value-type="string">
            <text:p>Date of isolation. PSL maximum (PSL was below)</text:p>
          </table:table-cell>
          <table:table-cell table:number-columns-repeated="254" table:style-name="ACE-52"/>
        </table:table-row>
        <table:table-row table:style-name="AROW-7">
          <table:table-cell table:style-name="ACE-51" office:value-type="string">
            <text:p>3</text:p>
          </table:table-cell>
          <table:table-cell table:style-name="ACE-52" office:value-type="string">
            <text:p>Close age of past sea level (PSL)</text:p>
          </table:table-cell>
          <table:table-cell table:number-columns-repeated="254" table:style-name="ACE-52"/>
        </table:table-row>
        <table:table-row table:style-name="AROW-7">
          <table:table-cell table:style-name="ACE-51" office:value-type="string">
            <text:p>4a</text:p>
          </table:table-cell>
          <table:table-cell table:style-name="ACE-52" office:value-type="string">
            <text:p>Maximum age of beach. PSL minimum (PSL was above)</text:p>
          </table:table-cell>
          <table:table-cell table:number-columns-repeated="254" table:style-name="ACE-52"/>
        </table:table-row>
        <table:table-row table:style-name="AROW-7">
          <table:table-cell table:style-name="ACE-51" office:value-type="string">
            <text:p>4b</text:p>
          </table:table-cell>
          <table:table-cell table:style-name="ACE-52" office:value-type="string">
            <text:p>Minimum age of beach. PSL maximum (PSL was below)</text:p>
          </table:table-cell>
          <table:table-cell table:number-columns-repeated="254" table:style-name="ACE-52"/>
        </table:table-row>
        <table:table-row table:style-name="AROW-7">
          <table:table-cell table:number-columns-repeated="256"/>
        </table:table-row>
        <table:table-row table:style-name="AROW-11" table:number-rows-repeated="7">
          <table:table-cell table:number-columns-repeated="256"/>
        </table:table-row>
        <table:table-row table:style-name="AROW-7">
          <table:table-cell table:number-columns-repeated="256"/>
        </table:table-row>
        <table:table-row table:style-name="AROW-11" table:number-rows-repeated="7">
          <table:table-cell table:number-columns-repeated="256"/>
        </table:table-row>
        <table:table-row table:style-name="AROW-7">
          <table:table-cell table:style-name="ACE-51" office:value-type="string">
            <text:p>Site latitudes and longitudes are calculated as the average of all data points for that site</text:p>
          </table:table-cell>
          <table:table-cell table:number-columns-repeated="255" table:style-name="ACE-52"/>
        </table:table-row>
        <table:table-row table:style-name="AROW-11" table:number-rows-repeated="65459">
          <table:table-cell table:number-columns-repeated="256"/>
        </table:table-row>
        <table:table-row table:style-name="AROW-4">
          <table:table-cell table:number-columns-repeated="256"/>
        </table:table-row>
        <table:named-expressions>
          <table:named-expression table:name="Sheet_Title" table:expression="of:=&quot;notes&quot;" table:base-cell-address="$'notes'.$A$1"/>
          <table:named-expression table:name="Print_Area" table:expression="of:=#REF!" table:base-cell-address="$'notes'.$A$1"/>
        </table:named-expressions>
      </table:table>
      <table:table table:name="marineCorrection" table:style-name="ta-4" table:print="true">
        <office:forms form:automatic-focus="false" form:apply-design-mode="false">
          <form:form/>
        </office:forms>
        <table:table-column table:default-cell-style-name="ACE-57" table:style-name="ACOL-52"/>
        <table:table-column table:default-cell-style-name="ACE-57" table:style-name="ACOL-53"/>
        <table:table-column table:default-cell-style-name="ACE-59" table:style-name="ACOL-54"/>
        <table:table-column table:default-cell-style-name="ACE-59" table:style-name="ACOL-55"/>
        <table:table-column table:default-cell-style-name="ACE-57" table:style-name="ACOL-50" table:number-columns-repeated="252"/>
        <table:table-row table:style-name="AROW-12">
          <table:table-cell table:style-name="ACE-56" office:value-type="string">
            <text:p>TYPE</text:p>
          </table:table-cell>
          <table:table-cell table:style-name="ACE-56" office:value-type="string">
            <text:p>CORRECTION FACTOR (yr)</text:p>
          </table:table-cell>
          <table:table-cell table:style-name="ACE-58" office:value-type="string">
            <text:p>UNCERTAINTY (yr)</text:p>
          </table:table-cell>
          <table:table-cell table:style-name="ACE-58" office:value-type="string">
            <text:p>REFERENCE</text:p>
          </table:table-cell>
          <table:table-cell table:style-name="ACE-56"/>
          <table:table-cell table:style-name="ACE-56" office:value-type="string">
            <text:p>Marine20</text:p>
          </table:table-cell>
          <table:table-cell table:number-columns-repeated="250" table:style-name="ACE-56"/>
        </table:table-row>
        <table:table-row table:style-name="AROW-7">
          <table:table-cell table:style-name="ACE-57" office:value-type="string">
            <text:p>Seal remains</text:p>
          </table:table-cell>
          <table:table-cell table:style-name="ACE-57" office:value-type="float" office:value="1424">
            <text:p>1424</text:p>
          </table:table-cell>
          <table:table-cell table:style-name="ACE-59" office:value-type="float" office:value="200">
            <text:p>200</text:p>
          </table:table-cell>
          <table:table-cell table:style-name="ACE-59" office:value-type="string">
            <text:p>Berkman (1996)</text:p>
          </table:table-cell>
          <table:table-cell table:style-name="ACE-57"/>
          <table:table-cell table:style-name="ACE-57" table:formula="of:=[.B2]-150" office:value-type="float" office:value="1274">
            <text:p>1274</text:p>
          </table:table-cell>
          <table:table-cell table:style-name="ACE-57" table:formula="of:=[.C2]" office:value-type="float" office:value="200">
            <text:p>200</text:p>
          </table:table-cell>
          <table:table-cell table:style-name="ACE-57" office:value-type="string">
            <text:p>marine_custom</text:p>
          </table:table-cell>
          <table:table-cell table:style-name="ACE-57" office:value-type="float" office:value="1274">
            <text:p>1274</text:p>
          </table:table-cell>
          <table:table-cell table:style-name="ACE-57" office:value-type="float" office:value="200">
            <text:p>200</text:p>
          </table:table-cell>
          <table:table-cell table:number-columns-repeated="246" table:style-name="ACE-57"/>
        </table:table-row>
        <table:table-row table:style-name="AROW-7">
          <table:table-cell table:style-name="ACE-57" office:value-type="string">
            <text:p>Penguin remains</text:p>
          </table:table-cell>
          <table:table-cell table:style-name="ACE-57" office:value-type="float" office:value="1130">
            <text:p>1130</text:p>
          </table:table-cell>
          <table:table-cell table:style-name="ACE-59" office:value-type="float" office:value="134">
            <text:p>134</text:p>
          </table:table-cell>
          <table:table-cell table:style-name="ACE-59" office:value-type="string">
            <text:p>Berkman (1996)</text:p>
          </table:table-cell>
          <table:table-cell table:style-name="ACE-57"/>
          <table:table-cell table:style-name="ACE-57" table:formula="of:=[.B3]-150" office:value-type="float" office:value="980">
            <text:p>980</text:p>
          </table:table-cell>
          <table:table-cell table:style-name="ACE-57" table:formula="of:=[.C3]" office:value-type="float" office:value="134">
            <text:p>134</text:p>
          </table:table-cell>
          <table:table-cell table:style-name="ACE-57" office:value-type="string">
            <text:p>marine_custom</text:p>
          </table:table-cell>
          <table:table-cell table:style-name="ACE-57" office:value-type="float" office:value="980">
            <text:p>980</text:p>
          </table:table-cell>
          <table:table-cell table:style-name="ACE-57" office:value-type="float" office:value="134">
            <text:p>134</text:p>
          </table:table-cell>
          <table:table-cell table:number-columns-repeated="246" table:style-name="ACE-57"/>
        </table:table-row>
        <table:table-row table:style-name="AROW-7">
          <table:table-cell table:style-name="ACE-57" office:value-type="string">
            <text:p>Molluscs</text:p>
          </table:table-cell>
          <table:table-cell table:style-name="ACE-57" office:value-type="float" office:value="1300">
            <text:p>1300</text:p>
          </table:table-cell>
          <table:table-cell table:style-name="ACE-59" office:value-type="float" office:value="100">
            <text:p>100</text:p>
          </table:table-cell>
          <table:table-cell table:style-name="ACE-59" office:value-type="string">
            <text:p>Ingolfsson (1998)</text:p>
          </table:table-cell>
          <table:table-cell table:style-name="ACE-57"/>
          <table:table-cell table:style-name="ACE-57" table:formula="of:=[.B4]-150" office:value-type="float" office:value="1150">
            <text:p>1150</text:p>
          </table:table-cell>
          <table:table-cell table:style-name="ACE-57" table:formula="of:=[.C4]" office:value-type="float" office:value="100">
            <text:p>100</text:p>
          </table:table-cell>
          <table:table-cell table:style-name="ACE-57" office:value-type="string">
            <text:p>marine_custom</text:p>
          </table:table-cell>
          <table:table-cell table:style-name="ACE-57" office:value-type="float" office:value="1150">
            <text:p>1150</text:p>
          </table:table-cell>
          <table:table-cell table:style-name="ACE-57" office:value-type="float" office:value="100">
            <text:p>100</text:p>
          </table:table-cell>
          <table:table-cell table:number-columns-repeated="246" table:style-name="ACE-57"/>
        </table:table-row>
        <table:table-row table:style-name="AROW-7">
          <table:table-cell table:style-name="ACE-57" office:value-type="string">
            <text:p>Marine sediment</text:p>
          </table:table-cell>
          <table:table-cell table:style-name="ACE-57" office:value-type="float" office:value="1300">
            <text:p>1300</text:p>
          </table:table-cell>
          <table:table-cell table:style-name="ACE-59" office:value-type="float" office:value="100">
            <text:p>100</text:p>
          </table:table-cell>
          <table:table-cell table:style-name="ACE-59" office:value-type="string">
            <text:p>Berkman (1998)</text:p>
          </table:table-cell>
          <table:table-cell table:style-name="ACE-57"/>
          <table:table-cell table:style-name="ACE-57" table:formula="of:=[.B5]-150" office:value-type="float" office:value="1150">
            <text:p>1150</text:p>
          </table:table-cell>
          <table:table-cell table:style-name="ACE-57" table:formula="of:=[.C5]" office:value-type="float" office:value="100">
            <text:p>100</text:p>
          </table:table-cell>
          <table:table-cell table:style-name="ACE-57" office:value-type="string">
            <text:p>marine_custom</text:p>
          </table:table-cell>
          <table:table-cell table:style-name="ACE-57" office:value-type="float" office:value="1150">
            <text:p>1150</text:p>
          </table:table-cell>
          <table:table-cell table:style-name="ACE-57" office:value-type="float" office:value="100">
            <text:p>100</text:p>
          </table:table-cell>
          <table:table-cell table:number-columns-repeated="246" table:style-name="ACE-57"/>
        </table:table-row>
        <table:table-row table:style-name="AROW-7">
          <table:table-cell table:style-name="ACE-57" office:value-type="string">
            <text:p>Freshwater sediment (if applicable)</text:p>
          </table:table-cell>
          <table:table-cell table:style-name="ACE-57" office:value-type="float" office:value="120">
            <text:p>120</text:p>
          </table:table-cell>
          <table:table-cell table:style-name="ACE-59" office:value-type="float" office:value="45">
            <text:p>45</text:p>
          </table:table-cell>
          <table:table-cell table:style-name="ACE-59" office:value-type="string">
            <text:p>Wassell (1992)</text:p>
          </table:table-cell>
          <table:table-cell table:number-columns-repeated="252" table:style-name="ACE-57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marineCorrection&quot;" table:base-cell-address="$'marineCorrection'.$A$1"/>
          <table:named-expression table:name="Print_Area" table:expression="of:=#REF!" table:base-cell-address="$'marineCorrection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number:text-style style:name="ND-1">
      <number:text-content/>
    </number:text-style>
    <number:number-style style:name="ND-2">
      <number:number number:decimal-places="3" number:grouping="false" number:min-integer-digits="1"/>
    </number:number-style>
    <number:number-style style:name="ND-3">
      <number:number number:decimal-places="0" number:grouping="false" number:min-integer-digits="1"/>
    </number:number-style>
    <number:number-style style:name="ND-4">
      <number:number number:decimal-places="2" number:grouping="false" number:min-integer-digits="1"/>
    </number:number-style>
    <number:number-style style:name="ND-5">
      <number:number number:decimal-places="0" number:grouping="false" number:min-integer-digits="0"/>
      <number:text>R</number:text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56.699999999999996pt" fo:margin-bottom="56.699999999999996pt" fo:margin-left="56.699999999999996pt" fo:margin-right="56.699999999999996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19.1pt" svg:height="19.1pt" style:dynamic-spacing="true"/>
      </style:header-style>
      <style:footer-style>
        <style:header-footer-properties fo:border="none" style:shadow="none" fo:padding="0pt" fo:margin="0pt" fo:min-height="19.1pt" svg:height="19.1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56.699999999999996pt" fo:margin-bottom="56.699999999999996pt" fo:margin-left="56.699999999999996pt" fo:margin-right="56.699999999999996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17.1pt" svg:height="17.1pt" style:dynamic-spacing="true"/>
      </style:header-style>
      <style:footer-style>
        <style:header-footer-properties fo:border="none" style:shadow="none" fo:padding="0pt" fo:margin="0pt" fo:min-height="17.1pt" svg:height="17.1pt" style:dynamic-spacing="true"/>
      </style:footer-style>
    </style:page-layout>
    <style:page-layout style:name="pl-3" style:page-usage="all">
      <style:page-layout-properties fo:margin-top="56.699999999999996pt" fo:margin-bottom="56.699999999999996pt" fo:margin-left="56.699999999999996pt" fo:margin-right="56.699999999999996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17.1pt" svg:height="17.1pt" style:dynamic-spacing="true"/>
      </style:header-style>
      <style:footer-style>
        <style:header-footer-properties fo:border="none" style:shadow="none" fo:padding="0pt" fo:margin="0pt" fo:min-height="17.1pt" svg:height="17.1pt" style:dynamic-spacing="true"/>
      </style:footer-style>
    </style:page-layout>
    <style:page-layout style:name="pl-4" style:page-usage="all">
      <style:page-layout-properties fo:margin-top="56.699999999999996pt" fo:margin-bottom="56.699999999999996pt" fo:margin-left="56.699999999999996pt" fo:margin-right="56.699999999999996pt" fo:page-width="611.9999826986959pt" fo:page-height="791.9999826986959pt" style:table-centering="none" style:print-page-order="ttb" style:writing-mode="lr-tb" style:print-orientation="portrait" style:print="charts drawings objects" style:scale-to="100.00%"/>
      <style:header-style>
        <style:header-footer-properties fo:border="none" style:shadow="none" fo:padding="0pt" fo:margin="0pt" fo:min-height="17.1pt" svg:height="17.1pt" style:dynamic-spacing="true"/>
      </style:header-style>
      <style:footer-style>
        <style:header-footer-properties fo:border="none" style:shadow="none" fo:padding="0pt" fo:margin="0pt" fo:min-height="17.1pt" svg:height="17.1pt" style:dynamic-spacing="true"/>
      </style:footer-style>
    </style:page-layout>
  </office:automatic-styles>
  <office:master-styles>
    <style:master-page style:name="ta-mp-0" style:display-name="disclaimer" style:page-layout-name="pl-0">
      <style:header style:display="true">
        <style:region-left>
          <text:p/>
        </style:region-left>
        <style:region-center>
          <text:p><text:span>Times New Roman,Regular"2</text:span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Times New Roman,Regular"2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rsl" style:page-layout-name="pl-2">
      <style:header style:display="true">
        <style:region-left>
          <text:p/>
        </style:region-left>
        <style:region-center>
          <text:p><text:span>Arial,Regular"</text:span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Arial,Regular"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notes" style:page-layout-name="pl-3">
      <style:header style:display="true">
        <style:region-left>
          <text:p/>
        </style:region-left>
        <style:region-center>
          <text:p><text:span>Arial,Regular"</text:span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Arial,Regular"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marineCorrection" style:page-layout-name="pl-4">
      <style:header style:display="true">
        <style:region-left>
          <text:p/>
        </style:region-left>
        <style:region-center>
          <text:p><text:span>Arial,Regular"</text:span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Arial,Regular"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16T09:25:15Z</dc:date>
    <dc:title>Tables</dc:title>
    <meta:print-date>2009-04-22T19:24:48Z</meta:print-date>
    <meta:user-defined meta:name="gsf:last-saved-by" meta:value-type="string">Rob Briggs</meta:user-defined>
    <meta:creation-date>2009-04-22T19:24:48Z</meta:creation-date>
    <meta:editing-cycles>94</meta:editing-cycles>
    <meta:editing-duration>2009-04-30T12:12:22Z</meta:editing-duration>
    <meta:generator>gnumeric/1.12.46</meta:generator>
    <meta:user-defined meta:name="msole:codepage" meta:value-type="float">-535</meta:user-defined>
  </office:meta>
</office:document-meta>
</file>